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23cm"/>
    </style:style>
    <style:style style:name="co2" style:family="table-column">
      <style:table-column-properties fo:break-before="auto" style:column-width="22.3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arg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TITULO</text:p>
          </table:table-cell>
          <table:table-cell office:value-type="string" calcext:value-type="string">
            <text:p>ATIVO</text:p>
          </table:table-cell>
        </table:table-row>
        <table:table-row table:style-name="ro1">
          <table:table-cell office:value-type="float" office:value="10105" calcext:value-type="float">
            <text:p>10105</text:p>
          </table:table-cell>
          <table:table-cell office:value-type="string" calcext:value-type="string">
            <text:p>Oficial general da aeronáut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0110" calcext:value-type="float">
            <text:p>10110</text:p>
          </table:table-cell>
          <table:table-cell office:value-type="string" calcext:value-type="string">
            <text:p>Oficial general do exércit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0115" calcext:value-type="float">
            <text:p>10115</text:p>
          </table:table-cell>
          <table:table-cell office:value-type="string" calcext:value-type="string">
            <text:p>Oficial general da marinh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0205" calcext:value-type="float">
            <text:p>10205</text:p>
          </table:table-cell>
          <table:table-cell office:value-type="string" calcext:value-type="string">
            <text:p>Oficial da aeronáut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0210" calcext:value-type="float">
            <text:p>10210</text:p>
          </table:table-cell>
          <table:table-cell office:value-type="string" calcext:value-type="string">
            <text:p>Oficial do exércit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0215" calcext:value-type="float">
            <text:p>10215</text:p>
          </table:table-cell>
          <table:table-cell office:value-type="string" calcext:value-type="string">
            <text:p>Oficial da marinh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0305" calcext:value-type="float">
            <text:p>10305</text:p>
          </table:table-cell>
          <table:table-cell office:value-type="string" calcext:value-type="string">
            <text:p>Praça da aeronáut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0310" calcext:value-type="float">
            <text:p>10310</text:p>
          </table:table-cell>
          <table:table-cell office:value-type="string" calcext:value-type="string">
            <text:p>Praça do exércit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0315" calcext:value-type="float">
            <text:p>10315</text:p>
          </table:table-cell>
          <table:table-cell office:value-type="string" calcext:value-type="string">
            <text:p>Praça da marinh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105" calcext:value-type="float">
            <text:p>20105</text:p>
          </table:table-cell>
          <table:table-cell office:value-type="string" calcext:value-type="string">
            <text:p>Coronel da polícia milit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110" calcext:value-type="float">
            <text:p>20110</text:p>
          </table:table-cell>
          <table:table-cell office:value-type="string" calcext:value-type="string">
            <text:p>Tenente-coronel da polícia milit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115" calcext:value-type="float">
            <text:p>20115</text:p>
          </table:table-cell>
          <table:table-cell office:value-type="string" calcext:value-type="string">
            <text:p>Major da polícia milit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205" calcext:value-type="float">
            <text:p>20205</text:p>
          </table:table-cell>
          <table:table-cell office:value-type="string" calcext:value-type="string">
            <text:p>Capitão da polícia milit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305" calcext:value-type="float">
            <text:p>20305</text:p>
          </table:table-cell>
          <table:table-cell office:value-type="string" calcext:value-type="string">
            <text:p>Primeiro tenente de polícia milit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310" calcext:value-type="float">
            <text:p>20310</text:p>
          </table:table-cell>
          <table:table-cell office:value-type="string" calcext:value-type="string">
            <text:p>Segundo tenente de polícia milit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105" calcext:value-type="float">
            <text:p>21105</text:p>
          </table:table-cell>
          <table:table-cell office:value-type="string" calcext:value-type="string">
            <text:p>Subtenente da policia milit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110" calcext:value-type="float">
            <text:p>21110</text:p>
          </table:table-cell>
          <table:table-cell office:value-type="string" calcext:value-type="string">
            <text:p>Sargento da policia milit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205" calcext:value-type="float">
            <text:p>21205</text:p>
          </table:table-cell>
          <table:table-cell office:value-type="string" calcext:value-type="string">
            <text:p>Cabo da polícia milit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210" calcext:value-type="float">
            <text:p>21210</text:p>
          </table:table-cell>
          <table:table-cell office:value-type="string" calcext:value-type="string">
            <text:p>Soldado da polícia milit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105" calcext:value-type="float">
            <text:p>30105</text:p>
          </table:table-cell>
          <table:table-cell office:value-type="string" calcext:value-type="string">
            <text:p>Coronel bombeiro milit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110" calcext:value-type="float">
            <text:p>30110</text:p>
          </table:table-cell>
          <table:table-cell office:value-type="string" calcext:value-type="string">
            <text:p>Major bombeiro milit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115" calcext:value-type="float">
            <text:p>30115</text:p>
          </table:table-cell>
          <table:table-cell office:value-type="string" calcext:value-type="string">
            <text:p>Tenente-coronel bombeiro milit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205" calcext:value-type="float">
            <text:p>30205</text:p>
          </table:table-cell>
          <table:table-cell office:value-type="string" calcext:value-type="string">
            <text:p>Capitão bombeiro milit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305" calcext:value-type="float">
            <text:p>30305</text:p>
          </table:table-cell>
          <table:table-cell office:value-type="string" calcext:value-type="string">
            <text:p>Tenente do corpo de bombeiros milit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105" calcext:value-type="float">
            <text:p>31105</text:p>
          </table:table-cell>
          <table:table-cell office:value-type="string" calcext:value-type="string">
            <text:p>Subtenente bombeiro milit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110" calcext:value-type="float">
            <text:p>31110</text:p>
          </table:table-cell>
          <table:table-cell office:value-type="string" calcext:value-type="string">
            <text:p>Sargento bombeiro milit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205" calcext:value-type="float">
            <text:p>31205</text:p>
          </table:table-cell>
          <table:table-cell office:value-type="string" calcext:value-type="string">
            <text:p>Cabo bombeiro milit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210" calcext:value-type="float">
            <text:p>31210</text:p>
          </table:table-cell>
          <table:table-cell office:value-type="string" calcext:value-type="string">
            <text:p>Soldado bombeiro milit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11105" calcext:value-type="float">
            <text:p>111105</text:p>
          </table:table-cell>
          <table:table-cell office:value-type="string" calcext:value-type="string">
            <text:p>Senad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11110" calcext:value-type="float">
            <text:p>111110</text:p>
          </table:table-cell>
          <table:table-cell office:value-type="string" calcext:value-type="string">
            <text:p>Deputado feder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11115" calcext:value-type="float">
            <text:p>111115</text:p>
          </table:table-cell>
          <table:table-cell office:value-type="string" calcext:value-type="string">
            <text:p>Deputado estadual e distri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11120" calcext:value-type="float">
            <text:p>111120</text:p>
          </table:table-cell>
          <table:table-cell office:value-type="string" calcext:value-type="string">
            <text:p>Veread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11205" calcext:value-type="float">
            <text:p>111205</text:p>
          </table:table-cell>
          <table:table-cell office:value-type="string" calcext:value-type="string">
            <text:p>Presidente da repúbl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11210" calcext:value-type="float">
            <text:p>111210</text:p>
          </table:table-cell>
          <table:table-cell office:value-type="string" calcext:value-type="string">
            <text:p>Vice-presidente da repúbl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11215" calcext:value-type="float">
            <text:p>111215</text:p>
          </table:table-cell>
          <table:table-cell office:value-type="string" calcext:value-type="string">
            <text:p>Ministro de estad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11220" calcext:value-type="float">
            <text:p>111220</text:p>
          </table:table-cell>
          <table:table-cell office:value-type="string" calcext:value-type="string">
            <text:p>Secretário - executiv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11225" calcext:value-type="float">
            <text:p>111225</text:p>
          </table:table-cell>
          <table:table-cell office:value-type="string" calcext:value-type="string">
            <text:p>Membro superior do poder executiv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11230" calcext:value-type="float">
            <text:p>111230</text:p>
          </table:table-cell>
          <table:table-cell office:value-type="string" calcext:value-type="string">
            <text:p>Governador de estad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11235" calcext:value-type="float">
            <text:p>111235</text:p>
          </table:table-cell>
          <table:table-cell office:value-type="string" calcext:value-type="string">
            <text:p>Governador do distrito feder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11240" calcext:value-type="float">
            <text:p>111240</text:p>
          </table:table-cell>
          <table:table-cell office:value-type="string" calcext:value-type="string">
            <text:p>Vice-governador de estad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11245" calcext:value-type="float">
            <text:p>111245</text:p>
          </table:table-cell>
          <table:table-cell office:value-type="string" calcext:value-type="string">
            <text:p>Vice-governador do distrito feder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11250" calcext:value-type="float">
            <text:p>111250</text:p>
          </table:table-cell>
          <table:table-cell office:value-type="string" calcext:value-type="string">
            <text:p>Prefeit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11255" calcext:value-type="float">
            <text:p>111255</text:p>
          </table:table-cell>
          <table:table-cell office:value-type="string" calcext:value-type="string">
            <text:p>Vice-prefeit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11305" calcext:value-type="float">
            <text:p>111305</text:p>
          </table:table-cell>
          <table:table-cell office:value-type="string" calcext:value-type="string">
            <text:p>Ministro do supremo tribunal feder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11310" calcext:value-type="float">
            <text:p>111310</text:p>
          </table:table-cell>
          <table:table-cell office:value-type="string" calcext:value-type="string">
            <text:p>Ministro do superior tribunal de justiç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11315" calcext:value-type="float">
            <text:p>111315</text:p>
          </table:table-cell>
          <table:table-cell office:value-type="string" calcext:value-type="string">
            <text:p>Ministro do <text:s/>superior tribunal milit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11320" calcext:value-type="float">
            <text:p>111320</text:p>
          </table:table-cell>
          <table:table-cell office:value-type="string" calcext:value-type="string">
            <text:p>Ministro do <text:s/>superior tribunal do trabalh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11325" calcext:value-type="float">
            <text:p>111325</text:p>
          </table:table-cell>
          <table:table-cell office:value-type="string" calcext:value-type="string">
            <text:p>Juiz de direit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11330" calcext:value-type="float">
            <text:p>111330</text:p>
          </table:table-cell>
          <table:table-cell office:value-type="string" calcext:value-type="string">
            <text:p>Juiz feder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11335" calcext:value-type="float">
            <text:p>111335</text:p>
          </table:table-cell>
          <table:table-cell office:value-type="string" calcext:value-type="string">
            <text:p>Juiz auditor federal - justiça milit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11340" calcext:value-type="float">
            <text:p>111340</text:p>
          </table:table-cell>
          <table:table-cell office:value-type="string" calcext:value-type="string">
            <text:p>Juiz auditor estadual - justiça milit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11345" calcext:value-type="float">
            <text:p>111345</text:p>
          </table:table-cell>
          <table:table-cell office:value-type="string" calcext:value-type="string">
            <text:p>Juiz do trabalh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11405" calcext:value-type="float">
            <text:p>111405</text:p>
          </table:table-cell>
          <table:table-cell office:value-type="string" calcext:value-type="string">
            <text:p>Dirigente do serviço público feder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11410" calcext:value-type="float">
            <text:p>111410</text:p>
          </table:table-cell>
          <table:table-cell office:value-type="string" calcext:value-type="string">
            <text:p>Dirigente do serviço público estadual e distri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11415" calcext:value-type="float">
            <text:p>111415</text:p>
          </table:table-cell>
          <table:table-cell office:value-type="string" calcext:value-type="string">
            <text:p>Dirigente do serviço público municip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11505" calcext:value-type="float">
            <text:p>111505</text:p>
          </table:table-cell>
          <table:table-cell office:value-type="string" calcext:value-type="string">
            <text:p>Especialista de políticas públicas e gestão governamental - eppg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11510" calcext:value-type="float">
            <text:p>111510</text:p>
          </table:table-cell>
          <table:table-cell office:value-type="string" calcext:value-type="string">
            <text:p>Analista de planejamento e orçamento - ap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13005" calcext:value-type="float">
            <text:p>113005</text:p>
          </table:table-cell>
          <table:table-cell office:value-type="string" calcext:value-type="string">
            <text:p>Caciqu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13010" calcext:value-type="float">
            <text:p>113010</text:p>
          </table:table-cell>
          <table:table-cell office:value-type="string" calcext:value-type="string">
            <text:p>Líder de comunidade caiça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13015" calcext:value-type="float">
            <text:p>113015</text:p>
          </table:table-cell>
          <table:table-cell office:value-type="string" calcext:value-type="string">
            <text:p>Membro de liderança quilombol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14105" calcext:value-type="float">
            <text:p>114105</text:p>
          </table:table-cell>
          <table:table-cell office:value-type="string" calcext:value-type="string">
            <text:p>Dirigente de partido polít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14205" calcext:value-type="float">
            <text:p>114205</text:p>
          </table:table-cell>
          <table:table-cell office:value-type="string" calcext:value-type="string">
            <text:p>Dirigentes de entidades de trabalhador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14210" calcext:value-type="float">
            <text:p>114210</text:p>
          </table:table-cell>
          <table:table-cell office:value-type="string" calcext:value-type="string">
            <text:p>Dirigentes de entidades patron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14305" calcext:value-type="float">
            <text:p>114305</text:p>
          </table:table-cell>
          <table:table-cell office:value-type="string" calcext:value-type="string">
            <text:p>Dirigente e administrador de organização religios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14405" calcext:value-type="float">
            <text:p>114405</text:p>
          </table:table-cell>
          <table:table-cell office:value-type="string" calcext:value-type="string">
            <text:p>Dirigente e administrador de organização da sociedade civil sem fins lucrativ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21005" calcext:value-type="float">
            <text:p>121005</text:p>
          </table:table-cell>
          <table:table-cell office:value-type="string" calcext:value-type="string">
            <text:p>Diretor de planejamento estratég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21010" calcext:value-type="float">
            <text:p>121010</text:p>
          </table:table-cell>
          <table:table-cell office:value-type="string" calcext:value-type="string">
            <text:p>Diretor geral de empresa e organizações (exceto de interesse públic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22105" calcext:value-type="float">
            <text:p>122105</text:p>
          </table:table-cell>
          <table:table-cell office:value-type="string" calcext:value-type="string">
            <text:p>Diretor de produção e operações em empresa agropecuár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22110" calcext:value-type="float">
            <text:p>122110</text:p>
          </table:table-cell>
          <table:table-cell office:value-type="string" calcext:value-type="string">
            <text:p>Diretor de produção e operações em empresa aqüícol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22115" calcext:value-type="float">
            <text:p>122115</text:p>
          </table:table-cell>
          <table:table-cell office:value-type="string" calcext:value-type="string">
            <text:p>Diretor de produção e operações em empresa flores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22120" calcext:value-type="float">
            <text:p>122120</text:p>
          </table:table-cell>
          <table:table-cell office:value-type="string" calcext:value-type="string">
            <text:p>Diretor de produção e operações em empresa pesquei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22205" calcext:value-type="float">
            <text:p>122205</text:p>
          </table:table-cell>
          <table:table-cell office:value-type="string" calcext:value-type="string">
            <text:p>Diretor de produção e operações da indústria de transformação, extração mineral e utilidad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22305" calcext:value-type="float">
            <text:p>122305</text:p>
          </table:table-cell>
          <table:table-cell office:value-type="string" calcext:value-type="string">
            <text:p>Diretor de operações de obras pública e civi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22405" calcext:value-type="float">
            <text:p>122405</text:p>
          </table:table-cell>
          <table:table-cell office:value-type="string" calcext:value-type="string">
            <text:p>Diretor de operações comerciais (comércio atacadista e varejist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22505" calcext:value-type="float">
            <text:p>122505</text:p>
          </table:table-cell>
          <table:table-cell office:value-type="string" calcext:value-type="string">
            <text:p>Diretor de <text:s/>produção e operações de alimenta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22510" calcext:value-type="float">
            <text:p>122510</text:p>
          </table:table-cell>
          <table:table-cell office:value-type="string" calcext:value-type="string">
            <text:p>Diretor de <text:s/>produção e operações de hote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22515" calcext:value-type="float">
            <text:p>122515</text:p>
          </table:table-cell>
          <table:table-cell office:value-type="string" calcext:value-type="string">
            <text:p>Diretor de <text:s/>produção e operações de turism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22520" calcext:value-type="float">
            <text:p>122520</text:p>
          </table:table-cell>
          <table:table-cell office:value-type="string" calcext:value-type="string">
            <text:p>Turismólog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22605" calcext:value-type="float">
            <text:p>122605</text:p>
          </table:table-cell>
          <table:table-cell office:value-type="string" calcext:value-type="string">
            <text:p>Diretor de operações de correi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22610" calcext:value-type="float">
            <text:p>122610</text:p>
          </table:table-cell>
          <table:table-cell office:value-type="string" calcext:value-type="string">
            <text:p>Diretor de operações de serviços de armazenament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22615" calcext:value-type="float">
            <text:p>122615</text:p>
          </table:table-cell>
          <table:table-cell office:value-type="string" calcext:value-type="string">
            <text:p>Diretor de operações de serviços de telecomunicaçõ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22620" calcext:value-type="float">
            <text:p>122620</text:p>
          </table:table-cell>
          <table:table-cell office:value-type="string" calcext:value-type="string">
            <text:p>Diretor de operações de serviços de transpor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22705" calcext:value-type="float">
            <text:p>122705</text:p>
          </table:table-cell>
          <table:table-cell office:value-type="string" calcext:value-type="string">
            <text:p>Diretor comercial em operações de intermediação financei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22710" calcext:value-type="float">
            <text:p>122710</text:p>
          </table:table-cell>
          <table:table-cell office:value-type="string" calcext:value-type="string">
            <text:p>Diretor de produtos bancári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22715" calcext:value-type="float">
            <text:p>122715</text:p>
          </table:table-cell>
          <table:table-cell office:value-type="string" calcext:value-type="string">
            <text:p>Diretor de crédito rur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22720" calcext:value-type="float">
            <text:p>122720</text:p>
          </table:table-cell>
          <table:table-cell office:value-type="string" calcext:value-type="string">
            <text:p>Diretor de câmbio e comércio exteri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22725" calcext:value-type="float">
            <text:p>122725</text:p>
          </table:table-cell>
          <table:table-cell office:value-type="string" calcext:value-type="string">
            <text:p>Diretor de complianc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22730" calcext:value-type="float">
            <text:p>122730</text:p>
          </table:table-cell>
          <table:table-cell office:value-type="string" calcext:value-type="string">
            <text:p>Diretor de crédito (exceto crédito imobiliári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22735" calcext:value-type="float">
            <text:p>122735</text:p>
          </table:table-cell>
          <table:table-cell office:value-type="string" calcext:value-type="string">
            <text:p>Diretor de crédito imobiliár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22740" calcext:value-type="float">
            <text:p>122740</text:p>
          </table:table-cell>
          <table:table-cell office:value-type="string" calcext:value-type="string">
            <text:p>Diretor de leasin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22745" calcext:value-type="float">
            <text:p>122745</text:p>
          </table:table-cell>
          <table:table-cell office:value-type="string" calcext:value-type="string">
            <text:p>Diretor de mercado de capit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22750" calcext:value-type="float">
            <text:p>122750</text:p>
          </table:table-cell>
          <table:table-cell office:value-type="string" calcext:value-type="string">
            <text:p>Diretor de recuperação de créditos em operações de intermediação financei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22755" calcext:value-type="float">
            <text:p>122755</text:p>
          </table:table-cell>
          <table:table-cell office:value-type="string" calcext:value-type="string">
            <text:p>Diretor de riscos de mercad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23105" calcext:value-type="float">
            <text:p>123105</text:p>
          </table:table-cell>
          <table:table-cell office:value-type="string" calcext:value-type="string">
            <text:p>Diretor administrativ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23110" calcext:value-type="float">
            <text:p>123110</text:p>
          </table:table-cell>
          <table:table-cell office:value-type="string" calcext:value-type="string">
            <text:p>Diretor administrativo e financ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23115" calcext:value-type="float">
            <text:p>123115</text:p>
          </table:table-cell>
          <table:table-cell office:value-type="string" calcext:value-type="string">
            <text:p>Diretor financ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23205" calcext:value-type="float">
            <text:p>123205</text:p>
          </table:table-cell>
          <table:table-cell office:value-type="string" calcext:value-type="string">
            <text:p>Diretor de recursos human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23210" calcext:value-type="float">
            <text:p>123210</text:p>
          </table:table-cell>
          <table:table-cell office:value-type="string" calcext:value-type="string">
            <text:p>Diretor de relações de trabalh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23305" calcext:value-type="float">
            <text:p>123305</text:p>
          </table:table-cell>
          <table:table-cell office:value-type="string" calcext:value-type="string">
            <text:p>Diretor comerci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23310" calcext:value-type="float">
            <text:p>123310</text:p>
          </table:table-cell>
          <table:table-cell office:value-type="string" calcext:value-type="string">
            <text:p>Diretor de marketin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23405" calcext:value-type="float">
            <text:p>123405</text:p>
          </table:table-cell>
          <table:table-cell office:value-type="string" calcext:value-type="string">
            <text:p>Diretor de supriment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23410" calcext:value-type="float">
            <text:p>123410</text:p>
          </table:table-cell>
          <table:table-cell office:value-type="string" calcext:value-type="string">
            <text:p>Diretor de suprimentos no serviço públ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23605" calcext:value-type="float">
            <text:p>123605</text:p>
          </table:table-cell>
          <table:table-cell office:value-type="string" calcext:value-type="string">
            <text:p>Diretor de tecnologia da informa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23705" calcext:value-type="float">
            <text:p>123705</text:p>
          </table:table-cell>
          <table:table-cell office:value-type="string" calcext:value-type="string">
            <text:p>Diretor de pesquisa e desenvolvimento (p&amp;d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23805" calcext:value-type="float">
            <text:p>123805</text:p>
          </table:table-cell>
          <table:table-cell office:value-type="string" calcext:value-type="string">
            <text:p>Diretor de manuten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31105" calcext:value-type="float">
            <text:p>131105</text:p>
          </table:table-cell>
          <table:table-cell office:value-type="string" calcext:value-type="string">
            <text:p>Diretor de serviços cultur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31110" calcext:value-type="float">
            <text:p>131110</text:p>
          </table:table-cell>
          <table:table-cell office:value-type="string" calcext:value-type="string">
            <text:p>Diretor de serviços soci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31115" calcext:value-type="float">
            <text:p>131115</text:p>
          </table:table-cell>
          <table:table-cell office:value-type="string" calcext:value-type="string">
            <text:p>Gerente de serviços cultur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31120" calcext:value-type="float">
            <text:p>131120</text:p>
          </table:table-cell>
          <table:table-cell office:value-type="string" calcext:value-type="string">
            <text:p>Gerente de serviços soci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31205" calcext:value-type="float">
            <text:p>131205</text:p>
          </table:table-cell>
          <table:table-cell office:value-type="string" calcext:value-type="string">
            <text:p>Diretor de serviços de saúd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31210" calcext:value-type="float">
            <text:p>131210</text:p>
          </table:table-cell>
          <table:table-cell office:value-type="string" calcext:value-type="string">
            <text:p>Gerente de serviços de saúd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31215" calcext:value-type="float">
            <text:p>131215</text:p>
          </table:table-cell>
          <table:table-cell office:value-type="string" calcext:value-type="string">
            <text:p>Tecnólogo em gestão hospital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31220" calcext:value-type="float">
            <text:p>131220</text:p>
          </table:table-cell>
          <table:table-cell office:value-type="string" calcext:value-type="string">
            <text:p>Gerontólog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31225" calcext:value-type="float">
            <text:p>131225</text:p>
          </table:table-cell>
          <table:table-cell office:value-type="string" calcext:value-type="string">
            <text:p>Sanitar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31305" calcext:value-type="float">
            <text:p>131305</text:p>
          </table:table-cell>
          <table:table-cell office:value-type="string" calcext:value-type="string">
            <text:p>Diretor de instituição educacional da área privad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31310" calcext:value-type="float">
            <text:p>131310</text:p>
          </table:table-cell>
          <table:table-cell office:value-type="string" calcext:value-type="string">
            <text:p>Diretor de instituição educacional públ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31315" calcext:value-type="float">
            <text:p>131315</text:p>
          </table:table-cell>
          <table:table-cell office:value-type="string" calcext:value-type="string">
            <text:p>Gerente de instituição educacional da área privad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31320" calcext:value-type="float">
            <text:p>131320</text:p>
          </table:table-cell>
          <table:table-cell office:value-type="string" calcext:value-type="string">
            <text:p>Gerente de serviços educacionais da área públ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1105" calcext:value-type="float">
            <text:p>141105</text:p>
          </table:table-cell>
          <table:table-cell office:value-type="string" calcext:value-type="string">
            <text:p>Gerente de produção e operações <text:s/>aqüícol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1110" calcext:value-type="float">
            <text:p>141110</text:p>
          </table:table-cell>
          <table:table-cell office:value-type="string" calcext:value-type="string">
            <text:p>Gerente de produção e operações <text:s/>florest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1115" calcext:value-type="float">
            <text:p>141115</text:p>
          </table:table-cell>
          <table:table-cell office:value-type="string" calcext:value-type="string">
            <text:p>Gerente de produção e operações agropecuári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1120" calcext:value-type="float">
            <text:p>141120</text:p>
          </table:table-cell>
          <table:table-cell office:value-type="string" calcext:value-type="string">
            <text:p>Gerente de produção e operações pesqueir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1205" calcext:value-type="float">
            <text:p>141205</text:p>
          </table:table-cell>
          <table:table-cell office:value-type="string" calcext:value-type="string">
            <text:p>Gerente de produção e operaçõ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1305" calcext:value-type="float">
            <text:p>141305</text:p>
          </table:table-cell>
          <table:table-cell office:value-type="string" calcext:value-type="string">
            <text:p>Gerente de produção e operações da construção civil e obras públic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1405" calcext:value-type="float">
            <text:p>141405</text:p>
          </table:table-cell>
          <table:table-cell office:value-type="string" calcext:value-type="string">
            <text:p>Comerciante atacad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1410" calcext:value-type="float">
            <text:p>141410</text:p>
          </table:table-cell>
          <table:table-cell office:value-type="string" calcext:value-type="string">
            <text:p>Comerciante varej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1415" calcext:value-type="float">
            <text:p>141415</text:p>
          </table:table-cell>
          <table:table-cell office:value-type="string" calcext:value-type="string">
            <text:p>Gerente de loja e supermercad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1420" calcext:value-type="float">
            <text:p>141420</text:p>
          </table:table-cell>
          <table:table-cell office:value-type="string" calcext:value-type="string">
            <text:p>Gerente de operações de serviços de assistência técn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1505" calcext:value-type="float">
            <text:p>141505</text:p>
          </table:table-cell>
          <table:table-cell office:value-type="string" calcext:value-type="string">
            <text:p>Gerente de hote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1510" calcext:value-type="float">
            <text:p>141510</text:p>
          </table:table-cell>
          <table:table-cell office:value-type="string" calcext:value-type="string">
            <text:p>Gerente de restauran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1515" calcext:value-type="float">
            <text:p>141515</text:p>
          </table:table-cell>
          <table:table-cell office:value-type="string" calcext:value-type="string">
            <text:p>Gerente de b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1520" calcext:value-type="float">
            <text:p>141520</text:p>
          </table:table-cell>
          <table:table-cell office:value-type="string" calcext:value-type="string">
            <text:p>Gerente de pens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1525" calcext:value-type="float">
            <text:p>141525</text:p>
          </table:table-cell>
          <table:table-cell office:value-type="string" calcext:value-type="string">
            <text:p>Gerente de turism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1605" calcext:value-type="float">
            <text:p>141605</text:p>
          </table:table-cell>
          <table:table-cell office:value-type="string" calcext:value-type="string">
            <text:p>Gerente de operações de transport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1610" calcext:value-type="float">
            <text:p>141610</text:p>
          </table:table-cell>
          <table:table-cell office:value-type="string" calcext:value-type="string">
            <text:p>Gerente de operações de correios e telecomunicaçõ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1615" calcext:value-type="float">
            <text:p>141615</text:p>
          </table:table-cell>
          <table:table-cell office:value-type="string" calcext:value-type="string">
            <text:p>Gerente de logística (armazenagem e distribuiçã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1705" calcext:value-type="float">
            <text:p>141705</text:p>
          </table:table-cell>
          <table:table-cell office:value-type="string" calcext:value-type="string">
            <text:p>Gerente de produtos bancári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1710" calcext:value-type="float">
            <text:p>141710</text:p>
          </table:table-cell>
          <table:table-cell office:value-type="string" calcext:value-type="string">
            <text:p>Gerente de agênc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1715" calcext:value-type="float">
            <text:p>141715</text:p>
          </table:table-cell>
          <table:table-cell office:value-type="string" calcext:value-type="string">
            <text:p>Gerente de câmbio e comércio exteri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1720" calcext:value-type="float">
            <text:p>141720</text:p>
          </table:table-cell>
          <table:table-cell office:value-type="string" calcext:value-type="string">
            <text:p>Gerente de crédito e cobranç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1725" calcext:value-type="float">
            <text:p>141725</text:p>
          </table:table-cell>
          <table:table-cell office:value-type="string" calcext:value-type="string">
            <text:p>Gerente de crédito imobiliár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1730" calcext:value-type="float">
            <text:p>141730</text:p>
          </table:table-cell>
          <table:table-cell office:value-type="string" calcext:value-type="string">
            <text:p>Gerente de crédito rur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1735" calcext:value-type="float">
            <text:p>141735</text:p>
          </table:table-cell>
          <table:table-cell office:value-type="string" calcext:value-type="string">
            <text:p>Gerente de recuperação de crédit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1805" calcext:value-type="float">
            <text:p>141805</text:p>
          </table:table-cell>
          <table:table-cell office:value-type="string" calcext:value-type="string">
            <text:p>Gerente de administração em aeroport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1810" calcext:value-type="float">
            <text:p>141810</text:p>
          </table:table-cell>
          <table:table-cell office:value-type="string" calcext:value-type="string">
            <text:p>Gerente de empresa aérea e empresa de serviços auxiliares ao transporte aéreo (esata) em aeroport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1815" calcext:value-type="float">
            <text:p>141815</text:p>
          </table:table-cell>
          <table:table-cell office:value-type="string" calcext:value-type="string">
            <text:p>Gerente de operações em aeroport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1820" calcext:value-type="float">
            <text:p>141820</text:p>
          </table:table-cell>
          <table:table-cell office:value-type="string" calcext:value-type="string">
            <text:p>Gerente de operações de carg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1825" calcext:value-type="float">
            <text:p>141825</text:p>
          </table:table-cell>
          <table:table-cell office:value-type="string" calcext:value-type="string">
            <text:p>Gerente de segurança da aviação civi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1830" calcext:value-type="float">
            <text:p>141830</text:p>
          </table:table-cell>
          <table:table-cell office:value-type="string" calcext:value-type="string">
            <text:p>Gerente de segurança operacional (aviação civil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2105" calcext:value-type="float">
            <text:p>142105</text:p>
          </table:table-cell>
          <table:table-cell office:value-type="string" calcext:value-type="string">
            <text:p>Gerente administrativ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2110" calcext:value-type="float">
            <text:p>142110</text:p>
          </table:table-cell>
          <table:table-cell office:value-type="string" calcext:value-type="string">
            <text:p>Gerente de risc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2115" calcext:value-type="float">
            <text:p>142115</text:p>
          </table:table-cell>
          <table:table-cell office:value-type="string" calcext:value-type="string">
            <text:p>Gerente financ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2120" calcext:value-type="float">
            <text:p>142120</text:p>
          </table:table-cell>
          <table:table-cell office:value-type="string" calcext:value-type="string">
            <text:p>Tecnólogo em gestão administrativo- financei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2205" calcext:value-type="float">
            <text:p>142205</text:p>
          </table:table-cell>
          <table:table-cell office:value-type="string" calcext:value-type="string">
            <text:p>Gerente de recursos human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2210" calcext:value-type="float">
            <text:p>142210</text:p>
          </table:table-cell>
          <table:table-cell office:value-type="string" calcext:value-type="string">
            <text:p>Gerente de departamento pesso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2305" calcext:value-type="float">
            <text:p>142305</text:p>
          </table:table-cell>
          <table:table-cell office:value-type="string" calcext:value-type="string">
            <text:p>Gerente comerci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2310" calcext:value-type="float">
            <text:p>142310</text:p>
          </table:table-cell>
          <table:table-cell office:value-type="string" calcext:value-type="string">
            <text:p>Gerente de comunica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2315" calcext:value-type="float">
            <text:p>142315</text:p>
          </table:table-cell>
          <table:table-cell office:value-type="string" calcext:value-type="string">
            <text:p>Gerente de marketin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2320" calcext:value-type="float">
            <text:p>142320</text:p>
          </table:table-cell>
          <table:table-cell office:value-type="string" calcext:value-type="string">
            <text:p>Gerente de vend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2325" calcext:value-type="float">
            <text:p>142325</text:p>
          </table:table-cell>
          <table:table-cell office:value-type="string" calcext:value-type="string">
            <text:p>Relações públic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2330" calcext:value-type="float">
            <text:p>142330</text:p>
          </table:table-cell>
          <table:table-cell office:value-type="string" calcext:value-type="string">
            <text:p>Analista de negóci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2335" calcext:value-type="float">
            <text:p>142335</text:p>
          </table:table-cell>
          <table:table-cell office:value-type="string" calcext:value-type="string">
            <text:p>Analista de pesquisa de mercad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2340" calcext:value-type="float">
            <text:p>142340</text:p>
          </table:table-cell>
          <table:table-cell office:value-type="string" calcext:value-type="string">
            <text:p>Ouvid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2345" calcext:value-type="float">
            <text:p>142345</text:p>
          </table:table-cell>
          <table:table-cell office:value-type="string" calcext:value-type="string">
            <text:p>Profissional de relações institucionais e governament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2350" calcext:value-type="float">
            <text:p>142350</text:p>
          </table:table-cell>
          <table:table-cell office:value-type="string" calcext:value-type="string">
            <text:p>Profissonal de relações internacion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2405" calcext:value-type="float">
            <text:p>142405</text:p>
          </table:table-cell>
          <table:table-cell office:value-type="string" calcext:value-type="string">
            <text:p>Gerente de compr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2410" calcext:value-type="float">
            <text:p>142410</text:p>
          </table:table-cell>
          <table:table-cell office:value-type="string" calcext:value-type="string">
            <text:p>Gerente de supriment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2415" calcext:value-type="float">
            <text:p>142415</text:p>
          </table:table-cell>
          <table:table-cell office:value-type="string" calcext:value-type="string">
            <text:p>Gerente de almoxarifad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2505" calcext:value-type="float">
            <text:p>142505</text:p>
          </table:table-cell>
          <table:table-cell office:value-type="string" calcext:value-type="string">
            <text:p>Gerente de infraestrutura de tecnologia da informa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2510" calcext:value-type="float">
            <text:p>142510</text:p>
          </table:table-cell>
          <table:table-cell office:value-type="string" calcext:value-type="string">
            <text:p>Gerente de desenvolvimento de sistem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2515" calcext:value-type="float">
            <text:p>142515</text:p>
          </table:table-cell>
          <table:table-cell office:value-type="string" calcext:value-type="string">
            <text:p>Gerente de operação de tecnologia da informa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2520" calcext:value-type="float">
            <text:p>142520</text:p>
          </table:table-cell>
          <table:table-cell office:value-type="string" calcext:value-type="string">
            <text:p>Gerente de projetos de tecnologia da informa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2525" calcext:value-type="float">
            <text:p>142525</text:p>
          </table:table-cell>
          <table:table-cell office:value-type="string" calcext:value-type="string">
            <text:p>Gerente de segurança da informa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2530" calcext:value-type="float">
            <text:p>142530</text:p>
          </table:table-cell>
          <table:table-cell office:value-type="string" calcext:value-type="string">
            <text:p>Gerente de suporte técnico de tecnologia da informa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2535" calcext:value-type="float">
            <text:p>142535</text:p>
          </table:table-cell>
          <table:table-cell office:value-type="string" calcext:value-type="string">
            <text:p>Tecnólogo em gestão da tecnologia da informa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2605" calcext:value-type="float">
            <text:p>142605</text:p>
          </table:table-cell>
          <table:table-cell office:value-type="string" calcext:value-type="string">
            <text:p>Gerente de pesquisa e desenvolvimento (p&amp;d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2610" calcext:value-type="float">
            <text:p>142610</text:p>
          </table:table-cell>
          <table:table-cell office:value-type="string" calcext:value-type="string">
            <text:p>Especialista em desenvolvimento de cigarr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2705" calcext:value-type="float">
            <text:p>142705</text:p>
          </table:table-cell>
          <table:table-cell office:value-type="string" calcext:value-type="string">
            <text:p>Gerente de projetos e serviços de manuten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2710" calcext:value-type="float">
            <text:p>142710</text:p>
          </table:table-cell>
          <table:table-cell office:value-type="string" calcext:value-type="string">
            <text:p>Tecnólogo em sistemas biomédic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1105" calcext:value-type="float">
            <text:p>201105</text:p>
          </table:table-cell>
          <table:table-cell office:value-type="string" calcext:value-type="string">
            <text:p>Bioengenh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1110" calcext:value-type="float">
            <text:p>201110</text:p>
          </table:table-cell>
          <table:table-cell office:value-type="string" calcext:value-type="string">
            <text:p>Biotecnolog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1115" calcext:value-type="float">
            <text:p>201115</text:p>
          </table:table-cell>
          <table:table-cell office:value-type="string" calcext:value-type="string">
            <text:p>Genetic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1205" calcext:value-type="float">
            <text:p>201205</text:p>
          </table:table-cell>
          <table:table-cell office:value-type="string" calcext:value-type="string">
            <text:p>Pesquisador em metrolog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1210" calcext:value-type="float">
            <text:p>201210</text:p>
          </table:table-cell>
          <table:table-cell office:value-type="string" calcext:value-type="string">
            <text:p>Especialista em calibrações metrológic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1215" calcext:value-type="float">
            <text:p>201215</text:p>
          </table:table-cell>
          <table:table-cell office:value-type="string" calcext:value-type="string">
            <text:p>Especialista em ensaios metrológic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1220" calcext:value-type="float">
            <text:p>201220</text:p>
          </table:table-cell>
          <table:table-cell office:value-type="string" calcext:value-type="string">
            <text:p>Especialista em instrumentação metrológ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1225" calcext:value-type="float">
            <text:p>201225</text:p>
          </table:table-cell>
          <table:table-cell office:value-type="string" calcext:value-type="string">
            <text:p>Especialista em materiais de referência metrológ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2105" calcext:value-type="float">
            <text:p>202105</text:p>
          </table:table-cell>
          <table:table-cell office:value-type="string" calcext:value-type="string">
            <text:p>Engenheiro mecatrôn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2110" calcext:value-type="float">
            <text:p>202110</text:p>
          </table:table-cell>
          <table:table-cell office:value-type="string" calcext:value-type="string">
            <text:p>Engenheiro de controle e automa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2115" calcext:value-type="float">
            <text:p>202115</text:p>
          </table:table-cell>
          <table:table-cell office:value-type="string" calcext:value-type="string">
            <text:p>Tecnólogo em mecatrôn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2120" calcext:value-type="float">
            <text:p>202120</text:p>
          </table:table-cell>
          <table:table-cell office:value-type="string" calcext:value-type="string">
            <text:p>Tecnólogo em automação industri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3005" calcext:value-type="float">
            <text:p>203005</text:p>
          </table:table-cell>
          <table:table-cell office:value-type="string" calcext:value-type="string">
            <text:p>Pesquisador em biologia ambi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3010" calcext:value-type="float">
            <text:p>203010</text:p>
          </table:table-cell>
          <table:table-cell office:value-type="string" calcext:value-type="string">
            <text:p>Pesquisador em biologia anim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3015" calcext:value-type="float">
            <text:p>203015</text:p>
          </table:table-cell>
          <table:table-cell office:value-type="string" calcext:value-type="string">
            <text:p>Pesquisador em biologia de microorganismos e parasit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3020" calcext:value-type="float">
            <text:p>203020</text:p>
          </table:table-cell>
          <table:table-cell office:value-type="string" calcext:value-type="string">
            <text:p>Pesquisador em biologia human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3025" calcext:value-type="float">
            <text:p>203025</text:p>
          </table:table-cell>
          <table:table-cell office:value-type="string" calcext:value-type="string">
            <text:p>Pesquisador em biologia vege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3105" calcext:value-type="float">
            <text:p>203105</text:p>
          </table:table-cell>
          <table:table-cell office:value-type="string" calcext:value-type="string">
            <text:p>Pesquisador em ciências da computação e informát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3110" calcext:value-type="float">
            <text:p>203110</text:p>
          </table:table-cell>
          <table:table-cell office:value-type="string" calcext:value-type="string">
            <text:p>Pesquisador em ciências da terra e meio ambien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3115" calcext:value-type="float">
            <text:p>203115</text:p>
          </table:table-cell>
          <table:table-cell office:value-type="string" calcext:value-type="string">
            <text:p>Pesquisador em fís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3120" calcext:value-type="float">
            <text:p>203120</text:p>
          </table:table-cell>
          <table:table-cell office:value-type="string" calcext:value-type="string">
            <text:p>Pesquisador em matemát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3125" calcext:value-type="float">
            <text:p>203125</text:p>
          </table:table-cell>
          <table:table-cell office:value-type="string" calcext:value-type="string">
            <text:p>Pesquisador em quím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3205" calcext:value-type="float">
            <text:p>203205</text:p>
          </table:table-cell>
          <table:table-cell office:value-type="string" calcext:value-type="string">
            <text:p>Pesquisador de engenharia civi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3210" calcext:value-type="float">
            <text:p>203210</text:p>
          </table:table-cell>
          <table:table-cell office:value-type="string" calcext:value-type="string">
            <text:p>Pesquisador de engenharia e tecnologia (outras áreas da engenhari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3215" calcext:value-type="float">
            <text:p>203215</text:p>
          </table:table-cell>
          <table:table-cell office:value-type="string" calcext:value-type="string">
            <text:p>Pesquisador de engenharia elétrica e eletrôn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3220" calcext:value-type="float">
            <text:p>203220</text:p>
          </table:table-cell>
          <table:table-cell office:value-type="string" calcext:value-type="string">
            <text:p>Pesquisador de engenharia mecân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3225" calcext:value-type="float">
            <text:p>203225</text:p>
          </table:table-cell>
          <table:table-cell office:value-type="string" calcext:value-type="string">
            <text:p>Pesquisador de engenharia metalúrgica, de minas e de materi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3230" calcext:value-type="float">
            <text:p>203230</text:p>
          </table:table-cell>
          <table:table-cell office:value-type="string" calcext:value-type="string">
            <text:p>Pesquisador de engenharia quím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3305" calcext:value-type="float">
            <text:p>203305</text:p>
          </table:table-cell>
          <table:table-cell office:value-type="string" calcext:value-type="string">
            <text:p>Pesquisador de clínica méd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3310" calcext:value-type="float">
            <text:p>203310</text:p>
          </table:table-cell>
          <table:table-cell office:value-type="string" calcext:value-type="string">
            <text:p>Pesquisador de medicina bás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3315" calcext:value-type="float">
            <text:p>203315</text:p>
          </table:table-cell>
          <table:table-cell office:value-type="string" calcext:value-type="string">
            <text:p>Pesquisador em medicina veterinár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3320" calcext:value-type="float">
            <text:p>203320</text:p>
          </table:table-cell>
          <table:table-cell office:value-type="string" calcext:value-type="string">
            <text:p>Pesquisador em saúde coletiv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3405" calcext:value-type="float">
            <text:p>203405</text:p>
          </table:table-cell>
          <table:table-cell office:value-type="string" calcext:value-type="string">
            <text:p>Pesquisador em ciências agronômic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3410" calcext:value-type="float">
            <text:p>203410</text:p>
          </table:table-cell>
          <table:table-cell office:value-type="string" calcext:value-type="string">
            <text:p>Pesquisador em ciências da pesca e aqüicultu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3415" calcext:value-type="float">
            <text:p>203415</text:p>
          </table:table-cell>
          <table:table-cell office:value-type="string" calcext:value-type="string">
            <text:p>Pesquisador em ciências da zootecn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3420" calcext:value-type="float">
            <text:p>203420</text:p>
          </table:table-cell>
          <table:table-cell office:value-type="string" calcext:value-type="string">
            <text:p>Pesquisador em ciências florest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3505" calcext:value-type="float">
            <text:p>203505</text:p>
          </table:table-cell>
          <table:table-cell office:value-type="string" calcext:value-type="string">
            <text:p>Pesquisador em ciências sociais e human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3510" calcext:value-type="float">
            <text:p>203510</text:p>
          </table:table-cell>
          <table:table-cell office:value-type="string" calcext:value-type="string">
            <text:p>Pesquisador em econom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3515" calcext:value-type="float">
            <text:p>203515</text:p>
          </table:table-cell>
          <table:table-cell office:value-type="string" calcext:value-type="string">
            <text:p>Pesquisador em ciências da educa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3520" calcext:value-type="float">
            <text:p>203520</text:p>
          </table:table-cell>
          <table:table-cell office:value-type="string" calcext:value-type="string">
            <text:p>Pesquisador em histór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3525" calcext:value-type="float">
            <text:p>203525</text:p>
          </table:table-cell>
          <table:table-cell office:value-type="string" calcext:value-type="string">
            <text:p>Pesquisador em psicolog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4105" calcext:value-type="float">
            <text:p>204105</text:p>
          </table:table-cell>
          <table:table-cell office:value-type="string" calcext:value-type="string">
            <text:p>Perito crimin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1105" calcext:value-type="float">
            <text:p>211105</text:p>
          </table:table-cell>
          <table:table-cell office:value-type="string" calcext:value-type="string">
            <text:p>Atuár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1110" calcext:value-type="float">
            <text:p>211110</text:p>
          </table:table-cell>
          <table:table-cell office:value-type="string" calcext:value-type="string">
            <text:p>Especialista em pesquisa operacion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1115" calcext:value-type="float">
            <text:p>211115</text:p>
          </table:table-cell>
          <table:table-cell office:value-type="string" calcext:value-type="string">
            <text:p>Matemát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1120" calcext:value-type="float">
            <text:p>211120</text:p>
          </table:table-cell>
          <table:table-cell office:value-type="string" calcext:value-type="string">
            <text:p>Matemático aplicad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1205" calcext:value-type="float">
            <text:p>211205</text:p>
          </table:table-cell>
          <table:table-cell office:value-type="string" calcext:value-type="string">
            <text:p>Estatíst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1210" calcext:value-type="float">
            <text:p>211210</text:p>
          </table:table-cell>
          <table:table-cell office:value-type="string" calcext:value-type="string">
            <text:p>Estatístico (estatística aplicad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1215" calcext:value-type="float">
            <text:p>211215</text:p>
          </table:table-cell>
          <table:table-cell office:value-type="string" calcext:value-type="string">
            <text:p>Estatístico teór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2205" calcext:value-type="float">
            <text:p>212205</text:p>
          </table:table-cell>
          <table:table-cell office:value-type="string" calcext:value-type="string">
            <text:p>Engenheiro de aplicativos em computa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2210" calcext:value-type="float">
            <text:p>212210</text:p>
          </table:table-cell>
          <table:table-cell office:value-type="string" calcext:value-type="string">
            <text:p>Engenheiro de equipamentos em computa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2215" calcext:value-type="float">
            <text:p>212215</text:p>
          </table:table-cell>
          <table:table-cell office:value-type="string" calcext:value-type="string">
            <text:p>Engenheiros de sistemas operacionais em computa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2305" calcext:value-type="float">
            <text:p>212305</text:p>
          </table:table-cell>
          <table:table-cell office:value-type="string" calcext:value-type="string">
            <text:p>Administrador de banco de dad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2310" calcext:value-type="float">
            <text:p>212310</text:p>
          </table:table-cell>
          <table:table-cell office:value-type="string" calcext:value-type="string">
            <text:p>Administrador de red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2315" calcext:value-type="float">
            <text:p>212315</text:p>
          </table:table-cell>
          <table:table-cell office:value-type="string" calcext:value-type="string">
            <text:p>Administrador de sistemas operacion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2320" calcext:value-type="float">
            <text:p>212320</text:p>
          </table:table-cell>
          <table:table-cell office:value-type="string" calcext:value-type="string">
            <text:p>Administrador em segurança da informa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2405" calcext:value-type="float">
            <text:p>212405</text:p>
          </table:table-cell>
          <table:table-cell office:value-type="string" calcext:value-type="string">
            <text:p>Analista de desenvolvimento de sistem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2410" calcext:value-type="float">
            <text:p>212410</text:p>
          </table:table-cell>
          <table:table-cell office:value-type="string" calcext:value-type="string">
            <text:p>Analista de redes e de comunicação de dad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2415" calcext:value-type="float">
            <text:p>212415</text:p>
          </table:table-cell>
          <table:table-cell office:value-type="string" calcext:value-type="string">
            <text:p>Analista de sistemas de automa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2420" calcext:value-type="float">
            <text:p>212420</text:p>
          </table:table-cell>
          <table:table-cell office:value-type="string" calcext:value-type="string">
            <text:p>Analista de suporte computacion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2425" calcext:value-type="float">
            <text:p>212425</text:p>
          </table:table-cell>
          <table:table-cell office:value-type="string" calcext:value-type="string">
            <text:p>Arquiteto de soluções de tecnologia da informa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2430" calcext:value-type="float">
            <text:p>212430</text:p>
          </table:table-cell>
          <table:table-cell office:value-type="string" calcext:value-type="string">
            <text:p>Analista de testes de tecnologia da informa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3105" calcext:value-type="float">
            <text:p>213105</text:p>
          </table:table-cell>
          <table:table-cell office:value-type="string" calcext:value-type="string">
            <text:p>Fís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3110" calcext:value-type="float">
            <text:p>213110</text:p>
          </table:table-cell>
          <table:table-cell office:value-type="string" calcext:value-type="string">
            <text:p>Físico (acústic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3115" calcext:value-type="float">
            <text:p>213115</text:p>
          </table:table-cell>
          <table:table-cell office:value-type="string" calcext:value-type="string">
            <text:p>Físico (atômica e molecular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3120" calcext:value-type="float">
            <text:p>213120</text:p>
          </table:table-cell>
          <table:table-cell office:value-type="string" calcext:value-type="string">
            <text:p>Físico (cosmologi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3125" calcext:value-type="float">
            <text:p>213125</text:p>
          </table:table-cell>
          <table:table-cell office:value-type="string" calcext:value-type="string">
            <text:p>Físico (estatística e matemátic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3130" calcext:value-type="float">
            <text:p>213130</text:p>
          </table:table-cell>
          <table:table-cell office:value-type="string" calcext:value-type="string">
            <text:p>Físico (fluid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3135" calcext:value-type="float">
            <text:p>213135</text:p>
          </table:table-cell>
          <table:table-cell office:value-type="string" calcext:value-type="string">
            <text:p>Físico (instrumentaçã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3140" calcext:value-type="float">
            <text:p>213140</text:p>
          </table:table-cell>
          <table:table-cell office:value-type="string" calcext:value-type="string">
            <text:p>Físico (matéria condensad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3145" calcext:value-type="float">
            <text:p>213145</text:p>
          </table:table-cell>
          <table:table-cell office:value-type="string" calcext:value-type="string">
            <text:p>Físico (materiai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3150" calcext:value-type="float">
            <text:p>213150</text:p>
          </table:table-cell>
          <table:table-cell office:value-type="string" calcext:value-type="string">
            <text:p>Físico (medicin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3155" calcext:value-type="float">
            <text:p>213155</text:p>
          </table:table-cell>
          <table:table-cell office:value-type="string" calcext:value-type="string">
            <text:p>Físico (nuclear e reator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3160" calcext:value-type="float">
            <text:p>213160</text:p>
          </table:table-cell>
          <table:table-cell office:value-type="string" calcext:value-type="string">
            <text:p>Físico (óptic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3165" calcext:value-type="float">
            <text:p>213165</text:p>
          </table:table-cell>
          <table:table-cell office:value-type="string" calcext:value-type="string">
            <text:p>Físico (partículas e camp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3170" calcext:value-type="float">
            <text:p>213170</text:p>
          </table:table-cell>
          <table:table-cell office:value-type="string" calcext:value-type="string">
            <text:p>Físico (plasm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3175" calcext:value-type="float">
            <text:p>213175</text:p>
          </table:table-cell>
          <table:table-cell office:value-type="string" calcext:value-type="string">
            <text:p>Físico (térmic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3205" calcext:value-type="float">
            <text:p>213205</text:p>
          </table:table-cell>
          <table:table-cell office:value-type="string" calcext:value-type="string">
            <text:p>Quím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3210" calcext:value-type="float">
            <text:p>213210</text:p>
          </table:table-cell>
          <table:table-cell office:value-type="string" calcext:value-type="string">
            <text:p>Químico industri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3215" calcext:value-type="float">
            <text:p>213215</text:p>
          </table:table-cell>
          <table:table-cell office:value-type="string" calcext:value-type="string">
            <text:p>Tecnólogo em processos químic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3305" calcext:value-type="float">
            <text:p>213305</text:p>
          </table:table-cell>
          <table:table-cell office:value-type="string" calcext:value-type="string">
            <text:p>Astrônom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3310" calcext:value-type="float">
            <text:p>213310</text:p>
          </table:table-cell>
          <table:table-cell office:value-type="string" calcext:value-type="string">
            <text:p>Geofísico espaci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3315" calcext:value-type="float">
            <text:p>213315</text:p>
          </table:table-cell>
          <table:table-cell office:value-type="string" calcext:value-type="string">
            <text:p>Meteorolog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3405" calcext:value-type="float">
            <text:p>213405</text:p>
          </table:table-cell>
          <table:table-cell office:value-type="string" calcext:value-type="string">
            <text:p>Geólog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3410" calcext:value-type="float">
            <text:p>213410</text:p>
          </table:table-cell>
          <table:table-cell office:value-type="string" calcext:value-type="string">
            <text:p>Geólogo de engenhar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3415" calcext:value-type="float">
            <text:p>213415</text:p>
          </table:table-cell>
          <table:table-cell office:value-type="string" calcext:value-type="string">
            <text:p>Geofís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3420" calcext:value-type="float">
            <text:p>213420</text:p>
          </table:table-cell>
          <table:table-cell office:value-type="string" calcext:value-type="string">
            <text:p>Geoquím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3425" calcext:value-type="float">
            <text:p>213425</text:p>
          </table:table-cell>
          <table:table-cell office:value-type="string" calcext:value-type="string">
            <text:p>Hidrogeólog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3430" calcext:value-type="float">
            <text:p>213430</text:p>
          </table:table-cell>
          <table:table-cell office:value-type="string" calcext:value-type="string">
            <text:p>Paleontólog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3435" calcext:value-type="float">
            <text:p>213435</text:p>
          </table:table-cell>
          <table:table-cell office:value-type="string" calcext:value-type="string">
            <text:p>Petrógraf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3440" calcext:value-type="float">
            <text:p>213440</text:p>
          </table:table-cell>
          <table:table-cell office:value-type="string" calcext:value-type="string">
            <text:p>Oceanógraf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005" calcext:value-type="float">
            <text:p>214005</text:p>
          </table:table-cell>
          <table:table-cell office:value-type="string" calcext:value-type="string">
            <text:p>Engenheiro ambi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010" calcext:value-type="float">
            <text:p>214010</text:p>
          </table:table-cell>
          <table:table-cell office:value-type="string" calcext:value-type="string">
            <text:p>Tecnólogo em meio ambien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105" calcext:value-type="float">
            <text:p>214105</text:p>
          </table:table-cell>
          <table:table-cell office:value-type="string" calcext:value-type="string">
            <text:p>Arquiteto de edificaçõ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110" calcext:value-type="float">
            <text:p>214110</text:p>
          </table:table-cell>
          <table:table-cell office:value-type="string" calcext:value-type="string">
            <text:p>Arquiteto de interior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115" calcext:value-type="float">
            <text:p>214115</text:p>
          </table:table-cell>
          <table:table-cell office:value-type="string" calcext:value-type="string">
            <text:p>Arquiteto de patrimôn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120" calcext:value-type="float">
            <text:p>214120</text:p>
          </table:table-cell>
          <table:table-cell office:value-type="string" calcext:value-type="string">
            <text:p>Arquiteto paisag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125" calcext:value-type="float">
            <text:p>214125</text:p>
          </table:table-cell>
          <table:table-cell office:value-type="string" calcext:value-type="string">
            <text:p>Arquiteto urban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130" calcext:value-type="float">
            <text:p>214130</text:p>
          </table:table-cell>
          <table:table-cell office:value-type="string" calcext:value-type="string">
            <text:p>Urban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205" calcext:value-type="float">
            <text:p>214205</text:p>
          </table:table-cell>
          <table:table-cell office:value-type="string" calcext:value-type="string">
            <text:p>Engenheiro civi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210" calcext:value-type="float">
            <text:p>214210</text:p>
          </table:table-cell>
          <table:table-cell office:value-type="string" calcext:value-type="string">
            <text:p>Engenheiro civil (aeroport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215" calcext:value-type="float">
            <text:p>214215</text:p>
          </table:table-cell>
          <table:table-cell office:value-type="string" calcext:value-type="string">
            <text:p>Engenheiro civil (edificaçõ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220" calcext:value-type="float">
            <text:p>214220</text:p>
          </table:table-cell>
          <table:table-cell office:value-type="string" calcext:value-type="string">
            <text:p>Engenheiro civil (estruturas metálica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225" calcext:value-type="float">
            <text:p>214225</text:p>
          </table:table-cell>
          <table:table-cell office:value-type="string" calcext:value-type="string">
            <text:p>Engenheiro civil (ferrovias e metrovia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230" calcext:value-type="float">
            <text:p>214230</text:p>
          </table:table-cell>
          <table:table-cell office:value-type="string" calcext:value-type="string">
            <text:p>Engenheiro civil (geotécni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235" calcext:value-type="float">
            <text:p>214235</text:p>
          </table:table-cell>
          <table:table-cell office:value-type="string" calcext:value-type="string">
            <text:p>Engenheiro civil (hidrologi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240" calcext:value-type="float">
            <text:p>214240</text:p>
          </table:table-cell>
          <table:table-cell office:value-type="string" calcext:value-type="string">
            <text:p>Engenheiro civil (hidráulic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245" calcext:value-type="float">
            <text:p>214245</text:p>
          </table:table-cell>
          <table:table-cell office:value-type="string" calcext:value-type="string">
            <text:p>Engenheiro civil (pontes e viadut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250" calcext:value-type="float">
            <text:p>214250</text:p>
          </table:table-cell>
          <table:table-cell office:value-type="string" calcext:value-type="string">
            <text:p>Engenheiro civil (portos e vias navegávei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255" calcext:value-type="float">
            <text:p>214255</text:p>
          </table:table-cell>
          <table:table-cell office:value-type="string" calcext:value-type="string">
            <text:p>Engenheiro civil (rodovia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260" calcext:value-type="float">
            <text:p>214260</text:p>
          </table:table-cell>
          <table:table-cell office:value-type="string" calcext:value-type="string">
            <text:p>Engenheiro civil (saneament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265" calcext:value-type="float">
            <text:p>214265</text:p>
          </table:table-cell>
          <table:table-cell office:value-type="string" calcext:value-type="string">
            <text:p>Engenheiro civil (túnei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270" calcext:value-type="float">
            <text:p>214270</text:p>
          </table:table-cell>
          <table:table-cell office:value-type="string" calcext:value-type="string">
            <text:p>Engenheiro civil (transportes e trânsit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280" calcext:value-type="float">
            <text:p>214280</text:p>
          </table:table-cell>
          <table:table-cell office:value-type="string" calcext:value-type="string">
            <text:p>Tecnólogo em construção civi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305" calcext:value-type="float">
            <text:p>214305</text:p>
          </table:table-cell>
          <table:table-cell office:value-type="string" calcext:value-type="string">
            <text:p>Engenheiro eletric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310" calcext:value-type="float">
            <text:p>214310</text:p>
          </table:table-cell>
          <table:table-cell office:value-type="string" calcext:value-type="string">
            <text:p>Engenheiro eletrôn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315" calcext:value-type="float">
            <text:p>214315</text:p>
          </table:table-cell>
          <table:table-cell office:value-type="string" calcext:value-type="string">
            <text:p>Engenheiro eletricista de manuten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320" calcext:value-type="float">
            <text:p>214320</text:p>
          </table:table-cell>
          <table:table-cell office:value-type="string" calcext:value-type="string">
            <text:p>Engenheiro eletricista de projet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325" calcext:value-type="float">
            <text:p>214325</text:p>
          </table:table-cell>
          <table:table-cell office:value-type="string" calcext:value-type="string">
            <text:p>Engenheiro eletrônico de manuten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330" calcext:value-type="float">
            <text:p>214330</text:p>
          </table:table-cell>
          <table:table-cell office:value-type="string" calcext:value-type="string">
            <text:p>Engenheiro eletrônico de projet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335" calcext:value-type="float">
            <text:p>214335</text:p>
          </table:table-cell>
          <table:table-cell office:value-type="string" calcext:value-type="string">
            <text:p>Engenheiro de manutenção de telecomunicaçõ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340" calcext:value-type="float">
            <text:p>214340</text:p>
          </table:table-cell>
          <table:table-cell office:value-type="string" calcext:value-type="string">
            <text:p>Engenheiro de telecomunicaçõ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345" calcext:value-type="float">
            <text:p>214345</text:p>
          </table:table-cell>
          <table:table-cell office:value-type="string" calcext:value-type="string">
            <text:p>Engenheiro projetista de telecomunicaçõ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350" calcext:value-type="float">
            <text:p>214350</text:p>
          </table:table-cell>
          <table:table-cell office:value-type="string" calcext:value-type="string">
            <text:p>Engenheiro de redes de comunica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360" calcext:value-type="float">
            <text:p>214360</text:p>
          </table:table-cell>
          <table:table-cell office:value-type="string" calcext:value-type="string">
            <text:p>Tecnólogo em eletricidad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365" calcext:value-type="float">
            <text:p>214365</text:p>
          </table:table-cell>
          <table:table-cell office:value-type="string" calcext:value-type="string">
            <text:p>Tecnólogo em eletrôn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370" calcext:value-type="float">
            <text:p>214370</text:p>
          </table:table-cell>
          <table:table-cell office:value-type="string" calcext:value-type="string">
            <text:p>Tecnólogo em telecomunicaçõ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405" calcext:value-type="float">
            <text:p>214405</text:p>
          </table:table-cell>
          <table:table-cell office:value-type="string" calcext:value-type="string">
            <text:p>Engenheiro mecân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410" calcext:value-type="float">
            <text:p>214410</text:p>
          </table:table-cell>
          <table:table-cell office:value-type="string" calcext:value-type="string">
            <text:p>Engenheiro mecânico automotiv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415" calcext:value-type="float">
            <text:p>214415</text:p>
          </table:table-cell>
          <table:table-cell office:value-type="string" calcext:value-type="string">
            <text:p>Engenheiro mecânico (energia nuclear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420" calcext:value-type="float">
            <text:p>214420</text:p>
          </table:table-cell>
          <table:table-cell office:value-type="string" calcext:value-type="string">
            <text:p>Engenheiro mecânico industri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425" calcext:value-type="float">
            <text:p>214425</text:p>
          </table:table-cell>
          <table:table-cell office:value-type="string" calcext:value-type="string">
            <text:p>Engenheiro aeronáut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430" calcext:value-type="float">
            <text:p>214430</text:p>
          </table:table-cell>
          <table:table-cell office:value-type="string" calcext:value-type="string">
            <text:p>Engenheiro nav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435" calcext:value-type="float">
            <text:p>214435</text:p>
          </table:table-cell>
          <table:table-cell office:value-type="string" calcext:value-type="string">
            <text:p>Tecnólogo em fabricação mecân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505" calcext:value-type="float">
            <text:p>214505</text:p>
          </table:table-cell>
          <table:table-cell office:value-type="string" calcext:value-type="string">
            <text:p>Engenheiro quím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510" calcext:value-type="float">
            <text:p>214510</text:p>
          </table:table-cell>
          <table:table-cell office:value-type="string" calcext:value-type="string">
            <text:p>Engenheiro químico (indústria químic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515" calcext:value-type="float">
            <text:p>214515</text:p>
          </table:table-cell>
          <table:table-cell office:value-type="string" calcext:value-type="string">
            <text:p>Engenheiro químico (mineração, metalurgia, siderurgia, cimenteira e cerâmic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520" calcext:value-type="float">
            <text:p>214520</text:p>
          </table:table-cell>
          <table:table-cell office:value-type="string" calcext:value-type="string">
            <text:p>Engenheiro químico (papel e celulose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525" calcext:value-type="float">
            <text:p>214525</text:p>
          </table:table-cell>
          <table:table-cell office:value-type="string" calcext:value-type="string">
            <text:p>Engenheiro químico (petróleo e borrach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530" calcext:value-type="float">
            <text:p>214530</text:p>
          </table:table-cell>
          <table:table-cell office:value-type="string" calcext:value-type="string">
            <text:p>Engenheiro químico (utilidades e meio ambiente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535" calcext:value-type="float">
            <text:p>214535</text:p>
          </table:table-cell>
          <table:table-cell office:value-type="string" calcext:value-type="string">
            <text:p>Tecnólogo em produção sulcroalcoolei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605" calcext:value-type="float">
            <text:p>214605</text:p>
          </table:table-cell>
          <table:table-cell office:value-type="string" calcext:value-type="string">
            <text:p>Engenheiro de materi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610" calcext:value-type="float">
            <text:p>214610</text:p>
          </table:table-cell>
          <table:table-cell office:value-type="string" calcext:value-type="string">
            <text:p>Engenheiro metalurg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615" calcext:value-type="float">
            <text:p>214615</text:p>
          </table:table-cell>
          <table:table-cell office:value-type="string" calcext:value-type="string">
            <text:p>Tecnólogo em metalurg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705" calcext:value-type="float">
            <text:p>214705</text:p>
          </table:table-cell>
          <table:table-cell office:value-type="string" calcext:value-type="string">
            <text:p>Engenheiro de min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710" calcext:value-type="float">
            <text:p>214710</text:p>
          </table:table-cell>
          <table:table-cell office:value-type="string" calcext:value-type="string">
            <text:p>Engenheiro de minas (beneficiament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715" calcext:value-type="float">
            <text:p>214715</text:p>
          </table:table-cell>
          <table:table-cell office:value-type="string" calcext:value-type="string">
            <text:p>Engenheiro de minas (lavra a céu abert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720" calcext:value-type="float">
            <text:p>214720</text:p>
          </table:table-cell>
          <table:table-cell office:value-type="string" calcext:value-type="string">
            <text:p>Engenheiro de minas (lavra subterrâne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725" calcext:value-type="float">
            <text:p>214725</text:p>
          </table:table-cell>
          <table:table-cell office:value-type="string" calcext:value-type="string">
            <text:p>Engenheiro de minas (pesquisa mineral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730" calcext:value-type="float">
            <text:p>214730</text:p>
          </table:table-cell>
          <table:table-cell office:value-type="string" calcext:value-type="string">
            <text:p>Engenheiro de minas (planejament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735" calcext:value-type="float">
            <text:p>214735</text:p>
          </table:table-cell>
          <table:table-cell office:value-type="string" calcext:value-type="string">
            <text:p>Engenheiro de minas (process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740" calcext:value-type="float">
            <text:p>214740</text:p>
          </table:table-cell>
          <table:table-cell office:value-type="string" calcext:value-type="string">
            <text:p>Engenheiro de minas (projet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745" calcext:value-type="float">
            <text:p>214745</text:p>
          </table:table-cell>
          <table:table-cell office:value-type="string" calcext:value-type="string">
            <text:p>Tecnólogo em petróleo e gá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750" calcext:value-type="float">
            <text:p>214750</text:p>
          </table:table-cell>
          <table:table-cell office:value-type="string" calcext:value-type="string">
            <text:p>Tecnólogo em rochas ornament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805" calcext:value-type="float">
            <text:p>214805</text:p>
          </table:table-cell>
          <table:table-cell office:value-type="string" calcext:value-type="string">
            <text:p>Engenheiro agrimens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810" calcext:value-type="float">
            <text:p>214810</text:p>
          </table:table-cell>
          <table:table-cell office:value-type="string" calcext:value-type="string">
            <text:p>Engenheiro cartógraf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905" calcext:value-type="float">
            <text:p>214905</text:p>
          </table:table-cell>
          <table:table-cell office:value-type="string" calcext:value-type="string">
            <text:p>Engenheiro de produ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910" calcext:value-type="float">
            <text:p>214910</text:p>
          </table:table-cell>
          <table:table-cell office:value-type="string" calcext:value-type="string">
            <text:p>Engenheiro de controle de qualidad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915" calcext:value-type="float">
            <text:p>214915</text:p>
          </table:table-cell>
          <table:table-cell office:value-type="string" calcext:value-type="string">
            <text:p>Engenheiro de segurança do trabalh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920" calcext:value-type="float">
            <text:p>214920</text:p>
          </table:table-cell>
          <table:table-cell office:value-type="string" calcext:value-type="string">
            <text:p>Engenheiro de risc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925" calcext:value-type="float">
            <text:p>214925</text:p>
          </table:table-cell>
          <table:table-cell office:value-type="string" calcext:value-type="string">
            <text:p>Engenheiro de tempos e moviment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930" calcext:value-type="float">
            <text:p>214930</text:p>
          </table:table-cell>
          <table:table-cell office:value-type="string" calcext:value-type="string">
            <text:p>Tecnólogo em produção industri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935" calcext:value-type="float">
            <text:p>214935</text:p>
          </table:table-cell>
          <table:table-cell office:value-type="string" calcext:value-type="string">
            <text:p>Tecnólogo em segurança do trabalh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940" calcext:value-type="float">
            <text:p>214940</text:p>
          </table:table-cell>
          <table:table-cell office:value-type="string" calcext:value-type="string">
            <text:p>Higienista ocupacion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945" calcext:value-type="float">
            <text:p>214945</text:p>
          </table:table-cell>
          <table:table-cell office:value-type="string" calcext:value-type="string">
            <text:p>Engenheiro de logist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5105" calcext:value-type="float">
            <text:p>215105</text:p>
          </table:table-cell>
          <table:table-cell office:value-type="string" calcext:value-type="string">
            <text:p>Agente de manobra e docage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5110" calcext:value-type="float">
            <text:p>215110</text:p>
          </table:table-cell>
          <table:table-cell office:value-type="string" calcext:value-type="string">
            <text:p>Capitão de manobra da marinha mercan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5115" calcext:value-type="float">
            <text:p>215115</text:p>
          </table:table-cell>
          <table:table-cell office:value-type="string" calcext:value-type="string">
            <text:p>Comandante da marinha mercan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5120" calcext:value-type="float">
            <text:p>215120</text:p>
          </table:table-cell>
          <table:table-cell office:value-type="string" calcext:value-type="string">
            <text:p>Coordenador de operações de combate à poluição no meio aquaviár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5125" calcext:value-type="float">
            <text:p>215125</text:p>
          </table:table-cell>
          <table:table-cell office:value-type="string" calcext:value-type="string">
            <text:p>Imediato da marinha mercan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5130" calcext:value-type="float">
            <text:p>215130</text:p>
          </table:table-cell>
          <table:table-cell office:value-type="string" calcext:value-type="string">
            <text:p>Inspetor de termin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5135" calcext:value-type="float">
            <text:p>215135</text:p>
          </table:table-cell>
          <table:table-cell office:value-type="string" calcext:value-type="string">
            <text:p>Inspetor nav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5140" calcext:value-type="float">
            <text:p>215140</text:p>
          </table:table-cell>
          <table:table-cell office:value-type="string" calcext:value-type="string">
            <text:p>Oficial de quarto de navegação da marinha mercan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5145" calcext:value-type="float">
            <text:p>215145</text:p>
          </table:table-cell>
          <table:table-cell office:value-type="string" calcext:value-type="string">
            <text:p>Prático de portos da marinha mercan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5150" calcext:value-type="float">
            <text:p>215150</text:p>
          </table:table-cell>
          <table:table-cell office:value-type="string" calcext:value-type="string">
            <text:p>Vistoriador nav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5205" calcext:value-type="float">
            <text:p>215205</text:p>
          </table:table-cell>
          <table:table-cell office:value-type="string" calcext:value-type="string">
            <text:p>Oficial superior de máquinas da marinha mercan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5210" calcext:value-type="float">
            <text:p>215210</text:p>
          </table:table-cell>
          <table:table-cell office:value-type="string" calcext:value-type="string">
            <text:p>Primeiro oficial de máquinas da marinha mercan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5215" calcext:value-type="float">
            <text:p>215215</text:p>
          </table:table-cell>
          <table:table-cell office:value-type="string" calcext:value-type="string">
            <text:p>Segundo oficial de máquinas da marinha mercan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5220" calcext:value-type="float">
            <text:p>215220</text:p>
          </table:table-cell>
          <table:table-cell office:value-type="string" calcext:value-type="string">
            <text:p>Superintendente técnico no transporte aquaviár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5305" calcext:value-type="float">
            <text:p>215305</text:p>
          </table:table-cell>
          <table:table-cell office:value-type="string" calcext:value-type="string">
            <text:p>Piloto de aeronav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5310" calcext:value-type="float">
            <text:p>215310</text:p>
          </table:table-cell>
          <table:table-cell office:value-type="string" calcext:value-type="string">
            <text:p>Piloto de ensaios em vô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5315" calcext:value-type="float">
            <text:p>215315</text:p>
          </table:table-cell>
          <table:table-cell office:value-type="string" calcext:value-type="string">
            <text:p>Instrutor de vô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1105" calcext:value-type="float">
            <text:p>221105</text:p>
          </table:table-cell>
          <table:table-cell office:value-type="string" calcext:value-type="string">
            <text:p>Biólog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1205" calcext:value-type="float">
            <text:p>221205</text:p>
          </table:table-cell>
          <table:table-cell office:value-type="string" calcext:value-type="string">
            <text:p>Bioméd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2105" calcext:value-type="float">
            <text:p>222105</text:p>
          </table:table-cell>
          <table:table-cell office:value-type="string" calcext:value-type="string">
            <text:p>Engenheiro agrícol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2110" calcext:value-type="float">
            <text:p>222110</text:p>
          </table:table-cell>
          <table:table-cell office:value-type="string" calcext:value-type="string">
            <text:p>Engenheiro agrônom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2115" calcext:value-type="float">
            <text:p>222115</text:p>
          </table:table-cell>
          <table:table-cell office:value-type="string" calcext:value-type="string">
            <text:p>Engenheiro de pes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2120" calcext:value-type="float">
            <text:p>222120</text:p>
          </table:table-cell>
          <table:table-cell office:value-type="string" calcext:value-type="string">
            <text:p>Engenheiro flores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2205" calcext:value-type="float">
            <text:p>222205</text:p>
          </table:table-cell>
          <table:table-cell office:value-type="string" calcext:value-type="string">
            <text:p>Engenheiro de aliment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2215" calcext:value-type="float">
            <text:p>222215</text:p>
          </table:table-cell>
          <table:table-cell office:value-type="string" calcext:value-type="string">
            <text:p>Tecnólogo em aliment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204" calcext:value-type="float">
            <text:p>223204</text:p>
          </table:table-cell>
          <table:table-cell office:value-type="string" calcext:value-type="string">
            <text:p>Cirurgião dentista - audit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208" calcext:value-type="float">
            <text:p>223208</text:p>
          </table:table-cell>
          <table:table-cell office:value-type="string" calcext:value-type="string">
            <text:p>Cirurgião dentista - clínico ger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212" calcext:value-type="float">
            <text:p>223212</text:p>
          </table:table-cell>
          <table:table-cell office:value-type="string" calcext:value-type="string">
            <text:p>Cirurgião dentista - endodont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216" calcext:value-type="float">
            <text:p>223216</text:p>
          </table:table-cell>
          <table:table-cell office:value-type="string" calcext:value-type="string">
            <text:p>Cirurgião dentista - epidemiolog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220" calcext:value-type="float">
            <text:p>223220</text:p>
          </table:table-cell>
          <table:table-cell office:value-type="string" calcext:value-type="string">
            <text:p>Cirurgião dentista - estomatolog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224" calcext:value-type="float">
            <text:p>223224</text:p>
          </table:table-cell>
          <table:table-cell office:value-type="string" calcext:value-type="string">
            <text:p>Cirurgião dentista - implantodont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228" calcext:value-type="float">
            <text:p>223228</text:p>
          </table:table-cell>
          <table:table-cell office:value-type="string" calcext:value-type="string">
            <text:p>Cirurgião dentista - odontogeriat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232" calcext:value-type="float">
            <text:p>223232</text:p>
          </table:table-cell>
          <table:table-cell office:value-type="string" calcext:value-type="string">
            <text:p>Cirurgião dentista - odontologista leg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236" calcext:value-type="float">
            <text:p>223236</text:p>
          </table:table-cell>
          <table:table-cell office:value-type="string" calcext:value-type="string">
            <text:p>Cirurgião dentista - odontopediat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240" calcext:value-type="float">
            <text:p>223240</text:p>
          </table:table-cell>
          <table:table-cell office:value-type="string" calcext:value-type="string">
            <text:p>Cirurgião dentista - ortopedista e ortodont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244" calcext:value-type="float">
            <text:p>223244</text:p>
          </table:table-cell>
          <table:table-cell office:value-type="string" calcext:value-type="string">
            <text:p>Cirurgião dentista - patologista buc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248" calcext:value-type="float">
            <text:p>223248</text:p>
          </table:table-cell>
          <table:table-cell office:value-type="string" calcext:value-type="string">
            <text:p>Cirurgião dentista - periodont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252" calcext:value-type="float">
            <text:p>223252</text:p>
          </table:table-cell>
          <table:table-cell office:value-type="string" calcext:value-type="string">
            <text:p>Cirurgião dentista - protesiólogo bucomaxilofaci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256" calcext:value-type="float">
            <text:p>223256</text:p>
          </table:table-cell>
          <table:table-cell office:value-type="string" calcext:value-type="string">
            <text:p>Cirurgião dentista - protes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260" calcext:value-type="float">
            <text:p>223260</text:p>
          </table:table-cell>
          <table:table-cell office:value-type="string" calcext:value-type="string">
            <text:p>Cirurgião dentista - radiolog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264" calcext:value-type="float">
            <text:p>223264</text:p>
          </table:table-cell>
          <table:table-cell office:value-type="string" calcext:value-type="string">
            <text:p>Cirurgião dentista - reabilitador or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268" calcext:value-type="float">
            <text:p>223268</text:p>
          </table:table-cell>
          <table:table-cell office:value-type="string" calcext:value-type="string">
            <text:p>Cirurgião dentista - traumatologista bucomaxilofaci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272" calcext:value-type="float">
            <text:p>223272</text:p>
          </table:table-cell>
          <table:table-cell office:value-type="string" calcext:value-type="string">
            <text:p>Cirurgião dentista de saúde coletiv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276" calcext:value-type="float">
            <text:p>223276</text:p>
          </table:table-cell>
          <table:table-cell office:value-type="string" calcext:value-type="string">
            <text:p>Cirurgião dentista - odontologia do trabalh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280" calcext:value-type="float">
            <text:p>223280</text:p>
          </table:table-cell>
          <table:table-cell office:value-type="string" calcext:value-type="string">
            <text:p>Cirurgião dentista - dentíst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284" calcext:value-type="float">
            <text:p>223284</text:p>
          </table:table-cell>
          <table:table-cell office:value-type="string" calcext:value-type="string">
            <text:p>Cirurgião dentista - disfunção temporomandibular e dor orofaci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288" calcext:value-type="float">
            <text:p>223288</text:p>
          </table:table-cell>
          <table:table-cell office:value-type="string" calcext:value-type="string">
            <text:p>Cirurgião dentista - odontologia para pacientes com necessidades especi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293" calcext:value-type="float">
            <text:p>223293</text:p>
          </table:table-cell>
          <table:table-cell office:value-type="string" calcext:value-type="string">
            <text:p>Cirurgião-dentista da estratégia de saúde da famíl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305" calcext:value-type="float">
            <text:p>223305</text:p>
          </table:table-cell>
          <table:table-cell office:value-type="string" calcext:value-type="string">
            <text:p>Médico veterinár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310" calcext:value-type="float">
            <text:p>223310</text:p>
          </table:table-cell>
          <table:table-cell office:value-type="string" calcext:value-type="string">
            <text:p>Zootecn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405" calcext:value-type="float">
            <text:p>223405</text:p>
          </table:table-cell>
          <table:table-cell office:value-type="string" calcext:value-type="string">
            <text:p>Farmacêut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415" calcext:value-type="float">
            <text:p>223415</text:p>
          </table:table-cell>
          <table:table-cell office:value-type="string" calcext:value-type="string">
            <text:p>Farmacêutico analista clín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420" calcext:value-type="float">
            <text:p>223420</text:p>
          </table:table-cell>
          <table:table-cell office:value-type="string" calcext:value-type="string">
            <text:p>Farmacêutico de aliment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425" calcext:value-type="float">
            <text:p>223425</text:p>
          </table:table-cell>
          <table:table-cell office:value-type="string" calcext:value-type="string">
            <text:p>Farmacêutico práticas integrativas e complementar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430" calcext:value-type="float">
            <text:p>223430</text:p>
          </table:table-cell>
          <table:table-cell office:value-type="string" calcext:value-type="string">
            <text:p>Farmacêutico em saúde públ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435" calcext:value-type="float">
            <text:p>223435</text:p>
          </table:table-cell>
          <table:table-cell office:value-type="string" calcext:value-type="string">
            <text:p>Farmacêutico industri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440" calcext:value-type="float">
            <text:p>223440</text:p>
          </table:table-cell>
          <table:table-cell office:value-type="string" calcext:value-type="string">
            <text:p>Farmacêutico toxicolog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445" calcext:value-type="float">
            <text:p>223445</text:p>
          </table:table-cell>
          <table:table-cell office:value-type="string" calcext:value-type="string">
            <text:p>Farmacêutico hospitalar e clín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505" calcext:value-type="float">
            <text:p>223505</text:p>
          </table:table-cell>
          <table:table-cell office:value-type="string" calcext:value-type="string">
            <text:p>Enferm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510" calcext:value-type="float">
            <text:p>223510</text:p>
          </table:table-cell>
          <table:table-cell office:value-type="string" calcext:value-type="string">
            <text:p>Enfermeiro audit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515" calcext:value-type="float">
            <text:p>223515</text:p>
          </table:table-cell>
          <table:table-cell office:value-type="string" calcext:value-type="string">
            <text:p>Enfermeiro de bord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520" calcext:value-type="float">
            <text:p>223520</text:p>
          </table:table-cell>
          <table:table-cell office:value-type="string" calcext:value-type="string">
            <text:p>Enfermeiro de centro cirúrg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525" calcext:value-type="float">
            <text:p>223525</text:p>
          </table:table-cell>
          <table:table-cell office:value-type="string" calcext:value-type="string">
            <text:p>Enfermeiro de terapia intensiv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530" calcext:value-type="float">
            <text:p>223530</text:p>
          </table:table-cell>
          <table:table-cell office:value-type="string" calcext:value-type="string">
            <text:p>Enfermeiro do trabalh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535" calcext:value-type="float">
            <text:p>223535</text:p>
          </table:table-cell>
          <table:table-cell office:value-type="string" calcext:value-type="string">
            <text:p>Enfermeiro nefrolog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540" calcext:value-type="float">
            <text:p>223540</text:p>
          </table:table-cell>
          <table:table-cell office:value-type="string" calcext:value-type="string">
            <text:p>Enfermeiro neonatolog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545" calcext:value-type="float">
            <text:p>223545</text:p>
          </table:table-cell>
          <table:table-cell office:value-type="string" calcext:value-type="string">
            <text:p>Enfermeiro obstétr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550" calcext:value-type="float">
            <text:p>223550</text:p>
          </table:table-cell>
          <table:table-cell office:value-type="string" calcext:value-type="string">
            <text:p>Enfermeiro psiquiátr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555" calcext:value-type="float">
            <text:p>223555</text:p>
          </table:table-cell>
          <table:table-cell office:value-type="string" calcext:value-type="string">
            <text:p>Enfermeiro puericultor e pediátr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560" calcext:value-type="float">
            <text:p>223560</text:p>
          </table:table-cell>
          <table:table-cell office:value-type="string" calcext:value-type="string">
            <text:p>Enfermeiro sanitar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565" calcext:value-type="float">
            <text:p>223565</text:p>
          </table:table-cell>
          <table:table-cell office:value-type="string" calcext:value-type="string">
            <text:p>Enfermeiro da estratégia de saúde da famíl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570" calcext:value-type="float">
            <text:p>223570</text:p>
          </table:table-cell>
          <table:table-cell office:value-type="string" calcext:value-type="string">
            <text:p>Perfusion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605" calcext:value-type="float">
            <text:p>223605</text:p>
          </table:table-cell>
          <table:table-cell office:value-type="string" calcext:value-type="string">
            <text:p>Fisioterapeuta ger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625" calcext:value-type="float">
            <text:p>223625</text:p>
          </table:table-cell>
          <table:table-cell office:value-type="string" calcext:value-type="string">
            <text:p>Fisioterapeuta respiratór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630" calcext:value-type="float">
            <text:p>223630</text:p>
          </table:table-cell>
          <table:table-cell office:value-type="string" calcext:value-type="string">
            <text:p>Fisioterapeuta neurofuncion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635" calcext:value-type="float">
            <text:p>223635</text:p>
          </table:table-cell>
          <table:table-cell office:value-type="string" calcext:value-type="string">
            <text:p>Fisioterapeuta traumato-ortopédica funcion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640" calcext:value-type="float">
            <text:p>223640</text:p>
          </table:table-cell>
          <table:table-cell office:value-type="string" calcext:value-type="string">
            <text:p>Fisioterapeuta osteopa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645" calcext:value-type="float">
            <text:p>223645</text:p>
          </table:table-cell>
          <table:table-cell office:value-type="string" calcext:value-type="string">
            <text:p>Fisioterapeuta quiroprax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650" calcext:value-type="float">
            <text:p>223650</text:p>
          </table:table-cell>
          <table:table-cell office:value-type="string" calcext:value-type="string">
            <text:p>Fisioterapeuta acupuntur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655" calcext:value-type="float">
            <text:p>223655</text:p>
          </table:table-cell>
          <table:table-cell office:value-type="string" calcext:value-type="string">
            <text:p>Fisioterapeuta esportiv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660" calcext:value-type="float">
            <text:p>223660</text:p>
          </table:table-cell>
          <table:table-cell office:value-type="string" calcext:value-type="string">
            <text:p>Fisioterapeuta <text:s/>do trabalh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705" calcext:value-type="float">
            <text:p>223705</text:p>
          </table:table-cell>
          <table:table-cell office:value-type="string" calcext:value-type="string">
            <text:p>Diet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710" calcext:value-type="float">
            <text:p>223710</text:p>
          </table:table-cell>
          <table:table-cell office:value-type="string" calcext:value-type="string">
            <text:p>Nutricion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810" calcext:value-type="float">
            <text:p>223810</text:p>
          </table:table-cell>
          <table:table-cell office:value-type="string" calcext:value-type="string">
            <text:p>Fonoaudiólogo ger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815" calcext:value-type="float">
            <text:p>223815</text:p>
          </table:table-cell>
          <table:table-cell office:value-type="string" calcext:value-type="string">
            <text:p>Fonoaudiólogo educacion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820" calcext:value-type="float">
            <text:p>223820</text:p>
          </table:table-cell>
          <table:table-cell office:value-type="string" calcext:value-type="string">
            <text:p>Fonoaudiólogo em audiolog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825" calcext:value-type="float">
            <text:p>223825</text:p>
          </table:table-cell>
          <table:table-cell office:value-type="string" calcext:value-type="string">
            <text:p>Fonoaudiólogo em disfag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830" calcext:value-type="float">
            <text:p>223830</text:p>
          </table:table-cell>
          <table:table-cell office:value-type="string" calcext:value-type="string">
            <text:p>Fonoaudiólogo em linguage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835" calcext:value-type="float">
            <text:p>223835</text:p>
          </table:table-cell>
          <table:table-cell office:value-type="string" calcext:value-type="string">
            <text:p>Fonoaudiólogo em motricidade orofaci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840" calcext:value-type="float">
            <text:p>223840</text:p>
          </table:table-cell>
          <table:table-cell office:value-type="string" calcext:value-type="string">
            <text:p>Fonoaudiólogo em saúde coletiv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845" calcext:value-type="float">
            <text:p>223845</text:p>
          </table:table-cell>
          <table:table-cell office:value-type="string" calcext:value-type="string">
            <text:p>Fonoaudiólogo em voz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905" calcext:value-type="float">
            <text:p>223905</text:p>
          </table:table-cell>
          <table:table-cell office:value-type="string" calcext:value-type="string">
            <text:p>Terapeuta ocupacion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910" calcext:value-type="float">
            <text:p>223910</text:p>
          </table:table-cell>
          <table:table-cell office:value-type="string" calcext:value-type="string">
            <text:p>Ortopt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915" calcext:value-type="float">
            <text:p>223915</text:p>
          </table:table-cell>
          <table:table-cell office:value-type="string" calcext:value-type="string">
            <text:p>Psicomotric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4105" calcext:value-type="float">
            <text:p>224105</text:p>
          </table:table-cell>
          <table:table-cell office:value-type="string" calcext:value-type="string">
            <text:p>Avaliador fís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4110" calcext:value-type="float">
            <text:p>224110</text:p>
          </table:table-cell>
          <table:table-cell office:value-type="string" calcext:value-type="string">
            <text:p>Ludomotric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4115" calcext:value-type="float">
            <text:p>224115</text:p>
          </table:table-cell>
          <table:table-cell office:value-type="string" calcext:value-type="string">
            <text:p>Preparador de atle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4120" calcext:value-type="float">
            <text:p>224120</text:p>
          </table:table-cell>
          <table:table-cell office:value-type="string" calcext:value-type="string">
            <text:p>Preparador fís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4125" calcext:value-type="float">
            <text:p>224125</text:p>
          </table:table-cell>
          <table:table-cell office:value-type="string" calcext:value-type="string">
            <text:p>Técnico de desporto individual e coletivo (exceto futebol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4130" calcext:value-type="float">
            <text:p>224130</text:p>
          </table:table-cell>
          <table:table-cell office:value-type="string" calcext:value-type="string">
            <text:p>Técnico de laboratório e fiscalização desportiv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4135" calcext:value-type="float">
            <text:p>224135</text:p>
          </table:table-cell>
          <table:table-cell office:value-type="string" calcext:value-type="string">
            <text:p>Treinador profissional de futebo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4140" calcext:value-type="float">
            <text:p>224140</text:p>
          </table:table-cell>
          <table:table-cell office:value-type="string" calcext:value-type="string">
            <text:p>Profissional de educação física na saúd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103" calcext:value-type="float">
            <text:p>225103</text:p>
          </table:table-cell>
          <table:table-cell office:value-type="string" calcext:value-type="string">
            <text:p>Médico infectolog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105" calcext:value-type="float">
            <text:p>225105</text:p>
          </table:table-cell>
          <table:table-cell office:value-type="string" calcext:value-type="string">
            <text:p>Médico acupuntur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106" calcext:value-type="float">
            <text:p>225106</text:p>
          </table:table-cell>
          <table:table-cell office:value-type="string" calcext:value-type="string">
            <text:p>Médico leg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109" calcext:value-type="float">
            <text:p>225109</text:p>
          </table:table-cell>
          <table:table-cell office:value-type="string" calcext:value-type="string">
            <text:p>Médico nefrolog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110" calcext:value-type="float">
            <text:p>225110</text:p>
          </table:table-cell>
          <table:table-cell office:value-type="string" calcext:value-type="string">
            <text:p>Médico alergista e imunolog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112" calcext:value-type="float">
            <text:p>225112</text:p>
          </table:table-cell>
          <table:table-cell office:value-type="string" calcext:value-type="string">
            <text:p>Médico neurolog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115" calcext:value-type="float">
            <text:p>225115</text:p>
          </table:table-cell>
          <table:table-cell office:value-type="string" calcext:value-type="string">
            <text:p>Médico angiolog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118" calcext:value-type="float">
            <text:p>225118</text:p>
          </table:table-cell>
          <table:table-cell office:value-type="string" calcext:value-type="string">
            <text:p>Médico nutrolog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120" calcext:value-type="float">
            <text:p>225120</text:p>
          </table:table-cell>
          <table:table-cell office:value-type="string" calcext:value-type="string">
            <text:p>Médico cardiolog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121" calcext:value-type="float">
            <text:p>225121</text:p>
          </table:table-cell>
          <table:table-cell office:value-type="string" calcext:value-type="string">
            <text:p>Médico oncologista clín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122" calcext:value-type="float">
            <text:p>225122</text:p>
          </table:table-cell>
          <table:table-cell office:value-type="string" calcext:value-type="string">
            <text:p>Médico cancerologista pediátr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124" calcext:value-type="float">
            <text:p>225124</text:p>
          </table:table-cell>
          <table:table-cell office:value-type="string" calcext:value-type="string">
            <text:p>Médico pediat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125" calcext:value-type="float">
            <text:p>225125</text:p>
          </table:table-cell>
          <table:table-cell office:value-type="string" calcext:value-type="string">
            <text:p>Médico clín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127" calcext:value-type="float">
            <text:p>225127</text:p>
          </table:table-cell>
          <table:table-cell office:value-type="string" calcext:value-type="string">
            <text:p>Médico pneumolog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130" calcext:value-type="float">
            <text:p>225130</text:p>
          </table:table-cell>
          <table:table-cell office:value-type="string" calcext:value-type="string">
            <text:p>Médico de família e comunidad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133" calcext:value-type="float">
            <text:p>225133</text:p>
          </table:table-cell>
          <table:table-cell office:value-type="string" calcext:value-type="string">
            <text:p>Médico psiquiat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135" calcext:value-type="float">
            <text:p>225135</text:p>
          </table:table-cell>
          <table:table-cell office:value-type="string" calcext:value-type="string">
            <text:p>Médico dermatolog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136" calcext:value-type="float">
            <text:p>225136</text:p>
          </table:table-cell>
          <table:table-cell office:value-type="string" calcext:value-type="string">
            <text:p>Médico reumatolog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139" calcext:value-type="float">
            <text:p>225139</text:p>
          </table:table-cell>
          <table:table-cell office:value-type="string" calcext:value-type="string">
            <text:p>Médico sanitar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140" calcext:value-type="float">
            <text:p>225140</text:p>
          </table:table-cell>
          <table:table-cell office:value-type="string" calcext:value-type="string">
            <text:p>Médico do trabalh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142" calcext:value-type="float">
            <text:p>225142</text:p>
          </table:table-cell>
          <table:table-cell office:value-type="string" calcext:value-type="string">
            <text:p>Médico da estratégia de saúde da famíl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145" calcext:value-type="float">
            <text:p>225145</text:p>
          </table:table-cell>
          <table:table-cell office:value-type="string" calcext:value-type="string">
            <text:p>Médico em medicina de tráfeg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148" calcext:value-type="float">
            <text:p>225148</text:p>
          </table:table-cell>
          <table:table-cell office:value-type="string" calcext:value-type="string">
            <text:p>Médico anatomopatolog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150" calcext:value-type="float">
            <text:p>225150</text:p>
          </table:table-cell>
          <table:table-cell office:value-type="string" calcext:value-type="string">
            <text:p>Médico em medicina intensiv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151" calcext:value-type="float">
            <text:p>225151</text:p>
          </table:table-cell>
          <table:table-cell office:value-type="string" calcext:value-type="string">
            <text:p>Médico anestesiolog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154" calcext:value-type="float">
            <text:p>225154</text:p>
          </table:table-cell>
          <table:table-cell office:value-type="string" calcext:value-type="string">
            <text:p>Médico antroposóf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155" calcext:value-type="float">
            <text:p>225155</text:p>
          </table:table-cell>
          <table:table-cell office:value-type="string" calcext:value-type="string">
            <text:p>Médico endocrinologista e metabolog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160" calcext:value-type="float">
            <text:p>225160</text:p>
          </table:table-cell>
          <table:table-cell office:value-type="string" calcext:value-type="string">
            <text:p>Médico fisiat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165" calcext:value-type="float">
            <text:p>225165</text:p>
          </table:table-cell>
          <table:table-cell office:value-type="string" calcext:value-type="string">
            <text:p>Médico gastroenterolog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170" calcext:value-type="float">
            <text:p>225170</text:p>
          </table:table-cell>
          <table:table-cell office:value-type="string" calcext:value-type="string">
            <text:p>Médico general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175" calcext:value-type="float">
            <text:p>225175</text:p>
          </table:table-cell>
          <table:table-cell office:value-type="string" calcext:value-type="string">
            <text:p>Médico genetic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180" calcext:value-type="float">
            <text:p>225180</text:p>
          </table:table-cell>
          <table:table-cell office:value-type="string" calcext:value-type="string">
            <text:p>Médico geriat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185" calcext:value-type="float">
            <text:p>225185</text:p>
          </table:table-cell>
          <table:table-cell office:value-type="string" calcext:value-type="string">
            <text:p>Médico hematolog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195" calcext:value-type="float">
            <text:p>225195</text:p>
          </table:table-cell>
          <table:table-cell office:value-type="string" calcext:value-type="string">
            <text:p>Médico homeopa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203" calcext:value-type="float">
            <text:p>225203</text:p>
          </table:table-cell>
          <table:table-cell office:value-type="string" calcext:value-type="string">
            <text:p>Médico em cirurgia vascul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210" calcext:value-type="float">
            <text:p>225210</text:p>
          </table:table-cell>
          <table:table-cell office:value-type="string" calcext:value-type="string">
            <text:p>Médico cirurgião cardiovascul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215" calcext:value-type="float">
            <text:p>225215</text:p>
          </table:table-cell>
          <table:table-cell office:value-type="string" calcext:value-type="string">
            <text:p>Médico cirurgião de cabeça e pescoç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220" calcext:value-type="float">
            <text:p>225220</text:p>
          </table:table-cell>
          <table:table-cell office:value-type="string" calcext:value-type="string">
            <text:p>Médico cirurgião do aparelho digestiv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225" calcext:value-type="float">
            <text:p>225225</text:p>
          </table:table-cell>
          <table:table-cell office:value-type="string" calcext:value-type="string">
            <text:p>Médico cirurgião ger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230" calcext:value-type="float">
            <text:p>225230</text:p>
          </table:table-cell>
          <table:table-cell office:value-type="string" calcext:value-type="string">
            <text:p>Médico cirurgião pediátr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235" calcext:value-type="float">
            <text:p>225235</text:p>
          </table:table-cell>
          <table:table-cell office:value-type="string" calcext:value-type="string">
            <text:p>Médico cirurgião plást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240" calcext:value-type="float">
            <text:p>225240</text:p>
          </table:table-cell>
          <table:table-cell office:value-type="string" calcext:value-type="string">
            <text:p>Médico cirurgião torác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250" calcext:value-type="float">
            <text:p>225250</text:p>
          </table:table-cell>
          <table:table-cell office:value-type="string" calcext:value-type="string">
            <text:p>Médico ginecologista e obstet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255" calcext:value-type="float">
            <text:p>225255</text:p>
          </table:table-cell>
          <table:table-cell office:value-type="string" calcext:value-type="string">
            <text:p>Médico mastolog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260" calcext:value-type="float">
            <text:p>225260</text:p>
          </table:table-cell>
          <table:table-cell office:value-type="string" calcext:value-type="string">
            <text:p>Médico neurocirurgi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265" calcext:value-type="float">
            <text:p>225265</text:p>
          </table:table-cell>
          <table:table-cell office:value-type="string" calcext:value-type="string">
            <text:p>Médico oftalmolog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270" calcext:value-type="float">
            <text:p>225270</text:p>
          </table:table-cell>
          <table:table-cell office:value-type="string" calcext:value-type="string">
            <text:p>Médico ortopedista e traumatolog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275" calcext:value-type="float">
            <text:p>225275</text:p>
          </table:table-cell>
          <table:table-cell office:value-type="string" calcext:value-type="string">
            <text:p>Médico otorrinolaringolog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280" calcext:value-type="float">
            <text:p>225280</text:p>
          </table:table-cell>
          <table:table-cell office:value-type="string" calcext:value-type="string">
            <text:p>Médico coloproctolog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285" calcext:value-type="float">
            <text:p>225285</text:p>
          </table:table-cell>
          <table:table-cell office:value-type="string" calcext:value-type="string">
            <text:p>Médico urolog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290" calcext:value-type="float">
            <text:p>225290</text:p>
          </table:table-cell>
          <table:table-cell office:value-type="string" calcext:value-type="string">
            <text:p>Médico cancerologista cirurgí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295" calcext:value-type="float">
            <text:p>225295</text:p>
          </table:table-cell>
          <table:table-cell office:value-type="string" calcext:value-type="string">
            <text:p>Médico cirurgião da m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305" calcext:value-type="float">
            <text:p>225305</text:p>
          </table:table-cell>
          <table:table-cell office:value-type="string" calcext:value-type="string">
            <text:p>Médico citopatolog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310" calcext:value-type="float">
            <text:p>225310</text:p>
          </table:table-cell>
          <table:table-cell office:value-type="string" calcext:value-type="string">
            <text:p>Médico em endoscop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315" calcext:value-type="float">
            <text:p>225315</text:p>
          </table:table-cell>
          <table:table-cell office:value-type="string" calcext:value-type="string">
            <text:p>Médico em medicina nucle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320" calcext:value-type="float">
            <text:p>225320</text:p>
          </table:table-cell>
          <table:table-cell office:value-type="string" calcext:value-type="string">
            <text:p>Médico em radiologia e diagnóstico por image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325" calcext:value-type="float">
            <text:p>225325</text:p>
          </table:table-cell>
          <table:table-cell office:value-type="string" calcext:value-type="string">
            <text:p>Médico patolog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330" calcext:value-type="float">
            <text:p>225330</text:p>
          </table:table-cell>
          <table:table-cell office:value-type="string" calcext:value-type="string">
            <text:p>Médico radioterapeu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335" calcext:value-type="float">
            <text:p>225335</text:p>
          </table:table-cell>
          <table:table-cell office:value-type="string" calcext:value-type="string">
            <text:p>Médico patologista clínico / medicina laboratori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340" calcext:value-type="float">
            <text:p>225340</text:p>
          </table:table-cell>
          <table:table-cell office:value-type="string" calcext:value-type="string">
            <text:p>Médico hemoterapeu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345" calcext:value-type="float">
            <text:p>225345</text:p>
          </table:table-cell>
          <table:table-cell office:value-type="string" calcext:value-type="string">
            <text:p>Médico hiperbar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350" calcext:value-type="float">
            <text:p>225350</text:p>
          </table:table-cell>
          <table:table-cell office:value-type="string" calcext:value-type="string">
            <text:p>Médico neurofisiologista clín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355" calcext:value-type="float">
            <text:p>225355</text:p>
          </table:table-cell>
          <table:table-cell office:value-type="string" calcext:value-type="string">
            <text:p>Médico radiologista intervencion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6105" calcext:value-type="float">
            <text:p>226105</text:p>
          </table:table-cell>
          <table:table-cell office:value-type="string" calcext:value-type="string">
            <text:p>Quiroprax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6110" calcext:value-type="float">
            <text:p>226110</text:p>
          </table:table-cell>
          <table:table-cell office:value-type="string" calcext:value-type="string">
            <text:p>Osteopa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6305" calcext:value-type="float">
            <text:p>226305</text:p>
          </table:table-cell>
          <table:table-cell office:value-type="string" calcext:value-type="string">
            <text:p>Musicoterapeu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6310" calcext:value-type="float">
            <text:p>226310</text:p>
          </table:table-cell>
          <table:table-cell office:value-type="string" calcext:value-type="string">
            <text:p>Arteterapeu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6315" calcext:value-type="float">
            <text:p>226315</text:p>
          </table:table-cell>
          <table:table-cell office:value-type="string" calcext:value-type="string">
            <text:p>Equoterapeu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6320" calcext:value-type="float">
            <text:p>226320</text:p>
          </table:table-cell>
          <table:table-cell office:value-type="string" calcext:value-type="string">
            <text:p>Naturólog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1105" calcext:value-type="float">
            <text:p>231105</text:p>
          </table:table-cell>
          <table:table-cell office:value-type="string" calcext:value-type="string">
            <text:p>Professor de nível superior na educação infantil (quatro a seis an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1110" calcext:value-type="float">
            <text:p>231110</text:p>
          </table:table-cell>
          <table:table-cell office:value-type="string" calcext:value-type="string">
            <text:p>Professor de nível superior na educação infantil (zero a três an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1205" calcext:value-type="float">
            <text:p>231205</text:p>
          </table:table-cell>
          <table:table-cell office:value-type="string" calcext:value-type="string">
            <text:p>Professor da <text:s/>educação de jovens e adultos do ensino fundamental (primeira a quarta série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1210" calcext:value-type="float">
            <text:p>231210</text:p>
          </table:table-cell>
          <table:table-cell office:value-type="string" calcext:value-type="string">
            <text:p>Professor de nível superior do ensino fundamental (primeira a quarta série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1305" calcext:value-type="float">
            <text:p>231305</text:p>
          </table:table-cell>
          <table:table-cell office:value-type="string" calcext:value-type="string">
            <text:p>Professor de ciências exatas e naturais do ensino fundam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1310" calcext:value-type="float">
            <text:p>231310</text:p>
          </table:table-cell>
          <table:table-cell office:value-type="string" calcext:value-type="string">
            <text:p>Professor de educação artística do ensino fundam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1315" calcext:value-type="float">
            <text:p>231315</text:p>
          </table:table-cell>
          <table:table-cell office:value-type="string" calcext:value-type="string">
            <text:p>Professor de educação física do ensino fundam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1320" calcext:value-type="float">
            <text:p>231320</text:p>
          </table:table-cell>
          <table:table-cell office:value-type="string" calcext:value-type="string">
            <text:p>Professor de geografia do ensino fundam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1325" calcext:value-type="float">
            <text:p>231325</text:p>
          </table:table-cell>
          <table:table-cell office:value-type="string" calcext:value-type="string">
            <text:p>Professor de história do ensino fundam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1330" calcext:value-type="float">
            <text:p>231330</text:p>
          </table:table-cell>
          <table:table-cell office:value-type="string" calcext:value-type="string">
            <text:p>Professor de língua estrangeira moderna do ensino fundam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1335" calcext:value-type="float">
            <text:p>231335</text:p>
          </table:table-cell>
          <table:table-cell office:value-type="string" calcext:value-type="string">
            <text:p>Professor de língua portuguesa do ensino fundam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1340" calcext:value-type="float">
            <text:p>231340</text:p>
          </table:table-cell>
          <table:table-cell office:value-type="string" calcext:value-type="string">
            <text:p>Professor de matemática do ensino fundam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2105" calcext:value-type="float">
            <text:p>232105</text:p>
          </table:table-cell>
          <table:table-cell office:value-type="string" calcext:value-type="string">
            <text:p>Professor de artes no ensino méd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2110" calcext:value-type="float">
            <text:p>232110</text:p>
          </table:table-cell>
          <table:table-cell office:value-type="string" calcext:value-type="string">
            <text:p>Professor de biologia no ensino méd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2115" calcext:value-type="float">
            <text:p>232115</text:p>
          </table:table-cell>
          <table:table-cell office:value-type="string" calcext:value-type="string">
            <text:p>Professor de disciplinas pedagógicas no ensino méd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2120" calcext:value-type="float">
            <text:p>232120</text:p>
          </table:table-cell>
          <table:table-cell office:value-type="string" calcext:value-type="string">
            <text:p>Professor de educação física no ensino méd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2125" calcext:value-type="float">
            <text:p>232125</text:p>
          </table:table-cell>
          <table:table-cell office:value-type="string" calcext:value-type="string">
            <text:p>Professor de filosofia no ensino méd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2130" calcext:value-type="float">
            <text:p>232130</text:p>
          </table:table-cell>
          <table:table-cell office:value-type="string" calcext:value-type="string">
            <text:p>Professor de física no ensino méd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2135" calcext:value-type="float">
            <text:p>232135</text:p>
          </table:table-cell>
          <table:table-cell office:value-type="string" calcext:value-type="string">
            <text:p>Professor de geografia no ensino méd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2140" calcext:value-type="float">
            <text:p>232140</text:p>
          </table:table-cell>
          <table:table-cell office:value-type="string" calcext:value-type="string">
            <text:p>Professor de história no ensino méd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2145" calcext:value-type="float">
            <text:p>232145</text:p>
          </table:table-cell>
          <table:table-cell office:value-type="string" calcext:value-type="string">
            <text:p>Professor de língua e literatura brasileira no ensino méd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2150" calcext:value-type="float">
            <text:p>232150</text:p>
          </table:table-cell>
          <table:table-cell office:value-type="string" calcext:value-type="string">
            <text:p>Professor de língua estrangeira moderna no ensino méd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2155" calcext:value-type="float">
            <text:p>232155</text:p>
          </table:table-cell>
          <table:table-cell office:value-type="string" calcext:value-type="string">
            <text:p>Professor de matemática no ensino méd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2160" calcext:value-type="float">
            <text:p>232160</text:p>
          </table:table-cell>
          <table:table-cell office:value-type="string" calcext:value-type="string">
            <text:p>Professor de psicologia no ensino méd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2165" calcext:value-type="float">
            <text:p>232165</text:p>
          </table:table-cell>
          <table:table-cell office:value-type="string" calcext:value-type="string">
            <text:p>Professor de química no ensino méd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2170" calcext:value-type="float">
            <text:p>232170</text:p>
          </table:table-cell>
          <table:table-cell office:value-type="string" calcext:value-type="string">
            <text:p>Professor de sociologia no ensino méd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3105" calcext:value-type="float">
            <text:p>233105</text:p>
          </table:table-cell>
          <table:table-cell office:value-type="string" calcext:value-type="string">
            <text:p>Professor da área de meio ambien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3110" calcext:value-type="float">
            <text:p>233110</text:p>
          </table:table-cell>
          <table:table-cell office:value-type="string" calcext:value-type="string">
            <text:p>Professor de desenho técn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3115" calcext:value-type="float">
            <text:p>233115</text:p>
          </table:table-cell>
          <table:table-cell office:value-type="string" calcext:value-type="string">
            <text:p>Professor de técnicas agrícol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3120" calcext:value-type="float">
            <text:p>233120</text:p>
          </table:table-cell>
          <table:table-cell office:value-type="string" calcext:value-type="string">
            <text:p>Professor de técnicas comerciais e secretari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3125" calcext:value-type="float">
            <text:p>233125</text:p>
          </table:table-cell>
          <table:table-cell office:value-type="string" calcext:value-type="string">
            <text:p>Professor de técnicas de enfermage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3130" calcext:value-type="float">
            <text:p>233130</text:p>
          </table:table-cell>
          <table:table-cell office:value-type="string" calcext:value-type="string">
            <text:p>Professor de técnicas industri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3135" calcext:value-type="float">
            <text:p>233135</text:p>
          </table:table-cell>
          <table:table-cell office:value-type="string" calcext:value-type="string">
            <text:p>Professor de tecnologia e cálculo técn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3205" calcext:value-type="float">
            <text:p>233205</text:p>
          </table:table-cell>
          <table:table-cell office:value-type="string" calcext:value-type="string">
            <text:p>Instrutor de aprendizagem e treinamento agropecuár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3210" calcext:value-type="float">
            <text:p>233210</text:p>
          </table:table-cell>
          <table:table-cell office:value-type="string" calcext:value-type="string">
            <text:p>Instrutor de aprendizagem e treinamento industri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3215" calcext:value-type="float">
            <text:p>233215</text:p>
          </table:table-cell>
          <table:table-cell office:value-type="string" calcext:value-type="string">
            <text:p>Instrutor de aprendizagem e treinamento comerci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3220" calcext:value-type="float">
            <text:p>233220</text:p>
          </table:table-cell>
          <table:table-cell office:value-type="string" calcext:value-type="string">
            <text:p>Professor instrutor de ensino e aprendizagem agroflores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3225" calcext:value-type="float">
            <text:p>233225</text:p>
          </table:table-cell>
          <table:table-cell office:value-type="string" calcext:value-type="string">
            <text:p>Professor instrutor de ensino e aprendizagem em serviç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105" calcext:value-type="float">
            <text:p>234105</text:p>
          </table:table-cell>
          <table:table-cell office:value-type="string" calcext:value-type="string">
            <text:p>Professor de matemática aplicada (no ensino superior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110" calcext:value-type="float">
            <text:p>234110</text:p>
          </table:table-cell>
          <table:table-cell office:value-type="string" calcext:value-type="string">
            <text:p>Professor de matemática pura (no ensino superior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115" calcext:value-type="float">
            <text:p>234115</text:p>
          </table:table-cell>
          <table:table-cell office:value-type="string" calcext:value-type="string">
            <text:p>Professor de estatística (no ensino superior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120" calcext:value-type="float">
            <text:p>234120</text:p>
          </table:table-cell>
          <table:table-cell office:value-type="string" calcext:value-type="string">
            <text:p>Professor de computação (no ensino superior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125" calcext:value-type="float">
            <text:p>234125</text:p>
          </table:table-cell>
          <table:table-cell office:value-type="string" calcext:value-type="string">
            <text:p>Professor de pesquisa operacional (no ensino superior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205" calcext:value-type="float">
            <text:p>234205</text:p>
          </table:table-cell>
          <table:table-cell office:value-type="string" calcext:value-type="string">
            <text:p>Professor de física (ensino superior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210" calcext:value-type="float">
            <text:p>234210</text:p>
          </table:table-cell>
          <table:table-cell office:value-type="string" calcext:value-type="string">
            <text:p>Professor de química (ensino superior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215" calcext:value-type="float">
            <text:p>234215</text:p>
          </table:table-cell>
          <table:table-cell office:value-type="string" calcext:value-type="string">
            <text:p>Professor de astronomia (ensino superior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305" calcext:value-type="float">
            <text:p>234305</text:p>
          </table:table-cell>
          <table:table-cell office:value-type="string" calcext:value-type="string">
            <text:p>Professor de arquitetu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310" calcext:value-type="float">
            <text:p>234310</text:p>
          </table:table-cell>
          <table:table-cell office:value-type="string" calcext:value-type="string">
            <text:p>Professor de engenhar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315" calcext:value-type="float">
            <text:p>234315</text:p>
          </table:table-cell>
          <table:table-cell office:value-type="string" calcext:value-type="string">
            <text:p>Professor de geofís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320" calcext:value-type="float">
            <text:p>234320</text:p>
          </table:table-cell>
          <table:table-cell office:value-type="string" calcext:value-type="string">
            <text:p>Professor de geolog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405" calcext:value-type="float">
            <text:p>234405</text:p>
          </table:table-cell>
          <table:table-cell office:value-type="string" calcext:value-type="string">
            <text:p>Professor de ciências biológicas do ensino superi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410" calcext:value-type="float">
            <text:p>234410</text:p>
          </table:table-cell>
          <table:table-cell office:value-type="string" calcext:value-type="string">
            <text:p>Professor de educação física no ensino superi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415" calcext:value-type="float">
            <text:p>234415</text:p>
          </table:table-cell>
          <table:table-cell office:value-type="string" calcext:value-type="string">
            <text:p>Professor de enfermagem do ensino superi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420" calcext:value-type="float">
            <text:p>234420</text:p>
          </table:table-cell>
          <table:table-cell office:value-type="string" calcext:value-type="string">
            <text:p>Professor de farmácia e bioquím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425" calcext:value-type="float">
            <text:p>234425</text:p>
          </table:table-cell>
          <table:table-cell office:value-type="string" calcext:value-type="string">
            <text:p>Professor de fisioterap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430" calcext:value-type="float">
            <text:p>234430</text:p>
          </table:table-cell>
          <table:table-cell office:value-type="string" calcext:value-type="string">
            <text:p>Professor de fonoaudiolog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435" calcext:value-type="float">
            <text:p>234435</text:p>
          </table:table-cell>
          <table:table-cell office:value-type="string" calcext:value-type="string">
            <text:p>Professor de medicin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440" calcext:value-type="float">
            <text:p>234440</text:p>
          </table:table-cell>
          <table:table-cell office:value-type="string" calcext:value-type="string">
            <text:p>Professor de medicina veterinár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445" calcext:value-type="float">
            <text:p>234445</text:p>
          </table:table-cell>
          <table:table-cell office:value-type="string" calcext:value-type="string">
            <text:p>Professor de nutri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450" calcext:value-type="float">
            <text:p>234450</text:p>
          </table:table-cell>
          <table:table-cell office:value-type="string" calcext:value-type="string">
            <text:p>Professor de odontolog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455" calcext:value-type="float">
            <text:p>234455</text:p>
          </table:table-cell>
          <table:table-cell office:value-type="string" calcext:value-type="string">
            <text:p>Professor de terapia ocupacion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460" calcext:value-type="float">
            <text:p>234460</text:p>
          </table:table-cell>
          <table:table-cell office:value-type="string" calcext:value-type="string">
            <text:p>Professor de zootecnia do ensino superi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505" calcext:value-type="float">
            <text:p>234505</text:p>
          </table:table-cell>
          <table:table-cell office:value-type="string" calcext:value-type="string">
            <text:p>Professor de ensino superior na área de didát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510" calcext:value-type="float">
            <text:p>234510</text:p>
          </table:table-cell>
          <table:table-cell office:value-type="string" calcext:value-type="string">
            <text:p>Professor de ensino superior na área de orientação educacion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515" calcext:value-type="float">
            <text:p>234515</text:p>
          </table:table-cell>
          <table:table-cell office:value-type="string" calcext:value-type="string">
            <text:p>Professor de ensino superior na área de pesquisa educacion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520" calcext:value-type="float">
            <text:p>234520</text:p>
          </table:table-cell>
          <table:table-cell office:value-type="string" calcext:value-type="string">
            <text:p>Professor de ensino superior na área de prática de ensi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604" calcext:value-type="float">
            <text:p>234604</text:p>
          </table:table-cell>
          <table:table-cell office:value-type="string" calcext:value-type="string">
            <text:p>Professor de língua alemã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608" calcext:value-type="float">
            <text:p>234608</text:p>
          </table:table-cell>
          <table:table-cell office:value-type="string" calcext:value-type="string">
            <text:p>Professor de língua italian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612" calcext:value-type="float">
            <text:p>234612</text:p>
          </table:table-cell>
          <table:table-cell office:value-type="string" calcext:value-type="string">
            <text:p>Professor de língua frances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616" calcext:value-type="float">
            <text:p>234616</text:p>
          </table:table-cell>
          <table:table-cell office:value-type="string" calcext:value-type="string">
            <text:p>Professor de língua ingles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620" calcext:value-type="float">
            <text:p>234620</text:p>
          </table:table-cell>
          <table:table-cell office:value-type="string" calcext:value-type="string">
            <text:p>Professor de língua espanhol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624" calcext:value-type="float">
            <text:p>234624</text:p>
          </table:table-cell>
          <table:table-cell office:value-type="string" calcext:value-type="string">
            <text:p>Professor de língua portugues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628" calcext:value-type="float">
            <text:p>234628</text:p>
          </table:table-cell>
          <table:table-cell office:value-type="string" calcext:value-type="string">
            <text:p>Professor de literatura brasilei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632" calcext:value-type="float">
            <text:p>234632</text:p>
          </table:table-cell>
          <table:table-cell office:value-type="string" calcext:value-type="string">
            <text:p>Professor de literatura portugues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636" calcext:value-type="float">
            <text:p>234636</text:p>
          </table:table-cell>
          <table:table-cell office:value-type="string" calcext:value-type="string">
            <text:p>Professor de literatura alemã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640" calcext:value-type="float">
            <text:p>234640</text:p>
          </table:table-cell>
          <table:table-cell office:value-type="string" calcext:value-type="string">
            <text:p>Professor de literatura comparad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644" calcext:value-type="float">
            <text:p>234644</text:p>
          </table:table-cell>
          <table:table-cell office:value-type="string" calcext:value-type="string">
            <text:p>Professor de literatura espanhol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648" calcext:value-type="float">
            <text:p>234648</text:p>
          </table:table-cell>
          <table:table-cell office:value-type="string" calcext:value-type="string">
            <text:p>Professor de literatura frances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652" calcext:value-type="float">
            <text:p>234652</text:p>
          </table:table-cell>
          <table:table-cell office:value-type="string" calcext:value-type="string">
            <text:p>Professor de literatura ingles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656" calcext:value-type="float">
            <text:p>234656</text:p>
          </table:table-cell>
          <table:table-cell office:value-type="string" calcext:value-type="string">
            <text:p>Professor de literatura italian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660" calcext:value-type="float">
            <text:p>234660</text:p>
          </table:table-cell>
          <table:table-cell office:value-type="string" calcext:value-type="string">
            <text:p>Professor de literatura de línguas estrangeiras modern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664" calcext:value-type="float">
            <text:p>234664</text:p>
          </table:table-cell>
          <table:table-cell office:value-type="string" calcext:value-type="string">
            <text:p>Professor de outras línguas e literatur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668" calcext:value-type="float">
            <text:p>234668</text:p>
          </table:table-cell>
          <table:table-cell office:value-type="string" calcext:value-type="string">
            <text:p>Professor de línguas estrangeiras modern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672" calcext:value-type="float">
            <text:p>234672</text:p>
          </table:table-cell>
          <table:table-cell office:value-type="string" calcext:value-type="string">
            <text:p>Professor de lingüística e lingüística aplicad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676" calcext:value-type="float">
            <text:p>234676</text:p>
          </table:table-cell>
          <table:table-cell office:value-type="string" calcext:value-type="string">
            <text:p>Professor de filologia e crítica textu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680" calcext:value-type="float">
            <text:p>234680</text:p>
          </table:table-cell>
          <table:table-cell office:value-type="string" calcext:value-type="string">
            <text:p>Professor de semiót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684" calcext:value-type="float">
            <text:p>234684</text:p>
          </table:table-cell>
          <table:table-cell office:value-type="string" calcext:value-type="string">
            <text:p>Professor de teoria da literatu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705" calcext:value-type="float">
            <text:p>234705</text:p>
          </table:table-cell>
          <table:table-cell office:value-type="string" calcext:value-type="string">
            <text:p>Professor de antropologia do ensino superi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710" calcext:value-type="float">
            <text:p>234710</text:p>
          </table:table-cell>
          <table:table-cell office:value-type="string" calcext:value-type="string">
            <text:p>Professor de arquivologia do ensino superi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715" calcext:value-type="float">
            <text:p>234715</text:p>
          </table:table-cell>
          <table:table-cell office:value-type="string" calcext:value-type="string">
            <text:p>Professor de biblioteconomia do ensino superi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720" calcext:value-type="float">
            <text:p>234720</text:p>
          </table:table-cell>
          <table:table-cell office:value-type="string" calcext:value-type="string">
            <text:p>Professor de ciência política do ensino superi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725" calcext:value-type="float">
            <text:p>234725</text:p>
          </table:table-cell>
          <table:table-cell office:value-type="string" calcext:value-type="string">
            <text:p>Professor de comunicação social do ensino superi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730" calcext:value-type="float">
            <text:p>234730</text:p>
          </table:table-cell>
          <table:table-cell office:value-type="string" calcext:value-type="string">
            <text:p>Professor de direito do ensino superi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735" calcext:value-type="float">
            <text:p>234735</text:p>
          </table:table-cell>
          <table:table-cell office:value-type="string" calcext:value-type="string">
            <text:p>Professor de filosofia do ensino superi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740" calcext:value-type="float">
            <text:p>234740</text:p>
          </table:table-cell>
          <table:table-cell office:value-type="string" calcext:value-type="string">
            <text:p>Professor de geografia do ensino superi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745" calcext:value-type="float">
            <text:p>234745</text:p>
          </table:table-cell>
          <table:table-cell office:value-type="string" calcext:value-type="string">
            <text:p>Professor de história do ensino superi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750" calcext:value-type="float">
            <text:p>234750</text:p>
          </table:table-cell>
          <table:table-cell office:value-type="string" calcext:value-type="string">
            <text:p>Professor de jornalism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755" calcext:value-type="float">
            <text:p>234755</text:p>
          </table:table-cell>
          <table:table-cell office:value-type="string" calcext:value-type="string">
            <text:p>Professor de museologia do ensino superi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760" calcext:value-type="float">
            <text:p>234760</text:p>
          </table:table-cell>
          <table:table-cell office:value-type="string" calcext:value-type="string">
            <text:p>Professor de psicologia do ensino superi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765" calcext:value-type="float">
            <text:p>234765</text:p>
          </table:table-cell>
          <table:table-cell office:value-type="string" calcext:value-type="string">
            <text:p>Professor de serviço social do ensino superi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770" calcext:value-type="float">
            <text:p>234770</text:p>
          </table:table-cell>
          <table:table-cell office:value-type="string" calcext:value-type="string">
            <text:p>Professor de sociologia do ensino superi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805" calcext:value-type="float">
            <text:p>234805</text:p>
          </table:table-cell>
          <table:table-cell office:value-type="string" calcext:value-type="string">
            <text:p>Professor de econom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810" calcext:value-type="float">
            <text:p>234810</text:p>
          </table:table-cell>
          <table:table-cell office:value-type="string" calcext:value-type="string">
            <text:p>Professor de administra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815" calcext:value-type="float">
            <text:p>234815</text:p>
          </table:table-cell>
          <table:table-cell office:value-type="string" calcext:value-type="string">
            <text:p>Professor de contabilidad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905" calcext:value-type="float">
            <text:p>234905</text:p>
          </table:table-cell>
          <table:table-cell office:value-type="string" calcext:value-type="string">
            <text:p>Professor de artes do espetáculo no ensino superi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910" calcext:value-type="float">
            <text:p>234910</text:p>
          </table:table-cell>
          <table:table-cell office:value-type="string" calcext:value-type="string">
            <text:p>Professor de artes visuais no ensino superior (artes plásticas e multimídi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915" calcext:value-type="float">
            <text:p>234915</text:p>
          </table:table-cell>
          <table:table-cell office:value-type="string" calcext:value-type="string">
            <text:p>Professor de música no ensino superi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9205" calcext:value-type="float">
            <text:p>239205</text:p>
          </table:table-cell>
          <table:table-cell office:value-type="string" calcext:value-type="string">
            <text:p>Professor de alunos com deficiência auditiva e surd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9210" calcext:value-type="float">
            <text:p>239210</text:p>
          </table:table-cell>
          <table:table-cell office:value-type="string" calcext:value-type="string">
            <text:p>Professor de alunos com deficiência fís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9215" calcext:value-type="float">
            <text:p>239215</text:p>
          </table:table-cell>
          <table:table-cell office:value-type="string" calcext:value-type="string">
            <text:p>Professor de alunos com deficiência m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9220" calcext:value-type="float">
            <text:p>239220</text:p>
          </table:table-cell>
          <table:table-cell office:value-type="string" calcext:value-type="string">
            <text:p>Professor de alunos com deficiência múltipl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9225" calcext:value-type="float">
            <text:p>239225</text:p>
          </table:table-cell>
          <table:table-cell office:value-type="string" calcext:value-type="string">
            <text:p>Professor de alunos com deficiência visu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9405" calcext:value-type="float">
            <text:p>239405</text:p>
          </table:table-cell>
          <table:table-cell office:value-type="string" calcext:value-type="string">
            <text:p>Coordenador pedagóg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9410" calcext:value-type="float">
            <text:p>239410</text:p>
          </table:table-cell>
          <table:table-cell office:value-type="string" calcext:value-type="string">
            <text:p>Orientador educacion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9415" calcext:value-type="float">
            <text:p>239415</text:p>
          </table:table-cell>
          <table:table-cell office:value-type="string" calcext:value-type="string">
            <text:p>Pedagog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9420" calcext:value-type="float">
            <text:p>239420</text:p>
          </table:table-cell>
          <table:table-cell office:value-type="string" calcext:value-type="string">
            <text:p>Professor de técnicas e recursos audiovisu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9425" calcext:value-type="float">
            <text:p>239425</text:p>
          </table:table-cell>
          <table:table-cell office:value-type="string" calcext:value-type="string">
            <text:p>Psicopedagog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9430" calcext:value-type="float">
            <text:p>239430</text:p>
          </table:table-cell>
          <table:table-cell office:value-type="string" calcext:value-type="string">
            <text:p>Supervisor de ensi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9435" calcext:value-type="float">
            <text:p>239435</text:p>
          </table:table-cell>
          <table:table-cell office:value-type="string" calcext:value-type="string">
            <text:p>Designer educacion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9440" calcext:value-type="float">
            <text:p>239440</text:p>
          </table:table-cell>
          <table:table-cell office:value-type="string" calcext:value-type="string">
            <text:p>Neuropsicopedagogo clin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9445" calcext:value-type="float">
            <text:p>239445</text:p>
          </table:table-cell>
          <table:table-cell office:value-type="string" calcext:value-type="string">
            <text:p>Neuropsicopedagogo institucion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41005" calcext:value-type="float">
            <text:p>241005</text:p>
          </table:table-cell>
          <table:table-cell office:value-type="string" calcext:value-type="string">
            <text:p>Advogad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41010" calcext:value-type="float">
            <text:p>241010</text:p>
          </table:table-cell>
          <table:table-cell office:value-type="string" calcext:value-type="string">
            <text:p>Advogado de empres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41015" calcext:value-type="float">
            <text:p>241015</text:p>
          </table:table-cell>
          <table:table-cell office:value-type="string" calcext:value-type="string">
            <text:p>Advogado (direito civil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41020" calcext:value-type="float">
            <text:p>241020</text:p>
          </table:table-cell>
          <table:table-cell office:value-type="string" calcext:value-type="string">
            <text:p>Advogado (direito públic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41025" calcext:value-type="float">
            <text:p>241025</text:p>
          </table:table-cell>
          <table:table-cell office:value-type="string" calcext:value-type="string">
            <text:p>Advogado (direito penal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41030" calcext:value-type="float">
            <text:p>241030</text:p>
          </table:table-cell>
          <table:table-cell office:value-type="string" calcext:value-type="string">
            <text:p>Advogado (áreas especiai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41035" calcext:value-type="float">
            <text:p>241035</text:p>
          </table:table-cell>
          <table:table-cell office:value-type="string" calcext:value-type="string">
            <text:p>Advogado (direito do trabalh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41040" calcext:value-type="float">
            <text:p>241040</text:p>
          </table:table-cell>
          <table:table-cell office:value-type="string" calcext:value-type="string">
            <text:p>Consultor juríd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41205" calcext:value-type="float">
            <text:p>241205</text:p>
          </table:table-cell>
          <table:table-cell office:value-type="string" calcext:value-type="string">
            <text:p>Advogado da uni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41210" calcext:value-type="float">
            <text:p>241210</text:p>
          </table:table-cell>
          <table:table-cell office:value-type="string" calcext:value-type="string">
            <text:p>Procurador autárqu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41215" calcext:value-type="float">
            <text:p>241215</text:p>
          </table:table-cell>
          <table:table-cell office:value-type="string" calcext:value-type="string">
            <text:p>Procurador da fazenda nacion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41220" calcext:value-type="float">
            <text:p>241220</text:p>
          </table:table-cell>
          <table:table-cell office:value-type="string" calcext:value-type="string">
            <text:p>Procurador do estad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41225" calcext:value-type="float">
            <text:p>241225</text:p>
          </table:table-cell>
          <table:table-cell office:value-type="string" calcext:value-type="string">
            <text:p>Procurador do municíp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41230" calcext:value-type="float">
            <text:p>241230</text:p>
          </table:table-cell>
          <table:table-cell office:value-type="string" calcext:value-type="string">
            <text:p>Procurador feder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41235" calcext:value-type="float">
            <text:p>241235</text:p>
          </table:table-cell>
          <table:table-cell office:value-type="string" calcext:value-type="string">
            <text:p>Procurador fundacion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41305" calcext:value-type="float">
            <text:p>241305</text:p>
          </table:table-cell>
          <table:table-cell office:value-type="string" calcext:value-type="string">
            <text:p>Oficial de registro de contratos marítim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41310" calcext:value-type="float">
            <text:p>241310</text:p>
          </table:table-cell>
          <table:table-cell office:value-type="string" calcext:value-type="string">
            <text:p>Oficial do registro civil de pessoas jurídic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41315" calcext:value-type="float">
            <text:p>241315</text:p>
          </table:table-cell>
          <table:table-cell office:value-type="string" calcext:value-type="string">
            <text:p>Oficial do registro civil de pessoas natur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41320" calcext:value-type="float">
            <text:p>241320</text:p>
          </table:table-cell>
          <table:table-cell office:value-type="string" calcext:value-type="string">
            <text:p>Oficial do registro de distribuiçõ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41325" calcext:value-type="float">
            <text:p>241325</text:p>
          </table:table-cell>
          <table:table-cell office:value-type="string" calcext:value-type="string">
            <text:p>Oficial do registro de imóve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41330" calcext:value-type="float">
            <text:p>241330</text:p>
          </table:table-cell>
          <table:table-cell office:value-type="string" calcext:value-type="string">
            <text:p>Oficial do registro de títulos e document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41335" calcext:value-type="float">
            <text:p>241335</text:p>
          </table:table-cell>
          <table:table-cell office:value-type="string" calcext:value-type="string">
            <text:p>Tabelião de not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41340" calcext:value-type="float">
            <text:p>241340</text:p>
          </table:table-cell>
          <table:table-cell office:value-type="string" calcext:value-type="string">
            <text:p>Tabelião de protest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42205" calcext:value-type="float">
            <text:p>242205</text:p>
          </table:table-cell>
          <table:table-cell office:value-type="string" calcext:value-type="string">
            <text:p>Procurador da repúbl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42210" calcext:value-type="float">
            <text:p>242210</text:p>
          </table:table-cell>
          <table:table-cell office:value-type="string" calcext:value-type="string">
            <text:p>Procurador de justiç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42215" calcext:value-type="float">
            <text:p>242215</text:p>
          </table:table-cell>
          <table:table-cell office:value-type="string" calcext:value-type="string">
            <text:p>Procurador de justiça milit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42220" calcext:value-type="float">
            <text:p>242220</text:p>
          </table:table-cell>
          <table:table-cell office:value-type="string" calcext:value-type="string">
            <text:p>Procurador do trabalh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42225" calcext:value-type="float">
            <text:p>242225</text:p>
          </table:table-cell>
          <table:table-cell office:value-type="string" calcext:value-type="string">
            <text:p>Procurador regional da repúbl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42230" calcext:value-type="float">
            <text:p>242230</text:p>
          </table:table-cell>
          <table:table-cell office:value-type="string" calcext:value-type="string">
            <text:p>Procurador regional do trabalh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42235" calcext:value-type="float">
            <text:p>242235</text:p>
          </table:table-cell>
          <table:table-cell office:value-type="string" calcext:value-type="string">
            <text:p>Promotor de justiç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42240" calcext:value-type="float">
            <text:p>242240</text:p>
          </table:table-cell>
          <table:table-cell office:value-type="string" calcext:value-type="string">
            <text:p>Subprocurador de justiça milit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42245" calcext:value-type="float">
            <text:p>242245</text:p>
          </table:table-cell>
          <table:table-cell office:value-type="string" calcext:value-type="string">
            <text:p>Subprocurador-geral da repúbl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42250" calcext:value-type="float">
            <text:p>242250</text:p>
          </table:table-cell>
          <table:table-cell office:value-type="string" calcext:value-type="string">
            <text:p>Subprocurador-geral do trabalh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42305" calcext:value-type="float">
            <text:p>242305</text:p>
          </table:table-cell>
          <table:table-cell office:value-type="string" calcext:value-type="string">
            <text:p>Delegado de políc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42405" calcext:value-type="float">
            <text:p>242405</text:p>
          </table:table-cell>
          <table:table-cell office:value-type="string" calcext:value-type="string">
            <text:p>Defensor públ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42410" calcext:value-type="float">
            <text:p>242410</text:p>
          </table:table-cell>
          <table:table-cell office:value-type="string" calcext:value-type="string">
            <text:p>Procurador da assistência judiciár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42905" calcext:value-type="float">
            <text:p>242905</text:p>
          </table:table-cell>
          <table:table-cell office:value-type="string" calcext:value-type="string">
            <text:p>Oficial de inteligênc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42910" calcext:value-type="float">
            <text:p>242910</text:p>
          </table:table-cell>
          <table:table-cell office:value-type="string" calcext:value-type="string">
            <text:p>Oficial técnico de inteligênc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1105" calcext:value-type="float">
            <text:p>251105</text:p>
          </table:table-cell>
          <table:table-cell office:value-type="string" calcext:value-type="string">
            <text:p>Antropólog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1110" calcext:value-type="float">
            <text:p>251110</text:p>
          </table:table-cell>
          <table:table-cell office:value-type="string" calcext:value-type="string">
            <text:p>Arqueólog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1115" calcext:value-type="float">
            <text:p>251115</text:p>
          </table:table-cell>
          <table:table-cell office:value-type="string" calcext:value-type="string">
            <text:p>Cientista polít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1120" calcext:value-type="float">
            <text:p>251120</text:p>
          </table:table-cell>
          <table:table-cell office:value-type="string" calcext:value-type="string">
            <text:p>Sociólog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1205" calcext:value-type="float">
            <text:p>251205</text:p>
          </table:table-cell>
          <table:table-cell office:value-type="string" calcext:value-type="string">
            <text:p>Econom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1210" calcext:value-type="float">
            <text:p>251210</text:p>
          </table:table-cell>
          <table:table-cell office:value-type="string" calcext:value-type="string">
            <text:p>Economista agroindustri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1215" calcext:value-type="float">
            <text:p>251215</text:p>
          </table:table-cell>
          <table:table-cell office:value-type="string" calcext:value-type="string">
            <text:p>Economista financ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1220" calcext:value-type="float">
            <text:p>251220</text:p>
          </table:table-cell>
          <table:table-cell office:value-type="string" calcext:value-type="string">
            <text:p>Economista industri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1225" calcext:value-type="float">
            <text:p>251225</text:p>
          </table:table-cell>
          <table:table-cell office:value-type="string" calcext:value-type="string">
            <text:p>Economista do setor públ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1230" calcext:value-type="float">
            <text:p>251230</text:p>
          </table:table-cell>
          <table:table-cell office:value-type="string" calcext:value-type="string">
            <text:p>Economista ambi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1235" calcext:value-type="float">
            <text:p>251235</text:p>
          </table:table-cell>
          <table:table-cell office:value-type="string" calcext:value-type="string">
            <text:p>Economista regional e urba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1305" calcext:value-type="float">
            <text:p>251305</text:p>
          </table:table-cell>
          <table:table-cell office:value-type="string" calcext:value-type="string">
            <text:p>Geógraf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1405" calcext:value-type="float">
            <text:p>251405</text:p>
          </table:table-cell>
          <table:table-cell office:value-type="string" calcext:value-type="string">
            <text:p>Filósof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1505" calcext:value-type="float">
            <text:p>251505</text:p>
          </table:table-cell>
          <table:table-cell office:value-type="string" calcext:value-type="string">
            <text:p>Psicólogo educacion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1510" calcext:value-type="float">
            <text:p>251510</text:p>
          </table:table-cell>
          <table:table-cell office:value-type="string" calcext:value-type="string">
            <text:p>Psicólogo clín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1515" calcext:value-type="float">
            <text:p>251515</text:p>
          </table:table-cell>
          <table:table-cell office:value-type="string" calcext:value-type="string">
            <text:p>Psicólogo do espor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1520" calcext:value-type="float">
            <text:p>251520</text:p>
          </table:table-cell>
          <table:table-cell office:value-type="string" calcext:value-type="string">
            <text:p>Psicólogo hospital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1525" calcext:value-type="float">
            <text:p>251525</text:p>
          </table:table-cell>
          <table:table-cell office:value-type="string" calcext:value-type="string">
            <text:p>Psicólogo juríd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1530" calcext:value-type="float">
            <text:p>251530</text:p>
          </table:table-cell>
          <table:table-cell office:value-type="string" calcext:value-type="string">
            <text:p>Psicólogo soci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1535" calcext:value-type="float">
            <text:p>251535</text:p>
          </table:table-cell>
          <table:table-cell office:value-type="string" calcext:value-type="string">
            <text:p>Psicólogo do trânsit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1540" calcext:value-type="float">
            <text:p>251540</text:p>
          </table:table-cell>
          <table:table-cell office:value-type="string" calcext:value-type="string">
            <text:p>Psicólogo do trabalh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1545" calcext:value-type="float">
            <text:p>251545</text:p>
          </table:table-cell>
          <table:table-cell office:value-type="string" calcext:value-type="string">
            <text:p>Neuropsicólog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1550" calcext:value-type="float">
            <text:p>251550</text:p>
          </table:table-cell>
          <table:table-cell office:value-type="string" calcext:value-type="string">
            <text:p>Psicanal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1555" calcext:value-type="float">
            <text:p>251555</text:p>
          </table:table-cell>
          <table:table-cell office:value-type="string" calcext:value-type="string">
            <text:p>Psicólogo acupuntur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1605" calcext:value-type="float">
            <text:p>251605</text:p>
          </table:table-cell>
          <table:table-cell office:value-type="string" calcext:value-type="string">
            <text:p>Assistente soci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1610" calcext:value-type="float">
            <text:p>251610</text:p>
          </table:table-cell>
          <table:table-cell office:value-type="string" calcext:value-type="string">
            <text:p>Economista domést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2105" calcext:value-type="float">
            <text:p>252105</text:p>
          </table:table-cell>
          <table:table-cell office:value-type="string" calcext:value-type="string">
            <text:p>Administrad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2205" calcext:value-type="float">
            <text:p>252205</text:p>
          </table:table-cell>
          <table:table-cell office:value-type="string" calcext:value-type="string">
            <text:p>Auditor (contadores e afin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2210" calcext:value-type="float">
            <text:p>252210</text:p>
          </table:table-cell>
          <table:table-cell office:value-type="string" calcext:value-type="string">
            <text:p>Contad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2215" calcext:value-type="float">
            <text:p>252215</text:p>
          </table:table-cell>
          <table:table-cell office:value-type="string" calcext:value-type="string">
            <text:p>Perito contábi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2305" calcext:value-type="float">
            <text:p>252305</text:p>
          </table:table-cell>
          <table:table-cell office:value-type="string" calcext:value-type="string">
            <text:p>Secretária(o) executiva(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2310" calcext:value-type="float">
            <text:p>252310</text:p>
          </table:table-cell>
          <table:table-cell office:value-type="string" calcext:value-type="string">
            <text:p>Secretário <text:s/>bilíngü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2315" calcext:value-type="float">
            <text:p>252315</text:p>
          </table:table-cell>
          <table:table-cell office:value-type="string" calcext:value-type="string">
            <text:p>Secretária trilíngü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2320" calcext:value-type="float">
            <text:p>252320</text:p>
          </table:table-cell>
          <table:table-cell office:value-type="string" calcext:value-type="string">
            <text:p>Tecnólogo em secretariado escol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2405" calcext:value-type="float">
            <text:p>252405</text:p>
          </table:table-cell>
          <table:table-cell office:value-type="string" calcext:value-type="string">
            <text:p>Analista de recursos human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2505" calcext:value-type="float">
            <text:p>252505</text:p>
          </table:table-cell>
          <table:table-cell office:value-type="string" calcext:value-type="string">
            <text:p>Administrador de fundos e carteiras de investiment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2510" calcext:value-type="float">
            <text:p>252510</text:p>
          </table:table-cell>
          <table:table-cell office:value-type="string" calcext:value-type="string">
            <text:p>Analista de câmb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2515" calcext:value-type="float">
            <text:p>252515</text:p>
          </table:table-cell>
          <table:table-cell office:value-type="string" calcext:value-type="string">
            <text:p>Analista de cobrança (instituições financeira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2525" calcext:value-type="float">
            <text:p>252525</text:p>
          </table:table-cell>
          <table:table-cell office:value-type="string" calcext:value-type="string">
            <text:p>Analista de crédito (instituições financeira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2530" calcext:value-type="float">
            <text:p>252530</text:p>
          </table:table-cell>
          <table:table-cell office:value-type="string" calcext:value-type="string">
            <text:p>Analista de crédito rur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2535" calcext:value-type="float">
            <text:p>252535</text:p>
          </table:table-cell>
          <table:table-cell office:value-type="string" calcext:value-type="string">
            <text:p>Analista de leasin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2540" calcext:value-type="float">
            <text:p>252540</text:p>
          </table:table-cell>
          <table:table-cell office:value-type="string" calcext:value-type="string">
            <text:p>Analista de produtos bancári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2545" calcext:value-type="float">
            <text:p>252545</text:p>
          </table:table-cell>
          <table:table-cell office:value-type="string" calcext:value-type="string">
            <text:p>Analista financeiro (instituições financeira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2550" calcext:value-type="float">
            <text:p>252550</text:p>
          </table:table-cell>
          <table:table-cell office:value-type="string" calcext:value-type="string">
            <text:p>Profissional de relações com investidor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2605" calcext:value-type="float">
            <text:p>252605</text:p>
          </table:table-cell>
          <table:table-cell office:value-type="string" calcext:value-type="string">
            <text:p>Gestor em seguranç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2705" calcext:value-type="float">
            <text:p>252705</text:p>
          </table:table-cell>
          <table:table-cell office:value-type="string" calcext:value-type="string">
            <text:p>Analista de pcp (programação e controle da produçã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2710" calcext:value-type="float">
            <text:p>252710</text:p>
          </table:table-cell>
          <table:table-cell office:value-type="string" calcext:value-type="string">
            <text:p>Analista de planejamento de materi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2715" calcext:value-type="float">
            <text:p>252715</text:p>
          </table:table-cell>
          <table:table-cell office:value-type="string" calcext:value-type="string">
            <text:p>Analista de logist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2720" calcext:value-type="float">
            <text:p>252720</text:p>
          </table:table-cell>
          <table:table-cell office:value-type="string" calcext:value-type="string">
            <text:p>Analista de projetos logistic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2725" calcext:value-type="float">
            <text:p>252725</text:p>
          </table:table-cell>
          <table:table-cell office:value-type="string" calcext:value-type="string">
            <text:p>Analista de gestão de estoqu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3110" calcext:value-type="float">
            <text:p>253110</text:p>
          </table:table-cell>
          <table:table-cell office:value-type="string" calcext:value-type="string">
            <text:p>Redator de publicidad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3115" calcext:value-type="float">
            <text:p>253115</text:p>
          </table:table-cell>
          <table:table-cell office:value-type="string" calcext:value-type="string">
            <text:p>Publicitár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3120" calcext:value-type="float">
            <text:p>253120</text:p>
          </table:table-cell>
          <table:table-cell office:value-type="string" calcext:value-type="string">
            <text:p>Diretor de mídia (publicidade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3125" calcext:value-type="float">
            <text:p>253125</text:p>
          </table:table-cell>
          <table:table-cell office:value-type="string" calcext:value-type="string">
            <text:p>Diretor de arte (publicidade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3130" calcext:value-type="float">
            <text:p>253130</text:p>
          </table:table-cell>
          <table:table-cell office:value-type="string" calcext:value-type="string">
            <text:p>Diretor de cria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3135" calcext:value-type="float">
            <text:p>253135</text:p>
          </table:table-cell>
          <table:table-cell office:value-type="string" calcext:value-type="string">
            <text:p>Diretor de contas (publicidade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3140" calcext:value-type="float">
            <text:p>253140</text:p>
          </table:table-cell>
          <table:table-cell office:value-type="string" calcext:value-type="string">
            <text:p>Agenciador de propagand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3205" calcext:value-type="float">
            <text:p>253205</text:p>
          </table:table-cell>
          <table:table-cell office:value-type="string" calcext:value-type="string">
            <text:p>Gerente de captação (fundos e investimentos institucionai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3210" calcext:value-type="float">
            <text:p>253210</text:p>
          </table:table-cell>
          <table:table-cell office:value-type="string" calcext:value-type="string">
            <text:p>Gerente de clientes especiais (private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3215" calcext:value-type="float">
            <text:p>253215</text:p>
          </table:table-cell>
          <table:table-cell office:value-type="string" calcext:value-type="string">
            <text:p>Gerente de contas - pessoa física e juríd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3220" calcext:value-type="float">
            <text:p>253220</text:p>
          </table:table-cell>
          <table:table-cell office:value-type="string" calcext:value-type="string">
            <text:p>Gerente de grandes contas (corporate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3225" calcext:value-type="float">
            <text:p>253225</text:p>
          </table:table-cell>
          <table:table-cell office:value-type="string" calcext:value-type="string">
            <text:p>Operador de negóci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3305" calcext:value-type="float">
            <text:p>253305</text:p>
          </table:table-cell>
          <table:table-cell office:value-type="string" calcext:value-type="string">
            <text:p>Corretor de valores, ativos financeiros, mercadorias e derivativ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4105" calcext:value-type="float">
            <text:p>254105</text:p>
          </table:table-cell>
          <table:table-cell office:value-type="string" calcext:value-type="string">
            <text:p>Auditor-fiscal da receita feder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4110" calcext:value-type="float">
            <text:p>254110</text:p>
          </table:table-cell>
          <table:table-cell office:value-type="string" calcext:value-type="string">
            <text:p>Técnico da receita feder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4205" calcext:value-type="float">
            <text:p>254205</text:p>
          </table:table-cell>
          <table:table-cell office:value-type="string" calcext:value-type="string">
            <text:p>Auditor-fiscal da previdência soci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4305" calcext:value-type="float">
            <text:p>254305</text:p>
          </table:table-cell>
          <table:table-cell office:value-type="string" calcext:value-type="string">
            <text:p>Auditor-fiscal do trabalh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4310" calcext:value-type="float">
            <text:p>254310</text:p>
          </table:table-cell>
          <table:table-cell office:value-type="string" calcext:value-type="string">
            <text:p>Agente de higiene e seguranç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4405" calcext:value-type="float">
            <text:p>254405</text:p>
          </table:table-cell>
          <table:table-cell office:value-type="string" calcext:value-type="string">
            <text:p>Fiscal de tributos estadu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4410" calcext:value-type="float">
            <text:p>254410</text:p>
          </table:table-cell>
          <table:table-cell office:value-type="string" calcext:value-type="string">
            <text:p>Fiscal de tributos municip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4415" calcext:value-type="float">
            <text:p>254415</text:p>
          </table:table-cell>
          <table:table-cell office:value-type="string" calcext:value-type="string">
            <text:p>Técnico de tributos estadu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4420" calcext:value-type="float">
            <text:p>254420</text:p>
          </table:table-cell>
          <table:table-cell office:value-type="string" calcext:value-type="string">
            <text:p>Técnico de tributos municip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4505" calcext:value-type="float">
            <text:p>254505</text:p>
          </table:table-cell>
          <table:table-cell office:value-type="string" calcext:value-type="string">
            <text:p>Fiscal de atividades urban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1105" calcext:value-type="float">
            <text:p>261105</text:p>
          </table:table-cell>
          <table:table-cell office:value-type="string" calcext:value-type="string">
            <text:p>Arquivista pesquisador (jornalism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1110" calcext:value-type="float">
            <text:p>261110</text:p>
          </table:table-cell>
          <table:table-cell office:value-type="string" calcext:value-type="string">
            <text:p>Assessor de imprens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1115" calcext:value-type="float">
            <text:p>261115</text:p>
          </table:table-cell>
          <table:table-cell office:value-type="string" calcext:value-type="string">
            <text:p>Diretor de reda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1120" calcext:value-type="float">
            <text:p>261120</text:p>
          </table:table-cell>
          <table:table-cell office:value-type="string" calcext:value-type="string">
            <text:p>Edit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1125" calcext:value-type="float">
            <text:p>261125</text:p>
          </table:table-cell>
          <table:table-cell office:value-type="string" calcext:value-type="string">
            <text:p>Jornal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1130" calcext:value-type="float">
            <text:p>261130</text:p>
          </table:table-cell>
          <table:table-cell office:value-type="string" calcext:value-type="string">
            <text:p>Produtor de text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1135" calcext:value-type="float">
            <text:p>261135</text:p>
          </table:table-cell>
          <table:table-cell office:value-type="string" calcext:value-type="string">
            <text:p>Repórter (exclusive rádio e televisã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1140" calcext:value-type="float">
            <text:p>261140</text:p>
          </table:table-cell>
          <table:table-cell office:value-type="string" calcext:value-type="string">
            <text:p>Revisor de text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1205" calcext:value-type="float">
            <text:p>261205</text:p>
          </table:table-cell>
          <table:table-cell office:value-type="string" calcext:value-type="string">
            <text:p>Bibliotecár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1210" calcext:value-type="float">
            <text:p>261210</text:p>
          </table:table-cell>
          <table:table-cell office:value-type="string" calcext:value-type="string">
            <text:p>Documental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1215" calcext:value-type="float">
            <text:p>261215</text:p>
          </table:table-cell>
          <table:table-cell office:value-type="string" calcext:value-type="string">
            <text:p>Analista de informações (pesquisador de informações de rede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1305" calcext:value-type="float">
            <text:p>261305</text:p>
          </table:table-cell>
          <table:table-cell office:value-type="string" calcext:value-type="string">
            <text:p>Arquiv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1310" calcext:value-type="float">
            <text:p>261310</text:p>
          </table:table-cell>
          <table:table-cell office:value-type="string" calcext:value-type="string">
            <text:p>Museólog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1405" calcext:value-type="float">
            <text:p>261405</text:p>
          </table:table-cell>
          <table:table-cell office:value-type="string" calcext:value-type="string">
            <text:p>Filólog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1410" calcext:value-type="float">
            <text:p>261410</text:p>
          </table:table-cell>
          <table:table-cell office:value-type="string" calcext:value-type="string">
            <text:p>Intérpre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1415" calcext:value-type="float">
            <text:p>261415</text:p>
          </table:table-cell>
          <table:table-cell office:value-type="string" calcext:value-type="string">
            <text:p>Lingü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1420" calcext:value-type="float">
            <text:p>261420</text:p>
          </table:table-cell>
          <table:table-cell office:value-type="string" calcext:value-type="string">
            <text:p>Tradut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1425" calcext:value-type="float">
            <text:p>261425</text:p>
          </table:table-cell>
          <table:table-cell office:value-type="string" calcext:value-type="string">
            <text:p>Intérprete de língua de sin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1430" calcext:value-type="float">
            <text:p>261430</text:p>
          </table:table-cell>
          <table:table-cell office:value-type="string" calcext:value-type="string">
            <text:p>Audiodescrit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1505" calcext:value-type="float">
            <text:p>261505</text:p>
          </table:table-cell>
          <table:table-cell office:value-type="string" calcext:value-type="string">
            <text:p>Autor-roteir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1510" calcext:value-type="float">
            <text:p>261510</text:p>
          </table:table-cell>
          <table:table-cell office:value-type="string" calcext:value-type="string">
            <text:p>Crít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1515" calcext:value-type="float">
            <text:p>261515</text:p>
          </table:table-cell>
          <table:table-cell office:value-type="string" calcext:value-type="string">
            <text:p>Escritor de fic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1520" calcext:value-type="float">
            <text:p>261520</text:p>
          </table:table-cell>
          <table:table-cell office:value-type="string" calcext:value-type="string">
            <text:p>Escritor de não fic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1525" calcext:value-type="float">
            <text:p>261525</text:p>
          </table:table-cell>
          <table:table-cell office:value-type="string" calcext:value-type="string">
            <text:p>Poe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1530" calcext:value-type="float">
            <text:p>261530</text:p>
          </table:table-cell>
          <table:table-cell office:value-type="string" calcext:value-type="string">
            <text:p>Redator de textos técnic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1605" calcext:value-type="float">
            <text:p>261605</text:p>
          </table:table-cell>
          <table:table-cell office:value-type="string" calcext:value-type="string">
            <text:p>Editor de jorn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1610" calcext:value-type="float">
            <text:p>261610</text:p>
          </table:table-cell>
          <table:table-cell office:value-type="string" calcext:value-type="string">
            <text:p>Editor de liv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1615" calcext:value-type="float">
            <text:p>261615</text:p>
          </table:table-cell>
          <table:table-cell office:value-type="string" calcext:value-type="string">
            <text:p>Editor de mídia eletrôn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1620" calcext:value-type="float">
            <text:p>261620</text:p>
          </table:table-cell>
          <table:table-cell office:value-type="string" calcext:value-type="string">
            <text:p>Editor de rev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1625" calcext:value-type="float">
            <text:p>261625</text:p>
          </table:table-cell>
          <table:table-cell office:value-type="string" calcext:value-type="string">
            <text:p>Editor de revista científ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1705" calcext:value-type="float">
            <text:p>261705</text:p>
          </table:table-cell>
          <table:table-cell office:value-type="string" calcext:value-type="string">
            <text:p>Âncora de mídias audiovisu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1710" calcext:value-type="float">
            <text:p>261710</text:p>
          </table:table-cell>
          <table:table-cell office:value-type="string" calcext:value-type="string">
            <text:p>Comentarista de mídias audiovisu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1715" calcext:value-type="float">
            <text:p>261715</text:p>
          </table:table-cell>
          <table:table-cell office:value-type="string" calcext:value-type="string">
            <text:p>Locutor de mídias audiovisu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1730" calcext:value-type="float">
            <text:p>261730</text:p>
          </table:table-cell>
          <table:table-cell office:value-type="string" calcext:value-type="string">
            <text:p>Repórter de mídias audiovisu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1805" calcext:value-type="float">
            <text:p>261805</text:p>
          </table:table-cell>
          <table:table-cell office:value-type="string" calcext:value-type="string">
            <text:p>Fotógraf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1810" calcext:value-type="float">
            <text:p>261810</text:p>
          </table:table-cell>
          <table:table-cell office:value-type="string" calcext:value-type="string">
            <text:p>Fotógrafo publicitár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1815" calcext:value-type="float">
            <text:p>261815</text:p>
          </table:table-cell>
          <table:table-cell office:value-type="string" calcext:value-type="string">
            <text:p>Fotógrafo retrat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1820" calcext:value-type="float">
            <text:p>261820</text:p>
          </table:table-cell>
          <table:table-cell office:value-type="string" calcext:value-type="string">
            <text:p>Repórter fotográf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1905" calcext:value-type="float">
            <text:p>261905</text:p>
          </table:table-cell>
          <table:table-cell office:value-type="string" calcext:value-type="string">
            <text:p>Continu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1910" calcext:value-type="float">
            <text:p>261910</text:p>
          </table:table-cell>
          <table:table-cell office:value-type="string" calcext:value-type="string">
            <text:p>Assistente de direção (tv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2105" calcext:value-type="float">
            <text:p>262105</text:p>
          </table:table-cell>
          <table:table-cell office:value-type="string" calcext:value-type="string">
            <text:p>Produtor cultur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2110" calcext:value-type="float">
            <text:p>262110</text:p>
          </table:table-cell>
          <table:table-cell office:value-type="string" calcext:value-type="string">
            <text:p>Produtor cinematográf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2115" calcext:value-type="float">
            <text:p>262115</text:p>
          </table:table-cell>
          <table:table-cell office:value-type="string" calcext:value-type="string">
            <text:p>Produtor de rád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2120" calcext:value-type="float">
            <text:p>262120</text:p>
          </table:table-cell>
          <table:table-cell office:value-type="string" calcext:value-type="string">
            <text:p>Produtor de teat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2125" calcext:value-type="float">
            <text:p>262125</text:p>
          </table:table-cell>
          <table:table-cell office:value-type="string" calcext:value-type="string">
            <text:p>Produtor de televis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2130" calcext:value-type="float">
            <text:p>262130</text:p>
          </table:table-cell>
          <table:table-cell office:value-type="string" calcext:value-type="string">
            <text:p>Tecnólogo em produção fonográf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2135" calcext:value-type="float">
            <text:p>262135</text:p>
          </table:table-cell>
          <table:table-cell office:value-type="string" calcext:value-type="string">
            <text:p>Tecnólogo em produção audiovisu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2205" calcext:value-type="float">
            <text:p>262205</text:p>
          </table:table-cell>
          <table:table-cell office:value-type="string" calcext:value-type="string">
            <text:p>Diretor de cinem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2210" calcext:value-type="float">
            <text:p>262210</text:p>
          </table:table-cell>
          <table:table-cell office:value-type="string" calcext:value-type="string">
            <text:p>Diretor de programas de rád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2215" calcext:value-type="float">
            <text:p>262215</text:p>
          </table:table-cell>
          <table:table-cell office:value-type="string" calcext:value-type="string">
            <text:p>Diretor de programas de televis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2220" calcext:value-type="float">
            <text:p>262220</text:p>
          </table:table-cell>
          <table:table-cell office:value-type="string" calcext:value-type="string">
            <text:p>Diretor teatr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2225" calcext:value-type="float">
            <text:p>262225</text:p>
          </table:table-cell>
          <table:table-cell office:value-type="string" calcext:value-type="string">
            <text:p>Diretor de programa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2230" calcext:value-type="float">
            <text:p>262230</text:p>
          </table:table-cell>
          <table:table-cell office:value-type="string" calcext:value-type="string">
            <text:p>Diretor de produ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2235" calcext:value-type="float">
            <text:p>262235</text:p>
          </table:table-cell>
          <table:table-cell office:value-type="string" calcext:value-type="string">
            <text:p>Diretor artistí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2305" calcext:value-type="float">
            <text:p>262305</text:p>
          </table:table-cell>
          <table:table-cell office:value-type="string" calcext:value-type="string">
            <text:p>Cenógrafo carnavalesco e festas popular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2310" calcext:value-type="float">
            <text:p>262310</text:p>
          </table:table-cell>
          <table:table-cell office:value-type="string" calcext:value-type="string">
            <text:p>Cenógrafo de cinem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2315" calcext:value-type="float">
            <text:p>262315</text:p>
          </table:table-cell>
          <table:table-cell office:value-type="string" calcext:value-type="string">
            <text:p>Cenógrafo de event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2320" calcext:value-type="float">
            <text:p>262320</text:p>
          </table:table-cell>
          <table:table-cell office:value-type="string" calcext:value-type="string">
            <text:p>Cenógrafo de teat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2325" calcext:value-type="float">
            <text:p>262325</text:p>
          </table:table-cell>
          <table:table-cell office:value-type="string" calcext:value-type="string">
            <text:p>Cenógrafo de tv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2330" calcext:value-type="float">
            <text:p>262330</text:p>
          </table:table-cell>
          <table:table-cell office:value-type="string" calcext:value-type="string">
            <text:p>Diretor de ar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2405" calcext:value-type="float">
            <text:p>262405</text:p>
          </table:table-cell>
          <table:table-cell office:value-type="string" calcext:value-type="string">
            <text:p>Artista (artes visuai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2410" calcext:value-type="float">
            <text:p>262410</text:p>
          </table:table-cell>
          <table:table-cell office:value-type="string" calcext:value-type="string">
            <text:p>Desenhista industrial gráfico (designer gráfic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2415" calcext:value-type="float">
            <text:p>262415</text:p>
          </table:table-cell>
          <table:table-cell office:value-type="string" calcext:value-type="string">
            <text:p>Conservador-restaurador de bens <text:s/>cultur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2420" calcext:value-type="float">
            <text:p>262420</text:p>
          </table:table-cell>
          <table:table-cell office:value-type="string" calcext:value-type="string">
            <text:p>Desenhista industrial de produto (designer de produt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2425" calcext:value-type="float">
            <text:p>262425</text:p>
          </table:table-cell>
          <table:table-cell office:value-type="string" calcext:value-type="string">
            <text:p>Desenhista industrial de produto de moda (designer de mod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2505" calcext:value-type="float">
            <text:p>262505</text:p>
          </table:table-cell>
          <table:table-cell office:value-type="string" calcext:value-type="string">
            <text:p>At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2605" calcext:value-type="float">
            <text:p>262605</text:p>
          </table:table-cell>
          <table:table-cell office:value-type="string" calcext:value-type="string">
            <text:p>Composit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2610" calcext:value-type="float">
            <text:p>262610</text:p>
          </table:table-cell>
          <table:table-cell office:value-type="string" calcext:value-type="string">
            <text:p>Músico arranjad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2615" calcext:value-type="float">
            <text:p>262615</text:p>
          </table:table-cell>
          <table:table-cell office:value-type="string" calcext:value-type="string">
            <text:p>Músico regen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2620" calcext:value-type="float">
            <text:p>262620</text:p>
          </table:table-cell>
          <table:table-cell office:value-type="string" calcext:value-type="string">
            <text:p>Musicólog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2705" calcext:value-type="float">
            <text:p>262705</text:p>
          </table:table-cell>
          <table:table-cell office:value-type="string" calcext:value-type="string">
            <text:p>Músico intérprete cant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2710" calcext:value-type="float">
            <text:p>262710</text:p>
          </table:table-cell>
          <table:table-cell office:value-type="string" calcext:value-type="string">
            <text:p>Músico intérprete instrument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2805" calcext:value-type="float">
            <text:p>262805</text:p>
          </table:table-cell>
          <table:table-cell office:value-type="string" calcext:value-type="string">
            <text:p>Assistente de coreograf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2810" calcext:value-type="float">
            <text:p>262810</text:p>
          </table:table-cell>
          <table:table-cell office:value-type="string" calcext:value-type="string">
            <text:p>Bailarino (exceto danças popular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2815" calcext:value-type="float">
            <text:p>262815</text:p>
          </table:table-cell>
          <table:table-cell office:value-type="string" calcext:value-type="string">
            <text:p>Coreógraf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2820" calcext:value-type="float">
            <text:p>262820</text:p>
          </table:table-cell>
          <table:table-cell office:value-type="string" calcext:value-type="string">
            <text:p>Dramaturgo de danç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2825" calcext:value-type="float">
            <text:p>262825</text:p>
          </table:table-cell>
          <table:table-cell office:value-type="string" calcext:value-type="string">
            <text:p>Ensaiador de danç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2830" calcext:value-type="float">
            <text:p>262830</text:p>
          </table:table-cell>
          <table:table-cell office:value-type="string" calcext:value-type="string">
            <text:p>Professor de danç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2905" calcext:value-type="float">
            <text:p>262905</text:p>
          </table:table-cell>
          <table:table-cell office:value-type="string" calcext:value-type="string">
            <text:p>Decorador de interiores de nível superi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3105" calcext:value-type="float">
            <text:p>263105</text:p>
          </table:table-cell>
          <table:table-cell office:value-type="string" calcext:value-type="string">
            <text:p>Ministro de culto religios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3110" calcext:value-type="float">
            <text:p>263110</text:p>
          </table:table-cell>
          <table:table-cell office:value-type="string" calcext:value-type="string">
            <text:p>Missionár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3115" calcext:value-type="float">
            <text:p>263115</text:p>
          </table:table-cell>
          <table:table-cell office:value-type="string" calcext:value-type="string">
            <text:p>Teólog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71105" calcext:value-type="float">
            <text:p>271105</text:p>
          </table:table-cell>
          <table:table-cell office:value-type="string" calcext:value-type="string">
            <text:p>Chefe de cozinh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71110" calcext:value-type="float">
            <text:p>271110</text:p>
          </table:table-cell>
          <table:table-cell office:value-type="string" calcext:value-type="string">
            <text:p>Tecnólogo em gastronom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0105" calcext:value-type="float">
            <text:p>300105</text:p>
          </table:table-cell>
          <table:table-cell office:value-type="string" calcext:value-type="string">
            <text:p>Técnico em mecatrônica - automação da manufatu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0110" calcext:value-type="float">
            <text:p>300110</text:p>
          </table:table-cell>
          <table:table-cell office:value-type="string" calcext:value-type="string">
            <text:p>Técnico em mecatrônica - robót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0305" calcext:value-type="float">
            <text:p>300305</text:p>
          </table:table-cell>
          <table:table-cell office:value-type="string" calcext:value-type="string">
            <text:p>Técnico em eletromecân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1105" calcext:value-type="float">
            <text:p>301105</text:p>
          </table:table-cell>
          <table:table-cell office:value-type="string" calcext:value-type="string">
            <text:p>Técnico de laboratório industri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1110" calcext:value-type="float">
            <text:p>301110</text:p>
          </table:table-cell>
          <table:table-cell office:value-type="string" calcext:value-type="string">
            <text:p>Técnico de laboratório de análises físico-químicas (materiais de construçã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1115" calcext:value-type="float">
            <text:p>301115</text:p>
          </table:table-cell>
          <table:table-cell office:value-type="string" calcext:value-type="string">
            <text:p>Técnico químico de petróle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1205" calcext:value-type="float">
            <text:p>301205</text:p>
          </table:table-cell>
          <table:table-cell office:value-type="string" calcext:value-type="string">
            <text:p>Técnico de apoio à bioengenhar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1105" calcext:value-type="float">
            <text:p>311105</text:p>
          </table:table-cell>
          <table:table-cell office:value-type="string" calcext:value-type="string">
            <text:p>Técnico quím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1110" calcext:value-type="float">
            <text:p>311110</text:p>
          </table:table-cell>
          <table:table-cell office:value-type="string" calcext:value-type="string">
            <text:p>Técnico de celulose e pape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1115" calcext:value-type="float">
            <text:p>311115</text:p>
          </table:table-cell>
          <table:table-cell office:value-type="string" calcext:value-type="string">
            <text:p>Técnico em curtiment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1205" calcext:value-type="float">
            <text:p>311205</text:p>
          </table:table-cell>
          <table:table-cell office:value-type="string" calcext:value-type="string">
            <text:p>Técnico em petroquím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1305" calcext:value-type="float">
            <text:p>311305</text:p>
          </table:table-cell>
          <table:table-cell office:value-type="string" calcext:value-type="string">
            <text:p>Técnico em materiais, produtos cerâmicos e vidr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1405" calcext:value-type="float">
            <text:p>311405</text:p>
          </table:table-cell>
          <table:table-cell office:value-type="string" calcext:value-type="string">
            <text:p>Técnico em borrach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1410" calcext:value-type="float">
            <text:p>311410</text:p>
          </table:table-cell>
          <table:table-cell office:value-type="string" calcext:value-type="string">
            <text:p>Técnico em plást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1505" calcext:value-type="float">
            <text:p>311505</text:p>
          </table:table-cell>
          <table:table-cell office:value-type="string" calcext:value-type="string">
            <text:p>Técnico de controle de meio ambien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1510" calcext:value-type="float">
            <text:p>311510</text:p>
          </table:table-cell>
          <table:table-cell office:value-type="string" calcext:value-type="string">
            <text:p>Técnico de meteorolog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1515" calcext:value-type="float">
            <text:p>311515</text:p>
          </table:table-cell>
          <table:table-cell office:value-type="string" calcext:value-type="string">
            <text:p>Técnico de utilidade (produção e distribuição de vapor, gases, óleos, combustíveis, energi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1520" calcext:value-type="float">
            <text:p>311520</text:p>
          </table:table-cell>
          <table:table-cell office:value-type="string" calcext:value-type="string">
            <text:p>Técnico em tratamento de efluent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1605" calcext:value-type="float">
            <text:p>311605</text:p>
          </table:table-cell>
          <table:table-cell office:value-type="string" calcext:value-type="string">
            <text:p>Técnico têxti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1610" calcext:value-type="float">
            <text:p>311610</text:p>
          </table:table-cell>
          <table:table-cell office:value-type="string" calcext:value-type="string">
            <text:p>Técnico têxtil (tratamentos químic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1615" calcext:value-type="float">
            <text:p>311615</text:p>
          </table:table-cell>
          <table:table-cell office:value-type="string" calcext:value-type="string">
            <text:p>Técnico têxtil de fia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1620" calcext:value-type="float">
            <text:p>311620</text:p>
          </table:table-cell>
          <table:table-cell office:value-type="string" calcext:value-type="string">
            <text:p>Técnico têxtil de malhar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1625" calcext:value-type="float">
            <text:p>311625</text:p>
          </table:table-cell>
          <table:table-cell office:value-type="string" calcext:value-type="string">
            <text:p>Técnico têxtil de tecelage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1705" calcext:value-type="float">
            <text:p>311705</text:p>
          </table:table-cell>
          <table:table-cell office:value-type="string" calcext:value-type="string">
            <text:p>Colorista de pape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1710" calcext:value-type="float">
            <text:p>311710</text:p>
          </table:table-cell>
          <table:table-cell office:value-type="string" calcext:value-type="string">
            <text:p>Colorista têxti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1715" calcext:value-type="float">
            <text:p>311715</text:p>
          </table:table-cell>
          <table:table-cell office:value-type="string" calcext:value-type="string">
            <text:p>Preparador de tint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1720" calcext:value-type="float">
            <text:p>311720</text:p>
          </table:table-cell>
          <table:table-cell office:value-type="string" calcext:value-type="string">
            <text:p>Preparador de tintas (fábrica de tecid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1725" calcext:value-type="float">
            <text:p>311725</text:p>
          </table:table-cell>
          <table:table-cell office:value-type="string" calcext:value-type="string">
            <text:p>Tingidor de couros e pel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2105" calcext:value-type="float">
            <text:p>312105</text:p>
          </table:table-cell>
          <table:table-cell office:value-type="string" calcext:value-type="string">
            <text:p>Técnico de obras civ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2205" calcext:value-type="float">
            <text:p>312205</text:p>
          </table:table-cell>
          <table:table-cell office:value-type="string" calcext:value-type="string">
            <text:p>Técnico de estrad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2210" calcext:value-type="float">
            <text:p>312210</text:p>
          </table:table-cell>
          <table:table-cell office:value-type="string" calcext:value-type="string">
            <text:p>Técnico de saneament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2305" calcext:value-type="float">
            <text:p>312305</text:p>
          </table:table-cell>
          <table:table-cell office:value-type="string" calcext:value-type="string">
            <text:p>Técnico em agrimensu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2310" calcext:value-type="float">
            <text:p>312310</text:p>
          </table:table-cell>
          <table:table-cell office:value-type="string" calcext:value-type="string">
            <text:p>Técnico em geodésia e cartograf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2315" calcext:value-type="float">
            <text:p>312315</text:p>
          </table:table-cell>
          <table:table-cell office:value-type="string" calcext:value-type="string">
            <text:p>Técnico em hidrograf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2320" calcext:value-type="float">
            <text:p>312320</text:p>
          </table:table-cell>
          <table:table-cell office:value-type="string" calcext:value-type="string">
            <text:p>Topógraf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3105" calcext:value-type="float">
            <text:p>313105</text:p>
          </table:table-cell>
          <table:table-cell office:value-type="string" calcext:value-type="string">
            <text:p>Eletrotécn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3110" calcext:value-type="float">
            <text:p>313110</text:p>
          </table:table-cell>
          <table:table-cell office:value-type="string" calcext:value-type="string">
            <text:p>Eletrotécnico (produção de energi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3115" calcext:value-type="float">
            <text:p>313115</text:p>
          </table:table-cell>
          <table:table-cell office:value-type="string" calcext:value-type="string">
            <text:p>Eletrotécnico na fabricação, montagem e instalação de máquinas e equipament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3120" calcext:value-type="float">
            <text:p>313120</text:p>
          </table:table-cell>
          <table:table-cell office:value-type="string" calcext:value-type="string">
            <text:p>Técnico de manutenção elétr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3125" calcext:value-type="float">
            <text:p>313125</text:p>
          </table:table-cell>
          <table:table-cell office:value-type="string" calcext:value-type="string">
            <text:p>Técnico de manutenção elétrica de máquin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3130" calcext:value-type="float">
            <text:p>313130</text:p>
          </table:table-cell>
          <table:table-cell office:value-type="string" calcext:value-type="string">
            <text:p>Técnico eletric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3205" calcext:value-type="float">
            <text:p>313205</text:p>
          </table:table-cell>
          <table:table-cell office:value-type="string" calcext:value-type="string">
            <text:p>Técnico de manutenção eletrôn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3210" calcext:value-type="float">
            <text:p>313210</text:p>
          </table:table-cell>
          <table:table-cell office:value-type="string" calcext:value-type="string">
            <text:p>Técnico de manutenção eletrônica (circuitos de máquinas com comando numéric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3215" calcext:value-type="float">
            <text:p>313215</text:p>
          </table:table-cell>
          <table:table-cell office:value-type="string" calcext:value-type="string">
            <text:p>Técnico eletrôn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3220" calcext:value-type="float">
            <text:p>313220</text:p>
          </table:table-cell>
          <table:table-cell office:value-type="string" calcext:value-type="string">
            <text:p>Técnico em manutenção de equipamentos de informát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3305" calcext:value-type="float">
            <text:p>313305</text:p>
          </table:table-cell>
          <table:table-cell office:value-type="string" calcext:value-type="string">
            <text:p>Técnico de comunicação de dad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3310" calcext:value-type="float">
            <text:p>313310</text:p>
          </table:table-cell>
          <table:table-cell office:value-type="string" calcext:value-type="string">
            <text:p>Técnico de rede (telecomunicaçõ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3315" calcext:value-type="float">
            <text:p>313315</text:p>
          </table:table-cell>
          <table:table-cell office:value-type="string" calcext:value-type="string">
            <text:p>Técnico de telecomunicações (telefoni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3320" calcext:value-type="float">
            <text:p>313320</text:p>
          </table:table-cell>
          <table:table-cell office:value-type="string" calcext:value-type="string">
            <text:p>Técnico de transmissão (telecomunicaçõ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3405" calcext:value-type="float">
            <text:p>313405</text:p>
          </table:table-cell>
          <table:table-cell office:value-type="string" calcext:value-type="string">
            <text:p>Técnico em calibra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3410" calcext:value-type="float">
            <text:p>313410</text:p>
          </table:table-cell>
          <table:table-cell office:value-type="string" calcext:value-type="string">
            <text:p>Técnico em instrumenta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3415" calcext:value-type="float">
            <text:p>313415</text:p>
          </table:table-cell>
          <table:table-cell office:value-type="string" calcext:value-type="string">
            <text:p>Encarregado de manutenção de instrumentos de controle, medição e similar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3505" calcext:value-type="float">
            <text:p>313505</text:p>
          </table:table-cell>
          <table:table-cell office:value-type="string" calcext:value-type="string">
            <text:p>Técnico em fotôn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4105" calcext:value-type="float">
            <text:p>314105</text:p>
          </table:table-cell>
          <table:table-cell office:value-type="string" calcext:value-type="string">
            <text:p>Técnico em mecânica de precis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4110" calcext:value-type="float">
            <text:p>314110</text:p>
          </table:table-cell>
          <table:table-cell office:value-type="string" calcext:value-type="string">
            <text:p>Técnico mecân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4115" calcext:value-type="float">
            <text:p>314115</text:p>
          </table:table-cell>
          <table:table-cell office:value-type="string" calcext:value-type="string">
            <text:p>Técnico mecânico (calefação, ventilação e refrigeraçã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4120" calcext:value-type="float">
            <text:p>314120</text:p>
          </table:table-cell>
          <table:table-cell office:value-type="string" calcext:value-type="string">
            <text:p>Técnico mecânico (máquina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4125" calcext:value-type="float">
            <text:p>314125</text:p>
          </table:table-cell>
          <table:table-cell office:value-type="string" calcext:value-type="string">
            <text:p>Técnico mecânico (motor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4205" calcext:value-type="float">
            <text:p>314205</text:p>
          </table:table-cell>
          <table:table-cell office:value-type="string" calcext:value-type="string">
            <text:p>Técnico mecânico na fabricação de ferrament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4210" calcext:value-type="float">
            <text:p>314210</text:p>
          </table:table-cell>
          <table:table-cell office:value-type="string" calcext:value-type="string">
            <text:p>Técnico mecânico na manutenção de ferrament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4305" calcext:value-type="float">
            <text:p>314305</text:p>
          </table:table-cell>
          <table:table-cell office:value-type="string" calcext:value-type="string">
            <text:p>Técnico em automobilíst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4310" calcext:value-type="float">
            <text:p>314310</text:p>
          </table:table-cell>
          <table:table-cell office:value-type="string" calcext:value-type="string">
            <text:p>Técnico mecânico (aeronav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4315" calcext:value-type="float">
            <text:p>314315</text:p>
          </table:table-cell>
          <table:table-cell office:value-type="string" calcext:value-type="string">
            <text:p>Técnico mecânico (embarcaçõ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4405" calcext:value-type="float">
            <text:p>314405</text:p>
          </table:table-cell>
          <table:table-cell office:value-type="string" calcext:value-type="string">
            <text:p>Técnico de manutenção de sistemas e instrument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4410" calcext:value-type="float">
            <text:p>314410</text:p>
          </table:table-cell>
          <table:table-cell office:value-type="string" calcext:value-type="string">
            <text:p>Técnico em manutenção de máquin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4605" calcext:value-type="float">
            <text:p>314605</text:p>
          </table:table-cell>
          <table:table-cell office:value-type="string" calcext:value-type="string">
            <text:p>Inspetor de soldage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4610" calcext:value-type="float">
            <text:p>314610</text:p>
          </table:table-cell>
          <table:table-cell office:value-type="string" calcext:value-type="string">
            <text:p>Técnico em caldeirar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4615" calcext:value-type="float">
            <text:p>314615</text:p>
          </table:table-cell>
          <table:table-cell office:value-type="string" calcext:value-type="string">
            <text:p>Técnico em estruturas metálic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4620" calcext:value-type="float">
            <text:p>314620</text:p>
          </table:table-cell>
          <table:table-cell office:value-type="string" calcext:value-type="string">
            <text:p>Técnico em soldage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4625" calcext:value-type="float">
            <text:p>314625</text:p>
          </table:table-cell>
          <table:table-cell office:value-type="string" calcext:value-type="string">
            <text:p>Tecnólogo em soldage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4705" calcext:value-type="float">
            <text:p>314705</text:p>
          </table:table-cell>
          <table:table-cell office:value-type="string" calcext:value-type="string">
            <text:p>Técnico de acabamento em siderurg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4710" calcext:value-type="float">
            <text:p>314710</text:p>
          </table:table-cell>
          <table:table-cell office:value-type="string" calcext:value-type="string">
            <text:p>Técnico de aciaria em siderurg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4715" calcext:value-type="float">
            <text:p>314715</text:p>
          </table:table-cell>
          <table:table-cell office:value-type="string" calcext:value-type="string">
            <text:p>Técnico de fundição em siderurg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4720" calcext:value-type="float">
            <text:p>314720</text:p>
          </table:table-cell>
          <table:table-cell office:value-type="string" calcext:value-type="string">
            <text:p>Técnico de laminação em siderurg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4725" calcext:value-type="float">
            <text:p>314725</text:p>
          </table:table-cell>
          <table:table-cell office:value-type="string" calcext:value-type="string">
            <text:p>Técnico de redução na siderurgia (primeira fusã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4730" calcext:value-type="float">
            <text:p>314730</text:p>
          </table:table-cell>
          <table:table-cell office:value-type="string" calcext:value-type="string">
            <text:p>Técnico de refratário em siderurg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6105" calcext:value-type="float">
            <text:p>316105</text:p>
          </table:table-cell>
          <table:table-cell office:value-type="string" calcext:value-type="string">
            <text:p>Técnico em geofís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6110" calcext:value-type="float">
            <text:p>316110</text:p>
          </table:table-cell>
          <table:table-cell office:value-type="string" calcext:value-type="string">
            <text:p>Técnico em geolog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6115" calcext:value-type="float">
            <text:p>316115</text:p>
          </table:table-cell>
          <table:table-cell office:value-type="string" calcext:value-type="string">
            <text:p>Técnico em geoquím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6120" calcext:value-type="float">
            <text:p>316120</text:p>
          </table:table-cell>
          <table:table-cell office:value-type="string" calcext:value-type="string">
            <text:p>Técnico em geotecn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6305" calcext:value-type="float">
            <text:p>316305</text:p>
          </table:table-cell>
          <table:table-cell office:value-type="string" calcext:value-type="string">
            <text:p>Técnico de minera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6310" calcext:value-type="float">
            <text:p>316310</text:p>
          </table:table-cell>
          <table:table-cell office:value-type="string" calcext:value-type="string">
            <text:p>Técnico de mineração (óleo e petróle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6315" calcext:value-type="float">
            <text:p>316315</text:p>
          </table:table-cell>
          <table:table-cell office:value-type="string" calcext:value-type="string">
            <text:p>Técnico em processamento mineral (exceto petróle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6320" calcext:value-type="float">
            <text:p>316320</text:p>
          </table:table-cell>
          <table:table-cell office:value-type="string" calcext:value-type="string">
            <text:p>Técnico em pesquisa miner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6325" calcext:value-type="float">
            <text:p>316325</text:p>
          </table:table-cell>
          <table:table-cell office:value-type="string" calcext:value-type="string">
            <text:p>Técnico de produção em refino de petróle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6330" calcext:value-type="float">
            <text:p>316330</text:p>
          </table:table-cell>
          <table:table-cell office:value-type="string" calcext:value-type="string">
            <text:p>Técnico em planejamento de lavra de min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6335" calcext:value-type="float">
            <text:p>316335</text:p>
          </table:table-cell>
          <table:table-cell office:value-type="string" calcext:value-type="string">
            <text:p>Desincrustador (poços de petróle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6340" calcext:value-type="float">
            <text:p>316340</text:p>
          </table:table-cell>
          <table:table-cell office:value-type="string" calcext:value-type="string">
            <text:p>Cimentador (poços de petróle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7105" calcext:value-type="float">
            <text:p>317105</text:p>
          </table:table-cell>
          <table:table-cell office:value-type="string" calcext:value-type="string">
            <text:p>Desenvolvedor web (técnic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7110" calcext:value-type="float">
            <text:p>317110</text:p>
          </table:table-cell>
          <table:table-cell office:value-type="string" calcext:value-type="string">
            <text:p>Desenvolvedor de sistemas de tecnologia da informação (técnic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7115" calcext:value-type="float">
            <text:p>317115</text:p>
          </table:table-cell>
          <table:table-cell office:value-type="string" calcext:value-type="string">
            <text:p>Programador de máquinas - ferramenta com comando numér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7120" calcext:value-type="float">
            <text:p>317120</text:p>
          </table:table-cell>
          <table:table-cell office:value-type="string" calcext:value-type="string">
            <text:p>Desenvolvedor de multimíd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7205" calcext:value-type="float">
            <text:p>317205</text:p>
          </table:table-cell>
          <table:table-cell office:value-type="string" calcext:value-type="string">
            <text:p>Operador de computad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7210" calcext:value-type="float">
            <text:p>317210</text:p>
          </table:table-cell>
          <table:table-cell office:value-type="string" calcext:value-type="string">
            <text:p>Técnico de suporte ao usuário de tecnologia da informa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005" calcext:value-type="float">
            <text:p>318005</text:p>
          </table:table-cell>
          <table:table-cell office:value-type="string" calcext:value-type="string">
            <text:p>Desenhista técn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010" calcext:value-type="float">
            <text:p>318010</text:p>
          </table:table-cell>
          <table:table-cell office:value-type="string" calcext:value-type="string">
            <text:p>Desenhista cop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015" calcext:value-type="float">
            <text:p>318015</text:p>
          </table:table-cell>
          <table:table-cell office:value-type="string" calcext:value-type="string">
            <text:p>Desenhista detalh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105" calcext:value-type="float">
            <text:p>318105</text:p>
          </table:table-cell>
          <table:table-cell office:value-type="string" calcext:value-type="string">
            <text:p>Desenhista técnico (arquitetur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110" calcext:value-type="float">
            <text:p>318110</text:p>
          </table:table-cell>
          <table:table-cell office:value-type="string" calcext:value-type="string">
            <text:p>Desenhista técnico (cartografi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115" calcext:value-type="float">
            <text:p>318115</text:p>
          </table:table-cell>
          <table:table-cell office:value-type="string" calcext:value-type="string">
            <text:p>Desenhista técnico (construção civil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120" calcext:value-type="float">
            <text:p>318120</text:p>
          </table:table-cell>
          <table:table-cell office:value-type="string" calcext:value-type="string">
            <text:p>Desenhista técnico (instalações hidrossanitária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205" calcext:value-type="float">
            <text:p>318205</text:p>
          </table:table-cell>
          <table:table-cell office:value-type="string" calcext:value-type="string">
            <text:p>Desenhista técnico mecân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210" calcext:value-type="float">
            <text:p>318210</text:p>
          </table:table-cell>
          <table:table-cell office:value-type="string" calcext:value-type="string">
            <text:p>Desenhista técnico aeronáut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215" calcext:value-type="float">
            <text:p>318215</text:p>
          </table:table-cell>
          <table:table-cell office:value-type="string" calcext:value-type="string">
            <text:p>Desenhista técnico nav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305" calcext:value-type="float">
            <text:p>318305</text:p>
          </table:table-cell>
          <table:table-cell office:value-type="string" calcext:value-type="string">
            <text:p>Desenhista técnico (eletricidade e eletrônic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310" calcext:value-type="float">
            <text:p>318310</text:p>
          </table:table-cell>
          <table:table-cell office:value-type="string" calcext:value-type="string">
            <text:p>Desenhista técnico (calefação, ventilação e refrigeraçã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405" calcext:value-type="float">
            <text:p>318405</text:p>
          </table:table-cell>
          <table:table-cell office:value-type="string" calcext:value-type="string">
            <text:p>Desenhista técnico (artes gráfica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410" calcext:value-type="float">
            <text:p>318410</text:p>
          </table:table-cell>
          <table:table-cell office:value-type="string" calcext:value-type="string">
            <text:p>Desenhista técnico (ilustrações artística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415" calcext:value-type="float">
            <text:p>318415</text:p>
          </table:table-cell>
          <table:table-cell office:value-type="string" calcext:value-type="string">
            <text:p>Desenhista técnico (ilustrações técnica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420" calcext:value-type="float">
            <text:p>318420</text:p>
          </table:table-cell>
          <table:table-cell office:value-type="string" calcext:value-type="string">
            <text:p>Desenhista técnico (indústria têxtil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425" calcext:value-type="float">
            <text:p>318425</text:p>
          </table:table-cell>
          <table:table-cell office:value-type="string" calcext:value-type="string">
            <text:p>Desenhista técnico (mobiliári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430" calcext:value-type="float">
            <text:p>318430</text:p>
          </table:table-cell>
          <table:table-cell office:value-type="string" calcext:value-type="string">
            <text:p>Desenhista técnico de embalagens, maquetes e leiaut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505" calcext:value-type="float">
            <text:p>318505</text:p>
          </table:table-cell>
          <table:table-cell office:value-type="string" calcext:value-type="string">
            <text:p>Desenhista projetista de arquitetu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510" calcext:value-type="float">
            <text:p>318510</text:p>
          </table:table-cell>
          <table:table-cell office:value-type="string" calcext:value-type="string">
            <text:p>Desenhista projetista de construção civi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605" calcext:value-type="float">
            <text:p>318605</text:p>
          </table:table-cell>
          <table:table-cell office:value-type="string" calcext:value-type="string">
            <text:p>Desenhista projetista de máquin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610" calcext:value-type="float">
            <text:p>318610</text:p>
          </table:table-cell>
          <table:table-cell office:value-type="string" calcext:value-type="string">
            <text:p>Desenhista projetista mecân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705" calcext:value-type="float">
            <text:p>318705</text:p>
          </table:table-cell>
          <table:table-cell office:value-type="string" calcext:value-type="string">
            <text:p>Desenhista projetista de eletricidad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710" calcext:value-type="float">
            <text:p>318710</text:p>
          </table:table-cell>
          <table:table-cell office:value-type="string" calcext:value-type="string">
            <text:p>Desenhista projetista eletrôn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805" calcext:value-type="float">
            <text:p>318805</text:p>
          </table:table-cell>
          <table:table-cell office:value-type="string" calcext:value-type="string">
            <text:p>Projetista de móve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810" calcext:value-type="float">
            <text:p>318810</text:p>
          </table:table-cell>
          <table:table-cell office:value-type="string" calcext:value-type="string">
            <text:p>Modelista de roup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815" calcext:value-type="float">
            <text:p>318815</text:p>
          </table:table-cell>
          <table:table-cell office:value-type="string" calcext:value-type="string">
            <text:p>Modelista de calçad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9105" calcext:value-type="float">
            <text:p>319105</text:p>
          </table:table-cell>
          <table:table-cell office:value-type="string" calcext:value-type="string">
            <text:p>Técnico em calçados e artefatos de cou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9110" calcext:value-type="float">
            <text:p>319110</text:p>
          </table:table-cell>
          <table:table-cell office:value-type="string" calcext:value-type="string">
            <text:p>Técnico em confecções do vestuár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9205" calcext:value-type="float">
            <text:p>319205</text:p>
          </table:table-cell>
          <table:table-cell office:value-type="string" calcext:value-type="string">
            <text:p>Técnico do mobiliár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0105" calcext:value-type="float">
            <text:p>320105</text:p>
          </table:table-cell>
          <table:table-cell office:value-type="string" calcext:value-type="string">
            <text:p>Técnico em bioterism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0110" calcext:value-type="float">
            <text:p>320110</text:p>
          </table:table-cell>
          <table:table-cell office:value-type="string" calcext:value-type="string">
            <text:p>Técnico em histolog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1105" calcext:value-type="float">
            <text:p>321105</text:p>
          </table:table-cell>
          <table:table-cell office:value-type="string" calcext:value-type="string">
            <text:p>Técnico agrícol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1110" calcext:value-type="float">
            <text:p>321110</text:p>
          </table:table-cell>
          <table:table-cell office:value-type="string" calcext:value-type="string">
            <text:p>Técnico agropecuár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1205" calcext:value-type="float">
            <text:p>321205</text:p>
          </table:table-cell>
          <table:table-cell office:value-type="string" calcext:value-type="string">
            <text:p>Técnico em madei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1210" calcext:value-type="float">
            <text:p>321210</text:p>
          </table:table-cell>
          <table:table-cell office:value-type="string" calcext:value-type="string">
            <text:p>Técnico flores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1305" calcext:value-type="float">
            <text:p>321305</text:p>
          </table:table-cell>
          <table:table-cell office:value-type="string" calcext:value-type="string">
            <text:p>Técnico em piscicultu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1310" calcext:value-type="float">
            <text:p>321310</text:p>
          </table:table-cell>
          <table:table-cell office:value-type="string" calcext:value-type="string">
            <text:p>Técnico em carcinicultu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1315" calcext:value-type="float">
            <text:p>321315</text:p>
          </table:table-cell>
          <table:table-cell office:value-type="string" calcext:value-type="string">
            <text:p>Técnico em mitilicultu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1320" calcext:value-type="float">
            <text:p>321320</text:p>
          </table:table-cell>
          <table:table-cell office:value-type="string" calcext:value-type="string">
            <text:p>Técnico em ranicultu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105" calcext:value-type="float">
            <text:p>322105</text:p>
          </table:table-cell>
          <table:table-cell office:value-type="string" calcext:value-type="string">
            <text:p>Técnico em acupuntu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110" calcext:value-type="float">
            <text:p>322110</text:p>
          </table:table-cell>
          <table:table-cell office:value-type="string" calcext:value-type="string">
            <text:p>Podólog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115" calcext:value-type="float">
            <text:p>322115</text:p>
          </table:table-cell>
          <table:table-cell office:value-type="string" calcext:value-type="string">
            <text:p>Técnico em quiroprax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120" calcext:value-type="float">
            <text:p>322120</text:p>
          </table:table-cell>
          <table:table-cell office:value-type="string" calcext:value-type="string">
            <text:p>Massoterapeu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125" calcext:value-type="float">
            <text:p>322125</text:p>
          </table:table-cell>
          <table:table-cell office:value-type="string" calcext:value-type="string">
            <text:p>Terapeuta holíst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130" calcext:value-type="float">
            <text:p>322130</text:p>
          </table:table-cell>
          <table:table-cell office:value-type="string" calcext:value-type="string">
            <text:p>Estetic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135" calcext:value-type="float">
            <text:p>322135</text:p>
          </table:table-cell>
          <table:table-cell office:value-type="string" calcext:value-type="string">
            <text:p>Doul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205" calcext:value-type="float">
            <text:p>322205</text:p>
          </table:table-cell>
          <table:table-cell office:value-type="string" calcext:value-type="string">
            <text:p>Técnico de enfermage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210" calcext:value-type="float">
            <text:p>322210</text:p>
          </table:table-cell>
          <table:table-cell office:value-type="string" calcext:value-type="string">
            <text:p>Técnico de enfermagem de terapia intensiv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215" calcext:value-type="float">
            <text:p>322215</text:p>
          </table:table-cell>
          <table:table-cell office:value-type="string" calcext:value-type="string">
            <text:p>Técnico de enfermagem do trabalh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220" calcext:value-type="float">
            <text:p>322220</text:p>
          </table:table-cell>
          <table:table-cell office:value-type="string" calcext:value-type="string">
            <text:p>Técnico de enfermagem psiquiátr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225" calcext:value-type="float">
            <text:p>322225</text:p>
          </table:table-cell>
          <table:table-cell office:value-type="string" calcext:value-type="string">
            <text:p>Instrumentador cirúrg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230" calcext:value-type="float">
            <text:p>322230</text:p>
          </table:table-cell>
          <table:table-cell office:value-type="string" calcext:value-type="string">
            <text:p>Auxiliar de enfermage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235" calcext:value-type="float">
            <text:p>322235</text:p>
          </table:table-cell>
          <table:table-cell office:value-type="string" calcext:value-type="string">
            <text:p>Auxiliar de enfermagem do trabalh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240" calcext:value-type="float">
            <text:p>322240</text:p>
          </table:table-cell>
          <table:table-cell office:value-type="string" calcext:value-type="string">
            <text:p>Auxiliar de saúde (navegação marítim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245" calcext:value-type="float">
            <text:p>322245</text:p>
          </table:table-cell>
          <table:table-cell office:value-type="string" calcext:value-type="string">
            <text:p>Técnico de enfermagem da estratégia de saúde da famíl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250" calcext:value-type="float">
            <text:p>322250</text:p>
          </table:table-cell>
          <table:table-cell office:value-type="string" calcext:value-type="string">
            <text:p>Auxiliar de enfermagem da estratégia de saúde da famíl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305" calcext:value-type="float">
            <text:p>322305</text:p>
          </table:table-cell>
          <table:table-cell office:value-type="string" calcext:value-type="string">
            <text:p>Técnico em óptica e optometr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405" calcext:value-type="float">
            <text:p>322405</text:p>
          </table:table-cell>
          <table:table-cell office:value-type="string" calcext:value-type="string">
            <text:p>Técnico em saúde buc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410" calcext:value-type="float">
            <text:p>322410</text:p>
          </table:table-cell>
          <table:table-cell office:value-type="string" calcext:value-type="string">
            <text:p>Protético dentár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415" calcext:value-type="float">
            <text:p>322415</text:p>
          </table:table-cell>
          <table:table-cell office:value-type="string" calcext:value-type="string">
            <text:p>Auxiliar em saúde buc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420" calcext:value-type="float">
            <text:p>322420</text:p>
          </table:table-cell>
          <table:table-cell office:value-type="string" calcext:value-type="string">
            <text:p>Auxiliar de prótese dentár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425" calcext:value-type="float">
            <text:p>322425</text:p>
          </table:table-cell>
          <table:table-cell office:value-type="string" calcext:value-type="string">
            <text:p>Técnico em saúde bucal da estratégia de saúde da famíl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430" calcext:value-type="float">
            <text:p>322430</text:p>
          </table:table-cell>
          <table:table-cell office:value-type="string" calcext:value-type="string">
            <text:p>Auxiliar em saúde bucal da estratégia de saúde da famíl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505" calcext:value-type="float">
            <text:p>322505</text:p>
          </table:table-cell>
          <table:table-cell office:value-type="string" calcext:value-type="string">
            <text:p>Técnico de ortoped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605" calcext:value-type="float">
            <text:p>322605</text:p>
          </table:table-cell>
          <table:table-cell office:value-type="string" calcext:value-type="string">
            <text:p>Técnico de imobilização ortopéd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3105" calcext:value-type="float">
            <text:p>323105</text:p>
          </table:table-cell>
          <table:table-cell office:value-type="string" calcext:value-type="string">
            <text:p>Técnico em pecuár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4105" calcext:value-type="float">
            <text:p>324105</text:p>
          </table:table-cell>
          <table:table-cell office:value-type="string" calcext:value-type="string">
            <text:p>Técnico em métodos eletrográficos em encefalograf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4110" calcext:value-type="float">
            <text:p>324110</text:p>
          </table:table-cell>
          <table:table-cell office:value-type="string" calcext:value-type="string">
            <text:p>Técnico em métodos gráficos em cardiolog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4115" calcext:value-type="float">
            <text:p>324115</text:p>
          </table:table-cell>
          <table:table-cell office:value-type="string" calcext:value-type="string">
            <text:p>Técnico em radiologia e imagenolog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4120" calcext:value-type="float">
            <text:p>324120</text:p>
          </table:table-cell>
          <table:table-cell office:value-type="string" calcext:value-type="string">
            <text:p>Tecnólogo em radiolog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4125" calcext:value-type="float">
            <text:p>324125</text:p>
          </table:table-cell>
          <table:table-cell office:value-type="string" calcext:value-type="string">
            <text:p>Tecnólogo oftálm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4130" calcext:value-type="float">
            <text:p>324130</text:p>
          </table:table-cell>
          <table:table-cell office:value-type="string" calcext:value-type="string">
            <text:p>Técnico em espirometr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4135" calcext:value-type="float">
            <text:p>324135</text:p>
          </table:table-cell>
          <table:table-cell office:value-type="string" calcext:value-type="string">
            <text:p>Técnico em polissonograf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4205" calcext:value-type="float">
            <text:p>324205</text:p>
          </table:table-cell>
          <table:table-cell office:value-type="string" calcext:value-type="string">
            <text:p>Técnico em patologia clín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4215" calcext:value-type="float">
            <text:p>324215</text:p>
          </table:table-cell>
          <table:table-cell office:value-type="string" calcext:value-type="string">
            <text:p>Citotécn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4220" calcext:value-type="float">
            <text:p>324220</text:p>
          </table:table-cell>
          <table:table-cell office:value-type="string" calcext:value-type="string">
            <text:p>Técnico em hemoterap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5005" calcext:value-type="float">
            <text:p>325005</text:p>
          </table:table-cell>
          <table:table-cell office:value-type="string" calcext:value-type="string">
            <text:p>Enólog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5010" calcext:value-type="float">
            <text:p>325010</text:p>
          </table:table-cell>
          <table:table-cell office:value-type="string" calcext:value-type="string">
            <text:p>Arom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5015" calcext:value-type="float">
            <text:p>325015</text:p>
          </table:table-cell>
          <table:table-cell office:value-type="string" calcext:value-type="string">
            <text:p>Perfum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5105" calcext:value-type="float">
            <text:p>325105</text:p>
          </table:table-cell>
          <table:table-cell office:value-type="string" calcext:value-type="string">
            <text:p>Auxiliar técnico em laboratório de farmác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5110" calcext:value-type="float">
            <text:p>325110</text:p>
          </table:table-cell>
          <table:table-cell office:value-type="string" calcext:value-type="string">
            <text:p>Técnico em laboratório de farmác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5115" calcext:value-type="float">
            <text:p>325115</text:p>
          </table:table-cell>
          <table:table-cell office:value-type="string" calcext:value-type="string">
            <text:p>Técnico em farmác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5205" calcext:value-type="float">
            <text:p>325205</text:p>
          </table:table-cell>
          <table:table-cell office:value-type="string" calcext:value-type="string">
            <text:p>Técnico de aliment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5210" calcext:value-type="float">
            <text:p>325210</text:p>
          </table:table-cell>
          <table:table-cell office:value-type="string" calcext:value-type="string">
            <text:p>Técnico em nutrição e dietét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5305" calcext:value-type="float">
            <text:p>325305</text:p>
          </table:table-cell>
          <table:table-cell office:value-type="string" calcext:value-type="string">
            <text:p>Técnico em biotecnolog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5310" calcext:value-type="float">
            <text:p>325310</text:p>
          </table:table-cell>
          <table:table-cell office:value-type="string" calcext:value-type="string">
            <text:p>Técnico em imunobiológic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8105" calcext:value-type="float">
            <text:p>328105</text:p>
          </table:table-cell>
          <table:table-cell office:value-type="string" calcext:value-type="string">
            <text:p>Embalsamad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8110" calcext:value-type="float">
            <text:p>328110</text:p>
          </table:table-cell>
          <table:table-cell office:value-type="string" calcext:value-type="string">
            <text:p>Taxiderm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1105" calcext:value-type="float">
            <text:p>331105</text:p>
          </table:table-cell>
          <table:table-cell office:value-type="string" calcext:value-type="string">
            <text:p>Professor de nível médio na educação infanti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1110" calcext:value-type="float">
            <text:p>331110</text:p>
          </table:table-cell>
          <table:table-cell office:value-type="string" calcext:value-type="string">
            <text:p>Auxiliar de desenvolvimento infanti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1205" calcext:value-type="float">
            <text:p>331205</text:p>
          </table:table-cell>
          <table:table-cell office:value-type="string" calcext:value-type="string">
            <text:p>Professor de nível médio no ensino fundam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1305" calcext:value-type="float">
            <text:p>331305</text:p>
          </table:table-cell>
          <table:table-cell office:value-type="string" calcext:value-type="string">
            <text:p>Professor de nível médio no ensino profissionalizan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2105" calcext:value-type="float">
            <text:p>332105</text:p>
          </table:table-cell>
          <table:table-cell office:value-type="string" calcext:value-type="string">
            <text:p>Professor leigo no ensino fundam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2205" calcext:value-type="float">
            <text:p>332205</text:p>
          </table:table-cell>
          <table:table-cell office:value-type="string" calcext:value-type="string">
            <text:p>Professor prático no ensino profissionalizan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3105" calcext:value-type="float">
            <text:p>333105</text:p>
          </table:table-cell>
          <table:table-cell office:value-type="string" calcext:value-type="string">
            <text:p>Instrutor de auto-escol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3110" calcext:value-type="float">
            <text:p>333110</text:p>
          </table:table-cell>
          <table:table-cell office:value-type="string" calcext:value-type="string">
            <text:p>Instrutor de cursos livr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3115" calcext:value-type="float">
            <text:p>333115</text:p>
          </table:table-cell>
          <table:table-cell office:value-type="string" calcext:value-type="string">
            <text:p>Professores de cursos livr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4105" calcext:value-type="float">
            <text:p>334105</text:p>
          </table:table-cell>
          <table:table-cell office:value-type="string" calcext:value-type="string">
            <text:p>Inspetor de alunos de escola privad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4110" calcext:value-type="float">
            <text:p>334110</text:p>
          </table:table-cell>
          <table:table-cell office:value-type="string" calcext:value-type="string">
            <text:p>Inspetor de alunos de escola públ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4115" calcext:value-type="float">
            <text:p>334115</text:p>
          </table:table-cell>
          <table:table-cell office:value-type="string" calcext:value-type="string">
            <text:p>Monitor de transporte escol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1105" calcext:value-type="float">
            <text:p>341105</text:p>
          </table:table-cell>
          <table:table-cell office:value-type="string" calcext:value-type="string">
            <text:p>Piloto comercial (exceto linhas aérea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1110" calcext:value-type="float">
            <text:p>341110</text:p>
          </table:table-cell>
          <table:table-cell office:value-type="string" calcext:value-type="string">
            <text:p>Piloto comercial de helicóptero (exceto linhas aérea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1115" calcext:value-type="float">
            <text:p>341115</text:p>
          </table:table-cell>
          <table:table-cell office:value-type="string" calcext:value-type="string">
            <text:p>Mecânico de vô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1120" calcext:value-type="float">
            <text:p>341120</text:p>
          </table:table-cell>
          <table:table-cell office:value-type="string" calcext:value-type="string">
            <text:p>Piloto agrícol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1205" calcext:value-type="float">
            <text:p>341205</text:p>
          </table:table-cell>
          <table:table-cell office:value-type="string" calcext:value-type="string">
            <text:p>Contramestre de cabotage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1210" calcext:value-type="float">
            <text:p>341210</text:p>
          </table:table-cell>
          <table:table-cell office:value-type="string" calcext:value-type="string">
            <text:p>Mestre de cabotage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1215" calcext:value-type="float">
            <text:p>341215</text:p>
          </table:table-cell>
          <table:table-cell office:value-type="string" calcext:value-type="string">
            <text:p>Mestre fluvi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1220" calcext:value-type="float">
            <text:p>341220</text:p>
          </table:table-cell>
          <table:table-cell office:value-type="string" calcext:value-type="string">
            <text:p>Patrão de pesca de alto-m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1225" calcext:value-type="float">
            <text:p>341225</text:p>
          </table:table-cell>
          <table:table-cell office:value-type="string" calcext:value-type="string">
            <text:p>Patrão de pesca na navegação interi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1230" calcext:value-type="float">
            <text:p>341230</text:p>
          </table:table-cell>
          <table:table-cell office:value-type="string" calcext:value-type="string">
            <text:p>Piloto fluvi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1235" calcext:value-type="float">
            <text:p>341235</text:p>
          </table:table-cell>
          <table:table-cell office:value-type="string" calcext:value-type="string">
            <text:p>Ténico em sinalização naut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1240" calcext:value-type="float">
            <text:p>341240</text:p>
          </table:table-cell>
          <table:table-cell office:value-type="string" calcext:value-type="string">
            <text:p>Técnicos em manobras em equipamentos de convé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1245" calcext:value-type="float">
            <text:p>341245</text:p>
          </table:table-cell>
          <table:table-cell office:value-type="string" calcext:value-type="string">
            <text:p>Técnico em sinais nav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1250" calcext:value-type="float">
            <text:p>341250</text:p>
          </table:table-cell>
          <table:table-cell office:value-type="string" calcext:value-type="string">
            <text:p>Auxiliar técnico de sinalização naut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1305" calcext:value-type="float">
            <text:p>341305</text:p>
          </table:table-cell>
          <table:table-cell office:value-type="string" calcext:value-type="string">
            <text:p>Condutor maquinista motorista fluvi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1310" calcext:value-type="float">
            <text:p>341310</text:p>
          </table:table-cell>
          <table:table-cell office:value-type="string" calcext:value-type="string">
            <text:p>Condutor de máquin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1315" calcext:value-type="float">
            <text:p>341315</text:p>
          </table:table-cell>
          <table:table-cell office:value-type="string" calcext:value-type="string">
            <text:p>Eletricista de bord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1320" calcext:value-type="float">
            <text:p>341320</text:p>
          </table:table-cell>
          <table:table-cell office:value-type="string" calcext:value-type="string">
            <text:p>Condutor de máquinas (bombeador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1325" calcext:value-type="float">
            <text:p>341325</text:p>
          </table:table-cell>
          <table:table-cell office:value-type="string" calcext:value-type="string">
            <text:p>Condutor de máquinas (mecânic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105" calcext:value-type="float">
            <text:p>342105</text:p>
          </table:table-cell>
          <table:table-cell office:value-type="string" calcext:value-type="string">
            <text:p>Analista de transporte em comércio exteri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110" calcext:value-type="float">
            <text:p>342110</text:p>
          </table:table-cell>
          <table:table-cell office:value-type="string" calcext:value-type="string">
            <text:p>Operador de transporte multimod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115" calcext:value-type="float">
            <text:p>342115</text:p>
          </table:table-cell>
          <table:table-cell office:value-type="string" calcext:value-type="string">
            <text:p>Controlador de serviços de máquinas e veícul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120" calcext:value-type="float">
            <text:p>342120</text:p>
          </table:table-cell>
          <table:table-cell office:value-type="string" calcext:value-type="string">
            <text:p>Afretad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125" calcext:value-type="float">
            <text:p>342125</text:p>
          </table:table-cell>
          <table:table-cell office:value-type="string" calcext:value-type="string">
            <text:p>Tecnólogo em logística de transpor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205" calcext:value-type="float">
            <text:p>342205</text:p>
          </table:table-cell>
          <table:table-cell office:value-type="string" calcext:value-type="string">
            <text:p>Ajudante de despachante aduan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210" calcext:value-type="float">
            <text:p>342210</text:p>
          </table:table-cell>
          <table:table-cell office:value-type="string" calcext:value-type="string">
            <text:p>Despachante aduan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215" calcext:value-type="float">
            <text:p>342215</text:p>
          </table:table-cell>
          <table:table-cell office:value-type="string" calcext:value-type="string">
            <text:p>Analista de desembaraço aduan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305" calcext:value-type="float">
            <text:p>342305</text:p>
          </table:table-cell>
          <table:table-cell office:value-type="string" calcext:value-type="string">
            <text:p>Chefe de serviço de transporte rodoviário (passageiros e carga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310" calcext:value-type="float">
            <text:p>342310</text:p>
          </table:table-cell>
          <table:table-cell office:value-type="string" calcext:value-type="string">
            <text:p>Inspetor de serviços de transportes rodoviários (passageiros e carga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315" calcext:value-type="float">
            <text:p>342315</text:p>
          </table:table-cell>
          <table:table-cell office:value-type="string" calcext:value-type="string">
            <text:p>Supervisor de carga e descarg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405" calcext:value-type="float">
            <text:p>342405</text:p>
          </table:table-cell>
          <table:table-cell office:value-type="string" calcext:value-type="string">
            <text:p>Agente de estação (ferrovia e metrô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410" calcext:value-type="float">
            <text:p>342410</text:p>
          </table:table-cell>
          <table:table-cell office:value-type="string" calcext:value-type="string">
            <text:p>Operador de centro de controle (ferrovia e metrô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505" calcext:value-type="float">
            <text:p>342505</text:p>
          </table:table-cell>
          <table:table-cell office:value-type="string" calcext:value-type="string">
            <text:p>Controlador de tráfego aére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510" calcext:value-type="float">
            <text:p>342510</text:p>
          </table:table-cell>
          <table:table-cell office:value-type="string" calcext:value-type="string">
            <text:p>Despachante operacional de vô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515" calcext:value-type="float">
            <text:p>342515</text:p>
          </table:table-cell>
          <table:table-cell office:value-type="string" calcext:value-type="string">
            <text:p>Fiscal de aviação civil (fac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530" calcext:value-type="float">
            <text:p>342530</text:p>
          </table:table-cell>
          <table:table-cell office:value-type="string" calcext:value-type="string">
            <text:p>Inspetor de aviação civi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535" calcext:value-type="float">
            <text:p>342535</text:p>
          </table:table-cell>
          <table:table-cell office:value-type="string" calcext:value-type="string">
            <text:p>Operador de atendimento aeroviár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540" calcext:value-type="float">
            <text:p>342540</text:p>
          </table:table-cell>
          <table:table-cell office:value-type="string" calcext:value-type="string">
            <text:p>Supervisor da administração de aeroport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545" calcext:value-type="float">
            <text:p>342545</text:p>
          </table:table-cell>
          <table:table-cell office:value-type="string" calcext:value-type="string">
            <text:p>Supervisor de empresa aérea em aeroport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550" calcext:value-type="float">
            <text:p>342550</text:p>
          </table:table-cell>
          <table:table-cell office:value-type="string" calcext:value-type="string">
            <text:p>Agente de proteção de aviação civi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555" calcext:value-type="float">
            <text:p>342555</text:p>
          </table:table-cell>
          <table:table-cell office:value-type="string" calcext:value-type="string">
            <text:p>Fiscal de pista de aeroport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560" calcext:value-type="float">
            <text:p>342560</text:p>
          </table:table-cell>
          <table:table-cell office:value-type="string" calcext:value-type="string">
            <text:p>Lider de rampa ( transporte aére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605" calcext:value-type="float">
            <text:p>342605</text:p>
          </table:table-cell>
          <table:table-cell office:value-type="string" calcext:value-type="string">
            <text:p>Chefe de estação portuár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610" calcext:value-type="float">
            <text:p>342610</text:p>
          </table:table-cell>
          <table:table-cell office:value-type="string" calcext:value-type="string">
            <text:p>Supervisor de operações portuári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105" calcext:value-type="float">
            <text:p>351105</text:p>
          </table:table-cell>
          <table:table-cell office:value-type="string" calcext:value-type="string">
            <text:p>Técnico de contabilidad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110" calcext:value-type="float">
            <text:p>351110</text:p>
          </table:table-cell>
          <table:table-cell office:value-type="string" calcext:value-type="string">
            <text:p>Chefe de contabilidade (técnic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115" calcext:value-type="float">
            <text:p>351115</text:p>
          </table:table-cell>
          <table:table-cell office:value-type="string" calcext:value-type="string">
            <text:p>Consultor contábil (técnic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305" calcext:value-type="float">
            <text:p>351305</text:p>
          </table:table-cell>
          <table:table-cell office:value-type="string" calcext:value-type="string">
            <text:p>Técnico em administra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310" calcext:value-type="float">
            <text:p>351310</text:p>
          </table:table-cell>
          <table:table-cell office:value-type="string" calcext:value-type="string">
            <text:p>Técnico em administração de comércio exteri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315" calcext:value-type="float">
            <text:p>351315</text:p>
          </table:table-cell>
          <table:table-cell office:value-type="string" calcext:value-type="string">
            <text:p>Agente de recrutamento e sele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405" calcext:value-type="float">
            <text:p>351405</text:p>
          </table:table-cell>
          <table:table-cell office:value-type="string" calcext:value-type="string">
            <text:p>Escreven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410" calcext:value-type="float">
            <text:p>351410</text:p>
          </table:table-cell>
          <table:table-cell office:value-type="string" calcext:value-type="string">
            <text:p>Escrivão judici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415" calcext:value-type="float">
            <text:p>351415</text:p>
          </table:table-cell>
          <table:table-cell office:value-type="string" calcext:value-type="string">
            <text:p>Escrivão extra - judici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420" calcext:value-type="float">
            <text:p>351420</text:p>
          </table:table-cell>
          <table:table-cell office:value-type="string" calcext:value-type="string">
            <text:p>Escrivão de políc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425" calcext:value-type="float">
            <text:p>351425</text:p>
          </table:table-cell>
          <table:table-cell office:value-type="string" calcext:value-type="string">
            <text:p>Oficial de justiç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430" calcext:value-type="float">
            <text:p>351430</text:p>
          </table:table-cell>
          <table:table-cell office:value-type="string" calcext:value-type="string">
            <text:p>Auxiliar de serviços jurídic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505" calcext:value-type="float">
            <text:p>351505</text:p>
          </table:table-cell>
          <table:table-cell office:value-type="string" calcext:value-type="string">
            <text:p>Técnico em secretariad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510" calcext:value-type="float">
            <text:p>351510</text:p>
          </table:table-cell>
          <table:table-cell office:value-type="string" calcext:value-type="string">
            <text:p>Taquígraf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515" calcext:value-type="float">
            <text:p>351515</text:p>
          </table:table-cell>
          <table:table-cell office:value-type="string" calcext:value-type="string">
            <text:p>Estenotip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605" calcext:value-type="float">
            <text:p>351605</text:p>
          </table:table-cell>
          <table:table-cell office:value-type="string" calcext:value-type="string">
            <text:p>Técnico em segurança do trabalh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610" calcext:value-type="float">
            <text:p>351610</text:p>
          </table:table-cell>
          <table:table-cell office:value-type="string" calcext:value-type="string">
            <text:p>Técnico em higiene ocupacion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705" calcext:value-type="float">
            <text:p>351705</text:p>
          </table:table-cell>
          <table:table-cell office:value-type="string" calcext:value-type="string">
            <text:p>Analista de seguros (técnic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710" calcext:value-type="float">
            <text:p>351710</text:p>
          </table:table-cell>
          <table:table-cell office:value-type="string" calcext:value-type="string">
            <text:p>Analista de sinistr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715" calcext:value-type="float">
            <text:p>351715</text:p>
          </table:table-cell>
          <table:table-cell office:value-type="string" calcext:value-type="string">
            <text:p>Assistente comercial de segur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720" calcext:value-type="float">
            <text:p>351720</text:p>
          </table:table-cell>
          <table:table-cell office:value-type="string" calcext:value-type="string">
            <text:p>Assistente técnico de segur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725" calcext:value-type="float">
            <text:p>351725</text:p>
          </table:table-cell>
          <table:table-cell office:value-type="string" calcext:value-type="string">
            <text:p>Inspetor de ris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730" calcext:value-type="float">
            <text:p>351730</text:p>
          </table:table-cell>
          <table:table-cell office:value-type="string" calcext:value-type="string">
            <text:p>Inspetor de sinistr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735" calcext:value-type="float">
            <text:p>351735</text:p>
          </table:table-cell>
          <table:table-cell office:value-type="string" calcext:value-type="string">
            <text:p>Técnico de ressegur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740" calcext:value-type="float">
            <text:p>351740</text:p>
          </table:table-cell>
          <table:table-cell office:value-type="string" calcext:value-type="string">
            <text:p>Técnico de segur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805" calcext:value-type="float">
            <text:p>351805</text:p>
          </table:table-cell>
          <table:table-cell office:value-type="string" calcext:value-type="string">
            <text:p>Detetive profission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810" calcext:value-type="float">
            <text:p>351810</text:p>
          </table:table-cell>
          <table:table-cell office:value-type="string" calcext:value-type="string">
            <text:p>Investigador de políc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815" calcext:value-type="float">
            <text:p>351815</text:p>
          </table:table-cell>
          <table:table-cell office:value-type="string" calcext:value-type="string">
            <text:p>Papiloscopista polici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905" calcext:value-type="float">
            <text:p>351905</text:p>
          </table:table-cell>
          <table:table-cell office:value-type="string" calcext:value-type="string">
            <text:p>Agente de inteligênc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910" calcext:value-type="float">
            <text:p>351910</text:p>
          </table:table-cell>
          <table:table-cell office:value-type="string" calcext:value-type="string">
            <text:p>Agente técnico de inteligênc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2205" calcext:value-type="float">
            <text:p>352205</text:p>
          </table:table-cell>
          <table:table-cell office:value-type="string" calcext:value-type="string">
            <text:p>Agente de defesa ambi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2210" calcext:value-type="float">
            <text:p>352210</text:p>
          </table:table-cell>
          <table:table-cell office:value-type="string" calcext:value-type="string">
            <text:p>Agente de saúde públ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2305" calcext:value-type="float">
            <text:p>352305</text:p>
          </table:table-cell>
          <table:table-cell office:value-type="string" calcext:value-type="string">
            <text:p>Metrolog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2310" calcext:value-type="float">
            <text:p>352310</text:p>
          </table:table-cell>
          <table:table-cell office:value-type="string" calcext:value-type="string">
            <text:p>Agente fiscal de qualidad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2315" calcext:value-type="float">
            <text:p>352315</text:p>
          </table:table-cell>
          <table:table-cell office:value-type="string" calcext:value-type="string">
            <text:p>Agente fiscal metrológ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2320" calcext:value-type="float">
            <text:p>352320</text:p>
          </table:table-cell>
          <table:table-cell office:value-type="string" calcext:value-type="string">
            <text:p>Agente fiscal têxti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2405" calcext:value-type="float">
            <text:p>352405</text:p>
          </table:table-cell>
          <table:table-cell office:value-type="string" calcext:value-type="string">
            <text:p>Agente de direitos autor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2410" calcext:value-type="float">
            <text:p>352410</text:p>
          </table:table-cell>
          <table:table-cell office:value-type="string" calcext:value-type="string">
            <text:p>Avaliador de produtos do meio de comunica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2420" calcext:value-type="float">
            <text:p>352420</text:p>
          </table:table-cell>
          <table:table-cell office:value-type="string" calcext:value-type="string">
            <text:p>Técnico em direitos autor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3205" calcext:value-type="float">
            <text:p>353205</text:p>
          </table:table-cell>
          <table:table-cell office:value-type="string" calcext:value-type="string">
            <text:p>Técnico de operações e serviços bancários - câmb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3210" calcext:value-type="float">
            <text:p>353210</text:p>
          </table:table-cell>
          <table:table-cell office:value-type="string" calcext:value-type="string">
            <text:p>Técnico de operações e serviços bancários - crédito imobiliár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3215" calcext:value-type="float">
            <text:p>353215</text:p>
          </table:table-cell>
          <table:table-cell office:value-type="string" calcext:value-type="string">
            <text:p>Técnico de operações e serviços bancários - crédito rur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3220" calcext:value-type="float">
            <text:p>353220</text:p>
          </table:table-cell>
          <table:table-cell office:value-type="string" calcext:value-type="string">
            <text:p>Técnico de operações e serviços bancários - leasin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3225" calcext:value-type="float">
            <text:p>353225</text:p>
          </table:table-cell>
          <table:table-cell office:value-type="string" calcext:value-type="string">
            <text:p>Técnico de operações e serviços bancários - renda fixa e variáve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3230" calcext:value-type="float">
            <text:p>353230</text:p>
          </table:table-cell>
          <table:table-cell office:value-type="string" calcext:value-type="string">
            <text:p>Tesoureiro de ban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3235" calcext:value-type="float">
            <text:p>353235</text:p>
          </table:table-cell>
          <table:table-cell office:value-type="string" calcext:value-type="string">
            <text:p>Chefe de serviços bancári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4120" calcext:value-type="float">
            <text:p>354120</text:p>
          </table:table-cell>
          <table:table-cell office:value-type="string" calcext:value-type="string">
            <text:p>Agente de vendas de serviç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4125" calcext:value-type="float">
            <text:p>354125</text:p>
          </table:table-cell>
          <table:table-cell office:value-type="string" calcext:value-type="string">
            <text:p>Assistente de vend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4130" calcext:value-type="float">
            <text:p>354130</text:p>
          </table:table-cell>
          <table:table-cell office:value-type="string" calcext:value-type="string">
            <text:p>Promotor de vendas especializad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4135" calcext:value-type="float">
            <text:p>354135</text:p>
          </table:table-cell>
          <table:table-cell office:value-type="string" calcext:value-type="string">
            <text:p>Técnico de vend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4140" calcext:value-type="float">
            <text:p>354140</text:p>
          </table:table-cell>
          <table:table-cell office:value-type="string" calcext:value-type="string">
            <text:p>Técnico em atendimento e vend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4145" calcext:value-type="float">
            <text:p>354145</text:p>
          </table:table-cell>
          <table:table-cell office:value-type="string" calcext:value-type="string">
            <text:p>Vendedor prac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4150" calcext:value-type="float">
            <text:p>354150</text:p>
          </table:table-cell>
          <table:table-cell office:value-type="string" calcext:value-type="string">
            <text:p>Propagandista de produtos famacêutic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4205" calcext:value-type="float">
            <text:p>354205</text:p>
          </table:table-cell>
          <table:table-cell office:value-type="string" calcext:value-type="string">
            <text:p>Comprad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4210" calcext:value-type="float">
            <text:p>354210</text:p>
          </table:table-cell>
          <table:table-cell office:value-type="string" calcext:value-type="string">
            <text:p>Supervisor de compr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4305" calcext:value-type="float">
            <text:p>354305</text:p>
          </table:table-cell>
          <table:table-cell office:value-type="string" calcext:value-type="string">
            <text:p>Analista de exportação e importa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4405" calcext:value-type="float">
            <text:p>354405</text:p>
          </table:table-cell>
          <table:table-cell office:value-type="string" calcext:value-type="string">
            <text:p>Leilo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4410" calcext:value-type="float">
            <text:p>354410</text:p>
          </table:table-cell>
          <table:table-cell office:value-type="string" calcext:value-type="string">
            <text:p>Avaliador de imóve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4415" calcext:value-type="float">
            <text:p>354415</text:p>
          </table:table-cell>
          <table:table-cell office:value-type="string" calcext:value-type="string">
            <text:p>Avaliador de bens móve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4505" calcext:value-type="float">
            <text:p>354505</text:p>
          </table:table-cell>
          <table:table-cell office:value-type="string" calcext:value-type="string">
            <text:p>Corretor de segur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4605" calcext:value-type="float">
            <text:p>354605</text:p>
          </table:table-cell>
          <table:table-cell office:value-type="string" calcext:value-type="string">
            <text:p>Corretor de imóve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4705" calcext:value-type="float">
            <text:p>354705</text:p>
          </table:table-cell>
          <table:table-cell office:value-type="string" calcext:value-type="string">
            <text:p>Representante comercial autônom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4805" calcext:value-type="float">
            <text:p>354805</text:p>
          </table:table-cell>
          <table:table-cell office:value-type="string" calcext:value-type="string">
            <text:p>Técnico em turism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4810" calcext:value-type="float">
            <text:p>354810</text:p>
          </table:table-cell>
          <table:table-cell office:value-type="string" calcext:value-type="string">
            <text:p>Operador de turism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4815" calcext:value-type="float">
            <text:p>354815</text:p>
          </table:table-cell>
          <table:table-cell office:value-type="string" calcext:value-type="string">
            <text:p>Agente de viage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4820" calcext:value-type="float">
            <text:p>354820</text:p>
          </table:table-cell>
          <table:table-cell office:value-type="string" calcext:value-type="string">
            <text:p>Organizador de event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4825" calcext:value-type="float">
            <text:p>354825</text:p>
          </table:table-cell>
          <table:table-cell office:value-type="string" calcext:value-type="string">
            <text:p>Cerimonial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1105" calcext:value-type="float">
            <text:p>371105</text:p>
          </table:table-cell>
          <table:table-cell office:value-type="string" calcext:value-type="string">
            <text:p>Auxiliar de bibliote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1110" calcext:value-type="float">
            <text:p>371110</text:p>
          </table:table-cell>
          <table:table-cell office:value-type="string" calcext:value-type="string">
            <text:p>Técnico em biblioteconom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1205" calcext:value-type="float">
            <text:p>371205</text:p>
          </table:table-cell>
          <table:table-cell office:value-type="string" calcext:value-type="string">
            <text:p>Colecionador de selos e moed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1210" calcext:value-type="float">
            <text:p>371210</text:p>
          </table:table-cell>
          <table:table-cell office:value-type="string" calcext:value-type="string">
            <text:p>Técnico em museolog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1305" calcext:value-type="float">
            <text:p>371305</text:p>
          </table:table-cell>
          <table:table-cell office:value-type="string" calcext:value-type="string">
            <text:p>Técnico em programação visu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1310" calcext:value-type="float">
            <text:p>371310</text:p>
          </table:table-cell>
          <table:table-cell office:value-type="string" calcext:value-type="string">
            <text:p>Técnico gráf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1405" calcext:value-type="float">
            <text:p>371405</text:p>
          </table:table-cell>
          <table:table-cell office:value-type="string" calcext:value-type="string">
            <text:p>Recreador de acantonament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1410" calcext:value-type="float">
            <text:p>371410</text:p>
          </table:table-cell>
          <table:table-cell office:value-type="string" calcext:value-type="string">
            <text:p>Recread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2105" calcext:value-type="float">
            <text:p>372105</text:p>
          </table:table-cell>
          <table:table-cell office:value-type="string" calcext:value-type="string">
            <text:p>Diretor de fotograf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2110" calcext:value-type="float">
            <text:p>372110</text:p>
          </table:table-cell>
          <table:table-cell office:value-type="string" calcext:value-type="string">
            <text:p>Iluminador (televisã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2115" calcext:value-type="float">
            <text:p>372115</text:p>
          </table:table-cell>
          <table:table-cell office:value-type="string" calcext:value-type="string">
            <text:p>Operador de câmera de televis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2205" calcext:value-type="float">
            <text:p>372205</text:p>
          </table:table-cell>
          <table:table-cell office:value-type="string" calcext:value-type="string">
            <text:p>Operador de rede de teleprocessament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2210" calcext:value-type="float">
            <text:p>372210</text:p>
          </table:table-cell>
          <table:table-cell office:value-type="string" calcext:value-type="string">
            <text:p>Radiotelegraf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3105" calcext:value-type="float">
            <text:p>373105</text:p>
          </table:table-cell>
          <table:table-cell office:value-type="string" calcext:value-type="string">
            <text:p>Operador de mídia audiovisu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3130" calcext:value-type="float">
            <text:p>373130</text:p>
          </table:table-cell>
          <table:table-cell office:value-type="string" calcext:value-type="string">
            <text:p>Técnico de sistemas audiovisu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3135" calcext:value-type="float">
            <text:p>373135</text:p>
          </table:table-cell>
          <table:table-cell office:value-type="string" calcext:value-type="string">
            <text:p>Operador de controle mestr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3140" calcext:value-type="float">
            <text:p>373140</text:p>
          </table:table-cell>
          <table:table-cell office:value-type="string" calcext:value-type="string">
            <text:p>Coordenador de programa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3145" calcext:value-type="float">
            <text:p>373145</text:p>
          </table:table-cell>
          <table:table-cell office:value-type="string" calcext:value-type="string">
            <text:p>Assistente de operações audiovisu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3220" calcext:value-type="float">
            <text:p>373220</text:p>
          </table:table-cell>
          <table:table-cell office:value-type="string" calcext:value-type="string">
            <text:p>Supervisor técnico operacional de sistemas de televisão e produtoras de víde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3225" calcext:value-type="float">
            <text:p>373225</text:p>
          </table:table-cell>
          <table:table-cell office:value-type="string" calcext:value-type="string">
            <text:p>Supervisor de operações (mídias audiovisuai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3230" calcext:value-type="float">
            <text:p>373230</text:p>
          </table:table-cell>
          <table:table-cell office:value-type="string" calcext:value-type="string">
            <text:p>Supervisor técnico (mídias audiovisuai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4105" calcext:value-type="float">
            <text:p>374105</text:p>
          </table:table-cell>
          <table:table-cell office:value-type="string" calcext:value-type="string">
            <text:p>Técnico em gravação de áud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4110" calcext:value-type="float">
            <text:p>374110</text:p>
          </table:table-cell>
          <table:table-cell office:value-type="string" calcext:value-type="string">
            <text:p>Técnico em instalação de equipamentos de áud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4115" calcext:value-type="float">
            <text:p>374115</text:p>
          </table:table-cell>
          <table:table-cell office:value-type="string" calcext:value-type="string">
            <text:p>Técnico em masterização de áud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4120" calcext:value-type="float">
            <text:p>374120</text:p>
          </table:table-cell>
          <table:table-cell office:value-type="string" calcext:value-type="string">
            <text:p>Projetista de so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4125" calcext:value-type="float">
            <text:p>374125</text:p>
          </table:table-cell>
          <table:table-cell office:value-type="string" calcext:value-type="string">
            <text:p>Técnico em sonoriza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4130" calcext:value-type="float">
            <text:p>374130</text:p>
          </table:table-cell>
          <table:table-cell office:value-type="string" calcext:value-type="string">
            <text:p>Técnico em mixagem de áud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4135" calcext:value-type="float">
            <text:p>374135</text:p>
          </table:table-cell>
          <table:table-cell office:value-type="string" calcext:value-type="string">
            <text:p>Projetista de sistemas de áud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4140" calcext:value-type="float">
            <text:p>374140</text:p>
          </table:table-cell>
          <table:table-cell office:value-type="string" calcext:value-type="string">
            <text:p>Microfon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4145" calcext:value-type="float">
            <text:p>374145</text:p>
          </table:table-cell>
          <table:table-cell office:value-type="string" calcext:value-type="string">
            <text:p>Dj (disc jockey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4150" calcext:value-type="float">
            <text:p>374150</text:p>
          </table:table-cell>
          <table:table-cell office:value-type="string" calcext:value-type="string">
            <text:p>Sonopla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4155" calcext:value-type="float">
            <text:p>374155</text:p>
          </table:table-cell>
          <table:table-cell office:value-type="string" calcext:value-type="string">
            <text:p>Analista music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4205" calcext:value-type="float">
            <text:p>374205</text:p>
          </table:table-cell>
          <table:table-cell office:value-type="string" calcext:value-type="string">
            <text:p>Cenotécnico (cinema, vídeo, televisão, teatro e espetácul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4210" calcext:value-type="float">
            <text:p>374210</text:p>
          </table:table-cell>
          <table:table-cell office:value-type="string" calcext:value-type="string">
            <text:p>Maquinista de cinema e víde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4215" calcext:value-type="float">
            <text:p>374215</text:p>
          </table:table-cell>
          <table:table-cell office:value-type="string" calcext:value-type="string">
            <text:p>Maquinista de teatro e espetácul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4305" calcext:value-type="float">
            <text:p>374305</text:p>
          </table:table-cell>
          <table:table-cell office:value-type="string" calcext:value-type="string">
            <text:p>Operador de projetor cinematográf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4310" calcext:value-type="float">
            <text:p>374310</text:p>
          </table:table-cell>
          <table:table-cell office:value-type="string" calcext:value-type="string">
            <text:p>Operador-mantenedor de projetor cinematográf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4405" calcext:value-type="float">
            <text:p>374405</text:p>
          </table:table-cell>
          <table:table-cell office:value-type="string" calcext:value-type="string">
            <text:p>Editor de mídia audiovisu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4410" calcext:value-type="float">
            <text:p>374410</text:p>
          </table:table-cell>
          <table:table-cell office:value-type="string" calcext:value-type="string">
            <text:p>Finalizador de film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4415" calcext:value-type="float">
            <text:p>374415</text:p>
          </table:table-cell>
          <table:table-cell office:value-type="string" calcext:value-type="string">
            <text:p>Finalizador de víde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4420" calcext:value-type="float">
            <text:p>374420</text:p>
          </table:table-cell>
          <table:table-cell office:value-type="string" calcext:value-type="string">
            <text:p>Montador de film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4425" calcext:value-type="float">
            <text:p>374425</text:p>
          </table:table-cell>
          <table:table-cell office:value-type="string" calcext:value-type="string">
            <text:p>Diretor de imagens (tv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5105" calcext:value-type="float">
            <text:p>375105</text:p>
          </table:table-cell>
          <table:table-cell office:value-type="string" calcext:value-type="string">
            <text:p>Designer de interior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5110" calcext:value-type="float">
            <text:p>375110</text:p>
          </table:table-cell>
          <table:table-cell office:value-type="string" calcext:value-type="string">
            <text:p>Designer de vitr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5115" calcext:value-type="float">
            <text:p>375115</text:p>
          </table:table-cell>
          <table:table-cell office:value-type="string" calcext:value-type="string">
            <text:p>Visual merchandise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5120" calcext:value-type="float">
            <text:p>375120</text:p>
          </table:table-cell>
          <table:table-cell office:value-type="string" calcext:value-type="string">
            <text:p>Decorador de event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5125" calcext:value-type="float">
            <text:p>375125</text:p>
          </table:table-cell>
          <table:table-cell office:value-type="string" calcext:value-type="string">
            <text:p>Produtor de mod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6105" calcext:value-type="float">
            <text:p>376105</text:p>
          </table:table-cell>
          <table:table-cell office:value-type="string" calcext:value-type="string">
            <text:p>Dançarino tradicion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6110" calcext:value-type="float">
            <text:p>376110</text:p>
          </table:table-cell>
          <table:table-cell office:value-type="string" calcext:value-type="string">
            <text:p>Dançarino popul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6205" calcext:value-type="float">
            <text:p>376205</text:p>
          </table:table-cell>
          <table:table-cell office:value-type="string" calcext:value-type="string">
            <text:p>Acroba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6210" calcext:value-type="float">
            <text:p>376210</text:p>
          </table:table-cell>
          <table:table-cell office:value-type="string" calcext:value-type="string">
            <text:p>Artista aére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6215" calcext:value-type="float">
            <text:p>376215</text:p>
          </table:table-cell>
          <table:table-cell office:value-type="string" calcext:value-type="string">
            <text:p>Artista de circo (outr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6220" calcext:value-type="float">
            <text:p>376220</text:p>
          </table:table-cell>
          <table:table-cell office:value-type="string" calcext:value-type="string">
            <text:p>Contorcion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6225" calcext:value-type="float">
            <text:p>376225</text:p>
          </table:table-cell>
          <table:table-cell office:value-type="string" calcext:value-type="string">
            <text:p>Domador de animais (circense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6230" calcext:value-type="float">
            <text:p>376230</text:p>
          </table:table-cell>
          <table:table-cell office:value-type="string" calcext:value-type="string">
            <text:p>Equilibr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6235" calcext:value-type="float">
            <text:p>376235</text:p>
          </table:table-cell>
          <table:table-cell office:value-type="string" calcext:value-type="string">
            <text:p>Mág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6240" calcext:value-type="float">
            <text:p>376240</text:p>
          </table:table-cell>
          <table:table-cell office:value-type="string" calcext:value-type="string">
            <text:p>Malabar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6245" calcext:value-type="float">
            <text:p>376245</text:p>
          </table:table-cell>
          <table:table-cell office:value-type="string" calcext:value-type="string">
            <text:p>Palhaç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6250" calcext:value-type="float">
            <text:p>376250</text:p>
          </table:table-cell>
          <table:table-cell office:value-type="string" calcext:value-type="string">
            <text:p>Titerit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6255" calcext:value-type="float">
            <text:p>376255</text:p>
          </table:table-cell>
          <table:table-cell office:value-type="string" calcext:value-type="string">
            <text:p>Trapez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6305" calcext:value-type="float">
            <text:p>376305</text:p>
          </table:table-cell>
          <table:table-cell office:value-type="string" calcext:value-type="string">
            <text:p>Apresentador de event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6310" calcext:value-type="float">
            <text:p>376310</text:p>
          </table:table-cell>
          <table:table-cell office:value-type="string" calcext:value-type="string">
            <text:p>Apresentador de festas popular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6315" calcext:value-type="float">
            <text:p>376315</text:p>
          </table:table-cell>
          <table:table-cell office:value-type="string" calcext:value-type="string">
            <text:p>Apresentador de programas de rád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6320" calcext:value-type="float">
            <text:p>376320</text:p>
          </table:table-cell>
          <table:table-cell office:value-type="string" calcext:value-type="string">
            <text:p>Apresentador de programas de televis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6325" calcext:value-type="float">
            <text:p>376325</text:p>
          </table:table-cell>
          <table:table-cell office:value-type="string" calcext:value-type="string">
            <text:p>Apresentador de cir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6330" calcext:value-type="float">
            <text:p>376330</text:p>
          </table:table-cell>
          <table:table-cell office:value-type="string" calcext:value-type="string">
            <text:p>Mestre de cerimoni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6405" calcext:value-type="float">
            <text:p>376405</text:p>
          </table:table-cell>
          <table:table-cell office:value-type="string" calcext:value-type="string">
            <text:p>Modelo artíst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6410" calcext:value-type="float">
            <text:p>376410</text:p>
          </table:table-cell>
          <table:table-cell office:value-type="string" calcext:value-type="string">
            <text:p>Modelo de mod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6415" calcext:value-type="float">
            <text:p>376415</text:p>
          </table:table-cell>
          <table:table-cell office:value-type="string" calcext:value-type="string">
            <text:p>Modelo publicitár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7105" calcext:value-type="float">
            <text:p>377105</text:p>
          </table:table-cell>
          <table:table-cell office:value-type="string" calcext:value-type="string">
            <text:p>Atleta profissional (outras modalidad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7110" calcext:value-type="float">
            <text:p>377110</text:p>
          </table:table-cell>
          <table:table-cell office:value-type="string" calcext:value-type="string">
            <text:p>Atleta profissional de futebo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7115" calcext:value-type="float">
            <text:p>377115</text:p>
          </table:table-cell>
          <table:table-cell office:value-type="string" calcext:value-type="string">
            <text:p>Atleta profissional de golf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7120" calcext:value-type="float">
            <text:p>377120</text:p>
          </table:table-cell>
          <table:table-cell office:value-type="string" calcext:value-type="string">
            <text:p>Atleta profissional de lu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7125" calcext:value-type="float">
            <text:p>377125</text:p>
          </table:table-cell>
          <table:table-cell office:value-type="string" calcext:value-type="string">
            <text:p>Atleta profissional de tên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7130" calcext:value-type="float">
            <text:p>377130</text:p>
          </table:table-cell>
          <table:table-cell office:value-type="string" calcext:value-type="string">
            <text:p>Jóquei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7135" calcext:value-type="float">
            <text:p>377135</text:p>
          </table:table-cell>
          <table:table-cell office:value-type="string" calcext:value-type="string">
            <text:p>Piloto de competição automobilíst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7140" calcext:value-type="float">
            <text:p>377140</text:p>
          </table:table-cell>
          <table:table-cell office:value-type="string" calcext:value-type="string">
            <text:p>Profissional de atletism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7145" calcext:value-type="float">
            <text:p>377145</text:p>
          </table:table-cell>
          <table:table-cell office:value-type="string" calcext:value-type="string">
            <text:p>Pugil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7205" calcext:value-type="float">
            <text:p>377205</text:p>
          </table:table-cell>
          <table:table-cell office:value-type="string" calcext:value-type="string">
            <text:p>Árbitro desportiv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7210" calcext:value-type="float">
            <text:p>377210</text:p>
          </table:table-cell>
          <table:table-cell office:value-type="string" calcext:value-type="string">
            <text:p>Árbitro de atletism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7215" calcext:value-type="float">
            <text:p>377215</text:p>
          </table:table-cell>
          <table:table-cell office:value-type="string" calcext:value-type="string">
            <text:p>Árbitro de basque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7220" calcext:value-type="float">
            <text:p>377220</text:p>
          </table:table-cell>
          <table:table-cell office:value-type="string" calcext:value-type="string">
            <text:p>Árbitro de futebo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7225" calcext:value-type="float">
            <text:p>377225</text:p>
          </table:table-cell>
          <table:table-cell office:value-type="string" calcext:value-type="string">
            <text:p>Árbitro de futebol de sal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7230" calcext:value-type="float">
            <text:p>377230</text:p>
          </table:table-cell>
          <table:table-cell office:value-type="string" calcext:value-type="string">
            <text:p>Árbitro de judô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7235" calcext:value-type="float">
            <text:p>377235</text:p>
          </table:table-cell>
          <table:table-cell office:value-type="string" calcext:value-type="string">
            <text:p>Árbitro de karatê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7240" calcext:value-type="float">
            <text:p>377240</text:p>
          </table:table-cell>
          <table:table-cell office:value-type="string" calcext:value-type="string">
            <text:p>Árbitro de poló aquát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7245" calcext:value-type="float">
            <text:p>377245</text:p>
          </table:table-cell>
          <table:table-cell office:value-type="string" calcext:value-type="string">
            <text:p>Árbitro de vôlei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91105" calcext:value-type="float">
            <text:p>391105</text:p>
          </table:table-cell>
          <table:table-cell office:value-type="string" calcext:value-type="string">
            <text:p>Cronoanal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91110" calcext:value-type="float">
            <text:p>391110</text:p>
          </table:table-cell>
          <table:table-cell office:value-type="string" calcext:value-type="string">
            <text:p>Cronometr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91115" calcext:value-type="float">
            <text:p>391115</text:p>
          </table:table-cell>
          <table:table-cell office:value-type="string" calcext:value-type="string">
            <text:p>Controlador de entrada e saíd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91120" calcext:value-type="float">
            <text:p>391120</text:p>
          </table:table-cell>
          <table:table-cell office:value-type="string" calcext:value-type="string">
            <text:p>Planej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91125" calcext:value-type="float">
            <text:p>391125</text:p>
          </table:table-cell>
          <table:table-cell office:value-type="string" calcext:value-type="string">
            <text:p>Técnico de planejamento de produ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91130" calcext:value-type="float">
            <text:p>391130</text:p>
          </table:table-cell>
          <table:table-cell office:value-type="string" calcext:value-type="string">
            <text:p>Técnico de planejamento e programação da manuten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91135" calcext:value-type="float">
            <text:p>391135</text:p>
          </table:table-cell>
          <table:table-cell office:value-type="string" calcext:value-type="string">
            <text:p>Técnico de matéria-prima e materi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91140" calcext:value-type="float">
            <text:p>391140</text:p>
          </table:table-cell>
          <table:table-cell office:value-type="string" calcext:value-type="string">
            <text:p>Analista de manutenção (equipamentos aére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91145" calcext:value-type="float">
            <text:p>391145</text:p>
          </table:table-cell>
          <table:table-cell office:value-type="string" calcext:value-type="string">
            <text:p>Analista de planejamento de manuten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91205" calcext:value-type="float">
            <text:p>391205</text:p>
          </table:table-cell>
          <table:table-cell office:value-type="string" calcext:value-type="string">
            <text:p>Inspetor de qualidad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91210" calcext:value-type="float">
            <text:p>391210</text:p>
          </table:table-cell>
          <table:table-cell office:value-type="string" calcext:value-type="string">
            <text:p>Técnico de garantia da qualidad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91215" calcext:value-type="float">
            <text:p>391215</text:p>
          </table:table-cell>
          <table:table-cell office:value-type="string" calcext:value-type="string">
            <text:p>Operador de inspeção de qualidad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91220" calcext:value-type="float">
            <text:p>391220</text:p>
          </table:table-cell>
          <table:table-cell office:value-type="string" calcext:value-type="string">
            <text:p>Técnico de painel de contro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91225" calcext:value-type="float">
            <text:p>391225</text:p>
          </table:table-cell>
          <table:table-cell office:value-type="string" calcext:value-type="string">
            <text:p>Escolhedor de pape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91230" calcext:value-type="float">
            <text:p>391230</text:p>
          </table:table-cell>
          <table:table-cell office:value-type="string" calcext:value-type="string">
            <text:p>Técnico operacional de serviços de correi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95105" calcext:value-type="float">
            <text:p>395105</text:p>
          </table:table-cell>
          <table:table-cell office:value-type="string" calcext:value-type="string">
            <text:p>Técnico de apoio em pesquisa e desenvolvimento (exceto agropecuário e florestal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95110" calcext:value-type="float">
            <text:p>395110</text:p>
          </table:table-cell>
          <table:table-cell office:value-type="string" calcext:value-type="string">
            <text:p>Técnico de apoio em pesquisa e desenvolvimento agropecuário flores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0105" calcext:value-type="float">
            <text:p>410105</text:p>
          </table:table-cell>
          <table:table-cell office:value-type="string" calcext:value-type="string">
            <text:p>Supervisor administrativ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0205" calcext:value-type="float">
            <text:p>410205</text:p>
          </table:table-cell>
          <table:table-cell office:value-type="string" calcext:value-type="string">
            <text:p>Supervisor de almoxarifad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0210" calcext:value-type="float">
            <text:p>410210</text:p>
          </table:table-cell>
          <table:table-cell office:value-type="string" calcext:value-type="string">
            <text:p>Supervisor de câmb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0215" calcext:value-type="float">
            <text:p>410215</text:p>
          </table:table-cell>
          <table:table-cell office:value-type="string" calcext:value-type="string">
            <text:p>Supervisor de contas a pag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0220" calcext:value-type="float">
            <text:p>410220</text:p>
          </table:table-cell>
          <table:table-cell office:value-type="string" calcext:value-type="string">
            <text:p>Supervisor de controle patrimoni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0225" calcext:value-type="float">
            <text:p>410225</text:p>
          </table:table-cell>
          <table:table-cell office:value-type="string" calcext:value-type="string">
            <text:p>Supervisor de crédito e cobranç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0230" calcext:value-type="float">
            <text:p>410230</text:p>
          </table:table-cell>
          <table:table-cell office:value-type="string" calcext:value-type="string">
            <text:p>Supervisor de orçament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0235" calcext:value-type="float">
            <text:p>410235</text:p>
          </table:table-cell>
          <table:table-cell office:value-type="string" calcext:value-type="string">
            <text:p>Supervisor de tesourar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0240" calcext:value-type="float">
            <text:p>410240</text:p>
          </table:table-cell>
          <table:table-cell office:value-type="string" calcext:value-type="string">
            <text:p>Supervisor de logíst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1005" calcext:value-type="float">
            <text:p>411005</text:p>
          </table:table-cell>
          <table:table-cell office:value-type="string" calcext:value-type="string">
            <text:p>Auxiliar de escritór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1010" calcext:value-type="float">
            <text:p>411010</text:p>
          </table:table-cell>
          <table:table-cell office:value-type="string" calcext:value-type="string">
            <text:p>Assistente administrativ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1015" calcext:value-type="float">
            <text:p>411015</text:p>
          </table:table-cell>
          <table:table-cell office:value-type="string" calcext:value-type="string">
            <text:p>Atendente de judiciár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1020" calcext:value-type="float">
            <text:p>411020</text:p>
          </table:table-cell>
          <table:table-cell office:value-type="string" calcext:value-type="string">
            <text:p>Auxiliar de judiciár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1025" calcext:value-type="float">
            <text:p>411025</text:p>
          </table:table-cell>
          <table:table-cell office:value-type="string" calcext:value-type="string">
            <text:p>Auxiliar de cartór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1030" calcext:value-type="float">
            <text:p>411030</text:p>
          </table:table-cell>
          <table:table-cell office:value-type="string" calcext:value-type="string">
            <text:p>Auxiliar de pesso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1035" calcext:value-type="float">
            <text:p>411035</text:p>
          </table:table-cell>
          <table:table-cell office:value-type="string" calcext:value-type="string">
            <text:p>Auxiliar de estatíst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1040" calcext:value-type="float">
            <text:p>411040</text:p>
          </table:table-cell>
          <table:table-cell office:value-type="string" calcext:value-type="string">
            <text:p>Auxiliar de segur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1045" calcext:value-type="float">
            <text:p>411045</text:p>
          </table:table-cell>
          <table:table-cell office:value-type="string" calcext:value-type="string">
            <text:p>Auxiliar de serviços de importação e exporta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1050" calcext:value-type="float">
            <text:p>411050</text:p>
          </table:table-cell>
          <table:table-cell office:value-type="string" calcext:value-type="string">
            <text:p>Agente de microcrédit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2105" calcext:value-type="float">
            <text:p>412105</text:p>
          </table:table-cell>
          <table:table-cell office:value-type="string" calcext:value-type="string">
            <text:p>Datilógraf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2110" calcext:value-type="float">
            <text:p>412110</text:p>
          </table:table-cell>
          <table:table-cell office:value-type="string" calcext:value-type="string">
            <text:p>Digitad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2115" calcext:value-type="float">
            <text:p>412115</text:p>
          </table:table-cell>
          <table:table-cell office:value-type="string" calcext:value-type="string">
            <text:p>Operador de mensagens de telecomunicações (correi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2120" calcext:value-type="float">
            <text:p>412120</text:p>
          </table:table-cell>
          <table:table-cell office:value-type="string" calcext:value-type="string">
            <text:p>Supervisor de digitação e opera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2205" calcext:value-type="float">
            <text:p>412205</text:p>
          </table:table-cell>
          <table:table-cell office:value-type="string" calcext:value-type="string">
            <text:p>Contínu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3105" calcext:value-type="float">
            <text:p>413105</text:p>
          </table:table-cell>
          <table:table-cell office:value-type="string" calcext:value-type="string">
            <text:p>Analista de folha de pagament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3110" calcext:value-type="float">
            <text:p>413110</text:p>
          </table:table-cell>
          <table:table-cell office:value-type="string" calcext:value-type="string">
            <text:p>Auxiliar de contabilidad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3115" calcext:value-type="float">
            <text:p>413115</text:p>
          </table:table-cell>
          <table:table-cell office:value-type="string" calcext:value-type="string">
            <text:p>Auxiliar de faturament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3205" calcext:value-type="float">
            <text:p>413205</text:p>
          </table:table-cell>
          <table:table-cell office:value-type="string" calcext:value-type="string">
            <text:p>Atendente de agênc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3210" calcext:value-type="float">
            <text:p>413210</text:p>
          </table:table-cell>
          <table:table-cell office:value-type="string" calcext:value-type="string">
            <text:p>Caixa de ban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3215" calcext:value-type="float">
            <text:p>413215</text:p>
          </table:table-cell>
          <table:table-cell office:value-type="string" calcext:value-type="string">
            <text:p>Compensador de ban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3220" calcext:value-type="float">
            <text:p>413220</text:p>
          </table:table-cell>
          <table:table-cell office:value-type="string" calcext:value-type="string">
            <text:p>Conferente de serviços bancári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3225" calcext:value-type="float">
            <text:p>413225</text:p>
          </table:table-cell>
          <table:table-cell office:value-type="string" calcext:value-type="string">
            <text:p>Escriturário de ban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3230" calcext:value-type="float">
            <text:p>413230</text:p>
          </table:table-cell>
          <table:table-cell office:value-type="string" calcext:value-type="string">
            <text:p>Operador de cobrança bancár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4105" calcext:value-type="float">
            <text:p>414105</text:p>
          </table:table-cell>
          <table:table-cell office:value-type="string" calcext:value-type="string">
            <text:p>Almoxarif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4110" calcext:value-type="float">
            <text:p>414110</text:p>
          </table:table-cell>
          <table:table-cell office:value-type="string" calcext:value-type="string">
            <text:p>Armazen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4115" calcext:value-type="float">
            <text:p>414115</text:p>
          </table:table-cell>
          <table:table-cell office:value-type="string" calcext:value-type="string">
            <text:p>Balanc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4120" calcext:value-type="float">
            <text:p>414120</text:p>
          </table:table-cell>
          <table:table-cell office:value-type="string" calcext:value-type="string">
            <text:p>Conferente mercadoria (exceto carga e descarg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4125" calcext:value-type="float">
            <text:p>414125</text:p>
          </table:table-cell>
          <table:table-cell office:value-type="string" calcext:value-type="string">
            <text:p>Estoqu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4135" calcext:value-type="float">
            <text:p>414135</text:p>
          </table:table-cell>
          <table:table-cell office:value-type="string" calcext:value-type="string">
            <text:p>Expedidor de mercadori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4140" calcext:value-type="float">
            <text:p>414140</text:p>
          </table:table-cell>
          <table:table-cell office:value-type="string" calcext:value-type="string">
            <text:p>Auxiliar de logist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4205" calcext:value-type="float">
            <text:p>414205</text:p>
          </table:table-cell>
          <table:table-cell office:value-type="string" calcext:value-type="string">
            <text:p>Apontador de mão-de-ob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4210" calcext:value-type="float">
            <text:p>414210</text:p>
          </table:table-cell>
          <table:table-cell office:value-type="string" calcext:value-type="string">
            <text:p>Apontador de produ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4215" calcext:value-type="float">
            <text:p>414215</text:p>
          </table:table-cell>
          <table:table-cell office:value-type="string" calcext:value-type="string">
            <text:p>Conferente de carga e descarg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5105" calcext:value-type="float">
            <text:p>415105</text:p>
          </table:table-cell>
          <table:table-cell office:value-type="string" calcext:value-type="string">
            <text:p>Arquivista de document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5115" calcext:value-type="float">
            <text:p>415115</text:p>
          </table:table-cell>
          <table:table-cell office:value-type="string" calcext:value-type="string">
            <text:p>Codificador de dad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5120" calcext:value-type="float">
            <text:p>415120</text:p>
          </table:table-cell>
          <table:table-cell office:value-type="string" calcext:value-type="string">
            <text:p>Fitotecár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5125" calcext:value-type="float">
            <text:p>415125</text:p>
          </table:table-cell>
          <table:table-cell office:value-type="string" calcext:value-type="string">
            <text:p>Kardex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5130" calcext:value-type="float">
            <text:p>415130</text:p>
          </table:table-cell>
          <table:table-cell office:value-type="string" calcext:value-type="string">
            <text:p>Operador de máquina copiadora (exceto operador de gráfica rápid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5205" calcext:value-type="float">
            <text:p>415205</text:p>
          </table:table-cell>
          <table:table-cell office:value-type="string" calcext:value-type="string">
            <text:p>Cart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5210" calcext:value-type="float">
            <text:p>415210</text:p>
          </table:table-cell>
          <table:table-cell office:value-type="string" calcext:value-type="string">
            <text:p>Operador de triagem e transbord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5215" calcext:value-type="float">
            <text:p>415215</text:p>
          </table:table-cell>
          <table:table-cell office:value-type="string" calcext:value-type="string">
            <text:p>Entregador de publicaçõ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5305" calcext:value-type="float">
            <text:p>415305</text:p>
          </table:table-cell>
          <table:table-cell office:value-type="string" calcext:value-type="string">
            <text:p>Registrador de cânce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20105" calcext:value-type="float">
            <text:p>420105</text:p>
          </table:table-cell>
          <table:table-cell office:value-type="string" calcext:value-type="string">
            <text:p>Supervisor de caixas e bilheteiros (exceto caixa de banc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20110" calcext:value-type="float">
            <text:p>420110</text:p>
          </table:table-cell>
          <table:table-cell office:value-type="string" calcext:value-type="string">
            <text:p>Supervisor de cobranç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20115" calcext:value-type="float">
            <text:p>420115</text:p>
          </table:table-cell>
          <table:table-cell office:value-type="string" calcext:value-type="string">
            <text:p>Supervisor de coletadores de apostas e de jog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20120" calcext:value-type="float">
            <text:p>420120</text:p>
          </table:table-cell>
          <table:table-cell office:value-type="string" calcext:value-type="string">
            <text:p>Supervisor de entrevistadores e recenseador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20125" calcext:value-type="float">
            <text:p>420125</text:p>
          </table:table-cell>
          <table:table-cell office:value-type="string" calcext:value-type="string">
            <text:p>Supervisor de recepcionist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20130" calcext:value-type="float">
            <text:p>420130</text:p>
          </table:table-cell>
          <table:table-cell office:value-type="string" calcext:value-type="string">
            <text:p>Supervisor de telefonist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20135" calcext:value-type="float">
            <text:p>420135</text:p>
          </table:table-cell>
          <table:table-cell office:value-type="string" calcext:value-type="string">
            <text:p>Supervisor de telemarketing e atendiment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21105" calcext:value-type="float">
            <text:p>421105</text:p>
          </table:table-cell>
          <table:table-cell office:value-type="string" calcext:value-type="string">
            <text:p>Atendente comercial (agência postal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21110" calcext:value-type="float">
            <text:p>421110</text:p>
          </table:table-cell>
          <table:table-cell office:value-type="string" calcext:value-type="string">
            <text:p>Bilheteiro de transportes coletiv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21115" calcext:value-type="float">
            <text:p>421115</text:p>
          </table:table-cell>
          <table:table-cell office:value-type="string" calcext:value-type="string">
            <text:p>Bilheteiro no serviço de diversõ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21120" calcext:value-type="float">
            <text:p>421120</text:p>
          </table:table-cell>
          <table:table-cell office:value-type="string" calcext:value-type="string">
            <text:p>Emissor de passagen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21125" calcext:value-type="float">
            <text:p>421125</text:p>
          </table:table-cell>
          <table:table-cell office:value-type="string" calcext:value-type="string">
            <text:p>Operador de caix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21205" calcext:value-type="float">
            <text:p>421205</text:p>
          </table:table-cell>
          <table:table-cell office:value-type="string" calcext:value-type="string">
            <text:p>Recebedor de apostas (loteri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21210" calcext:value-type="float">
            <text:p>421210</text:p>
          </table:table-cell>
          <table:table-cell office:value-type="string" calcext:value-type="string">
            <text:p>Recebedor de apostas (turfe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21305" calcext:value-type="float">
            <text:p>421305</text:p>
          </table:table-cell>
          <table:table-cell office:value-type="string" calcext:value-type="string">
            <text:p>Cobrador exter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21310" calcext:value-type="float">
            <text:p>421310</text:p>
          </table:table-cell>
          <table:table-cell office:value-type="string" calcext:value-type="string">
            <text:p>Cobrador inter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21315" calcext:value-type="float">
            <text:p>421315</text:p>
          </table:table-cell>
          <table:table-cell office:value-type="string" calcext:value-type="string">
            <text:p>Localizador (cobrador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22105" calcext:value-type="float">
            <text:p>422105</text:p>
          </table:table-cell>
          <table:table-cell office:value-type="string" calcext:value-type="string">
            <text:p>Recepcionista, em ger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22110" calcext:value-type="float">
            <text:p>422110</text:p>
          </table:table-cell>
          <table:table-cell office:value-type="string" calcext:value-type="string">
            <text:p>Recepcionista de consultório médico ou dentár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22115" calcext:value-type="float">
            <text:p>422115</text:p>
          </table:table-cell>
          <table:table-cell office:value-type="string" calcext:value-type="string">
            <text:p>Recepcionista de seguro saúd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22120" calcext:value-type="float">
            <text:p>422120</text:p>
          </table:table-cell>
          <table:table-cell office:value-type="string" calcext:value-type="string">
            <text:p>Recepcionista de hote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22125" calcext:value-type="float">
            <text:p>422125</text:p>
          </table:table-cell>
          <table:table-cell office:value-type="string" calcext:value-type="string">
            <text:p>Recepcionista de ban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22130" calcext:value-type="float">
            <text:p>422130</text:p>
          </table:table-cell>
          <table:table-cell office:value-type="string" calcext:value-type="string">
            <text:p>Concierg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22205" calcext:value-type="float">
            <text:p>422205</text:p>
          </table:table-cell>
          <table:table-cell office:value-type="string" calcext:value-type="string">
            <text:p>Telefon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22210" calcext:value-type="float">
            <text:p>422210</text:p>
          </table:table-cell>
          <table:table-cell office:value-type="string" calcext:value-type="string">
            <text:p>Teleoperad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22215" calcext:value-type="float">
            <text:p>422215</text:p>
          </table:table-cell>
          <table:table-cell office:value-type="string" calcext:value-type="string">
            <text:p>Monitor de teleatendiment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22220" calcext:value-type="float">
            <text:p>422220</text:p>
          </table:table-cell>
          <table:table-cell office:value-type="string" calcext:value-type="string">
            <text:p>Operador de rádio-chamad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22305" calcext:value-type="float">
            <text:p>422305</text:p>
          </table:table-cell>
          <table:table-cell office:value-type="string" calcext:value-type="string">
            <text:p>Operador de telemarketing ativ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22310" calcext:value-type="float">
            <text:p>422310</text:p>
          </table:table-cell>
          <table:table-cell office:value-type="string" calcext:value-type="string">
            <text:p>Operador de telemarketing ativo e receptiv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22315" calcext:value-type="float">
            <text:p>422315</text:p>
          </table:table-cell>
          <table:table-cell office:value-type="string" calcext:value-type="string">
            <text:p>Operador de telemarketing receptiv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22320" calcext:value-type="float">
            <text:p>422320</text:p>
          </table:table-cell>
          <table:table-cell office:value-type="string" calcext:value-type="string">
            <text:p>Operador de telemarketing técn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23105" calcext:value-type="float">
            <text:p>423105</text:p>
          </table:table-cell>
          <table:table-cell office:value-type="string" calcext:value-type="string">
            <text:p>Despachante documental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23110" calcext:value-type="float">
            <text:p>423110</text:p>
          </table:table-cell>
          <table:table-cell office:value-type="string" calcext:value-type="string">
            <text:p>Despachante de trânsit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24105" calcext:value-type="float">
            <text:p>424105</text:p>
          </table:table-cell>
          <table:table-cell office:value-type="string" calcext:value-type="string">
            <text:p>Entrevistador censitário e de pesquisas amostr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24110" calcext:value-type="float">
            <text:p>424110</text:p>
          </table:table-cell>
          <table:table-cell office:value-type="string" calcext:value-type="string">
            <text:p>Entrevistador de pesquisa de opinião e míd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24115" calcext:value-type="float">
            <text:p>424115</text:p>
          </table:table-cell>
          <table:table-cell office:value-type="string" calcext:value-type="string">
            <text:p>Entrevistador de pesquisas de mercad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24120" calcext:value-type="float">
            <text:p>424120</text:p>
          </table:table-cell>
          <table:table-cell office:value-type="string" calcext:value-type="string">
            <text:p>Entrevistador de preç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24125" calcext:value-type="float">
            <text:p>424125</text:p>
          </table:table-cell>
          <table:table-cell office:value-type="string" calcext:value-type="string">
            <text:p>Escriturário <text:s/>em <text:s/>estatíst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24130" calcext:value-type="float">
            <text:p>424130</text:p>
          </table:table-cell>
          <table:table-cell office:value-type="string" calcext:value-type="string">
            <text:p>Entrevistador soci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24205" calcext:value-type="float">
            <text:p>424205</text:p>
          </table:table-cell>
          <table:table-cell office:value-type="string" calcext:value-type="string">
            <text:p>Coordenador de provas (concurso, avaliação, exame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24210" calcext:value-type="float">
            <text:p>424210</text:p>
          </table:table-cell>
          <table:table-cell office:value-type="string" calcext:value-type="string">
            <text:p>Aplicador de provas (concurso, avaliação,exame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0105" calcext:value-type="float">
            <text:p>510105</text:p>
          </table:table-cell>
          <table:table-cell office:value-type="string" calcext:value-type="string">
            <text:p>Supervisor de transport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0110" calcext:value-type="float">
            <text:p>510110</text:p>
          </table:table-cell>
          <table:table-cell office:value-type="string" calcext:value-type="string">
            <text:p>Administrador de edifíci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0115" calcext:value-type="float">
            <text:p>510115</text:p>
          </table:table-cell>
          <table:table-cell office:value-type="string" calcext:value-type="string">
            <text:p>Supervisor de and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0120" calcext:value-type="float">
            <text:p>510120</text:p>
          </table:table-cell>
          <table:table-cell office:value-type="string" calcext:value-type="string">
            <text:p>Chefe de portaria de hote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0130" calcext:value-type="float">
            <text:p>510130</text:p>
          </table:table-cell>
          <table:table-cell office:value-type="string" calcext:value-type="string">
            <text:p>Chefe de b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0135" calcext:value-type="float">
            <text:p>510135</text:p>
          </table:table-cell>
          <table:table-cell office:value-type="string" calcext:value-type="string">
            <text:p>Maîtr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0205" calcext:value-type="float">
            <text:p>510205</text:p>
          </table:table-cell>
          <table:table-cell office:value-type="string" calcext:value-type="string">
            <text:p>Supervisor de lavander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0305" calcext:value-type="float">
            <text:p>510305</text:p>
          </table:table-cell>
          <table:table-cell office:value-type="string" calcext:value-type="string">
            <text:p>Supervisor de bombeir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0310" calcext:value-type="float">
            <text:p>510310</text:p>
          </table:table-cell>
          <table:table-cell office:value-type="string" calcext:value-type="string">
            <text:p>Supervisor de vigilant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1105" calcext:value-type="float">
            <text:p>511105</text:p>
          </table:table-cell>
          <table:table-cell office:value-type="string" calcext:value-type="string">
            <text:p>Comissário de vô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1110" calcext:value-type="float">
            <text:p>511110</text:p>
          </table:table-cell>
          <table:table-cell office:value-type="string" calcext:value-type="string">
            <text:p>Comissário de tre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1115" calcext:value-type="float">
            <text:p>511115</text:p>
          </table:table-cell>
          <table:table-cell office:value-type="string" calcext:value-type="string">
            <text:p>Taifeiro (exceto militar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1205" calcext:value-type="float">
            <text:p>511205</text:p>
          </table:table-cell>
          <table:table-cell office:value-type="string" calcext:value-type="string">
            <text:p>Fiscal de transportes coletivos (exceto trem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1210" calcext:value-type="float">
            <text:p>511210</text:p>
          </table:table-cell>
          <table:table-cell office:value-type="string" calcext:value-type="string">
            <text:p>Despachante de transportes coletivos (exceto trem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1215" calcext:value-type="float">
            <text:p>511215</text:p>
          </table:table-cell>
          <table:table-cell office:value-type="string" calcext:value-type="string">
            <text:p>Cobrador de transportes coletivos (exceto trem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1220" calcext:value-type="float">
            <text:p>511220</text:p>
          </table:table-cell>
          <table:table-cell office:value-type="string" calcext:value-type="string">
            <text:p>Bilheteiro (estações de metrô, ferroviárias e assemelhada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1405" calcext:value-type="float">
            <text:p>511405</text:p>
          </table:table-cell>
          <table:table-cell office:value-type="string" calcext:value-type="string">
            <text:p>Guia de turism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1505" calcext:value-type="float">
            <text:p>511505</text:p>
          </table:table-cell>
          <table:table-cell office:value-type="string" calcext:value-type="string">
            <text:p>Condutor de turismo de aventu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1510" calcext:value-type="float">
            <text:p>511510</text:p>
          </table:table-cell>
          <table:table-cell office:value-type="string" calcext:value-type="string">
            <text:p>Condutor de turismo de pes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2105" calcext:value-type="float">
            <text:p>512105</text:p>
          </table:table-cell>
          <table:table-cell office:value-type="string" calcext:value-type="string">
            <text:p>Empregado <text:s/>doméstico <text:s/>nos serviços ger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2110" calcext:value-type="float">
            <text:p>512110</text:p>
          </table:table-cell>
          <table:table-cell office:value-type="string" calcext:value-type="string">
            <text:p>Empregado doméstico <text:s/>arrumad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2115" calcext:value-type="float">
            <text:p>512115</text:p>
          </table:table-cell>
          <table:table-cell office:value-type="string" calcext:value-type="string">
            <text:p>Empregado doméstico <text:s/>faxin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2120" calcext:value-type="float">
            <text:p>512120</text:p>
          </table:table-cell>
          <table:table-cell office:value-type="string" calcext:value-type="string">
            <text:p>Empregado doméstico diar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3105" calcext:value-type="float">
            <text:p>513105</text:p>
          </table:table-cell>
          <table:table-cell office:value-type="string" calcext:value-type="string">
            <text:p>Mordomo de residênc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3110" calcext:value-type="float">
            <text:p>513110</text:p>
          </table:table-cell>
          <table:table-cell office:value-type="string" calcext:value-type="string">
            <text:p>Mordomo de hotelar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3115" calcext:value-type="float">
            <text:p>513115</text:p>
          </table:table-cell>
          <table:table-cell office:value-type="string" calcext:value-type="string">
            <text:p>Governanta de hotelar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3205" calcext:value-type="float">
            <text:p>513205</text:p>
          </table:table-cell>
          <table:table-cell office:value-type="string" calcext:value-type="string">
            <text:p>Cozinheiro ger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3210" calcext:value-type="float">
            <text:p>513210</text:p>
          </table:table-cell>
          <table:table-cell office:value-type="string" calcext:value-type="string">
            <text:p>Cozinheiro do serviço domést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3215" calcext:value-type="float">
            <text:p>513215</text:p>
          </table:table-cell>
          <table:table-cell office:value-type="string" calcext:value-type="string">
            <text:p>Cozinheiro industri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3220" calcext:value-type="float">
            <text:p>513220</text:p>
          </table:table-cell>
          <table:table-cell office:value-type="string" calcext:value-type="string">
            <text:p>Cozinheiro de hospi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3225" calcext:value-type="float">
            <text:p>513225</text:p>
          </table:table-cell>
          <table:table-cell office:value-type="string" calcext:value-type="string">
            <text:p>Cozinheiro de embarcaçõ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3305" calcext:value-type="float">
            <text:p>513305</text:p>
          </table:table-cell>
          <table:table-cell office:value-type="string" calcext:value-type="string">
            <text:p>Camareiro de teat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3310" calcext:value-type="float">
            <text:p>513310</text:p>
          </table:table-cell>
          <table:table-cell office:value-type="string" calcext:value-type="string">
            <text:p>Camareiro de televis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3315" calcext:value-type="float">
            <text:p>513315</text:p>
          </table:table-cell>
          <table:table-cell office:value-type="string" calcext:value-type="string">
            <text:p>Camareiro <text:s/>de hote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3320" calcext:value-type="float">
            <text:p>513320</text:p>
          </table:table-cell>
          <table:table-cell office:value-type="string" calcext:value-type="string">
            <text:p>Camareiro de embarcaçõ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3325" calcext:value-type="float">
            <text:p>513325</text:p>
          </table:table-cell>
          <table:table-cell office:value-type="string" calcext:value-type="string">
            <text:p>Guarda-roupeiro de cinem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3405" calcext:value-type="float">
            <text:p>513405</text:p>
          </table:table-cell>
          <table:table-cell office:value-type="string" calcext:value-type="string">
            <text:p>Garço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3410" calcext:value-type="float">
            <text:p>513410</text:p>
          </table:table-cell>
          <table:table-cell office:value-type="string" calcext:value-type="string">
            <text:p>Garçom (serviços de vinh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3415" calcext:value-type="float">
            <text:p>513415</text:p>
          </table:table-cell>
          <table:table-cell office:value-type="string" calcext:value-type="string">
            <text:p>Cumi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3420" calcext:value-type="float">
            <text:p>513420</text:p>
          </table:table-cell>
          <table:table-cell office:value-type="string" calcext:value-type="string">
            <text:p>Barma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3425" calcext:value-type="float">
            <text:p>513425</text:p>
          </table:table-cell>
          <table:table-cell office:value-type="string" calcext:value-type="string">
            <text:p>Cop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3430" calcext:value-type="float">
            <text:p>513430</text:p>
          </table:table-cell>
          <table:table-cell office:value-type="string" calcext:value-type="string">
            <text:p>Copeiro de hospi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3435" calcext:value-type="float">
            <text:p>513435</text:p>
          </table:table-cell>
          <table:table-cell office:value-type="string" calcext:value-type="string">
            <text:p>Atendente de lanchone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3440" calcext:value-type="float">
            <text:p>513440</text:p>
          </table:table-cell>
          <table:table-cell office:value-type="string" calcext:value-type="string">
            <text:p>Bar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3505" calcext:value-type="float">
            <text:p>513505</text:p>
          </table:table-cell>
          <table:table-cell office:value-type="string" calcext:value-type="string">
            <text:p>Auxiliar nos serviços de alimenta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3605" calcext:value-type="float">
            <text:p>513605</text:p>
          </table:table-cell>
          <table:table-cell office:value-type="string" calcext:value-type="string">
            <text:p>Churrasqu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3610" calcext:value-type="float">
            <text:p>513610</text:p>
          </table:table-cell>
          <table:table-cell office:value-type="string" calcext:value-type="string">
            <text:p>Pizzaiol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3615" calcext:value-type="float">
            <text:p>513615</text:p>
          </table:table-cell>
          <table:table-cell office:value-type="string" calcext:value-type="string">
            <text:p>Sushima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4105" calcext:value-type="float">
            <text:p>514105</text:p>
          </table:table-cell>
          <table:table-cell office:value-type="string" calcext:value-type="string">
            <text:p>Ascensor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4110" calcext:value-type="float">
            <text:p>514110</text:p>
          </table:table-cell>
          <table:table-cell office:value-type="string" calcext:value-type="string">
            <text:p>Garag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4115" calcext:value-type="float">
            <text:p>514115</text:p>
          </table:table-cell>
          <table:table-cell office:value-type="string" calcext:value-type="string">
            <text:p>Sacrist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4120" calcext:value-type="float">
            <text:p>514120</text:p>
          </table:table-cell>
          <table:table-cell office:value-type="string" calcext:value-type="string">
            <text:p>Zelador de edifíc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4205" calcext:value-type="float">
            <text:p>514205</text:p>
          </table:table-cell>
          <table:table-cell office:value-type="string" calcext:value-type="string">
            <text:p>Coletor de lixo domicili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4215" calcext:value-type="float">
            <text:p>514215</text:p>
          </table:table-cell>
          <table:table-cell office:value-type="string" calcext:value-type="string">
            <text:p>Varredor de ru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4225" calcext:value-type="float">
            <text:p>514225</text:p>
          </table:table-cell>
          <table:table-cell office:value-type="string" calcext:value-type="string">
            <text:p>Trabalhador de serviços de limpeza e conservação de áreas públic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4230" calcext:value-type="float">
            <text:p>514230</text:p>
          </table:table-cell>
          <table:table-cell office:value-type="string" calcext:value-type="string">
            <text:p>Coletor de resíduos sólidos de serviços de saúd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4305" calcext:value-type="float">
            <text:p>514305</text:p>
          </table:table-cell>
          <table:table-cell office:value-type="string" calcext:value-type="string">
            <text:p>Limpador de vidr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4310" calcext:value-type="float">
            <text:p>514310</text:p>
          </table:table-cell>
          <table:table-cell office:value-type="string" calcext:value-type="string">
            <text:p>Auxiliar de manutenção predi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4315" calcext:value-type="float">
            <text:p>514315</text:p>
          </table:table-cell>
          <table:table-cell office:value-type="string" calcext:value-type="string">
            <text:p>Limpador de fachad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4320" calcext:value-type="float">
            <text:p>514320</text:p>
          </table:table-cell>
          <table:table-cell office:value-type="string" calcext:value-type="string">
            <text:p>Faxin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4325" calcext:value-type="float">
            <text:p>514325</text:p>
          </table:table-cell>
          <table:table-cell office:value-type="string" calcext:value-type="string">
            <text:p>Trabalhador da manutenção de edificaçõ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4330" calcext:value-type="float">
            <text:p>514330</text:p>
          </table:table-cell>
          <table:table-cell office:value-type="string" calcext:value-type="string">
            <text:p>Limpador de piscin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5105" calcext:value-type="float">
            <text:p>515105</text:p>
          </table:table-cell>
          <table:table-cell office:value-type="string" calcext:value-type="string">
            <text:p>Agente comunitário de saúd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5110" calcext:value-type="float">
            <text:p>515110</text:p>
          </table:table-cell>
          <table:table-cell office:value-type="string" calcext:value-type="string">
            <text:p>Atendente de enfermage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5115" calcext:value-type="float">
            <text:p>515115</text:p>
          </table:table-cell>
          <table:table-cell office:value-type="string" calcext:value-type="string">
            <text:p>Parteira leig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5120" calcext:value-type="float">
            <text:p>515120</text:p>
          </table:table-cell>
          <table:table-cell office:value-type="string" calcext:value-type="string">
            <text:p>Visitador sanitár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5125" calcext:value-type="float">
            <text:p>515125</text:p>
          </table:table-cell>
          <table:table-cell office:value-type="string" calcext:value-type="string">
            <text:p>Agente indígena de saúd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5130" calcext:value-type="float">
            <text:p>515130</text:p>
          </table:table-cell>
          <table:table-cell office:value-type="string" calcext:value-type="string">
            <text:p>Agente indígena de saneament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5135" calcext:value-type="float">
            <text:p>515135</text:p>
          </table:table-cell>
          <table:table-cell office:value-type="string" calcext:value-type="string">
            <text:p>Socorrista (exceto médicos e enfermeir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5140" calcext:value-type="float">
            <text:p>515140</text:p>
          </table:table-cell>
          <table:table-cell office:value-type="string" calcext:value-type="string">
            <text:p>Agente de combate às endemi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5205" calcext:value-type="float">
            <text:p>515205</text:p>
          </table:table-cell>
          <table:table-cell office:value-type="string" calcext:value-type="string">
            <text:p>Auxiliar de banco de sangu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5210" calcext:value-type="float">
            <text:p>515210</text:p>
          </table:table-cell>
          <table:table-cell office:value-type="string" calcext:value-type="string">
            <text:p>Auxiliar de farmácia de manipula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5215" calcext:value-type="float">
            <text:p>515215</text:p>
          </table:table-cell>
          <table:table-cell office:value-type="string" calcext:value-type="string">
            <text:p>Auxiliar de laboratório de análises clínic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5220" calcext:value-type="float">
            <text:p>515220</text:p>
          </table:table-cell>
          <table:table-cell office:value-type="string" calcext:value-type="string">
            <text:p>Auxiliar de laboratório de imunobiológic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5225" calcext:value-type="float">
            <text:p>515225</text:p>
          </table:table-cell>
          <table:table-cell office:value-type="string" calcext:value-type="string">
            <text:p>Auxiliar de produção farmacêut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5305" calcext:value-type="float">
            <text:p>515305</text:p>
          </table:table-cell>
          <table:table-cell office:value-type="string" calcext:value-type="string">
            <text:p>Educador soci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5310" calcext:value-type="float">
            <text:p>515310</text:p>
          </table:table-cell>
          <table:table-cell office:value-type="string" calcext:value-type="string">
            <text:p>Agente de ação soci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5315" calcext:value-type="float">
            <text:p>515315</text:p>
          </table:table-cell>
          <table:table-cell office:value-type="string" calcext:value-type="string">
            <text:p>Monitor de dependente quím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5320" calcext:value-type="float">
            <text:p>515320</text:p>
          </table:table-cell>
          <table:table-cell office:value-type="string" calcext:value-type="string">
            <text:p>Conselheiro tutel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5325" calcext:value-type="float">
            <text:p>515325</text:p>
          </table:table-cell>
          <table:table-cell office:value-type="string" calcext:value-type="string">
            <text:p>Sócioeducad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5330" calcext:value-type="float">
            <text:p>515330</text:p>
          </table:table-cell>
          <table:table-cell office:value-type="string" calcext:value-type="string">
            <text:p>Monitor de ressocialização prision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6105" calcext:value-type="float">
            <text:p>516105</text:p>
          </table:table-cell>
          <table:table-cell office:value-type="string" calcext:value-type="string">
            <text:p>Barb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6110" calcext:value-type="float">
            <text:p>516110</text:p>
          </table:table-cell>
          <table:table-cell office:value-type="string" calcext:value-type="string">
            <text:p>Cabeleir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6120" calcext:value-type="float">
            <text:p>516120</text:p>
          </table:table-cell>
          <table:table-cell office:value-type="string" calcext:value-type="string">
            <text:p>Manicur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6125" calcext:value-type="float">
            <text:p>516125</text:p>
          </table:table-cell>
          <table:table-cell office:value-type="string" calcext:value-type="string">
            <text:p>Maquiad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6130" calcext:value-type="float">
            <text:p>516130</text:p>
          </table:table-cell>
          <table:table-cell office:value-type="string" calcext:value-type="string">
            <text:p>Maquiador de caracteriza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6140" calcext:value-type="float">
            <text:p>516140</text:p>
          </table:table-cell>
          <table:table-cell office:value-type="string" calcext:value-type="string">
            <text:p>Pedicur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6205" calcext:value-type="float">
            <text:p>516205</text:p>
          </table:table-cell>
          <table:table-cell office:value-type="string" calcext:value-type="string">
            <text:p>Babá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6210" calcext:value-type="float">
            <text:p>516210</text:p>
          </table:table-cell>
          <table:table-cell office:value-type="string" calcext:value-type="string">
            <text:p>Cuidador de idos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6215" calcext:value-type="float">
            <text:p>516215</text:p>
          </table:table-cell>
          <table:table-cell office:value-type="string" calcext:value-type="string">
            <text:p>Mãe soci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6220" calcext:value-type="float">
            <text:p>516220</text:p>
          </table:table-cell>
          <table:table-cell office:value-type="string" calcext:value-type="string">
            <text:p>Cuidador em saúd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6305" calcext:value-type="float">
            <text:p>516305</text:p>
          </table:table-cell>
          <table:table-cell office:value-type="string" calcext:value-type="string">
            <text:p>Lavadeiro, em ger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6310" calcext:value-type="float">
            <text:p>516310</text:p>
          </table:table-cell>
          <table:table-cell office:value-type="string" calcext:value-type="string">
            <text:p>Lavador de roupas <text:s/>a maquin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6315" calcext:value-type="float">
            <text:p>516315</text:p>
          </table:table-cell>
          <table:table-cell office:value-type="string" calcext:value-type="string">
            <text:p>Lavador de artefatos de tapeçar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6320" calcext:value-type="float">
            <text:p>516320</text:p>
          </table:table-cell>
          <table:table-cell office:value-type="string" calcext:value-type="string">
            <text:p>Limpador a seco, à máquin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6325" calcext:value-type="float">
            <text:p>516325</text:p>
          </table:table-cell>
          <table:table-cell office:value-type="string" calcext:value-type="string">
            <text:p>Passador de roupas em ger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6330" calcext:value-type="float">
            <text:p>516330</text:p>
          </table:table-cell>
          <table:table-cell office:value-type="string" calcext:value-type="string">
            <text:p>Tingidor de roup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6335" calcext:value-type="float">
            <text:p>516335</text:p>
          </table:table-cell>
          <table:table-cell office:value-type="string" calcext:value-type="string">
            <text:p>Conferente-expedidor de roupas (lavanderia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6340" calcext:value-type="float">
            <text:p>516340</text:p>
          </table:table-cell>
          <table:table-cell office:value-type="string" calcext:value-type="string">
            <text:p>Atendente de lavander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6345" calcext:value-type="float">
            <text:p>516345</text:p>
          </table:table-cell>
          <table:table-cell office:value-type="string" calcext:value-type="string">
            <text:p>Auxiliar de lavander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6405" calcext:value-type="float">
            <text:p>516405</text:p>
          </table:table-cell>
          <table:table-cell office:value-type="string" calcext:value-type="string">
            <text:p>Lavador de roup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6410" calcext:value-type="float">
            <text:p>516410</text:p>
          </table:table-cell>
          <table:table-cell office:value-type="string" calcext:value-type="string">
            <text:p>Limpador de roupas a seco, à m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6415" calcext:value-type="float">
            <text:p>516415</text:p>
          </table:table-cell>
          <table:table-cell office:value-type="string" calcext:value-type="string">
            <text:p>Passador de roupas, à m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6505" calcext:value-type="float">
            <text:p>516505</text:p>
          </table:table-cell>
          <table:table-cell office:value-type="string" calcext:value-type="string">
            <text:p>Agente funerár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6605" calcext:value-type="float">
            <text:p>516605</text:p>
          </table:table-cell>
          <table:table-cell office:value-type="string" calcext:value-type="string">
            <text:p>Operador de forno (serviços funerári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6610" calcext:value-type="float">
            <text:p>516610</text:p>
          </table:table-cell>
          <table:table-cell office:value-type="string" calcext:value-type="string">
            <text:p>Sepultad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6705" calcext:value-type="float">
            <text:p>516705</text:p>
          </table:table-cell>
          <table:table-cell office:value-type="string" calcext:value-type="string">
            <text:p>Astrólog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6710" calcext:value-type="float">
            <text:p>516710</text:p>
          </table:table-cell>
          <table:table-cell office:value-type="string" calcext:value-type="string">
            <text:p>Numerólog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6805" calcext:value-type="float">
            <text:p>516805</text:p>
          </table:table-cell>
          <table:table-cell office:value-type="string" calcext:value-type="string">
            <text:p>Esotér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6810" calcext:value-type="float">
            <text:p>516810</text:p>
          </table:table-cell>
          <table:table-cell office:value-type="string" calcext:value-type="string">
            <text:p>Paranorm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7105" calcext:value-type="float">
            <text:p>517105</text:p>
          </table:table-cell>
          <table:table-cell office:value-type="string" calcext:value-type="string">
            <text:p>Bombeiro de aeródrom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7110" calcext:value-type="float">
            <text:p>517110</text:p>
          </table:table-cell>
          <table:table-cell office:value-type="string" calcext:value-type="string">
            <text:p>Bombeiro civi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7115" calcext:value-type="float">
            <text:p>517115</text:p>
          </table:table-cell>
          <table:table-cell office:value-type="string" calcext:value-type="string">
            <text:p>Salva-vid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7120" calcext:value-type="float">
            <text:p>517120</text:p>
          </table:table-cell>
          <table:table-cell office:value-type="string" calcext:value-type="string">
            <text:p>Brigadista flores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7125" calcext:value-type="float">
            <text:p>517125</text:p>
          </table:table-cell>
          <table:table-cell office:value-type="string" calcext:value-type="string">
            <text:p>Chefe de brigad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7205" calcext:value-type="float">
            <text:p>517205</text:p>
          </table:table-cell>
          <table:table-cell office:value-type="string" calcext:value-type="string">
            <text:p>Agente de polícia feder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7210" calcext:value-type="float">
            <text:p>517210</text:p>
          </table:table-cell>
          <table:table-cell office:value-type="string" calcext:value-type="string">
            <text:p>Policial rodoviário feder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7215" calcext:value-type="float">
            <text:p>517215</text:p>
          </table:table-cell>
          <table:table-cell office:value-type="string" calcext:value-type="string">
            <text:p>Guarda-civil municip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7220" calcext:value-type="float">
            <text:p>517220</text:p>
          </table:table-cell>
          <table:table-cell office:value-type="string" calcext:value-type="string">
            <text:p>Agente de trânsit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7225" calcext:value-type="float">
            <text:p>517225</text:p>
          </table:table-cell>
          <table:table-cell office:value-type="string" calcext:value-type="string">
            <text:p>Policial legislativ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7305" calcext:value-type="float">
            <text:p>517305</text:p>
          </table:table-cell>
          <table:table-cell office:value-type="string" calcext:value-type="string">
            <text:p>Agente de proteção de aeroport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7310" calcext:value-type="float">
            <text:p>517310</text:p>
          </table:table-cell>
          <table:table-cell office:value-type="string" calcext:value-type="string">
            <text:p>Agente de seguranç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7315" calcext:value-type="float">
            <text:p>517315</text:p>
          </table:table-cell>
          <table:table-cell office:value-type="string" calcext:value-type="string">
            <text:p>Agente de segurança penitenciár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7320" calcext:value-type="float">
            <text:p>517320</text:p>
          </table:table-cell>
          <table:table-cell office:value-type="string" calcext:value-type="string">
            <text:p>Vigia flores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7325" calcext:value-type="float">
            <text:p>517325</text:p>
          </table:table-cell>
          <table:table-cell office:value-type="string" calcext:value-type="string">
            <text:p>Vigia portuár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7330" calcext:value-type="float">
            <text:p>517330</text:p>
          </table:table-cell>
          <table:table-cell office:value-type="string" calcext:value-type="string">
            <text:p>Vigilan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7335" calcext:value-type="float">
            <text:p>517335</text:p>
          </table:table-cell>
          <table:table-cell office:value-type="string" calcext:value-type="string">
            <text:p>Guarda portuár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7405" calcext:value-type="float">
            <text:p>517405</text:p>
          </table:table-cell>
          <table:table-cell office:value-type="string" calcext:value-type="string">
            <text:p>Porteiro (hotel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7410" calcext:value-type="float">
            <text:p>517410</text:p>
          </table:table-cell>
          <table:table-cell office:value-type="string" calcext:value-type="string">
            <text:p>Porteiro de edifíci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7415" calcext:value-type="float">
            <text:p>517415</text:p>
          </table:table-cell>
          <table:table-cell office:value-type="string" calcext:value-type="string">
            <text:p>Porteiro de locais de divers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7420" calcext:value-type="float">
            <text:p>517420</text:p>
          </table:table-cell>
          <table:table-cell office:value-type="string" calcext:value-type="string">
            <text:p>Vig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7425" calcext:value-type="float">
            <text:p>517425</text:p>
          </table:table-cell>
          <table:table-cell office:value-type="string" calcext:value-type="string">
            <text:p>Fiscal de loj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9105" calcext:value-type="float">
            <text:p>519105</text:p>
          </table:table-cell>
          <table:table-cell office:value-type="string" calcext:value-type="string">
            <text:p>Ciclista mensag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9110" calcext:value-type="float">
            <text:p>519110</text:p>
          </table:table-cell>
          <table:table-cell office:value-type="string" calcext:value-type="string">
            <text:p>Motofret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9115" calcext:value-type="float">
            <text:p>519115</text:p>
          </table:table-cell>
          <table:table-cell office:value-type="string" calcext:value-type="string">
            <text:p>Mototax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9205" calcext:value-type="float">
            <text:p>519205</text:p>
          </table:table-cell>
          <table:table-cell office:value-type="string" calcext:value-type="string">
            <text:p>Catador de material recicláve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9210" calcext:value-type="float">
            <text:p>519210</text:p>
          </table:table-cell>
          <table:table-cell office:value-type="string" calcext:value-type="string">
            <text:p>Selecionador de material recicláve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9215" calcext:value-type="float">
            <text:p>519215</text:p>
          </table:table-cell>
          <table:table-cell office:value-type="string" calcext:value-type="string">
            <text:p>Operador de prensa de material recicláve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9305" calcext:value-type="float">
            <text:p>519305</text:p>
          </table:table-cell>
          <table:table-cell office:value-type="string" calcext:value-type="string">
            <text:p>Auxiliar de veterinár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9310" calcext:value-type="float">
            <text:p>519310</text:p>
          </table:table-cell>
          <table:table-cell office:value-type="string" calcext:value-type="string">
            <text:p>Esteticista de animais doméstic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9315" calcext:value-type="float">
            <text:p>519315</text:p>
          </table:table-cell>
          <table:table-cell office:value-type="string" calcext:value-type="string">
            <text:p>Banhista de animais doméstic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9320" calcext:value-type="float">
            <text:p>519320</text:p>
          </table:table-cell>
          <table:table-cell office:value-type="string" calcext:value-type="string">
            <text:p>Tosador de animais doméstic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9805" calcext:value-type="float">
            <text:p>519805</text:p>
          </table:table-cell>
          <table:table-cell office:value-type="string" calcext:value-type="string">
            <text:p>Profissional do sex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9905" calcext:value-type="float">
            <text:p>519905</text:p>
          </table:table-cell>
          <table:table-cell office:value-type="string" calcext:value-type="string">
            <text:p>Cartaz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9910" calcext:value-type="float">
            <text:p>519910</text:p>
          </table:table-cell>
          <table:table-cell office:value-type="string" calcext:value-type="string">
            <text:p>Controlador de prag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9915" calcext:value-type="float">
            <text:p>519915</text:p>
          </table:table-cell>
          <table:table-cell office:value-type="string" calcext:value-type="string">
            <text:p>Engraxa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9920" calcext:value-type="float">
            <text:p>519920</text:p>
          </table:table-cell>
          <table:table-cell office:value-type="string" calcext:value-type="string">
            <text:p>Gandul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9925" calcext:value-type="float">
            <text:p>519925</text:p>
          </table:table-cell>
          <table:table-cell office:value-type="string" calcext:value-type="string">
            <text:p>Guardador de veícul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9930" calcext:value-type="float">
            <text:p>519930</text:p>
          </table:table-cell>
          <table:table-cell office:value-type="string" calcext:value-type="string">
            <text:p>Lavador de garrafas, vidros e outros utensíli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9935" calcext:value-type="float">
            <text:p>519935</text:p>
          </table:table-cell>
          <table:table-cell office:value-type="string" calcext:value-type="string">
            <text:p>Lavador de veícul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9940" calcext:value-type="float">
            <text:p>519940</text:p>
          </table:table-cell>
          <table:table-cell office:value-type="string" calcext:value-type="string">
            <text:p>Leitur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9945" calcext:value-type="float">
            <text:p>519945</text:p>
          </table:table-cell>
          <table:table-cell office:value-type="string" calcext:value-type="string">
            <text:p>Recepcionista de casas de espetácul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20105" calcext:value-type="float">
            <text:p>520105</text:p>
          </table:table-cell>
          <table:table-cell office:value-type="string" calcext:value-type="string">
            <text:p>Supervisor de vendas de serviç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20110" calcext:value-type="float">
            <text:p>520110</text:p>
          </table:table-cell>
          <table:table-cell office:value-type="string" calcext:value-type="string">
            <text:p>Supervisor de vendas comerci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21105" calcext:value-type="float">
            <text:p>521105</text:p>
          </table:table-cell>
          <table:table-cell office:value-type="string" calcext:value-type="string">
            <text:p>Vendedor em comércio atacad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21110" calcext:value-type="float">
            <text:p>521110</text:p>
          </table:table-cell>
          <table:table-cell office:value-type="string" calcext:value-type="string">
            <text:p>Vendedor de comércio varej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21115" calcext:value-type="float">
            <text:p>521115</text:p>
          </table:table-cell>
          <table:table-cell office:value-type="string" calcext:value-type="string">
            <text:p>Promotor de vend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21120" calcext:value-type="float">
            <text:p>521120</text:p>
          </table:table-cell>
          <table:table-cell office:value-type="string" calcext:value-type="string">
            <text:p>Demonstrador de mercadori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21125" calcext:value-type="float">
            <text:p>521125</text:p>
          </table:table-cell>
          <table:table-cell office:value-type="string" calcext:value-type="string">
            <text:p>Repositor de mercadori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21130" calcext:value-type="float">
            <text:p>521130</text:p>
          </table:table-cell>
          <table:table-cell office:value-type="string" calcext:value-type="string">
            <text:p>Atendente de farmácia - balcon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21135" calcext:value-type="float">
            <text:p>521135</text:p>
          </table:table-cell>
          <table:table-cell office:value-type="string" calcext:value-type="string">
            <text:p>Frent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21140" calcext:value-type="float">
            <text:p>521140</text:p>
          </table:table-cell>
          <table:table-cell office:value-type="string" calcext:value-type="string">
            <text:p>Atendente de lojas e mercad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23105" calcext:value-type="float">
            <text:p>523105</text:p>
          </table:table-cell>
          <table:table-cell office:value-type="string" calcext:value-type="string">
            <text:p>Instalador de cortinas e persianas, portas sanfonadas e box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23110" calcext:value-type="float">
            <text:p>523110</text:p>
          </table:table-cell>
          <table:table-cell office:value-type="string" calcext:value-type="string">
            <text:p>Instalador de som e acessórios de veícul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23115" calcext:value-type="float">
            <text:p>523115</text:p>
          </table:table-cell>
          <table:table-cell office:value-type="string" calcext:value-type="string">
            <text:p>Chav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24105" calcext:value-type="float">
            <text:p>524105</text:p>
          </table:table-cell>
          <table:table-cell office:value-type="string" calcext:value-type="string">
            <text:p>Vendedor em domicíl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24205" calcext:value-type="float">
            <text:p>524205</text:p>
          </table:table-cell>
          <table:table-cell office:value-type="string" calcext:value-type="string">
            <text:p>Feiran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24210" calcext:value-type="float">
            <text:p>524210</text:p>
          </table:table-cell>
          <table:table-cell office:value-type="string" calcext:value-type="string">
            <text:p>Jornaleiro (em banca de jornal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24215" calcext:value-type="float">
            <text:p>524215</text:p>
          </table:table-cell>
          <table:table-cell office:value-type="string" calcext:value-type="string">
            <text:p>Vendedor <text:s/>permissionár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24305" calcext:value-type="float">
            <text:p>524305</text:p>
          </table:table-cell>
          <table:table-cell office:value-type="string" calcext:value-type="string">
            <text:p>Vendedor ambulan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24310" calcext:value-type="float">
            <text:p>524310</text:p>
          </table:table-cell>
          <table:table-cell office:value-type="string" calcext:value-type="string">
            <text:p>Pipoqueiro ambulan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24315" calcext:value-type="float">
            <text:p>524315</text:p>
          </table:table-cell>
          <table:table-cell office:value-type="string" calcext:value-type="string">
            <text:p>Baiana de acarajé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1005" calcext:value-type="float">
            <text:p>611005</text:p>
          </table:table-cell>
          <table:table-cell office:value-type="string" calcext:value-type="string">
            <text:p>Produtor agropecuário, em ger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2005" calcext:value-type="float">
            <text:p>612005</text:p>
          </table:table-cell>
          <table:table-cell office:value-type="string" calcext:value-type="string">
            <text:p>Produtor agrícola polivalen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2105" calcext:value-type="float">
            <text:p>612105</text:p>
          </table:table-cell>
          <table:table-cell office:value-type="string" calcext:value-type="string">
            <text:p>Produtor de arroz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2110" calcext:value-type="float">
            <text:p>612110</text:p>
          </table:table-cell>
          <table:table-cell office:value-type="string" calcext:value-type="string">
            <text:p>Produtor de cana-de-açúc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2115" calcext:value-type="float">
            <text:p>612115</text:p>
          </table:table-cell>
          <table:table-cell office:value-type="string" calcext:value-type="string">
            <text:p>Produtor de cereais de inver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2120" calcext:value-type="float">
            <text:p>612120</text:p>
          </table:table-cell>
          <table:table-cell office:value-type="string" calcext:value-type="string">
            <text:p>Produtor de gramíneas forrageir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2125" calcext:value-type="float">
            <text:p>612125</text:p>
          </table:table-cell>
          <table:table-cell office:value-type="string" calcext:value-type="string">
            <text:p>Produtor de milho e sorg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2205" calcext:value-type="float">
            <text:p>612205</text:p>
          </table:table-cell>
          <table:table-cell office:value-type="string" calcext:value-type="string">
            <text:p>Produtor de algod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2210" calcext:value-type="float">
            <text:p>612210</text:p>
          </table:table-cell>
          <table:table-cell office:value-type="string" calcext:value-type="string">
            <text:p>Produtor de curauá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2215" calcext:value-type="float">
            <text:p>612215</text:p>
          </table:table-cell>
          <table:table-cell office:value-type="string" calcext:value-type="string">
            <text:p>Produtor de ju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2220" calcext:value-type="float">
            <text:p>612220</text:p>
          </table:table-cell>
          <table:table-cell office:value-type="string" calcext:value-type="string">
            <text:p>Produtor de rami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2225" calcext:value-type="float">
            <text:p>612225</text:p>
          </table:table-cell>
          <table:table-cell office:value-type="string" calcext:value-type="string">
            <text:p>Produtor de sis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2305" calcext:value-type="float">
            <text:p>612305</text:p>
          </table:table-cell>
          <table:table-cell office:value-type="string" calcext:value-type="string">
            <text:p>Produtor na olericultura de legum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2310" calcext:value-type="float">
            <text:p>612310</text:p>
          </table:table-cell>
          <table:table-cell office:value-type="string" calcext:value-type="string">
            <text:p>Produtor na olericultura de raízes, bulbos e tubércul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2315" calcext:value-type="float">
            <text:p>612315</text:p>
          </table:table-cell>
          <table:table-cell office:value-type="string" calcext:value-type="string">
            <text:p>Produtor na olericultura de talos, folhas e flor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2320" calcext:value-type="float">
            <text:p>612320</text:p>
          </table:table-cell>
          <table:table-cell office:value-type="string" calcext:value-type="string">
            <text:p>Produtor na olericultura de frutos e sement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2405" calcext:value-type="float">
            <text:p>612405</text:p>
          </table:table-cell>
          <table:table-cell office:value-type="string" calcext:value-type="string">
            <text:p>Produtor de flores de cor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2410" calcext:value-type="float">
            <text:p>612410</text:p>
          </table:table-cell>
          <table:table-cell office:value-type="string" calcext:value-type="string">
            <text:p>Produtor de flores em vas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2415" calcext:value-type="float">
            <text:p>612415</text:p>
          </table:table-cell>
          <table:table-cell office:value-type="string" calcext:value-type="string">
            <text:p>Produtor de forraçõ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2420" calcext:value-type="float">
            <text:p>612420</text:p>
          </table:table-cell>
          <table:table-cell office:value-type="string" calcext:value-type="string">
            <text:p>Produtor de plantas ornament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2505" calcext:value-type="float">
            <text:p>612505</text:p>
          </table:table-cell>
          <table:table-cell office:value-type="string" calcext:value-type="string">
            <text:p>Produtor de árvores frutífer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2510" calcext:value-type="float">
            <text:p>612510</text:p>
          </table:table-cell>
          <table:table-cell office:value-type="string" calcext:value-type="string">
            <text:p>Produtor de espécies frutíferas rasteir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2515" calcext:value-type="float">
            <text:p>612515</text:p>
          </table:table-cell>
          <table:table-cell office:value-type="string" calcext:value-type="string">
            <text:p>Produtor de espécies frutíferas trepadeir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2605" calcext:value-type="float">
            <text:p>612605</text:p>
          </table:table-cell>
          <table:table-cell office:value-type="string" calcext:value-type="string">
            <text:p>Cafeicult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2610" calcext:value-type="float">
            <text:p>612610</text:p>
          </table:table-cell>
          <table:table-cell office:value-type="string" calcext:value-type="string">
            <text:p>Produtor de cacau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2615" calcext:value-type="float">
            <text:p>612615</text:p>
          </table:table-cell>
          <table:table-cell office:value-type="string" calcext:value-type="string">
            <text:p>Produtor de erva-ma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2620" calcext:value-type="float">
            <text:p>612620</text:p>
          </table:table-cell>
          <table:table-cell office:value-type="string" calcext:value-type="string">
            <text:p>Produtor de fum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2625" calcext:value-type="float">
            <text:p>612625</text:p>
          </table:table-cell>
          <table:table-cell office:value-type="string" calcext:value-type="string">
            <text:p>Produtor de guaraná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2705" calcext:value-type="float">
            <text:p>612705</text:p>
          </table:table-cell>
          <table:table-cell office:value-type="string" calcext:value-type="string">
            <text:p>Produtor da cultura de amendoi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2710" calcext:value-type="float">
            <text:p>612710</text:p>
          </table:table-cell>
          <table:table-cell office:value-type="string" calcext:value-type="string">
            <text:p>Produtor da cultura de canol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2715" calcext:value-type="float">
            <text:p>612715</text:p>
          </table:table-cell>
          <table:table-cell office:value-type="string" calcext:value-type="string">
            <text:p>Produtor da cultura de coco-da-ba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2720" calcext:value-type="float">
            <text:p>612720</text:p>
          </table:table-cell>
          <table:table-cell office:value-type="string" calcext:value-type="string">
            <text:p>Produtor da cultura de dendê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2725" calcext:value-type="float">
            <text:p>612725</text:p>
          </table:table-cell>
          <table:table-cell office:value-type="string" calcext:value-type="string">
            <text:p>Produtor da cultura de girasso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2730" calcext:value-type="float">
            <text:p>612730</text:p>
          </table:table-cell>
          <table:table-cell office:value-type="string" calcext:value-type="string">
            <text:p>Produtor da cultura de linh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2735" calcext:value-type="float">
            <text:p>612735</text:p>
          </table:table-cell>
          <table:table-cell office:value-type="string" calcext:value-type="string">
            <text:p>Produtor da cultura de mamon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2740" calcext:value-type="float">
            <text:p>612740</text:p>
          </table:table-cell>
          <table:table-cell office:value-type="string" calcext:value-type="string">
            <text:p>Produtor da cultura de soj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2805" calcext:value-type="float">
            <text:p>612805</text:p>
          </table:table-cell>
          <table:table-cell office:value-type="string" calcext:value-type="string">
            <text:p>Produtor de especiari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2810" calcext:value-type="float">
            <text:p>612810</text:p>
          </table:table-cell>
          <table:table-cell office:value-type="string" calcext:value-type="string">
            <text:p>Produtor de plantas aromáticas e medicin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3005" calcext:value-type="float">
            <text:p>613005</text:p>
          </table:table-cell>
          <table:table-cell office:value-type="string" calcext:value-type="string">
            <text:p>Criador em pecuária polivalen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3010" calcext:value-type="float">
            <text:p>613010</text:p>
          </table:table-cell>
          <table:table-cell office:value-type="string" calcext:value-type="string">
            <text:p>Criador de animais doméstic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3105" calcext:value-type="float">
            <text:p>613105</text:p>
          </table:table-cell>
          <table:table-cell office:value-type="string" calcext:value-type="string">
            <text:p>Criador de asininos e muar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3110" calcext:value-type="float">
            <text:p>613110</text:p>
          </table:table-cell>
          <table:table-cell office:value-type="string" calcext:value-type="string">
            <text:p>Criador de bovinos (corte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3115" calcext:value-type="float">
            <text:p>613115</text:p>
          </table:table-cell>
          <table:table-cell office:value-type="string" calcext:value-type="string">
            <text:p>Criador de bovinos (leite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3120" calcext:value-type="float">
            <text:p>613120</text:p>
          </table:table-cell>
          <table:table-cell office:value-type="string" calcext:value-type="string">
            <text:p>Criador de bubalinos (corte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3125" calcext:value-type="float">
            <text:p>613125</text:p>
          </table:table-cell>
          <table:table-cell office:value-type="string" calcext:value-type="string">
            <text:p>Criador de bubalinos (leite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3130" calcext:value-type="float">
            <text:p>613130</text:p>
          </table:table-cell>
          <table:table-cell office:value-type="string" calcext:value-type="string">
            <text:p>Criador de eqüín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3205" calcext:value-type="float">
            <text:p>613205</text:p>
          </table:table-cell>
          <table:table-cell office:value-type="string" calcext:value-type="string">
            <text:p>Criador de caprin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3210" calcext:value-type="float">
            <text:p>613210</text:p>
          </table:table-cell>
          <table:table-cell office:value-type="string" calcext:value-type="string">
            <text:p>Criador de ovin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3215" calcext:value-type="float">
            <text:p>613215</text:p>
          </table:table-cell>
          <table:table-cell office:value-type="string" calcext:value-type="string">
            <text:p>Criador de suín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3305" calcext:value-type="float">
            <text:p>613305</text:p>
          </table:table-cell>
          <table:table-cell office:value-type="string" calcext:value-type="string">
            <text:p>Avicult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3310" calcext:value-type="float">
            <text:p>613310</text:p>
          </table:table-cell>
          <table:table-cell office:value-type="string" calcext:value-type="string">
            <text:p>Cunicult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3405" calcext:value-type="float">
            <text:p>613405</text:p>
          </table:table-cell>
          <table:table-cell office:value-type="string" calcext:value-type="string">
            <text:p>Apicult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3410" calcext:value-type="float">
            <text:p>613410</text:p>
          </table:table-cell>
          <table:table-cell office:value-type="string" calcext:value-type="string">
            <text:p>Criador de animais produtores de vene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3415" calcext:value-type="float">
            <text:p>613415</text:p>
          </table:table-cell>
          <table:table-cell office:value-type="string" calcext:value-type="string">
            <text:p>Minhocult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3420" calcext:value-type="float">
            <text:p>613420</text:p>
          </table:table-cell>
          <table:table-cell office:value-type="string" calcext:value-type="string">
            <text:p>Sericult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0105" calcext:value-type="float">
            <text:p>620105</text:p>
          </table:table-cell>
          <table:table-cell office:value-type="string" calcext:value-type="string">
            <text:p>Supervisor de exploração agrícol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0110" calcext:value-type="float">
            <text:p>620110</text:p>
          </table:table-cell>
          <table:table-cell office:value-type="string" calcext:value-type="string">
            <text:p>Supervisor de exploração agropecuár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0115" calcext:value-type="float">
            <text:p>620115</text:p>
          </table:table-cell>
          <table:table-cell office:value-type="string" calcext:value-type="string">
            <text:p>Supervisor de exploração pecuár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1005" calcext:value-type="float">
            <text:p>621005</text:p>
          </table:table-cell>
          <table:table-cell office:value-type="string" calcext:value-type="string">
            <text:p>Trabalhador agropecuário em ger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2005" calcext:value-type="float">
            <text:p>622005</text:p>
          </table:table-cell>
          <table:table-cell office:value-type="string" calcext:value-type="string">
            <text:p>Caseiro (agricultur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2010" calcext:value-type="float">
            <text:p>622010</text:p>
          </table:table-cell>
          <table:table-cell office:value-type="string" calcext:value-type="string">
            <text:p>Jardin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2015" calcext:value-type="float">
            <text:p>622015</text:p>
          </table:table-cell>
          <table:table-cell office:value-type="string" calcext:value-type="string">
            <text:p>Trabalhador na produção de mudas e sement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2020" calcext:value-type="float">
            <text:p>622020</text:p>
          </table:table-cell>
          <table:table-cell office:value-type="string" calcext:value-type="string">
            <text:p>Trabalhador volante da agricultu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2105" calcext:value-type="float">
            <text:p>622105</text:p>
          </table:table-cell>
          <table:table-cell office:value-type="string" calcext:value-type="string">
            <text:p>Trabalhador da cultura de arroz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2110" calcext:value-type="float">
            <text:p>622110</text:p>
          </table:table-cell>
          <table:table-cell office:value-type="string" calcext:value-type="string">
            <text:p>Trabalhador da cultura de cana-de-açúc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2115" calcext:value-type="float">
            <text:p>622115</text:p>
          </table:table-cell>
          <table:table-cell office:value-type="string" calcext:value-type="string">
            <text:p>Trabalhador da cultura de milho e sorg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2120" calcext:value-type="float">
            <text:p>622120</text:p>
          </table:table-cell>
          <table:table-cell office:value-type="string" calcext:value-type="string">
            <text:p>Trabalhador da cultura de trigo, aveia, cevada e tritic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2205" calcext:value-type="float">
            <text:p>622205</text:p>
          </table:table-cell>
          <table:table-cell office:value-type="string" calcext:value-type="string">
            <text:p>Trabalhador da cultura de algod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2210" calcext:value-type="float">
            <text:p>622210</text:p>
          </table:table-cell>
          <table:table-cell office:value-type="string" calcext:value-type="string">
            <text:p>Trabalhador da cultura de sis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2215" calcext:value-type="float">
            <text:p>622215</text:p>
          </table:table-cell>
          <table:table-cell office:value-type="string" calcext:value-type="string">
            <text:p>Trabalhador da cultura do rami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2305" calcext:value-type="float">
            <text:p>622305</text:p>
          </table:table-cell>
          <table:table-cell office:value-type="string" calcext:value-type="string">
            <text:p>Trabalhador na olericultura (frutos e sement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2310" calcext:value-type="float">
            <text:p>622310</text:p>
          </table:table-cell>
          <table:table-cell office:value-type="string" calcext:value-type="string">
            <text:p>Trabalhador na olericultura (legum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2315" calcext:value-type="float">
            <text:p>622315</text:p>
          </table:table-cell>
          <table:table-cell office:value-type="string" calcext:value-type="string">
            <text:p>Trabalhador na olericultura (raízes, bulbos e tubércul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2320" calcext:value-type="float">
            <text:p>622320</text:p>
          </table:table-cell>
          <table:table-cell office:value-type="string" calcext:value-type="string">
            <text:p>Trabalhador na olericultura (talos, folhas e flor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2405" calcext:value-type="float">
            <text:p>622405</text:p>
          </table:table-cell>
          <table:table-cell office:value-type="string" calcext:value-type="string">
            <text:p>Trabalhador no cultivo de flores e folhagens de cor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2410" calcext:value-type="float">
            <text:p>622410</text:p>
          </table:table-cell>
          <table:table-cell office:value-type="string" calcext:value-type="string">
            <text:p>Trabalhador no cultivo de flores em vas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2415" calcext:value-type="float">
            <text:p>622415</text:p>
          </table:table-cell>
          <table:table-cell office:value-type="string" calcext:value-type="string">
            <text:p>Trabalhador no cultivo de forraçõ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2420" calcext:value-type="float">
            <text:p>622420</text:p>
          </table:table-cell>
          <table:table-cell office:value-type="string" calcext:value-type="string">
            <text:p>Trabalhador no cultivo de mud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2425" calcext:value-type="float">
            <text:p>622425</text:p>
          </table:table-cell>
          <table:table-cell office:value-type="string" calcext:value-type="string">
            <text:p>Trabalhador no cultivo de plantas ornament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2505" calcext:value-type="float">
            <text:p>622505</text:p>
          </table:table-cell>
          <table:table-cell office:value-type="string" calcext:value-type="string">
            <text:p>Trabalhador no cultivo de árvores frutífer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2510" calcext:value-type="float">
            <text:p>622510</text:p>
          </table:table-cell>
          <table:table-cell office:value-type="string" calcext:value-type="string">
            <text:p>Trabalhador no cultivo de espécies frutíferas rasteir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2515" calcext:value-type="float">
            <text:p>622515</text:p>
          </table:table-cell>
          <table:table-cell office:value-type="string" calcext:value-type="string">
            <text:p>Trabalhador no cultivo de trepadeiras frutífer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2605" calcext:value-type="float">
            <text:p>622605</text:p>
          </table:table-cell>
          <table:table-cell office:value-type="string" calcext:value-type="string">
            <text:p>Trabalhador da cultura de cacau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2610" calcext:value-type="float">
            <text:p>622610</text:p>
          </table:table-cell>
          <table:table-cell office:value-type="string" calcext:value-type="string">
            <text:p>Trabalhador da cultura de café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2615" calcext:value-type="float">
            <text:p>622615</text:p>
          </table:table-cell>
          <table:table-cell office:value-type="string" calcext:value-type="string">
            <text:p>Trabalhador da cultura de erva-ma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2620" calcext:value-type="float">
            <text:p>622620</text:p>
          </table:table-cell>
          <table:table-cell office:value-type="string" calcext:value-type="string">
            <text:p>Trabalhador da cultura de fum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2625" calcext:value-type="float">
            <text:p>622625</text:p>
          </table:table-cell>
          <table:table-cell office:value-type="string" calcext:value-type="string">
            <text:p>Trabalhador da cultura de guaraná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2705" calcext:value-type="float">
            <text:p>622705</text:p>
          </table:table-cell>
          <table:table-cell office:value-type="string" calcext:value-type="string">
            <text:p>Trabalhador na cultura de amendoi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2710" calcext:value-type="float">
            <text:p>622710</text:p>
          </table:table-cell>
          <table:table-cell office:value-type="string" calcext:value-type="string">
            <text:p>Trabalhador na cultura de canol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2715" calcext:value-type="float">
            <text:p>622715</text:p>
          </table:table-cell>
          <table:table-cell office:value-type="string" calcext:value-type="string">
            <text:p>Trabalhador na cultura de coco-da-baí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2720" calcext:value-type="float">
            <text:p>622720</text:p>
          </table:table-cell>
          <table:table-cell office:value-type="string" calcext:value-type="string">
            <text:p>Trabalhador na cultura de dendê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2725" calcext:value-type="float">
            <text:p>622725</text:p>
          </table:table-cell>
          <table:table-cell office:value-type="string" calcext:value-type="string">
            <text:p>Trabalhador na cultura de mamon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2730" calcext:value-type="float">
            <text:p>622730</text:p>
          </table:table-cell>
          <table:table-cell office:value-type="string" calcext:value-type="string">
            <text:p>Trabalhador na cultura de soj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2735" calcext:value-type="float">
            <text:p>622735</text:p>
          </table:table-cell>
          <table:table-cell office:value-type="string" calcext:value-type="string">
            <text:p>Trabalhador na cultura do girasso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2740" calcext:value-type="float">
            <text:p>622740</text:p>
          </table:table-cell>
          <table:table-cell office:value-type="string" calcext:value-type="string">
            <text:p>Trabalhador na cultura do linh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2805" calcext:value-type="float">
            <text:p>622805</text:p>
          </table:table-cell>
          <table:table-cell office:value-type="string" calcext:value-type="string">
            <text:p>Trabalhador da cultura de especiari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2810" calcext:value-type="float">
            <text:p>622810</text:p>
          </table:table-cell>
          <table:table-cell office:value-type="string" calcext:value-type="string">
            <text:p>Trabalhador da cultura de plantas aromáticas e medicin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3005" calcext:value-type="float">
            <text:p>623005</text:p>
          </table:table-cell>
          <table:table-cell office:value-type="string" calcext:value-type="string">
            <text:p>Adestrador de anim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3010" calcext:value-type="float">
            <text:p>623010</text:p>
          </table:table-cell>
          <table:table-cell office:value-type="string" calcext:value-type="string">
            <text:p>Inseminad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3015" calcext:value-type="float">
            <text:p>623015</text:p>
          </table:table-cell>
          <table:table-cell office:value-type="string" calcext:value-type="string">
            <text:p>Trabalhador de pecuária polivalen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3020" calcext:value-type="float">
            <text:p>623020</text:p>
          </table:table-cell>
          <table:table-cell office:value-type="string" calcext:value-type="string">
            <text:p>Tratador de anim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3025" calcext:value-type="float">
            <text:p>623025</text:p>
          </table:table-cell>
          <table:table-cell office:value-type="string" calcext:value-type="string">
            <text:p>Casqueador de anim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3030" calcext:value-type="float">
            <text:p>623030</text:p>
          </table:table-cell>
          <table:table-cell office:value-type="string" calcext:value-type="string">
            <text:p>Ferrador de anim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3105" calcext:value-type="float">
            <text:p>623105</text:p>
          </table:table-cell>
          <table:table-cell office:value-type="string" calcext:value-type="string">
            <text:p>Trabalhador da pecuária (asininos e muar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3110" calcext:value-type="float">
            <text:p>623110</text:p>
          </table:table-cell>
          <table:table-cell office:value-type="string" calcext:value-type="string">
            <text:p>Trabalhador da pecuária (bovinos corte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3115" calcext:value-type="float">
            <text:p>623115</text:p>
          </table:table-cell>
          <table:table-cell office:value-type="string" calcext:value-type="string">
            <text:p>Trabalhador da pecuária (bovinos leite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3120" calcext:value-type="float">
            <text:p>623120</text:p>
          </table:table-cell>
          <table:table-cell office:value-type="string" calcext:value-type="string">
            <text:p>Trabalhador da pecuária (bubalin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3125" calcext:value-type="float">
            <text:p>623125</text:p>
          </table:table-cell>
          <table:table-cell office:value-type="string" calcext:value-type="string">
            <text:p>Trabalhador da pecuária (eqüin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3205" calcext:value-type="float">
            <text:p>623205</text:p>
          </table:table-cell>
          <table:table-cell office:value-type="string" calcext:value-type="string">
            <text:p>Trabalhador da caprinocultu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3210" calcext:value-type="float">
            <text:p>623210</text:p>
          </table:table-cell>
          <table:table-cell office:value-type="string" calcext:value-type="string">
            <text:p>Trabalhador da ovinocultu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3215" calcext:value-type="float">
            <text:p>623215</text:p>
          </table:table-cell>
          <table:table-cell office:value-type="string" calcext:value-type="string">
            <text:p>Trabalhador da suinocultu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3305" calcext:value-type="float">
            <text:p>623305</text:p>
          </table:table-cell>
          <table:table-cell office:value-type="string" calcext:value-type="string">
            <text:p>Trabalhador da avicultura de cor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3310" calcext:value-type="float">
            <text:p>623310</text:p>
          </table:table-cell>
          <table:table-cell office:value-type="string" calcext:value-type="string">
            <text:p>Trabalhador da avicultura de postu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3315" calcext:value-type="float">
            <text:p>623315</text:p>
          </table:table-cell>
          <table:table-cell office:value-type="string" calcext:value-type="string">
            <text:p>Operador de incubado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3320" calcext:value-type="float">
            <text:p>623320</text:p>
          </table:table-cell>
          <table:table-cell office:value-type="string" calcext:value-type="string">
            <text:p>Trabalhador da cunicultu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3325" calcext:value-type="float">
            <text:p>623325</text:p>
          </table:table-cell>
          <table:table-cell office:value-type="string" calcext:value-type="string">
            <text:p>Sexad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3405" calcext:value-type="float">
            <text:p>623405</text:p>
          </table:table-cell>
          <table:table-cell office:value-type="string" calcext:value-type="string">
            <text:p>Trabalhador em criatórios de animais produtores de vene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3410" calcext:value-type="float">
            <text:p>623410</text:p>
          </table:table-cell>
          <table:table-cell office:value-type="string" calcext:value-type="string">
            <text:p>Trabalhador na apicultu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3415" calcext:value-type="float">
            <text:p>623415</text:p>
          </table:table-cell>
          <table:table-cell office:value-type="string" calcext:value-type="string">
            <text:p>Trabalhador na minhocultu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3420" calcext:value-type="float">
            <text:p>623420</text:p>
          </table:table-cell>
          <table:table-cell office:value-type="string" calcext:value-type="string">
            <text:p>Trabalhador na sericicultu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0105" calcext:value-type="float">
            <text:p>630105</text:p>
          </table:table-cell>
          <table:table-cell office:value-type="string" calcext:value-type="string">
            <text:p>Supervisor da aqüicultu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0110" calcext:value-type="float">
            <text:p>630110</text:p>
          </table:table-cell>
          <table:table-cell office:value-type="string" calcext:value-type="string">
            <text:p>Supervisor da área flores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1005" calcext:value-type="float">
            <text:p>631005</text:p>
          </table:table-cell>
          <table:table-cell office:value-type="string" calcext:value-type="string">
            <text:p>Catador de caranguejos e sir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1010" calcext:value-type="float">
            <text:p>631010</text:p>
          </table:table-cell>
          <table:table-cell office:value-type="string" calcext:value-type="string">
            <text:p>Catador de marisc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1015" calcext:value-type="float">
            <text:p>631015</text:p>
          </table:table-cell>
          <table:table-cell office:value-type="string" calcext:value-type="string">
            <text:p>Pescador artesanal de lagost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1020" calcext:value-type="float">
            <text:p>631020</text:p>
          </table:table-cell>
          <table:table-cell office:value-type="string" calcext:value-type="string">
            <text:p>Pescador artesanal de peixes e camarõ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1105" calcext:value-type="float">
            <text:p>631105</text:p>
          </table:table-cell>
          <table:table-cell office:value-type="string" calcext:value-type="string">
            <text:p>Pescador artesanal de água doc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1205" calcext:value-type="float">
            <text:p>631205</text:p>
          </table:table-cell>
          <table:table-cell office:value-type="string" calcext:value-type="string">
            <text:p>Pescador industri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1210" calcext:value-type="float">
            <text:p>631210</text:p>
          </table:table-cell>
          <table:table-cell office:value-type="string" calcext:value-type="string">
            <text:p>Pescador profission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1305" calcext:value-type="float">
            <text:p>631305</text:p>
          </table:table-cell>
          <table:table-cell office:value-type="string" calcext:value-type="string">
            <text:p>Criador de camarõ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1310" calcext:value-type="float">
            <text:p>631310</text:p>
          </table:table-cell>
          <table:table-cell office:value-type="string" calcext:value-type="string">
            <text:p>Criador de jacaré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1315" calcext:value-type="float">
            <text:p>631315</text:p>
          </table:table-cell>
          <table:table-cell office:value-type="string" calcext:value-type="string">
            <text:p>Criador de mexilhõ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1320" calcext:value-type="float">
            <text:p>631320</text:p>
          </table:table-cell>
          <table:table-cell office:value-type="string" calcext:value-type="string">
            <text:p>Criador de ostr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1325" calcext:value-type="float">
            <text:p>631325</text:p>
          </table:table-cell>
          <table:table-cell office:value-type="string" calcext:value-type="string">
            <text:p>Criador de peix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1330" calcext:value-type="float">
            <text:p>631330</text:p>
          </table:table-cell>
          <table:table-cell office:value-type="string" calcext:value-type="string">
            <text:p>Criador de quelôni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1335" calcext:value-type="float">
            <text:p>631335</text:p>
          </table:table-cell>
          <table:table-cell office:value-type="string" calcext:value-type="string">
            <text:p>Criador de rã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1405" calcext:value-type="float">
            <text:p>631405</text:p>
          </table:table-cell>
          <table:table-cell office:value-type="string" calcext:value-type="string">
            <text:p>Gelador industri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1410" calcext:value-type="float">
            <text:p>631410</text:p>
          </table:table-cell>
          <table:table-cell office:value-type="string" calcext:value-type="string">
            <text:p>Gelador profission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1415" calcext:value-type="float">
            <text:p>631415</text:p>
          </table:table-cell>
          <table:table-cell office:value-type="string" calcext:value-type="string">
            <text:p>Pro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1420" calcext:value-type="float">
            <text:p>631420</text:p>
          </table:table-cell>
          <table:table-cell office:value-type="string" calcext:value-type="string">
            <text:p>Redeiro (pesc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2005" calcext:value-type="float">
            <text:p>632005</text:p>
          </table:table-cell>
          <table:table-cell office:value-type="string" calcext:value-type="string">
            <text:p>Guia flores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2010" calcext:value-type="float">
            <text:p>632010</text:p>
          </table:table-cell>
          <table:table-cell office:value-type="string" calcext:value-type="string">
            <text:p>Raiz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2015" calcext:value-type="float">
            <text:p>632015</text:p>
          </table:table-cell>
          <table:table-cell office:value-type="string" calcext:value-type="string">
            <text:p>Viveirista flores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2105" calcext:value-type="float">
            <text:p>632105</text:p>
          </table:table-cell>
          <table:table-cell office:value-type="string" calcext:value-type="string">
            <text:p>Classificador de tor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2110" calcext:value-type="float">
            <text:p>632110</text:p>
          </table:table-cell>
          <table:table-cell office:value-type="string" calcext:value-type="string">
            <text:p>Cubador de madei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2115" calcext:value-type="float">
            <text:p>632115</text:p>
          </table:table-cell>
          <table:table-cell office:value-type="string" calcext:value-type="string">
            <text:p>Identificador flores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2120" calcext:value-type="float">
            <text:p>632120</text:p>
          </table:table-cell>
          <table:table-cell office:value-type="string" calcext:value-type="string">
            <text:p>Operador de motosser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2125" calcext:value-type="float">
            <text:p>632125</text:p>
          </table:table-cell>
          <table:table-cell office:value-type="string" calcext:value-type="string">
            <text:p>Trabalhador de extração florestal, em ger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2205" calcext:value-type="float">
            <text:p>632205</text:p>
          </table:table-cell>
          <table:table-cell office:value-type="string" calcext:value-type="string">
            <text:p>Seringu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2210" calcext:value-type="float">
            <text:p>632210</text:p>
          </table:table-cell>
          <table:table-cell office:value-type="string" calcext:value-type="string">
            <text:p>Trabalhador da exploração de espécies produtoras de gomas não elástic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2215" calcext:value-type="float">
            <text:p>632215</text:p>
          </table:table-cell>
          <table:table-cell office:value-type="string" calcext:value-type="string">
            <text:p>Trabalhador da exploração de resin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2305" calcext:value-type="float">
            <text:p>632305</text:p>
          </table:table-cell>
          <table:table-cell office:value-type="string" calcext:value-type="string">
            <text:p>Trabalhador da exploração de andirob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2310" calcext:value-type="float">
            <text:p>632310</text:p>
          </table:table-cell>
          <table:table-cell office:value-type="string" calcext:value-type="string">
            <text:p>Trabalhador da exploração de babaçu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2315" calcext:value-type="float">
            <text:p>632315</text:p>
          </table:table-cell>
          <table:table-cell office:value-type="string" calcext:value-type="string">
            <text:p>Trabalhador da exploração de bacab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2320" calcext:value-type="float">
            <text:p>632320</text:p>
          </table:table-cell>
          <table:table-cell office:value-type="string" calcext:value-type="string">
            <text:p>Trabalhador da exploração de buriti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2325" calcext:value-type="float">
            <text:p>632325</text:p>
          </table:table-cell>
          <table:table-cell office:value-type="string" calcext:value-type="string">
            <text:p>Trabalhador da exploração de carnaúb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2330" calcext:value-type="float">
            <text:p>632330</text:p>
          </table:table-cell>
          <table:table-cell office:value-type="string" calcext:value-type="string">
            <text:p>Trabalhador da exploração de coco-da-pra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2335" calcext:value-type="float">
            <text:p>632335</text:p>
          </table:table-cell>
          <table:table-cell office:value-type="string" calcext:value-type="string">
            <text:p>Trabalhador da exploração de copaíb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2340" calcext:value-type="float">
            <text:p>632340</text:p>
          </table:table-cell>
          <table:table-cell office:value-type="string" calcext:value-type="string">
            <text:p>Trabalhador da exploração de malva (pãin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2345" calcext:value-type="float">
            <text:p>632345</text:p>
          </table:table-cell>
          <table:table-cell office:value-type="string" calcext:value-type="string">
            <text:p>Trabalhador da exploração de murumuru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2350" calcext:value-type="float">
            <text:p>632350</text:p>
          </table:table-cell>
          <table:table-cell office:value-type="string" calcext:value-type="string">
            <text:p>Trabalhador da exploração de oitic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2355" calcext:value-type="float">
            <text:p>632355</text:p>
          </table:table-cell>
          <table:table-cell office:value-type="string" calcext:value-type="string">
            <text:p>Trabalhador da exploração de ouricuri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2360" calcext:value-type="float">
            <text:p>632360</text:p>
          </table:table-cell>
          <table:table-cell office:value-type="string" calcext:value-type="string">
            <text:p>Trabalhador da exploração de pequi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2365" calcext:value-type="float">
            <text:p>632365</text:p>
          </table:table-cell>
          <table:table-cell office:value-type="string" calcext:value-type="string">
            <text:p>Trabalhador da exploração de piaçav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2370" calcext:value-type="float">
            <text:p>632370</text:p>
          </table:table-cell>
          <table:table-cell office:value-type="string" calcext:value-type="string">
            <text:p>Trabalhador da exploração de tucu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2405" calcext:value-type="float">
            <text:p>632405</text:p>
          </table:table-cell>
          <table:table-cell office:value-type="string" calcext:value-type="string">
            <text:p>Trabalhador da exploração de açaí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2410" calcext:value-type="float">
            <text:p>632410</text:p>
          </table:table-cell>
          <table:table-cell office:value-type="string" calcext:value-type="string">
            <text:p>Trabalhador da exploração de castanh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2415" calcext:value-type="float">
            <text:p>632415</text:p>
          </table:table-cell>
          <table:table-cell office:value-type="string" calcext:value-type="string">
            <text:p>Trabalhador da exploração de pinh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2420" calcext:value-type="float">
            <text:p>632420</text:p>
          </table:table-cell>
          <table:table-cell office:value-type="string" calcext:value-type="string">
            <text:p>Trabalhador da exploração de pupunh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2505" calcext:value-type="float">
            <text:p>632505</text:p>
          </table:table-cell>
          <table:table-cell office:value-type="string" calcext:value-type="string">
            <text:p>Trabalhador da exploração de árvores e arbustos produtores de substâncias aromát., Medic. E tóxic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2510" calcext:value-type="float">
            <text:p>632510</text:p>
          </table:table-cell>
          <table:table-cell office:value-type="string" calcext:value-type="string">
            <text:p>Trabalhador da exploração de cipós produtores de substâncias aromáticas, medicinais e tóxic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2515" calcext:value-type="float">
            <text:p>632515</text:p>
          </table:table-cell>
          <table:table-cell office:value-type="string" calcext:value-type="string">
            <text:p>Trabalhador da exploração de madeiras tanant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2520" calcext:value-type="float">
            <text:p>632520</text:p>
          </table:table-cell>
          <table:table-cell office:value-type="string" calcext:value-type="string">
            <text:p>Trabalhador da exploração de raízes produtoras de substâncias aromáticas, medicinais e tóxic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2525" calcext:value-type="float">
            <text:p>632525</text:p>
          </table:table-cell>
          <table:table-cell office:value-type="string" calcext:value-type="string">
            <text:p>Trabalhador da extração de substâncias aromáticas, medicinais e tóxicas, em ger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2605" calcext:value-type="float">
            <text:p>632605</text:p>
          </table:table-cell>
          <table:table-cell office:value-type="string" calcext:value-type="string">
            <text:p>Carvo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2610" calcext:value-type="float">
            <text:p>632610</text:p>
          </table:table-cell>
          <table:table-cell office:value-type="string" calcext:value-type="string">
            <text:p>Carbonizad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2615" calcext:value-type="float">
            <text:p>632615</text:p>
          </table:table-cell>
          <table:table-cell office:value-type="string" calcext:value-type="string">
            <text:p>Ajudante de carvoar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41005" calcext:value-type="float">
            <text:p>641005</text:p>
          </table:table-cell>
          <table:table-cell office:value-type="string" calcext:value-type="string">
            <text:p>Operador de colheitadei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41010" calcext:value-type="float">
            <text:p>641010</text:p>
          </table:table-cell>
          <table:table-cell office:value-type="string" calcext:value-type="string">
            <text:p>Operador de máquinas de beneficiamento de produtos agrícol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41015" calcext:value-type="float">
            <text:p>641015</text:p>
          </table:table-cell>
          <table:table-cell office:value-type="string" calcext:value-type="string">
            <text:p>Tratorista agrícol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42005" calcext:value-type="float">
            <text:p>642005</text:p>
          </table:table-cell>
          <table:table-cell office:value-type="string" calcext:value-type="string">
            <text:p>Operador de colhedor flores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42010" calcext:value-type="float">
            <text:p>642010</text:p>
          </table:table-cell>
          <table:table-cell office:value-type="string" calcext:value-type="string">
            <text:p>Operador de máquinas florestais estátic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42015" calcext:value-type="float">
            <text:p>642015</text:p>
          </table:table-cell>
          <table:table-cell office:value-type="string" calcext:value-type="string">
            <text:p>Operador de trator flores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43005" calcext:value-type="float">
            <text:p>643005</text:p>
          </table:table-cell>
          <table:table-cell office:value-type="string" calcext:value-type="string">
            <text:p>Trabalhador na operação de sistema de irrigação localizada (microaspersão e gotejament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43010" calcext:value-type="float">
            <text:p>643010</text:p>
          </table:table-cell>
          <table:table-cell office:value-type="string" calcext:value-type="string">
            <text:p>Trabalhador na operação de sistema de irrigação por aspersão (pivô central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43015" calcext:value-type="float">
            <text:p>643015</text:p>
          </table:table-cell>
          <table:table-cell office:value-type="string" calcext:value-type="string">
            <text:p>Trabalhador na operação de sistemas convencionais de irrigação por aspers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43020" calcext:value-type="float">
            <text:p>643020</text:p>
          </table:table-cell>
          <table:table-cell office:value-type="string" calcext:value-type="string">
            <text:p>Trabalhador na operação de sistemas de irrigação e aspersão (alto propelid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43025" calcext:value-type="float">
            <text:p>643025</text:p>
          </table:table-cell>
          <table:table-cell office:value-type="string" calcext:value-type="string">
            <text:p>Trabalhador na operação de sistemas de irrigação por superfície e drenage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0105" calcext:value-type="float">
            <text:p>710105</text:p>
          </table:table-cell>
          <table:table-cell office:value-type="string" calcext:value-type="string">
            <text:p>Supervisor de apoio operacional na minera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0110" calcext:value-type="float">
            <text:p>710110</text:p>
          </table:table-cell>
          <table:table-cell office:value-type="string" calcext:value-type="string">
            <text:p>Supervisor de extração de s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0115" calcext:value-type="float">
            <text:p>710115</text:p>
          </table:table-cell>
          <table:table-cell office:value-type="string" calcext:value-type="string">
            <text:p>Supervisor de perfuração e desmon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0120" calcext:value-type="float">
            <text:p>710120</text:p>
          </table:table-cell>
          <table:table-cell office:value-type="string" calcext:value-type="string">
            <text:p>Supervisor de produção na minera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0125" calcext:value-type="float">
            <text:p>710125</text:p>
          </table:table-cell>
          <table:table-cell office:value-type="string" calcext:value-type="string">
            <text:p>Supervisor de transporte na minera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0205" calcext:value-type="float">
            <text:p>710205</text:p>
          </table:table-cell>
          <table:table-cell office:value-type="string" calcext:value-type="string">
            <text:p>Mestre (construção civil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0210" calcext:value-type="float">
            <text:p>710210</text:p>
          </table:table-cell>
          <table:table-cell office:value-type="string" calcext:value-type="string">
            <text:p>Mestre de linhas (ferrovia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0215" calcext:value-type="float">
            <text:p>710215</text:p>
          </table:table-cell>
          <table:table-cell office:value-type="string" calcext:value-type="string">
            <text:p>Inspetor de terraplenage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0220" calcext:value-type="float">
            <text:p>710220</text:p>
          </table:table-cell>
          <table:table-cell office:value-type="string" calcext:value-type="string">
            <text:p>Supervisor de usina de concret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0225" calcext:value-type="float">
            <text:p>710225</text:p>
          </table:table-cell>
          <table:table-cell office:value-type="string" calcext:value-type="string">
            <text:p>Fiscal de pátio de usina de concret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1105" calcext:value-type="float">
            <text:p>711105</text:p>
          </table:table-cell>
          <table:table-cell office:value-type="string" calcext:value-type="string">
            <text:p>Amostrador de minéri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1110" calcext:value-type="float">
            <text:p>711110</text:p>
          </table:table-cell>
          <table:table-cell office:value-type="string" calcext:value-type="string">
            <text:p>Cant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1115" calcext:value-type="float">
            <text:p>711115</text:p>
          </table:table-cell>
          <table:table-cell office:value-type="string" calcext:value-type="string">
            <text:p>Destroçador de ped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1120" calcext:value-type="float">
            <text:p>711120</text:p>
          </table:table-cell>
          <table:table-cell office:value-type="string" calcext:value-type="string">
            <text:p>Detonad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1125" calcext:value-type="float">
            <text:p>711125</text:p>
          </table:table-cell>
          <table:table-cell office:value-type="string" calcext:value-type="string">
            <text:p>Escorador de min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1130" calcext:value-type="float">
            <text:p>711130</text:p>
          </table:table-cell>
          <table:table-cell office:value-type="string" calcext:value-type="string">
            <text:p>Min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1205" calcext:value-type="float">
            <text:p>711205</text:p>
          </table:table-cell>
          <table:table-cell office:value-type="string" calcext:value-type="string">
            <text:p>Operador de caminhão (minas e pedreira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1210" calcext:value-type="float">
            <text:p>711210</text:p>
          </table:table-cell>
          <table:table-cell office:value-type="string" calcext:value-type="string">
            <text:p>Operador de carregadei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1215" calcext:value-type="float">
            <text:p>711215</text:p>
          </table:table-cell>
          <table:table-cell office:value-type="string" calcext:value-type="string">
            <text:p>Operador de máquina cortadora (minas e pedreira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1220" calcext:value-type="float">
            <text:p>711220</text:p>
          </table:table-cell>
          <table:table-cell office:value-type="string" calcext:value-type="string">
            <text:p>Operador de máquina de extração contínua (minas de carvã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1225" calcext:value-type="float">
            <text:p>711225</text:p>
          </table:table-cell>
          <table:table-cell office:value-type="string" calcext:value-type="string">
            <text:p>Operador de máquina perfuradora (minas e pedreira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1230" calcext:value-type="float">
            <text:p>711230</text:p>
          </table:table-cell>
          <table:table-cell office:value-type="string" calcext:value-type="string">
            <text:p>Operador de máquina perfuratriz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1235" calcext:value-type="float">
            <text:p>711235</text:p>
          </table:table-cell>
          <table:table-cell office:value-type="string" calcext:value-type="string">
            <text:p>Operador de motoniveladora (extração de minerais sólid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1240" calcext:value-type="float">
            <text:p>711240</text:p>
          </table:table-cell>
          <table:table-cell office:value-type="string" calcext:value-type="string">
            <text:p>Operador de schutthec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1245" calcext:value-type="float">
            <text:p>711245</text:p>
          </table:table-cell>
          <table:table-cell office:value-type="string" calcext:value-type="string">
            <text:p>Operador de trator (minas e pedreira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1305" calcext:value-type="float">
            <text:p>711305</text:p>
          </table:table-cell>
          <table:table-cell office:value-type="string" calcext:value-type="string">
            <text:p>Operador de sonda de percuss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1310" calcext:value-type="float">
            <text:p>711310</text:p>
          </table:table-cell>
          <table:table-cell office:value-type="string" calcext:value-type="string">
            <text:p>Operador de sonda rotativ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1315" calcext:value-type="float">
            <text:p>711315</text:p>
          </table:table-cell>
          <table:table-cell office:value-type="string" calcext:value-type="string">
            <text:p>Sondador (poços de petróleo e gá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1320" calcext:value-type="float">
            <text:p>711320</text:p>
          </table:table-cell>
          <table:table-cell office:value-type="string" calcext:value-type="string">
            <text:p>Sondador de poços (exceto de petróleo e gá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1325" calcext:value-type="float">
            <text:p>711325</text:p>
          </table:table-cell>
          <table:table-cell office:value-type="string" calcext:value-type="string">
            <text:p>Plataformista (petróle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1330" calcext:value-type="float">
            <text:p>711330</text:p>
          </table:table-cell>
          <table:table-cell office:value-type="string" calcext:value-type="string">
            <text:p>Torrista (petróle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1405" calcext:value-type="float">
            <text:p>711405</text:p>
          </table:table-cell>
          <table:table-cell office:value-type="string" calcext:value-type="string">
            <text:p>Garimp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1410" calcext:value-type="float">
            <text:p>711410</text:p>
          </table:table-cell>
          <table:table-cell office:value-type="string" calcext:value-type="string">
            <text:p>Operador de salina (sal marinh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2105" calcext:value-type="float">
            <text:p>712105</text:p>
          </table:table-cell>
          <table:table-cell office:value-type="string" calcext:value-type="string">
            <text:p>Moleiro de minéri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2110" calcext:value-type="float">
            <text:p>712110</text:p>
          </table:table-cell>
          <table:table-cell office:value-type="string" calcext:value-type="string">
            <text:p>Operador de aparelho de flota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2115" calcext:value-type="float">
            <text:p>712115</text:p>
          </table:table-cell>
          <table:table-cell office:value-type="string" calcext:value-type="string">
            <text:p>Operador de aparelho de precipitação (minas de ouro ou prat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2120" calcext:value-type="float">
            <text:p>712120</text:p>
          </table:table-cell>
          <table:table-cell office:value-type="string" calcext:value-type="string">
            <text:p>Operador de britador de mandíbul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2125" calcext:value-type="float">
            <text:p>712125</text:p>
          </table:table-cell>
          <table:table-cell office:value-type="string" calcext:value-type="string">
            <text:p>Operador de espessad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2130" calcext:value-type="float">
            <text:p>712130</text:p>
          </table:table-cell>
          <table:table-cell office:value-type="string" calcext:value-type="string">
            <text:p>Operador de jig (mina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2135" calcext:value-type="float">
            <text:p>712135</text:p>
          </table:table-cell>
          <table:table-cell office:value-type="string" calcext:value-type="string">
            <text:p>Operador de peneiras hidráulic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2205" calcext:value-type="float">
            <text:p>712205</text:p>
          </table:table-cell>
          <table:table-cell office:value-type="string" calcext:value-type="string">
            <text:p>Cortador de pedr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2210" calcext:value-type="float">
            <text:p>712210</text:p>
          </table:table-cell>
          <table:table-cell office:value-type="string" calcext:value-type="string">
            <text:p>Gravador de inscrições em ped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2215" calcext:value-type="float">
            <text:p>712215</text:p>
          </table:table-cell>
          <table:table-cell office:value-type="string" calcext:value-type="string">
            <text:p>Gravador de relevos em ped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2220" calcext:value-type="float">
            <text:p>712220</text:p>
          </table:table-cell>
          <table:table-cell office:value-type="string" calcext:value-type="string">
            <text:p>Polidor de pedr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2225" calcext:value-type="float">
            <text:p>712225</text:p>
          </table:table-cell>
          <table:table-cell office:value-type="string" calcext:value-type="string">
            <text:p>Torneiro (lavra de pedr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2230" calcext:value-type="float">
            <text:p>712230</text:p>
          </table:table-cell>
          <table:table-cell office:value-type="string" calcext:value-type="string">
            <text:p>Traçador de pedr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5105" calcext:value-type="float">
            <text:p>715105</text:p>
          </table:table-cell>
          <table:table-cell office:value-type="string" calcext:value-type="string">
            <text:p>Operador de bate-estac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5110" calcext:value-type="float">
            <text:p>715110</text:p>
          </table:table-cell>
          <table:table-cell office:value-type="string" calcext:value-type="string">
            <text:p>Operador de compactadora de sol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5115" calcext:value-type="float">
            <text:p>715115</text:p>
          </table:table-cell>
          <table:table-cell office:value-type="string" calcext:value-type="string">
            <text:p>Operador de escavadei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5120" calcext:value-type="float">
            <text:p>715120</text:p>
          </table:table-cell>
          <table:table-cell office:value-type="string" calcext:value-type="string">
            <text:p>Operador de máquina de abrir val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5125" calcext:value-type="float">
            <text:p>715125</text:p>
          </table:table-cell>
          <table:table-cell office:value-type="string" calcext:value-type="string">
            <text:p>Operador de máquinas de construção civil e minera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5130" calcext:value-type="float">
            <text:p>715130</text:p>
          </table:table-cell>
          <table:table-cell office:value-type="string" calcext:value-type="string">
            <text:p>Operador de motonivelado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5135" calcext:value-type="float">
            <text:p>715135</text:p>
          </table:table-cell>
          <table:table-cell office:value-type="string" calcext:value-type="string">
            <text:p>Operador de pá carregadei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5140" calcext:value-type="float">
            <text:p>715140</text:p>
          </table:table-cell>
          <table:table-cell office:value-type="string" calcext:value-type="string">
            <text:p>Operador de pavimentadora (asfalto, concreto e materiais similar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5145" calcext:value-type="float">
            <text:p>715145</text:p>
          </table:table-cell>
          <table:table-cell office:value-type="string" calcext:value-type="string">
            <text:p>Operador de trator de lâmin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5205" calcext:value-type="float">
            <text:p>715205</text:p>
          </table:table-cell>
          <table:table-cell office:value-type="string" calcext:value-type="string">
            <text:p>Calcet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5210" calcext:value-type="float">
            <text:p>715210</text:p>
          </table:table-cell>
          <table:table-cell office:value-type="string" calcext:value-type="string">
            <text:p>Pedr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5215" calcext:value-type="float">
            <text:p>715215</text:p>
          </table:table-cell>
          <table:table-cell office:value-type="string" calcext:value-type="string">
            <text:p>Pedreiro (chaminés industriai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5220" calcext:value-type="float">
            <text:p>715220</text:p>
          </table:table-cell>
          <table:table-cell office:value-type="string" calcext:value-type="string">
            <text:p>Pedreiro (material refratári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5225" calcext:value-type="float">
            <text:p>715225</text:p>
          </table:table-cell>
          <table:table-cell office:value-type="string" calcext:value-type="string">
            <text:p>Pedreiro (mineraçã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5230" calcext:value-type="float">
            <text:p>715230</text:p>
          </table:table-cell>
          <table:table-cell office:value-type="string" calcext:value-type="string">
            <text:p>Pedreiro de edificaçõ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5305" calcext:value-type="float">
            <text:p>715305</text:p>
          </table:table-cell>
          <table:table-cell office:value-type="string" calcext:value-type="string">
            <text:p>Armador de estrutura de concret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5310" calcext:value-type="float">
            <text:p>715310</text:p>
          </table:table-cell>
          <table:table-cell office:value-type="string" calcext:value-type="string">
            <text:p>Moldador de corpos de prova em usinas de concret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5315" calcext:value-type="float">
            <text:p>715315</text:p>
          </table:table-cell>
          <table:table-cell office:value-type="string" calcext:value-type="string">
            <text:p>Armador de estrutura de concreto armad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5405" calcext:value-type="float">
            <text:p>715405</text:p>
          </table:table-cell>
          <table:table-cell office:value-type="string" calcext:value-type="string">
            <text:p>Operador de betonei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5410" calcext:value-type="float">
            <text:p>715410</text:p>
          </table:table-cell>
          <table:table-cell office:value-type="string" calcext:value-type="string">
            <text:p>Operador de bomba de concret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5415" calcext:value-type="float">
            <text:p>715415</text:p>
          </table:table-cell>
          <table:table-cell office:value-type="string" calcext:value-type="string">
            <text:p>Operador de central de concret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5505" calcext:value-type="float">
            <text:p>715505</text:p>
          </table:table-cell>
          <table:table-cell office:value-type="string" calcext:value-type="string">
            <text:p>Carpint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5510" calcext:value-type="float">
            <text:p>715510</text:p>
          </table:table-cell>
          <table:table-cell office:value-type="string" calcext:value-type="string">
            <text:p>Carpinteiro (esquadria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5515" calcext:value-type="float">
            <text:p>715515</text:p>
          </table:table-cell>
          <table:table-cell office:value-type="string" calcext:value-type="string">
            <text:p>Carpinteiro (cenári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5520" calcext:value-type="float">
            <text:p>715520</text:p>
          </table:table-cell>
          <table:table-cell office:value-type="string" calcext:value-type="string">
            <text:p>Carpinteiro (mineraçã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5525" calcext:value-type="float">
            <text:p>715525</text:p>
          </table:table-cell>
          <table:table-cell office:value-type="string" calcext:value-type="string">
            <text:p>Carpinteiro de obr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5530" calcext:value-type="float">
            <text:p>715530</text:p>
          </table:table-cell>
          <table:table-cell office:value-type="string" calcext:value-type="string">
            <text:p>Carpinteiro (telhad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5535" calcext:value-type="float">
            <text:p>715535</text:p>
          </table:table-cell>
          <table:table-cell office:value-type="string" calcext:value-type="string">
            <text:p>Carpinteiro de fôrmas para concret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5540" calcext:value-type="float">
            <text:p>715540</text:p>
          </table:table-cell>
          <table:table-cell office:value-type="string" calcext:value-type="string">
            <text:p>Carpinteiro de obras civis de arte (pontes, túneis, barragen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5545" calcext:value-type="float">
            <text:p>715545</text:p>
          </table:table-cell>
          <table:table-cell office:value-type="string" calcext:value-type="string">
            <text:p>Montador de andaimes (edificaçõ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5605" calcext:value-type="float">
            <text:p>715605</text:p>
          </table:table-cell>
          <table:table-cell office:value-type="string" calcext:value-type="string">
            <text:p>Eletricista de instalações (cenári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5610" calcext:value-type="float">
            <text:p>715610</text:p>
          </table:table-cell>
          <table:table-cell office:value-type="string" calcext:value-type="string">
            <text:p>Eletricista de instalações (edifíci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5615" calcext:value-type="float">
            <text:p>715615</text:p>
          </table:table-cell>
          <table:table-cell office:value-type="string" calcext:value-type="string">
            <text:p>Eletricista de instalaçõ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5705" calcext:value-type="float">
            <text:p>715705</text:p>
          </table:table-cell>
          <table:table-cell office:value-type="string" calcext:value-type="string">
            <text:p>Aplicador de asfalto impermeabilizante (cobertura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5710" calcext:value-type="float">
            <text:p>715710</text:p>
          </table:table-cell>
          <table:table-cell office:value-type="string" calcext:value-type="string">
            <text:p>Instalador de isolantes acústic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5715" calcext:value-type="float">
            <text:p>715715</text:p>
          </table:table-cell>
          <table:table-cell office:value-type="string" calcext:value-type="string">
            <text:p>Instalador de isolantes térmicos (refrigeração e climatizaçã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5720" calcext:value-type="float">
            <text:p>715720</text:p>
          </table:table-cell>
          <table:table-cell office:value-type="string" calcext:value-type="string">
            <text:p>Instalador de isolantes térmicos de caldeira e tubulaçõ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5725" calcext:value-type="float">
            <text:p>715725</text:p>
          </table:table-cell>
          <table:table-cell office:value-type="string" calcext:value-type="string">
            <text:p>Instalador de material isolante, a mão (edificaçõ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5730" calcext:value-type="float">
            <text:p>715730</text:p>
          </table:table-cell>
          <table:table-cell office:value-type="string" calcext:value-type="string">
            <text:p>Instalador de material isolante, a máquina (edificaçõ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6105" calcext:value-type="float">
            <text:p>716105</text:p>
          </table:table-cell>
          <table:table-cell office:value-type="string" calcext:value-type="string">
            <text:p>Acabador de superfícies de concret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6110" calcext:value-type="float">
            <text:p>716110</text:p>
          </table:table-cell>
          <table:table-cell office:value-type="string" calcext:value-type="string">
            <text:p>Revestidor de superfícies de concret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6205" calcext:value-type="float">
            <text:p>716205</text:p>
          </table:table-cell>
          <table:table-cell office:value-type="string" calcext:value-type="string">
            <text:p>Telhador (telhas de argila e materiais similar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6210" calcext:value-type="float">
            <text:p>716210</text:p>
          </table:table-cell>
          <table:table-cell office:value-type="string" calcext:value-type="string">
            <text:p>Telhador (telhas de cimento-amiant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6215" calcext:value-type="float">
            <text:p>716215</text:p>
          </table:table-cell>
          <table:table-cell office:value-type="string" calcext:value-type="string">
            <text:p>Telhador (telhas metálica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6220" calcext:value-type="float">
            <text:p>716220</text:p>
          </table:table-cell>
          <table:table-cell office:value-type="string" calcext:value-type="string">
            <text:p>Telhador (telhas plástica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6305" calcext:value-type="float">
            <text:p>716305</text:p>
          </table:table-cell>
          <table:table-cell office:value-type="string" calcext:value-type="string">
            <text:p>Vidrac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6310" calcext:value-type="float">
            <text:p>716310</text:p>
          </table:table-cell>
          <table:table-cell office:value-type="string" calcext:value-type="string">
            <text:p>Vidraceiro (edificaçõ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6315" calcext:value-type="float">
            <text:p>716315</text:p>
          </table:table-cell>
          <table:table-cell office:value-type="string" calcext:value-type="string">
            <text:p>Vidraceiro (vitrai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6405" calcext:value-type="float">
            <text:p>716405</text:p>
          </table:table-cell>
          <table:table-cell office:value-type="string" calcext:value-type="string">
            <text:p>Gess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6505" calcext:value-type="float">
            <text:p>716505</text:p>
          </table:table-cell>
          <table:table-cell office:value-type="string" calcext:value-type="string">
            <text:p>Assoalhad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6510" calcext:value-type="float">
            <text:p>716510</text:p>
          </table:table-cell>
          <table:table-cell office:value-type="string" calcext:value-type="string">
            <text:p>Assentador de revestimentos cerâmic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6515" calcext:value-type="float">
            <text:p>716515</text:p>
          </table:table-cell>
          <table:table-cell office:value-type="string" calcext:value-type="string">
            <text:p>Pastilh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6520" calcext:value-type="float">
            <text:p>716520</text:p>
          </table:table-cell>
          <table:table-cell office:value-type="string" calcext:value-type="string">
            <text:p>Lustrador de pis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6525" calcext:value-type="float">
            <text:p>716525</text:p>
          </table:table-cell>
          <table:table-cell office:value-type="string" calcext:value-type="string">
            <text:p>Marmorista (construçã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6530" calcext:value-type="float">
            <text:p>716530</text:p>
          </table:table-cell>
          <table:table-cell office:value-type="string" calcext:value-type="string">
            <text:p>Mosaí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6535" calcext:value-type="float">
            <text:p>716535</text:p>
          </table:table-cell>
          <table:table-cell office:value-type="string" calcext:value-type="string">
            <text:p>Taqu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6540" calcext:value-type="float">
            <text:p>716540</text:p>
          </table:table-cell>
          <table:table-cell office:value-type="string" calcext:value-type="string">
            <text:p>Rejuntador de revestiment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6605" calcext:value-type="float">
            <text:p>716605</text:p>
          </table:table-cell>
          <table:table-cell office:value-type="string" calcext:value-type="string">
            <text:p>Calafetad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6610" calcext:value-type="float">
            <text:p>716610</text:p>
          </table:table-cell>
          <table:table-cell office:value-type="string" calcext:value-type="string">
            <text:p>Pintor de obr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6615" calcext:value-type="float">
            <text:p>716615</text:p>
          </table:table-cell>
          <table:table-cell office:value-type="string" calcext:value-type="string">
            <text:p>Revestidor de interiores (papel, material plástico e emborrachad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7005" calcext:value-type="float">
            <text:p>717005</text:p>
          </table:table-cell>
          <table:table-cell office:value-type="string" calcext:value-type="string">
            <text:p>Demolidor de edificaçõ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7010" calcext:value-type="float">
            <text:p>717010</text:p>
          </table:table-cell>
          <table:table-cell office:value-type="string" calcext:value-type="string">
            <text:p>Operador de martele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7015" calcext:value-type="float">
            <text:p>717015</text:p>
          </table:table-cell>
          <table:table-cell office:value-type="string" calcext:value-type="string">
            <text:p>Poceiro (edificaçõ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7020" calcext:value-type="float">
            <text:p>717020</text:p>
          </table:table-cell>
          <table:table-cell office:value-type="string" calcext:value-type="string">
            <text:p>Servente de obr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7025" calcext:value-type="float">
            <text:p>717025</text:p>
          </table:table-cell>
          <table:table-cell office:value-type="string" calcext:value-type="string">
            <text:p>Vibrador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0105" calcext:value-type="float">
            <text:p>720105</text:p>
          </table:table-cell>
          <table:table-cell office:value-type="string" calcext:value-type="string">
            <text:p>Mestre (afiador de ferramenta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0110" calcext:value-type="float">
            <text:p>720110</text:p>
          </table:table-cell>
          <table:table-cell office:value-type="string" calcext:value-type="string">
            <text:p>Mestre de caldeirar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0115" calcext:value-type="float">
            <text:p>720115</text:p>
          </table:table-cell>
          <table:table-cell office:value-type="string" calcext:value-type="string">
            <text:p>Mestre de ferramentar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0120" calcext:value-type="float">
            <text:p>720120</text:p>
          </table:table-cell>
          <table:table-cell office:value-type="string" calcext:value-type="string">
            <text:p>Mestre de forjar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0125" calcext:value-type="float">
            <text:p>720125</text:p>
          </table:table-cell>
          <table:table-cell office:value-type="string" calcext:value-type="string">
            <text:p>Mestre de fundi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0130" calcext:value-type="float">
            <text:p>720130</text:p>
          </table:table-cell>
          <table:table-cell office:value-type="string" calcext:value-type="string">
            <text:p>Mestre de galvanoplast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0135" calcext:value-type="float">
            <text:p>720135</text:p>
          </table:table-cell>
          <table:table-cell office:value-type="string" calcext:value-type="string">
            <text:p>Mestre de pintura (tratamento de superfíci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0140" calcext:value-type="float">
            <text:p>720140</text:p>
          </table:table-cell>
          <table:table-cell office:value-type="string" calcext:value-type="string">
            <text:p>Mestre de soldage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0145" calcext:value-type="float">
            <text:p>720145</text:p>
          </table:table-cell>
          <table:table-cell office:value-type="string" calcext:value-type="string">
            <text:p>Mestre de trefilação de met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0150" calcext:value-type="float">
            <text:p>720150</text:p>
          </table:table-cell>
          <table:table-cell office:value-type="string" calcext:value-type="string">
            <text:p>Mestre de usinage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0155" calcext:value-type="float">
            <text:p>720155</text:p>
          </table:table-cell>
          <table:table-cell office:value-type="string" calcext:value-type="string">
            <text:p>Mestre serralh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0160" calcext:value-type="float">
            <text:p>720160</text:p>
          </table:table-cell>
          <table:table-cell office:value-type="string" calcext:value-type="string">
            <text:p>Supervisor de controle de tratamento térm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0205" calcext:value-type="float">
            <text:p>720205</text:p>
          </table:table-cell>
          <table:table-cell office:value-type="string" calcext:value-type="string">
            <text:p>Mestre (construção naval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0210" calcext:value-type="float">
            <text:p>720210</text:p>
          </table:table-cell>
          <table:table-cell office:value-type="string" calcext:value-type="string">
            <text:p>Mestre (indústria de automotores e material de transport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0215" calcext:value-type="float">
            <text:p>720215</text:p>
          </table:table-cell>
          <table:table-cell office:value-type="string" calcext:value-type="string">
            <text:p>Mestre (indústria de máquinas e outros equipamentos mecânic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0220" calcext:value-type="float">
            <text:p>720220</text:p>
          </table:table-cell>
          <table:table-cell office:value-type="string" calcext:value-type="string">
            <text:p>Mestre de construção de forn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1105" calcext:value-type="float">
            <text:p>721105</text:p>
          </table:table-cell>
          <table:table-cell office:value-type="string" calcext:value-type="string">
            <text:p>Ferrament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1110" calcext:value-type="float">
            <text:p>721110</text:p>
          </table:table-cell>
          <table:table-cell office:value-type="string" calcext:value-type="string">
            <text:p>Ferramenteiro de mandris, calibradores e outros dispositiv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1115" calcext:value-type="float">
            <text:p>721115</text:p>
          </table:table-cell>
          <table:table-cell office:value-type="string" calcext:value-type="string">
            <text:p>Modelador de metais (fundiçã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1205" calcext:value-type="float">
            <text:p>721205</text:p>
          </table:table-cell>
          <table:table-cell office:value-type="string" calcext:value-type="string">
            <text:p>Operador de máquina de eletroeros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1210" calcext:value-type="float">
            <text:p>721210</text:p>
          </table:table-cell>
          <table:table-cell office:value-type="string" calcext:value-type="string">
            <text:p>Operador de máquinas operatriz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1215" calcext:value-type="float">
            <text:p>721215</text:p>
          </table:table-cell>
          <table:table-cell office:value-type="string" calcext:value-type="string">
            <text:p>Operador de máquinas-ferramenta convencion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1220" calcext:value-type="float">
            <text:p>721220</text:p>
          </table:table-cell>
          <table:table-cell office:value-type="string" calcext:value-type="string">
            <text:p>Operador de usinagem convencional por abras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1225" calcext:value-type="float">
            <text:p>721225</text:p>
          </table:table-cell>
          <table:table-cell office:value-type="string" calcext:value-type="string">
            <text:p>Preparador de máquinas-ferramen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1305" calcext:value-type="float">
            <text:p>721305</text:p>
          </table:table-cell>
          <table:table-cell office:value-type="string" calcext:value-type="string">
            <text:p>Afiador de card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1310" calcext:value-type="float">
            <text:p>721310</text:p>
          </table:table-cell>
          <table:table-cell office:value-type="string" calcext:value-type="string">
            <text:p>Afiador de cutelar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1315" calcext:value-type="float">
            <text:p>721315</text:p>
          </table:table-cell>
          <table:table-cell office:value-type="string" calcext:value-type="string">
            <text:p>Afiador de ferrament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1320" calcext:value-type="float">
            <text:p>721320</text:p>
          </table:table-cell>
          <table:table-cell office:value-type="string" calcext:value-type="string">
            <text:p>Afiador de serr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1325" calcext:value-type="float">
            <text:p>721325</text:p>
          </table:table-cell>
          <table:table-cell office:value-type="string" calcext:value-type="string">
            <text:p>Polidor de met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1405" calcext:value-type="float">
            <text:p>721405</text:p>
          </table:table-cell>
          <table:table-cell office:value-type="string" calcext:value-type="string">
            <text:p>Operador de centro de usinagem com comando numér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1410" calcext:value-type="float">
            <text:p>721410</text:p>
          </table:table-cell>
          <table:table-cell office:value-type="string" calcext:value-type="string">
            <text:p>Operador de fresadora com comando numér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1415" calcext:value-type="float">
            <text:p>721415</text:p>
          </table:table-cell>
          <table:table-cell office:value-type="string" calcext:value-type="string">
            <text:p>Operador de mandriladora com comando numér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1420" calcext:value-type="float">
            <text:p>721420</text:p>
          </table:table-cell>
          <table:table-cell office:value-type="string" calcext:value-type="string">
            <text:p>Operador de máquina eletroerosão, à fio, com comando numér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1425" calcext:value-type="float">
            <text:p>721425</text:p>
          </table:table-cell>
          <table:table-cell office:value-type="string" calcext:value-type="string">
            <text:p>Operador de retificadora com comando numér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1430" calcext:value-type="float">
            <text:p>721430</text:p>
          </table:table-cell>
          <table:table-cell office:value-type="string" calcext:value-type="string">
            <text:p>Operador de torno com comando numér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2105" calcext:value-type="float">
            <text:p>722105</text:p>
          </table:table-cell>
          <table:table-cell office:value-type="string" calcext:value-type="string">
            <text:p>Forjad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2110" calcext:value-type="float">
            <text:p>722110</text:p>
          </table:table-cell>
          <table:table-cell office:value-type="string" calcext:value-type="string">
            <text:p>Forjador a martel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2115" calcext:value-type="float">
            <text:p>722115</text:p>
          </table:table-cell>
          <table:table-cell office:value-type="string" calcext:value-type="string">
            <text:p>Forjador prens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2205" calcext:value-type="float">
            <text:p>722205</text:p>
          </table:table-cell>
          <table:table-cell office:value-type="string" calcext:value-type="string">
            <text:p>Fundidor de met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2210" calcext:value-type="float">
            <text:p>722210</text:p>
          </table:table-cell>
          <table:table-cell office:value-type="string" calcext:value-type="string">
            <text:p>Lingotad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2215" calcext:value-type="float">
            <text:p>722215</text:p>
          </table:table-cell>
          <table:table-cell office:value-type="string" calcext:value-type="string">
            <text:p>Operador de acabamento de peças fundid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2220" calcext:value-type="float">
            <text:p>722220</text:p>
          </table:table-cell>
          <table:table-cell office:value-type="string" calcext:value-type="string">
            <text:p>Operador de máquina centrifugadora de fundi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2225" calcext:value-type="float">
            <text:p>722225</text:p>
          </table:table-cell>
          <table:table-cell office:value-type="string" calcext:value-type="string">
            <text:p>Operador de máquina de fundir sob press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2230" calcext:value-type="float">
            <text:p>722230</text:p>
          </table:table-cell>
          <table:table-cell office:value-type="string" calcext:value-type="string">
            <text:p>Operador de vazamento (lingotament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2235" calcext:value-type="float">
            <text:p>722235</text:p>
          </table:table-cell>
          <table:table-cell office:value-type="string" calcext:value-type="string">
            <text:p>Preparador de panelas (lingotament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2305" calcext:value-type="float">
            <text:p>722305</text:p>
          </table:table-cell>
          <table:table-cell office:value-type="string" calcext:value-type="string">
            <text:p>Macheiro, a m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2310" calcext:value-type="float">
            <text:p>722310</text:p>
          </table:table-cell>
          <table:table-cell office:value-type="string" calcext:value-type="string">
            <text:p>Macheiro, a <text:s/>máquin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2315" calcext:value-type="float">
            <text:p>722315</text:p>
          </table:table-cell>
          <table:table-cell office:value-type="string" calcext:value-type="string">
            <text:p>Moldador, a <text:s/>m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2320" calcext:value-type="float">
            <text:p>722320</text:p>
          </table:table-cell>
          <table:table-cell office:value-type="string" calcext:value-type="string">
            <text:p>Moldador, a <text:s/>máquin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2325" calcext:value-type="float">
            <text:p>722325</text:p>
          </table:table-cell>
          <table:table-cell office:value-type="string" calcext:value-type="string">
            <text:p>Operador de equipamentos de preparação de are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2330" calcext:value-type="float">
            <text:p>722330</text:p>
          </table:table-cell>
          <table:table-cell office:value-type="string" calcext:value-type="string">
            <text:p>Operador de máquina de moldar automatizad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2405" calcext:value-type="float">
            <text:p>722405</text:p>
          </table:table-cell>
          <table:table-cell office:value-type="string" calcext:value-type="string">
            <text:p>Cablead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2410" calcext:value-type="float">
            <text:p>722410</text:p>
          </table:table-cell>
          <table:table-cell office:value-type="string" calcext:value-type="string">
            <text:p>Estirador de tubos de metal sem costu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2415" calcext:value-type="float">
            <text:p>722415</text:p>
          </table:table-cell>
          <table:table-cell office:value-type="string" calcext:value-type="string">
            <text:p>Trefilador de metais, à máquin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3105" calcext:value-type="float">
            <text:p>723105</text:p>
          </table:table-cell>
          <table:table-cell office:value-type="string" calcext:value-type="string">
            <text:p>Cementador de met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3110" calcext:value-type="float">
            <text:p>723110</text:p>
          </table:table-cell>
          <table:table-cell office:value-type="string" calcext:value-type="string">
            <text:p>Normalizador de metais e de compósit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3115" calcext:value-type="float">
            <text:p>723115</text:p>
          </table:table-cell>
          <table:table-cell office:value-type="string" calcext:value-type="string">
            <text:p>Operador de equipamento para resfriament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3120" calcext:value-type="float">
            <text:p>723120</text:p>
          </table:table-cell>
          <table:table-cell office:value-type="string" calcext:value-type="string">
            <text:p>Operador de forno de tratamento térmico de met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3125" calcext:value-type="float">
            <text:p>723125</text:p>
          </table:table-cell>
          <table:table-cell office:value-type="string" calcext:value-type="string">
            <text:p>Temperador de metais e de compósit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3205" calcext:value-type="float">
            <text:p>723205</text:p>
          </table:table-cell>
          <table:table-cell office:value-type="string" calcext:value-type="string">
            <text:p>Decapad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3210" calcext:value-type="float">
            <text:p>723210</text:p>
          </table:table-cell>
          <table:table-cell office:value-type="string" calcext:value-type="string">
            <text:p>Fosfatizad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3215" calcext:value-type="float">
            <text:p>723215</text:p>
          </table:table-cell>
          <table:table-cell office:value-type="string" calcext:value-type="string">
            <text:p>Galvanizad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3220" calcext:value-type="float">
            <text:p>723220</text:p>
          </table:table-cell>
          <table:table-cell office:value-type="string" calcext:value-type="string">
            <text:p>Metalizador a pistol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3225" calcext:value-type="float">
            <text:p>723225</text:p>
          </table:table-cell>
          <table:table-cell office:value-type="string" calcext:value-type="string">
            <text:p>Metalizador (banho quente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3230" calcext:value-type="float">
            <text:p>723230</text:p>
          </table:table-cell>
          <table:table-cell office:value-type="string" calcext:value-type="string">
            <text:p>Operador de máquina recobridora de aram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3235" calcext:value-type="float">
            <text:p>723235</text:p>
          </table:table-cell>
          <table:table-cell office:value-type="string" calcext:value-type="string">
            <text:p>Operador de zincagem (processo eletrolític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3240" calcext:value-type="float">
            <text:p>723240</text:p>
          </table:table-cell>
          <table:table-cell office:value-type="string" calcext:value-type="string">
            <text:p>Oxidad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3305" calcext:value-type="float">
            <text:p>723305</text:p>
          </table:table-cell>
          <table:table-cell office:value-type="string" calcext:value-type="string">
            <text:p>Operador de equipamento de secagem de pintu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3310" calcext:value-type="float">
            <text:p>723310</text:p>
          </table:table-cell>
          <table:table-cell office:value-type="string" calcext:value-type="string">
            <text:p>Pintor a pincel e rolo (exceto obras e estruturas metálica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3315" calcext:value-type="float">
            <text:p>723315</text:p>
          </table:table-cell>
          <table:table-cell office:value-type="string" calcext:value-type="string">
            <text:p>Pintor de estruturas metálic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3320" calcext:value-type="float">
            <text:p>723320</text:p>
          </table:table-cell>
          <table:table-cell office:value-type="string" calcext:value-type="string">
            <text:p>Pintor de veículos (fabricaçã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3325" calcext:value-type="float">
            <text:p>723325</text:p>
          </table:table-cell>
          <table:table-cell office:value-type="string" calcext:value-type="string">
            <text:p>Pintor por imers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3330" calcext:value-type="float">
            <text:p>723330</text:p>
          </table:table-cell>
          <table:table-cell office:value-type="string" calcext:value-type="string">
            <text:p>Pintor, a <text:s/>pistola (exceto obras e estruturas metálica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4105" calcext:value-type="float">
            <text:p>724105</text:p>
          </table:table-cell>
          <table:table-cell office:value-type="string" calcext:value-type="string">
            <text:p>Assentador de canalização (edificaçõ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4110" calcext:value-type="float">
            <text:p>724110</text:p>
          </table:table-cell>
          <table:table-cell office:value-type="string" calcext:value-type="string">
            <text:p>Encanad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4115" calcext:value-type="float">
            <text:p>724115</text:p>
          </table:table-cell>
          <table:table-cell office:value-type="string" calcext:value-type="string">
            <text:p>Instalador de tubulaçõ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4120" calcext:value-type="float">
            <text:p>724120</text:p>
          </table:table-cell>
          <table:table-cell office:value-type="string" calcext:value-type="string">
            <text:p>Instalador de tubulações (aeronav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4125" calcext:value-type="float">
            <text:p>724125</text:p>
          </table:table-cell>
          <table:table-cell office:value-type="string" calcext:value-type="string">
            <text:p>Instalador de tubulações (embarcaçõ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4130" calcext:value-type="float">
            <text:p>724130</text:p>
          </table:table-cell>
          <table:table-cell office:value-type="string" calcext:value-type="string">
            <text:p>Instalador de tubulações de gás combustível (produção e distribuiçã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4135" calcext:value-type="float">
            <text:p>724135</text:p>
          </table:table-cell>
          <table:table-cell office:value-type="string" calcext:value-type="string">
            <text:p>Instalador de tubulações de vapor (produção e distribuiçã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4205" calcext:value-type="float">
            <text:p>724205</text:p>
          </table:table-cell>
          <table:table-cell office:value-type="string" calcext:value-type="string">
            <text:p>Montador de estruturas metálic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4210" calcext:value-type="float">
            <text:p>724210</text:p>
          </table:table-cell>
          <table:table-cell office:value-type="string" calcext:value-type="string">
            <text:p>Montador de estruturas metálicas de embarcaçõ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4215" calcext:value-type="float">
            <text:p>724215</text:p>
          </table:table-cell>
          <table:table-cell office:value-type="string" calcext:value-type="string">
            <text:p>Rebitador a <text:s/>martelo pneumát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4220" calcext:value-type="float">
            <text:p>724220</text:p>
          </table:table-cell>
          <table:table-cell office:value-type="string" calcext:value-type="string">
            <text:p>Preparador de estruturas metálic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4225" calcext:value-type="float">
            <text:p>724225</text:p>
          </table:table-cell>
          <table:table-cell office:value-type="string" calcext:value-type="string">
            <text:p>Riscador de estruturas metálic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4230" calcext:value-type="float">
            <text:p>724230</text:p>
          </table:table-cell>
          <table:table-cell office:value-type="string" calcext:value-type="string">
            <text:p>Rebitador, a <text:s/>m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4305" calcext:value-type="float">
            <text:p>724305</text:p>
          </table:table-cell>
          <table:table-cell office:value-type="string" calcext:value-type="string">
            <text:p>Brasad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4310" calcext:value-type="float">
            <text:p>724310</text:p>
          </table:table-cell>
          <table:table-cell office:value-type="string" calcext:value-type="string">
            <text:p>Oxicortador a mão e a <text:s/>máquin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4315" calcext:value-type="float">
            <text:p>724315</text:p>
          </table:table-cell>
          <table:table-cell office:value-type="string" calcext:value-type="string">
            <text:p>Soldad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4320" calcext:value-type="float">
            <text:p>724320</text:p>
          </table:table-cell>
          <table:table-cell office:value-type="string" calcext:value-type="string">
            <text:p>Soldador a <text:s/>oxigá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4325" calcext:value-type="float">
            <text:p>724325</text:p>
          </table:table-cell>
          <table:table-cell office:value-type="string" calcext:value-type="string">
            <text:p>Soldador elétr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4405" calcext:value-type="float">
            <text:p>724405</text:p>
          </table:table-cell>
          <table:table-cell office:value-type="string" calcext:value-type="string">
            <text:p>Caldeireiro (chapas de cobre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4410" calcext:value-type="float">
            <text:p>724410</text:p>
          </table:table-cell>
          <table:table-cell office:value-type="string" calcext:value-type="string">
            <text:p>Caldeireiro (chapas de ferro e aç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4415" calcext:value-type="float">
            <text:p>724415</text:p>
          </table:table-cell>
          <table:table-cell office:value-type="string" calcext:value-type="string">
            <text:p>Chapead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4420" calcext:value-type="float">
            <text:p>724420</text:p>
          </table:table-cell>
          <table:table-cell office:value-type="string" calcext:value-type="string">
            <text:p>Chapeador de carrocerias metálicas (fabricaçã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4425" calcext:value-type="float">
            <text:p>724425</text:p>
          </table:table-cell>
          <table:table-cell office:value-type="string" calcext:value-type="string">
            <text:p>Chapeador nav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4430" calcext:value-type="float">
            <text:p>724430</text:p>
          </table:table-cell>
          <table:table-cell office:value-type="string" calcext:value-type="string">
            <text:p>Chapeador de aeronav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4435" calcext:value-type="float">
            <text:p>724435</text:p>
          </table:table-cell>
          <table:table-cell office:value-type="string" calcext:value-type="string">
            <text:p>Funileiro industri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4440" calcext:value-type="float">
            <text:p>724440</text:p>
          </table:table-cell>
          <table:table-cell office:value-type="string" calcext:value-type="string">
            <text:p>Serralh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4505" calcext:value-type="float">
            <text:p>724505</text:p>
          </table:table-cell>
          <table:table-cell office:value-type="string" calcext:value-type="string">
            <text:p>Operador de máquina de cilindrar chap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4510" calcext:value-type="float">
            <text:p>724510</text:p>
          </table:table-cell>
          <table:table-cell office:value-type="string" calcext:value-type="string">
            <text:p>Operador de máquina de dobrar chap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4515" calcext:value-type="float">
            <text:p>724515</text:p>
          </table:table-cell>
          <table:table-cell office:value-type="string" calcext:value-type="string">
            <text:p>Prensista (operador de prens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4605" calcext:value-type="float">
            <text:p>724605</text:p>
          </table:table-cell>
          <table:table-cell office:value-type="string" calcext:value-type="string">
            <text:p>Operador de laços de cabos de aç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4610" calcext:value-type="float">
            <text:p>724610</text:p>
          </table:table-cell>
          <table:table-cell office:value-type="string" calcext:value-type="string">
            <text:p>Trançador de cabos de aç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5005" calcext:value-type="float">
            <text:p>725005</text:p>
          </table:table-cell>
          <table:table-cell office:value-type="string" calcext:value-type="string">
            <text:p>Ajustador ferrament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5010" calcext:value-type="float">
            <text:p>725010</text:p>
          </table:table-cell>
          <table:table-cell office:value-type="string" calcext:value-type="string">
            <text:p>Ajustador mecân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5015" calcext:value-type="float">
            <text:p>725015</text:p>
          </table:table-cell>
          <table:table-cell office:value-type="string" calcext:value-type="string">
            <text:p>Ajustador mecânico (usinagem em bancada e em máquinas-ferramenta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5020" calcext:value-type="float">
            <text:p>725020</text:p>
          </table:table-cell>
          <table:table-cell office:value-type="string" calcext:value-type="string">
            <text:p>Ajustador mecânico em bancad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5025" calcext:value-type="float">
            <text:p>725025</text:p>
          </table:table-cell>
          <table:table-cell office:value-type="string" calcext:value-type="string">
            <text:p>Ajustador naval (reparo e construçã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5105" calcext:value-type="float">
            <text:p>725105</text:p>
          </table:table-cell>
          <table:table-cell office:value-type="string" calcext:value-type="string">
            <text:p>Montador de máquinas, motores e acessórios (montagem em série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5205" calcext:value-type="float">
            <text:p>725205</text:p>
          </table:table-cell>
          <table:table-cell office:value-type="string" calcext:value-type="string">
            <text:p>Montador de máquin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5210" calcext:value-type="float">
            <text:p>725210</text:p>
          </table:table-cell>
          <table:table-cell office:value-type="string" calcext:value-type="string">
            <text:p>Montador de máquinas gráfic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5215" calcext:value-type="float">
            <text:p>725215</text:p>
          </table:table-cell>
          <table:table-cell office:value-type="string" calcext:value-type="string">
            <text:p>Montador de máquinas operatrizes para madei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5220" calcext:value-type="float">
            <text:p>725220</text:p>
          </table:table-cell>
          <table:table-cell office:value-type="string" calcext:value-type="string">
            <text:p>Montador de máquinas têxte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5225" calcext:value-type="float">
            <text:p>725225</text:p>
          </table:table-cell>
          <table:table-cell office:value-type="string" calcext:value-type="string">
            <text:p>Montador de máquinas-ferramentas (usinagem de metai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5305" calcext:value-type="float">
            <text:p>725305</text:p>
          </table:table-cell>
          <table:table-cell office:value-type="string" calcext:value-type="string">
            <text:p>Montador de equipamento de levantament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5310" calcext:value-type="float">
            <text:p>725310</text:p>
          </table:table-cell>
          <table:table-cell office:value-type="string" calcext:value-type="string">
            <text:p>Montador de máquinas agrícol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5315" calcext:value-type="float">
            <text:p>725315</text:p>
          </table:table-cell>
          <table:table-cell office:value-type="string" calcext:value-type="string">
            <text:p>Montador de máquinas de minas e pedreir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5320" calcext:value-type="float">
            <text:p>725320</text:p>
          </table:table-cell>
          <table:table-cell office:value-type="string" calcext:value-type="string">
            <text:p>Montador de máquinas de terraplenage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5405" calcext:value-type="float">
            <text:p>725405</text:p>
          </table:table-cell>
          <table:table-cell office:value-type="string" calcext:value-type="string">
            <text:p>Mecânico montador de motores de aeronav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5410" calcext:value-type="float">
            <text:p>725410</text:p>
          </table:table-cell>
          <table:table-cell office:value-type="string" calcext:value-type="string">
            <text:p>Mecânico montador de motores de embarcaçõ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5415" calcext:value-type="float">
            <text:p>725415</text:p>
          </table:table-cell>
          <table:table-cell office:value-type="string" calcext:value-type="string">
            <text:p>Mecânico montador de motores de explosão e diese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5420" calcext:value-type="float">
            <text:p>725420</text:p>
          </table:table-cell>
          <table:table-cell office:value-type="string" calcext:value-type="string">
            <text:p>Mecânico montador de turboalimentador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5505" calcext:value-type="float">
            <text:p>725505</text:p>
          </table:table-cell>
          <table:table-cell office:value-type="string" calcext:value-type="string">
            <text:p>Montador de veículos (linha de montagem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5510" calcext:value-type="float">
            <text:p>725510</text:p>
          </table:table-cell>
          <table:table-cell office:value-type="string" calcext:value-type="string">
            <text:p>Operador de time de montage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5605" calcext:value-type="float">
            <text:p>725605</text:p>
          </table:table-cell>
          <table:table-cell office:value-type="string" calcext:value-type="string">
            <text:p>Montador de estruturas de aeronav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5610" calcext:value-type="float">
            <text:p>725610</text:p>
          </table:table-cell>
          <table:table-cell office:value-type="string" calcext:value-type="string">
            <text:p>Montador de sistemas de combustível de aeronav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5705" calcext:value-type="float">
            <text:p>725705</text:p>
          </table:table-cell>
          <table:table-cell office:value-type="string" calcext:value-type="string">
            <text:p>Mecânico de refrigera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0105" calcext:value-type="float">
            <text:p>730105</text:p>
          </table:table-cell>
          <table:table-cell office:value-type="string" calcext:value-type="string">
            <text:p>Supervisor de montagem e instalação eletroeletrôn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1105" calcext:value-type="float">
            <text:p>731105</text:p>
          </table:table-cell>
          <table:table-cell office:value-type="string" calcext:value-type="string">
            <text:p>Montador de equipamentos eletrônicos (aparelhos médic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1110" calcext:value-type="float">
            <text:p>731110</text:p>
          </table:table-cell>
          <table:table-cell office:value-type="string" calcext:value-type="string">
            <text:p>Montador de equipamentos eletrônicos (computadores e equipamentos auxiliar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1115" calcext:value-type="float">
            <text:p>731115</text:p>
          </table:table-cell>
          <table:table-cell office:value-type="string" calcext:value-type="string">
            <text:p>Montador de equipamentos elétricos (instrumentos de mediçã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1120" calcext:value-type="float">
            <text:p>731120</text:p>
          </table:table-cell>
          <table:table-cell office:value-type="string" calcext:value-type="string">
            <text:p>Montador de equipamentos elétricos (aparelhos eletrodoméstic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1125" calcext:value-type="float">
            <text:p>731125</text:p>
          </table:table-cell>
          <table:table-cell office:value-type="string" calcext:value-type="string">
            <text:p>Montador de equipamentos elétricos (centrais elétrica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1130" calcext:value-type="float">
            <text:p>731130</text:p>
          </table:table-cell>
          <table:table-cell office:value-type="string" calcext:value-type="string">
            <text:p>Montador de equipamentos elétricos (motores e dínam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1135" calcext:value-type="float">
            <text:p>731135</text:p>
          </table:table-cell>
          <table:table-cell office:value-type="string" calcext:value-type="string">
            <text:p>Montador de equipamentos elétric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1140" calcext:value-type="float">
            <text:p>731140</text:p>
          </table:table-cell>
          <table:table-cell office:value-type="string" calcext:value-type="string">
            <text:p>Montador de equipamentos eletrônicos (instalações de sinalizaçã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1145" calcext:value-type="float">
            <text:p>731145</text:p>
          </table:table-cell>
          <table:table-cell office:value-type="string" calcext:value-type="string">
            <text:p>Montador de equipamentos eletrônicos (máquinas industriai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1150" calcext:value-type="float">
            <text:p>731150</text:p>
          </table:table-cell>
          <table:table-cell office:value-type="string" calcext:value-type="string">
            <text:p>Montador de equipamentos eletrônic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1155" calcext:value-type="float">
            <text:p>731155</text:p>
          </table:table-cell>
          <table:table-cell office:value-type="string" calcext:value-type="string">
            <text:p>Montador de equipamentos elétricos (elevadores e equipamentos similar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1160" calcext:value-type="float">
            <text:p>731160</text:p>
          </table:table-cell>
          <table:table-cell office:value-type="string" calcext:value-type="string">
            <text:p>Montador de equipamentos elétricos (transformador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1165" calcext:value-type="float">
            <text:p>731165</text:p>
          </table:table-cell>
          <table:table-cell office:value-type="string" calcext:value-type="string">
            <text:p>Bobinador eletricista, à m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1170" calcext:value-type="float">
            <text:p>731170</text:p>
          </table:table-cell>
          <table:table-cell office:value-type="string" calcext:value-type="string">
            <text:p>Bobinador eletricista, à máquin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1175" calcext:value-type="float">
            <text:p>731175</text:p>
          </table:table-cell>
          <table:table-cell office:value-type="string" calcext:value-type="string">
            <text:p>Operador de linha de montagem (aparelhos elétric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1180" calcext:value-type="float">
            <text:p>731180</text:p>
          </table:table-cell>
          <table:table-cell office:value-type="string" calcext:value-type="string">
            <text:p>Operador de linha de montagem (aparelhos eletrônic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1205" calcext:value-type="float">
            <text:p>731205</text:p>
          </table:table-cell>
          <table:table-cell office:value-type="string" calcext:value-type="string">
            <text:p>Montador de equipamentos eletrônicos (estação de rádio, tv e equipamentos de radar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1305" calcext:value-type="float">
            <text:p>731305</text:p>
          </table:table-cell>
          <table:table-cell office:value-type="string" calcext:value-type="string">
            <text:p>Instalador-reparador de equipamentos de comutação em telefon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1310" calcext:value-type="float">
            <text:p>731310</text:p>
          </table:table-cell>
          <table:table-cell office:value-type="string" calcext:value-type="string">
            <text:p>Instalador-reparador de equipamentos de energia em telefon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1315" calcext:value-type="float">
            <text:p>731315</text:p>
          </table:table-cell>
          <table:table-cell office:value-type="string" calcext:value-type="string">
            <text:p>Instalador-reparador de equipamentos de transmissão em telefon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1320" calcext:value-type="float">
            <text:p>731320</text:p>
          </table:table-cell>
          <table:table-cell office:value-type="string" calcext:value-type="string">
            <text:p>Instalador-reparador de linhas e aparelhos de telecomunicaçõ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1325" calcext:value-type="float">
            <text:p>731325</text:p>
          </table:table-cell>
          <table:table-cell office:value-type="string" calcext:value-type="string">
            <text:p>Instalador-reparador de redes e cabos telefônic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1330" calcext:value-type="float">
            <text:p>731330</text:p>
          </table:table-cell>
          <table:table-cell office:value-type="string" calcext:value-type="string">
            <text:p>Reparador de aparelhos de telecomunicações em laboratór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2105" calcext:value-type="float">
            <text:p>732105</text:p>
          </table:table-cell>
          <table:table-cell office:value-type="string" calcext:value-type="string">
            <text:p>Eletricista de manutenção de linhas elétricas, telefônicas e de comunicação de dad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2110" calcext:value-type="float">
            <text:p>732110</text:p>
          </table:table-cell>
          <table:table-cell office:value-type="string" calcext:value-type="string">
            <text:p>Emendador de cabos elétricos e telefônicos (aéreos e subterrâne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2115" calcext:value-type="float">
            <text:p>732115</text:p>
          </table:table-cell>
          <table:table-cell office:value-type="string" calcext:value-type="string">
            <text:p>Examinador de cabos, linhas elétricas e telefônic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2120" calcext:value-type="float">
            <text:p>732120</text:p>
          </table:table-cell>
          <table:table-cell office:value-type="string" calcext:value-type="string">
            <text:p>Instalador de linhas elétricas de alta e baixa - tensão (rede aérea e subterrâne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2125" calcext:value-type="float">
            <text:p>732125</text:p>
          </table:table-cell>
          <table:table-cell office:value-type="string" calcext:value-type="string">
            <text:p>Instalador eletricista (tração de veícul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2130" calcext:value-type="float">
            <text:p>732130</text:p>
          </table:table-cell>
          <table:table-cell office:value-type="string" calcext:value-type="string">
            <text:p>Instalador-reparador de redes telefônicas e de comunicação de dad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2135" calcext:value-type="float">
            <text:p>732135</text:p>
          </table:table-cell>
          <table:table-cell office:value-type="string" calcext:value-type="string">
            <text:p>Ligador de linhas telefônic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2140" calcext:value-type="float">
            <text:p>732140</text:p>
          </table:table-cell>
          <table:table-cell office:value-type="string" calcext:value-type="string">
            <text:p>Instalador de sistemas fotovoltaic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40105" calcext:value-type="float">
            <text:p>740105</text:p>
          </table:table-cell>
          <table:table-cell office:value-type="string" calcext:value-type="string">
            <text:p>Supervisor da mecânica de precis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40110" calcext:value-type="float">
            <text:p>740110</text:p>
          </table:table-cell>
          <table:table-cell office:value-type="string" calcext:value-type="string">
            <text:p>Supervisor de fabricação de instrumentos music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41105" calcext:value-type="float">
            <text:p>741105</text:p>
          </table:table-cell>
          <table:table-cell office:value-type="string" calcext:value-type="string">
            <text:p>Ajustador de instrumentos de precis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41110" calcext:value-type="float">
            <text:p>741110</text:p>
          </table:table-cell>
          <table:table-cell office:value-type="string" calcext:value-type="string">
            <text:p>Montador de instrumentos de ópt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41115" calcext:value-type="float">
            <text:p>741115</text:p>
          </table:table-cell>
          <table:table-cell office:value-type="string" calcext:value-type="string">
            <text:p>Montador de instrumentos de precis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41120" calcext:value-type="float">
            <text:p>741120</text:p>
          </table:table-cell>
          <table:table-cell office:value-type="string" calcext:value-type="string">
            <text:p>Relojoeiro (fabricaçã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41125" calcext:value-type="float">
            <text:p>741125</text:p>
          </table:table-cell>
          <table:table-cell office:value-type="string" calcext:value-type="string">
            <text:p>Relojoeiro (reparaçã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42105" calcext:value-type="float">
            <text:p>742105</text:p>
          </table:table-cell>
          <table:table-cell office:value-type="string" calcext:value-type="string">
            <text:p>Afinador de instrumentos music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42110" calcext:value-type="float">
            <text:p>742110</text:p>
          </table:table-cell>
          <table:table-cell office:value-type="string" calcext:value-type="string">
            <text:p>Confeccionador de acorde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42115" calcext:value-type="float">
            <text:p>742115</text:p>
          </table:table-cell>
          <table:table-cell office:value-type="string" calcext:value-type="string">
            <text:p>Confeccionador de instrumentos de cord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42120" calcext:value-type="float">
            <text:p>742120</text:p>
          </table:table-cell>
          <table:table-cell office:value-type="string" calcext:value-type="string">
            <text:p>Confeccionador de instrumentos de percussão (pele, couro ou plástic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42125" calcext:value-type="float">
            <text:p>742125</text:p>
          </table:table-cell>
          <table:table-cell office:value-type="string" calcext:value-type="string">
            <text:p>Confeccionador de instrumentos de sopro (madeir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42130" calcext:value-type="float">
            <text:p>742130</text:p>
          </table:table-cell>
          <table:table-cell office:value-type="string" calcext:value-type="string">
            <text:p>Confeccionador de instrumentos de sopro (metal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42135" calcext:value-type="float">
            <text:p>742135</text:p>
          </table:table-cell>
          <table:table-cell office:value-type="string" calcext:value-type="string">
            <text:p>Confeccionador de órg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42140" calcext:value-type="float">
            <text:p>742140</text:p>
          </table:table-cell>
          <table:table-cell office:value-type="string" calcext:value-type="string">
            <text:p>Confeccionador de pia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0105" calcext:value-type="float">
            <text:p>750105</text:p>
          </table:table-cell>
          <table:table-cell office:value-type="string" calcext:value-type="string">
            <text:p>Supervisor de joalher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0205" calcext:value-type="float">
            <text:p>750205</text:p>
          </table:table-cell>
          <table:table-cell office:value-type="string" calcext:value-type="string">
            <text:p>Supervisor da indústria de minerais não metálicos (exceto os derivados de petróleo e carvã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1005" calcext:value-type="float">
            <text:p>751005</text:p>
          </table:table-cell>
          <table:table-cell office:value-type="string" calcext:value-type="string">
            <text:p>Engastador (jóia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1010" calcext:value-type="float">
            <text:p>751010</text:p>
          </table:table-cell>
          <table:table-cell office:value-type="string" calcext:value-type="string">
            <text:p>Joalh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1015" calcext:value-type="float">
            <text:p>751015</text:p>
          </table:table-cell>
          <table:table-cell office:value-type="string" calcext:value-type="string">
            <text:p>Joalheiro (reparaçõ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1020" calcext:value-type="float">
            <text:p>751020</text:p>
          </table:table-cell>
          <table:table-cell office:value-type="string" calcext:value-type="string">
            <text:p>Lapidador (jóia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1105" calcext:value-type="float">
            <text:p>751105</text:p>
          </table:table-cell>
          <table:table-cell office:value-type="string" calcext:value-type="string">
            <text:p>Bate-folha a <text:s/>máquin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1110" calcext:value-type="float">
            <text:p>751110</text:p>
          </table:table-cell>
          <table:table-cell office:value-type="string" calcext:value-type="string">
            <text:p>Fundidor (joalheria e ourivesari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1115" calcext:value-type="float">
            <text:p>751115</text:p>
          </table:table-cell>
          <table:table-cell office:value-type="string" calcext:value-type="string">
            <text:p>Gravador (joalheria e ourivesari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1120" calcext:value-type="float">
            <text:p>751120</text:p>
          </table:table-cell>
          <table:table-cell office:value-type="string" calcext:value-type="string">
            <text:p>Laminador de metais preciosos a <text:s/>m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1125" calcext:value-type="float">
            <text:p>751125</text:p>
          </table:table-cell>
          <table:table-cell office:value-type="string" calcext:value-type="string">
            <text:p>Ouriv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1130" calcext:value-type="float">
            <text:p>751130</text:p>
          </table:table-cell>
          <table:table-cell office:value-type="string" calcext:value-type="string">
            <text:p>Trefilador (joalheria e ourivesari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2105" calcext:value-type="float">
            <text:p>752105</text:p>
          </table:table-cell>
          <table:table-cell office:value-type="string" calcext:value-type="string">
            <text:p>Artesão modelador (vidr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2110" calcext:value-type="float">
            <text:p>752110</text:p>
          </table:table-cell>
          <table:table-cell office:value-type="string" calcext:value-type="string">
            <text:p>Moldador (vidr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2115" calcext:value-type="float">
            <text:p>752115</text:p>
          </table:table-cell>
          <table:table-cell office:value-type="string" calcext:value-type="string">
            <text:p>Soprador de vid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2120" calcext:value-type="float">
            <text:p>752120</text:p>
          </table:table-cell>
          <table:table-cell office:value-type="string" calcext:value-type="string">
            <text:p>Transformador de tubos de vid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2205" calcext:value-type="float">
            <text:p>752205</text:p>
          </table:table-cell>
          <table:table-cell office:value-type="string" calcext:value-type="string">
            <text:p>Aplicador serigráfico em vidr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2210" calcext:value-type="float">
            <text:p>752210</text:p>
          </table:table-cell>
          <table:table-cell office:value-type="string" calcext:value-type="string">
            <text:p>Cortador de vid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2215" calcext:value-type="float">
            <text:p>752215</text:p>
          </table:table-cell>
          <table:table-cell office:value-type="string" calcext:value-type="string">
            <text:p>Gravador de vidro a <text:s/>água-for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2220" calcext:value-type="float">
            <text:p>752220</text:p>
          </table:table-cell>
          <table:table-cell office:value-type="string" calcext:value-type="string">
            <text:p>Gravador de vidro a <text:s/>esmeri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2225" calcext:value-type="float">
            <text:p>752225</text:p>
          </table:table-cell>
          <table:table-cell office:value-type="string" calcext:value-type="string">
            <text:p>Gravador de vidro a <text:s/>jato de are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2230" calcext:value-type="float">
            <text:p>752230</text:p>
          </table:table-cell>
          <table:table-cell office:value-type="string" calcext:value-type="string">
            <text:p>Lapidador de vidros e crist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2235" calcext:value-type="float">
            <text:p>752235</text:p>
          </table:table-cell>
          <table:table-cell office:value-type="string" calcext:value-type="string">
            <text:p>Surfassag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2305" calcext:value-type="float">
            <text:p>752305</text:p>
          </table:table-cell>
          <table:table-cell office:value-type="string" calcext:value-type="string">
            <text:p>Ceram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2310" calcext:value-type="float">
            <text:p>752310</text:p>
          </table:table-cell>
          <table:table-cell office:value-type="string" calcext:value-type="string">
            <text:p>Ceramista (torno de pedal e motor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2315" calcext:value-type="float">
            <text:p>752315</text:p>
          </table:table-cell>
          <table:table-cell office:value-type="string" calcext:value-type="string">
            <text:p>Ceramista (torno semi-automátic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2320" calcext:value-type="float">
            <text:p>752320</text:p>
          </table:table-cell>
          <table:table-cell office:value-type="string" calcext:value-type="string">
            <text:p>Ceramista modelad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2325" calcext:value-type="float">
            <text:p>752325</text:p>
          </table:table-cell>
          <table:table-cell office:value-type="string" calcext:value-type="string">
            <text:p>Ceramista moldad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2330" calcext:value-type="float">
            <text:p>752330</text:p>
          </table:table-cell>
          <table:table-cell office:value-type="string" calcext:value-type="string">
            <text:p>Ceramista prensad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2405" calcext:value-type="float">
            <text:p>752405</text:p>
          </table:table-cell>
          <table:table-cell office:value-type="string" calcext:value-type="string">
            <text:p>Decorador de cerâm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2410" calcext:value-type="float">
            <text:p>752410</text:p>
          </table:table-cell>
          <table:table-cell office:value-type="string" calcext:value-type="string">
            <text:p>Decorador de vid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2415" calcext:value-type="float">
            <text:p>752415</text:p>
          </table:table-cell>
          <table:table-cell office:value-type="string" calcext:value-type="string">
            <text:p>Decorador de vidro à pince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2420" calcext:value-type="float">
            <text:p>752420</text:p>
          </table:table-cell>
          <table:table-cell office:value-type="string" calcext:value-type="string">
            <text:p>Operador de esmaltadei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2425" calcext:value-type="float">
            <text:p>752425</text:p>
          </table:table-cell>
          <table:table-cell office:value-type="string" calcext:value-type="string">
            <text:p>Operador de espelhament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2430" calcext:value-type="float">
            <text:p>752430</text:p>
          </table:table-cell>
          <table:table-cell office:value-type="string" calcext:value-type="string">
            <text:p>Pintor de cerâmica, a <text:s/>pince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0105" calcext:value-type="float">
            <text:p>760105</text:p>
          </table:table-cell>
          <table:table-cell office:value-type="string" calcext:value-type="string">
            <text:p>Contramestre de acabamento (indústria têxtil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0110" calcext:value-type="float">
            <text:p>760110</text:p>
          </table:table-cell>
          <table:table-cell office:value-type="string" calcext:value-type="string">
            <text:p>Contramestre de fiação (indústria têxtil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0115" calcext:value-type="float">
            <text:p>760115</text:p>
          </table:table-cell>
          <table:table-cell office:value-type="string" calcext:value-type="string">
            <text:p>Contramestre de malharia (indústria têxtil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0120" calcext:value-type="float">
            <text:p>760120</text:p>
          </table:table-cell>
          <table:table-cell office:value-type="string" calcext:value-type="string">
            <text:p>Contramestre de tecelagem (indústria têxtil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0125" calcext:value-type="float">
            <text:p>760125</text:p>
          </table:table-cell>
          <table:table-cell office:value-type="string" calcext:value-type="string">
            <text:p>Mestre (indústria têxtil e de confecçõ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0205" calcext:value-type="float">
            <text:p>760205</text:p>
          </table:table-cell>
          <table:table-cell office:value-type="string" calcext:value-type="string">
            <text:p>Supervisor de curtiment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0305" calcext:value-type="float">
            <text:p>760305</text:p>
          </table:table-cell>
          <table:table-cell office:value-type="string" calcext:value-type="string">
            <text:p>Encarregado de corte na confecção do vestuár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0310" calcext:value-type="float">
            <text:p>760310</text:p>
          </table:table-cell>
          <table:table-cell office:value-type="string" calcext:value-type="string">
            <text:p>Encarregado de costura na confecção do vestuár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0405" calcext:value-type="float">
            <text:p>760405</text:p>
          </table:table-cell>
          <table:table-cell office:value-type="string" calcext:value-type="string">
            <text:p>Supervisor <text:s/>(indústria de calçados e artefatos de cour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0505" calcext:value-type="float">
            <text:p>760505</text:p>
          </table:table-cell>
          <table:table-cell office:value-type="string" calcext:value-type="string">
            <text:p>Supervisor da confecção de artefatos de tecidos, couros e afin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0605" calcext:value-type="float">
            <text:p>760605</text:p>
          </table:table-cell>
          <table:table-cell office:value-type="string" calcext:value-type="string">
            <text:p>Supervisor das artes gráficas <text:s/>(indústria editorial e gráfic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1005" calcext:value-type="float">
            <text:p>761005</text:p>
          </table:table-cell>
          <table:table-cell office:value-type="string" calcext:value-type="string">
            <text:p>Operador polivalente da indústria têxti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1105" calcext:value-type="float">
            <text:p>761105</text:p>
          </table:table-cell>
          <table:table-cell office:value-type="string" calcext:value-type="string">
            <text:p>Classificador de fibras têxte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1110" calcext:value-type="float">
            <text:p>761110</text:p>
          </table:table-cell>
          <table:table-cell office:value-type="string" calcext:value-type="string">
            <text:p>Lavador de lã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1205" calcext:value-type="float">
            <text:p>761205</text:p>
          </table:table-cell>
          <table:table-cell office:value-type="string" calcext:value-type="string">
            <text:p>Operador de abertura (fiaçã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1210" calcext:value-type="float">
            <text:p>761210</text:p>
          </table:table-cell>
          <table:table-cell office:value-type="string" calcext:value-type="string">
            <text:p>Operador de binadei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1215" calcext:value-type="float">
            <text:p>761215</text:p>
          </table:table-cell>
          <table:table-cell office:value-type="string" calcext:value-type="string">
            <text:p>Operador de bobinadei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1220" calcext:value-type="float">
            <text:p>761220</text:p>
          </table:table-cell>
          <table:table-cell office:value-type="string" calcext:value-type="string">
            <text:p>Operador de card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1225" calcext:value-type="float">
            <text:p>761225</text:p>
          </table:table-cell>
          <table:table-cell office:value-type="string" calcext:value-type="string">
            <text:p>Operador de conicalei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1230" calcext:value-type="float">
            <text:p>761230</text:p>
          </table:table-cell>
          <table:table-cell office:value-type="string" calcext:value-type="string">
            <text:p>Operador de filatór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1235" calcext:value-type="float">
            <text:p>761235</text:p>
          </table:table-cell>
          <table:table-cell office:value-type="string" calcext:value-type="string">
            <text:p>Operador de laminadeira e reunidei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1240" calcext:value-type="float">
            <text:p>761240</text:p>
          </table:table-cell>
          <table:table-cell office:value-type="string" calcext:value-type="string">
            <text:p>Operador de maçaroquei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1245" calcext:value-type="float">
            <text:p>761245</text:p>
          </table:table-cell>
          <table:table-cell office:value-type="string" calcext:value-type="string">
            <text:p>Operador de open-en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1250" calcext:value-type="float">
            <text:p>761250</text:p>
          </table:table-cell>
          <table:table-cell office:value-type="string" calcext:value-type="string">
            <text:p>Operador de passador (fiaçã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1255" calcext:value-type="float">
            <text:p>761255</text:p>
          </table:table-cell>
          <table:table-cell office:value-type="string" calcext:value-type="string">
            <text:p>Operador de penteadei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1260" calcext:value-type="float">
            <text:p>761260</text:p>
          </table:table-cell>
          <table:table-cell office:value-type="string" calcext:value-type="string">
            <text:p>Operador de retorcedei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1303" calcext:value-type="float">
            <text:p>761303</text:p>
          </table:table-cell>
          <table:table-cell office:value-type="string" calcext:value-type="string">
            <text:p>Tecelão (red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1306" calcext:value-type="float">
            <text:p>761306</text:p>
          </table:table-cell>
          <table:table-cell office:value-type="string" calcext:value-type="string">
            <text:p>Tecelão (rendas e bordad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1309" calcext:value-type="float">
            <text:p>761309</text:p>
          </table:table-cell>
          <table:table-cell office:value-type="string" calcext:value-type="string">
            <text:p>Tecelão (tear automátic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1312" calcext:value-type="float">
            <text:p>761312</text:p>
          </table:table-cell>
          <table:table-cell office:value-type="string" calcext:value-type="string">
            <text:p>Tecelão (tear jacquard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1315" calcext:value-type="float">
            <text:p>761315</text:p>
          </table:table-cell>
          <table:table-cell office:value-type="string" calcext:value-type="string">
            <text:p>Tecelão (tear mecânico de maquinet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1318" calcext:value-type="float">
            <text:p>761318</text:p>
          </table:table-cell>
          <table:table-cell office:value-type="string" calcext:value-type="string">
            <text:p>Tecelão (tear mecânico de xadrez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1321" calcext:value-type="float">
            <text:p>761321</text:p>
          </table:table-cell>
          <table:table-cell office:value-type="string" calcext:value-type="string">
            <text:p>Tecelão (tear mecânico lis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1324" calcext:value-type="float">
            <text:p>761324</text:p>
          </table:table-cell>
          <table:table-cell office:value-type="string" calcext:value-type="string">
            <text:p>Tecelão (tear mecânico, exceto jacquard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1327" calcext:value-type="float">
            <text:p>761327</text:p>
          </table:table-cell>
          <table:table-cell office:value-type="string" calcext:value-type="string">
            <text:p>Tecelão de malhas, a <text:s/>máquin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1330" calcext:value-type="float">
            <text:p>761330</text:p>
          </table:table-cell>
          <table:table-cell office:value-type="string" calcext:value-type="string">
            <text:p>Tecelão de malhas (máquina circular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1333" calcext:value-type="float">
            <text:p>761333</text:p>
          </table:table-cell>
          <table:table-cell office:value-type="string" calcext:value-type="string">
            <text:p>Tecelão de malhas (máquina retilíne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1336" calcext:value-type="float">
            <text:p>761336</text:p>
          </table:table-cell>
          <table:table-cell office:value-type="string" calcext:value-type="string">
            <text:p>Tecelão de meias, a <text:s/>máquin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1339" calcext:value-type="float">
            <text:p>761339</text:p>
          </table:table-cell>
          <table:table-cell office:value-type="string" calcext:value-type="string">
            <text:p>Tecelão de meias (máquina circular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1342" calcext:value-type="float">
            <text:p>761342</text:p>
          </table:table-cell>
          <table:table-cell office:value-type="string" calcext:value-type="string">
            <text:p>Tecelão de meias (máquina retilíne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1345" calcext:value-type="float">
            <text:p>761345</text:p>
          </table:table-cell>
          <table:table-cell office:value-type="string" calcext:value-type="string">
            <text:p>Tecelão de tapetes, a <text:s/>máquin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1348" calcext:value-type="float">
            <text:p>761348</text:p>
          </table:table-cell>
          <table:table-cell office:value-type="string" calcext:value-type="string">
            <text:p>Operador de engomadeira de urdum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1351" calcext:value-type="float">
            <text:p>761351</text:p>
          </table:table-cell>
          <table:table-cell office:value-type="string" calcext:value-type="string">
            <text:p>Operador de espuladei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1354" calcext:value-type="float">
            <text:p>761354</text:p>
          </table:table-cell>
          <table:table-cell office:value-type="string" calcext:value-type="string">
            <text:p>Operador de máquina de cordoalh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1357" calcext:value-type="float">
            <text:p>761357</text:p>
          </table:table-cell>
          <table:table-cell office:value-type="string" calcext:value-type="string">
            <text:p>Operador de urdidei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1360" calcext:value-type="float">
            <text:p>761360</text:p>
          </table:table-cell>
          <table:table-cell office:value-type="string" calcext:value-type="string">
            <text:p>Passamaneiro a <text:s/>máquin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1363" calcext:value-type="float">
            <text:p>761363</text:p>
          </table:table-cell>
          <table:table-cell office:value-type="string" calcext:value-type="string">
            <text:p>Remetedor de fi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1366" calcext:value-type="float">
            <text:p>761366</text:p>
          </table:table-cell>
          <table:table-cell office:value-type="string" calcext:value-type="string">
            <text:p>Picotador de cartões jacquar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1405" calcext:value-type="float">
            <text:p>761405</text:p>
          </table:table-cell>
          <table:table-cell office:value-type="string" calcext:value-type="string">
            <text:p>Alvejador (tecid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1410" calcext:value-type="float">
            <text:p>761410</text:p>
          </table:table-cell>
          <table:table-cell office:value-type="string" calcext:value-type="string">
            <text:p>Estampador de tecid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1415" calcext:value-type="float">
            <text:p>761415</text:p>
          </table:table-cell>
          <table:table-cell office:value-type="string" calcext:value-type="string">
            <text:p>Operador de calandras (tecid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1420" calcext:value-type="float">
            <text:p>761420</text:p>
          </table:table-cell>
          <table:table-cell office:value-type="string" calcext:value-type="string">
            <text:p>Operador de chamuscadeira de tecid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1425" calcext:value-type="float">
            <text:p>761425</text:p>
          </table:table-cell>
          <table:table-cell office:value-type="string" calcext:value-type="string">
            <text:p>Operador de impermeabilizador de tecid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1430" calcext:value-type="float">
            <text:p>761430</text:p>
          </table:table-cell>
          <table:table-cell office:value-type="string" calcext:value-type="string">
            <text:p>Operador de máquina de lavar fios e tecid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1435" calcext:value-type="float">
            <text:p>761435</text:p>
          </table:table-cell>
          <table:table-cell office:value-type="string" calcext:value-type="string">
            <text:p>Operador de rameu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1805" calcext:value-type="float">
            <text:p>761805</text:p>
          </table:table-cell>
          <table:table-cell office:value-type="string" calcext:value-type="string">
            <text:p>Inspetor de estamparia (produção têxtil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1810" calcext:value-type="float">
            <text:p>761810</text:p>
          </table:table-cell>
          <table:table-cell office:value-type="string" calcext:value-type="string">
            <text:p>Revisor de fios (produção têxtil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1815" calcext:value-type="float">
            <text:p>761815</text:p>
          </table:table-cell>
          <table:table-cell office:value-type="string" calcext:value-type="string">
            <text:p>Revisor de tecidos acabad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1820" calcext:value-type="float">
            <text:p>761820</text:p>
          </table:table-cell>
          <table:table-cell office:value-type="string" calcext:value-type="string">
            <text:p>Revisor de tecidos cru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2005" calcext:value-type="float">
            <text:p>762005</text:p>
          </table:table-cell>
          <table:table-cell office:value-type="string" calcext:value-type="string">
            <text:p>Trabalhador polivalente do curtimento de couros e pel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2105" calcext:value-type="float">
            <text:p>762105</text:p>
          </table:table-cell>
          <table:table-cell office:value-type="string" calcext:value-type="string">
            <text:p>Classificador de pel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2110" calcext:value-type="float">
            <text:p>762110</text:p>
          </table:table-cell>
          <table:table-cell office:value-type="string" calcext:value-type="string">
            <text:p>Descarnador de couros e peles, à maquin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2115" calcext:value-type="float">
            <text:p>762115</text:p>
          </table:table-cell>
          <table:table-cell office:value-type="string" calcext:value-type="string">
            <text:p>Estirador de couros e peles (preparaçã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2120" calcext:value-type="float">
            <text:p>762120</text:p>
          </table:table-cell>
          <table:table-cell office:value-type="string" calcext:value-type="string">
            <text:p>Fulon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2125" calcext:value-type="float">
            <text:p>762125</text:p>
          </table:table-cell>
          <table:table-cell office:value-type="string" calcext:value-type="string">
            <text:p>Rachador de couros e pel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2205" calcext:value-type="float">
            <text:p>762205</text:p>
          </table:table-cell>
          <table:table-cell office:value-type="string" calcext:value-type="string">
            <text:p>Curtidor (couros e pel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2210" calcext:value-type="float">
            <text:p>762210</text:p>
          </table:table-cell>
          <table:table-cell office:value-type="string" calcext:value-type="string">
            <text:p>Classificador de cour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2215" calcext:value-type="float">
            <text:p>762215</text:p>
          </table:table-cell>
          <table:table-cell office:value-type="string" calcext:value-type="string">
            <text:p>Enxugador de cour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2220" calcext:value-type="float">
            <text:p>762220</text:p>
          </table:table-cell>
          <table:table-cell office:value-type="string" calcext:value-type="string">
            <text:p>Rebaixador de cour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2305" calcext:value-type="float">
            <text:p>762305</text:p>
          </table:table-cell>
          <table:table-cell office:value-type="string" calcext:value-type="string">
            <text:p>Estirador de couros e peles (acabament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2310" calcext:value-type="float">
            <text:p>762310</text:p>
          </table:table-cell>
          <table:table-cell office:value-type="string" calcext:value-type="string">
            <text:p>Fuloneiro no acabamento de couros e pel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2315" calcext:value-type="float">
            <text:p>762315</text:p>
          </table:table-cell>
          <table:table-cell office:value-type="string" calcext:value-type="string">
            <text:p>Lixador de couros e pel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2320" calcext:value-type="float">
            <text:p>762320</text:p>
          </table:table-cell>
          <table:table-cell office:value-type="string" calcext:value-type="string">
            <text:p>Matizador de couros e pel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2325" calcext:value-type="float">
            <text:p>762325</text:p>
          </table:table-cell>
          <table:table-cell office:value-type="string" calcext:value-type="string">
            <text:p>Operador de máquinas do acabamento de couros e pel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2330" calcext:value-type="float">
            <text:p>762330</text:p>
          </table:table-cell>
          <table:table-cell office:value-type="string" calcext:value-type="string">
            <text:p>Prensador de couros e pel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2335" calcext:value-type="float">
            <text:p>762335</text:p>
          </table:table-cell>
          <table:table-cell office:value-type="string" calcext:value-type="string">
            <text:p>Palecionador de couros e pel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2340" calcext:value-type="float">
            <text:p>762340</text:p>
          </table:table-cell>
          <table:table-cell office:value-type="string" calcext:value-type="string">
            <text:p>Preparador de couros curtid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2345" calcext:value-type="float">
            <text:p>762345</text:p>
          </table:table-cell>
          <table:table-cell office:value-type="string" calcext:value-type="string">
            <text:p>Vaqueador de couros e pel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3005" calcext:value-type="float">
            <text:p>763005</text:p>
          </table:table-cell>
          <table:table-cell office:value-type="string" calcext:value-type="string">
            <text:p>Alfaia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3010" calcext:value-type="float">
            <text:p>763010</text:p>
          </table:table-cell>
          <table:table-cell office:value-type="string" calcext:value-type="string">
            <text:p>Costureira de peças sob encomend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3015" calcext:value-type="float">
            <text:p>763015</text:p>
          </table:table-cell>
          <table:table-cell office:value-type="string" calcext:value-type="string">
            <text:p>Costureira de reparação de roup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3020" calcext:value-type="float">
            <text:p>763020</text:p>
          </table:table-cell>
          <table:table-cell office:value-type="string" calcext:value-type="string">
            <text:p>Costureiro de roupa de couro e pe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3105" calcext:value-type="float">
            <text:p>763105</text:p>
          </table:table-cell>
          <table:table-cell office:value-type="string" calcext:value-type="string">
            <text:p>Auxiliar de corte (preparação da confecção de roupa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3110" calcext:value-type="float">
            <text:p>763110</text:p>
          </table:table-cell>
          <table:table-cell office:value-type="string" calcext:value-type="string">
            <text:p>Cortador de roup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3115" calcext:value-type="float">
            <text:p>763115</text:p>
          </table:table-cell>
          <table:table-cell office:value-type="string" calcext:value-type="string">
            <text:p>Enfestador de roup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3120" calcext:value-type="float">
            <text:p>763120</text:p>
          </table:table-cell>
          <table:table-cell office:value-type="string" calcext:value-type="string">
            <text:p>Riscador de roup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3125" calcext:value-type="float">
            <text:p>763125</text:p>
          </table:table-cell>
          <table:table-cell office:value-type="string" calcext:value-type="string">
            <text:p>Ajudante de confec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3205" calcext:value-type="float">
            <text:p>763205</text:p>
          </table:table-cell>
          <table:table-cell office:value-type="string" calcext:value-type="string">
            <text:p>Costureiro de roupas de couro e pele, a <text:s/>máquina na <text:s/>confecção em séri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3210" calcext:value-type="float">
            <text:p>763210</text:p>
          </table:table-cell>
          <table:table-cell office:value-type="string" calcext:value-type="string">
            <text:p>Costureiro na confecção em séri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3215" calcext:value-type="float">
            <text:p>763215</text:p>
          </table:table-cell>
          <table:table-cell office:value-type="string" calcext:value-type="string">
            <text:p>Costureiro, a <text:s/>máquina <text:s/>na confecção em séri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3305" calcext:value-type="float">
            <text:p>763305</text:p>
          </table:table-cell>
          <table:table-cell office:value-type="string" calcext:value-type="string">
            <text:p>Arrematadei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3310" calcext:value-type="float">
            <text:p>763310</text:p>
          </table:table-cell>
          <table:table-cell office:value-type="string" calcext:value-type="string">
            <text:p>Bordador, à máquin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3315" calcext:value-type="float">
            <text:p>763315</text:p>
          </table:table-cell>
          <table:table-cell office:value-type="string" calcext:value-type="string">
            <text:p>Marcador de peças confeccionadas para bord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3320" calcext:value-type="float">
            <text:p>763320</text:p>
          </table:table-cell>
          <table:table-cell office:value-type="string" calcext:value-type="string">
            <text:p>Operador de máquina de costura de acabament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3325" calcext:value-type="float">
            <text:p>763325</text:p>
          </table:table-cell>
          <table:table-cell office:value-type="string" calcext:value-type="string">
            <text:p>Passadeira de peças confeccionad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4005" calcext:value-type="float">
            <text:p>764005</text:p>
          </table:table-cell>
          <table:table-cell office:value-type="string" calcext:value-type="string">
            <text:p>Trabalhador polivalente da confecção de calçad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4105" calcext:value-type="float">
            <text:p>764105</text:p>
          </table:table-cell>
          <table:table-cell office:value-type="string" calcext:value-type="string">
            <text:p>Cortador de calçados, a <text:s/>máquina (exceto solas e palmilha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4110" calcext:value-type="float">
            <text:p>764110</text:p>
          </table:table-cell>
          <table:table-cell office:value-type="string" calcext:value-type="string">
            <text:p>Cortador de solas e palmilhas, a <text:s/>máquin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4115" calcext:value-type="float">
            <text:p>764115</text:p>
          </table:table-cell>
          <table:table-cell office:value-type="string" calcext:value-type="string">
            <text:p>Preparador de calçad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4120" calcext:value-type="float">
            <text:p>764120</text:p>
          </table:table-cell>
          <table:table-cell office:value-type="string" calcext:value-type="string">
            <text:p>Preparador de solas e palmilh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4205" calcext:value-type="float">
            <text:p>764205</text:p>
          </table:table-cell>
          <table:table-cell office:value-type="string" calcext:value-type="string">
            <text:p>Costurador de calçados, a <text:s/>máquin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4210" calcext:value-type="float">
            <text:p>764210</text:p>
          </table:table-cell>
          <table:table-cell office:value-type="string" calcext:value-type="string">
            <text:p>Montador de calçad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4305" calcext:value-type="float">
            <text:p>764305</text:p>
          </table:table-cell>
          <table:table-cell office:value-type="string" calcext:value-type="string">
            <text:p>Acabador de calçad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5005" calcext:value-type="float">
            <text:p>765005</text:p>
          </table:table-cell>
          <table:table-cell office:value-type="string" calcext:value-type="string">
            <text:p>Confeccionador de artefatos de couro (exceto sapat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5010" calcext:value-type="float">
            <text:p>765010</text:p>
          </table:table-cell>
          <table:table-cell office:value-type="string" calcext:value-type="string">
            <text:p>Chapeleiro de senhor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5015" calcext:value-type="float">
            <text:p>765015</text:p>
          </table:table-cell>
          <table:table-cell office:value-type="string" calcext:value-type="string">
            <text:p>Bonel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5105" calcext:value-type="float">
            <text:p>765105</text:p>
          </table:table-cell>
          <table:table-cell office:value-type="string" calcext:value-type="string">
            <text:p>Cortador de artefatos de couro (exceto roupas e calçad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5110" calcext:value-type="float">
            <text:p>765110</text:p>
          </table:table-cell>
          <table:table-cell office:value-type="string" calcext:value-type="string">
            <text:p>Cortador de tapeçar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5205" calcext:value-type="float">
            <text:p>765205</text:p>
          </table:table-cell>
          <table:table-cell office:value-type="string" calcext:value-type="string">
            <text:p>Colchoeiro (confecção de colchõ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5215" calcext:value-type="float">
            <text:p>765215</text:p>
          </table:table-cell>
          <table:table-cell office:value-type="string" calcext:value-type="string">
            <text:p>Confeccionador de brinquedos de pa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5225" calcext:value-type="float">
            <text:p>765225</text:p>
          </table:table-cell>
          <table:table-cell office:value-type="string" calcext:value-type="string">
            <text:p>Confeccionador de velas náuticas, barracas e told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5230" calcext:value-type="float">
            <text:p>765230</text:p>
          </table:table-cell>
          <table:table-cell office:value-type="string" calcext:value-type="string">
            <text:p>Estofador de aviõ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5235" calcext:value-type="float">
            <text:p>765235</text:p>
          </table:table-cell>
          <table:table-cell office:value-type="string" calcext:value-type="string">
            <text:p>Estofador de móve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5240" calcext:value-type="float">
            <text:p>765240</text:p>
          </table:table-cell>
          <table:table-cell office:value-type="string" calcext:value-type="string">
            <text:p>Tapeceiro de aut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5310" calcext:value-type="float">
            <text:p>765310</text:p>
          </table:table-cell>
          <table:table-cell office:value-type="string" calcext:value-type="string">
            <text:p>Costurador de artefatos de couro, a <text:s/>máquina (exceto roupas e calçad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5315" calcext:value-type="float">
            <text:p>765315</text:p>
          </table:table-cell>
          <table:table-cell office:value-type="string" calcext:value-type="string">
            <text:p>Montador de artefatos de couro (exceto roupas e calçad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5405" calcext:value-type="float">
            <text:p>765405</text:p>
          </table:table-cell>
          <table:table-cell office:value-type="string" calcext:value-type="string">
            <text:p>Trabalhador do acabamento de artefatos de tecidos e cour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6105" calcext:value-type="float">
            <text:p>766105</text:p>
          </table:table-cell>
          <table:table-cell office:value-type="string" calcext:value-type="string">
            <text:p>Copiador de chap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6115" calcext:value-type="float">
            <text:p>766115</text:p>
          </table:table-cell>
          <table:table-cell office:value-type="string" calcext:value-type="string">
            <text:p>Gravador de matriz para flexografia (clicherist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6120" calcext:value-type="float">
            <text:p>766120</text:p>
          </table:table-cell>
          <table:table-cell office:value-type="string" calcext:value-type="string">
            <text:p>Editor de texto e image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6125" calcext:value-type="float">
            <text:p>766125</text:p>
          </table:table-cell>
          <table:table-cell office:value-type="string" calcext:value-type="string">
            <text:p>Montador de fotolito (analógico e digital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6130" calcext:value-type="float">
            <text:p>766130</text:p>
          </table:table-cell>
          <table:table-cell office:value-type="string" calcext:value-type="string">
            <text:p>Gravador de matriz para rotogravura (eletromecânico e químic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6135" calcext:value-type="float">
            <text:p>766135</text:p>
          </table:table-cell>
          <table:table-cell office:value-type="string" calcext:value-type="string">
            <text:p>Gravador de matriz calcográf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6140" calcext:value-type="float">
            <text:p>766140</text:p>
          </table:table-cell>
          <table:table-cell office:value-type="string" calcext:value-type="string">
            <text:p>Gravador de matriz serigráf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6145" calcext:value-type="float">
            <text:p>766145</text:p>
          </table:table-cell>
          <table:table-cell office:value-type="string" calcext:value-type="string">
            <text:p>Operador de sistemas de prova (analógico e digital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6150" calcext:value-type="float">
            <text:p>766150</text:p>
          </table:table-cell>
          <table:table-cell office:value-type="string" calcext:value-type="string">
            <text:p>Operador de processo de tratamento de image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6155" calcext:value-type="float">
            <text:p>766155</text:p>
          </table:table-cell>
          <table:table-cell office:value-type="string" calcext:value-type="string">
            <text:p>Programador visual gráf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6205" calcext:value-type="float">
            <text:p>766205</text:p>
          </table:table-cell>
          <table:table-cell office:value-type="string" calcext:value-type="string">
            <text:p>Impressor (serigrafi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6210" calcext:value-type="float">
            <text:p>766210</text:p>
          </table:table-cell>
          <table:table-cell office:value-type="string" calcext:value-type="string">
            <text:p>Impressor calcográf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6215" calcext:value-type="float">
            <text:p>766215</text:p>
          </table:table-cell>
          <table:table-cell office:value-type="string" calcext:value-type="string">
            <text:p>Impressor de ofsete (plano e rotativ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6220" calcext:value-type="float">
            <text:p>766220</text:p>
          </table:table-cell>
          <table:table-cell office:value-type="string" calcext:value-type="string">
            <text:p>Impressor de rotativ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6225" calcext:value-type="float">
            <text:p>766225</text:p>
          </table:table-cell>
          <table:table-cell office:value-type="string" calcext:value-type="string">
            <text:p>Impressor de rotogravu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6230" calcext:value-type="float">
            <text:p>766230</text:p>
          </table:table-cell>
          <table:table-cell office:value-type="string" calcext:value-type="string">
            <text:p>Impressor digi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6235" calcext:value-type="float">
            <text:p>766235</text:p>
          </table:table-cell>
          <table:table-cell office:value-type="string" calcext:value-type="string">
            <text:p>Impressor flexográf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6240" calcext:value-type="float">
            <text:p>766240</text:p>
          </table:table-cell>
          <table:table-cell office:value-type="string" calcext:value-type="string">
            <text:p>Impressor letterse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6245" calcext:value-type="float">
            <text:p>766245</text:p>
          </table:table-cell>
          <table:table-cell office:value-type="string" calcext:value-type="string">
            <text:p>Impressor tampográf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6250" calcext:value-type="float">
            <text:p>766250</text:p>
          </table:table-cell>
          <table:table-cell office:value-type="string" calcext:value-type="string">
            <text:p>Impressor tipográf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6305" calcext:value-type="float">
            <text:p>766305</text:p>
          </table:table-cell>
          <table:table-cell office:value-type="string" calcext:value-type="string">
            <text:p>Acabador de embalagens (flexíveis e cartotécnica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6310" calcext:value-type="float">
            <text:p>766310</text:p>
          </table:table-cell>
          <table:table-cell office:value-type="string" calcext:value-type="string">
            <text:p>Impressor de corte e vin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6315" calcext:value-type="float">
            <text:p>766315</text:p>
          </table:table-cell>
          <table:table-cell office:value-type="string" calcext:value-type="string">
            <text:p>Operador de acabamento (indústria gráfic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6320" calcext:value-type="float">
            <text:p>766320</text:p>
          </table:table-cell>
          <table:table-cell office:value-type="string" calcext:value-type="string">
            <text:p>Operador de guilhotina (corte de papel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6325" calcext:value-type="float">
            <text:p>766325</text:p>
          </table:table-cell>
          <table:table-cell office:value-type="string" calcext:value-type="string">
            <text:p>Preparador de matrizes de corte e vin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6405" calcext:value-type="float">
            <text:p>766405</text:p>
          </table:table-cell>
          <table:table-cell office:value-type="string" calcext:value-type="string">
            <text:p>Laboratorista fotográf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6410" calcext:value-type="float">
            <text:p>766410</text:p>
          </table:table-cell>
          <table:table-cell office:value-type="string" calcext:value-type="string">
            <text:p>Revelador de filmes fotográficos, em preto e bran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6415" calcext:value-type="float">
            <text:p>766415</text:p>
          </table:table-cell>
          <table:table-cell office:value-type="string" calcext:value-type="string">
            <text:p>Revelador de filmes fotográficos, em cor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6420" calcext:value-type="float">
            <text:p>766420</text:p>
          </table:table-cell>
          <table:table-cell office:value-type="string" calcext:value-type="string">
            <text:p>Auxiliar de radiologia (revelação fotográfic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8105" calcext:value-type="float">
            <text:p>768105</text:p>
          </table:table-cell>
          <table:table-cell office:value-type="string" calcext:value-type="string">
            <text:p>Tecelão (tear manual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8110" calcext:value-type="float">
            <text:p>768110</text:p>
          </table:table-cell>
          <table:table-cell office:value-type="string" calcext:value-type="string">
            <text:p>Tecelão de tapetes, a <text:s/>m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8115" calcext:value-type="float">
            <text:p>768115</text:p>
          </table:table-cell>
          <table:table-cell office:value-type="string" calcext:value-type="string">
            <text:p>Tricoteiro, à m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8120" calcext:value-type="float">
            <text:p>768120</text:p>
          </table:table-cell>
          <table:table-cell office:value-type="string" calcext:value-type="string">
            <text:p>Red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8125" calcext:value-type="float">
            <text:p>768125</text:p>
          </table:table-cell>
          <table:table-cell office:value-type="string" calcext:value-type="string">
            <text:p>Chapeleiro (chapéus de palh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8130" calcext:value-type="float">
            <text:p>768130</text:p>
          </table:table-cell>
          <table:table-cell office:value-type="string" calcext:value-type="string">
            <text:p>Crocheteiro, a <text:s/>m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8205" calcext:value-type="float">
            <text:p>768205</text:p>
          </table:table-cell>
          <table:table-cell office:value-type="string" calcext:value-type="string">
            <text:p>Bordador, a <text:s/>m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8210" calcext:value-type="float">
            <text:p>768210</text:p>
          </table:table-cell>
          <table:table-cell office:value-type="string" calcext:value-type="string">
            <text:p>Cerzid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8305" calcext:value-type="float">
            <text:p>768305</text:p>
          </table:table-cell>
          <table:table-cell office:value-type="string" calcext:value-type="string">
            <text:p>Artífice do cou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8310" calcext:value-type="float">
            <text:p>768310</text:p>
          </table:table-cell>
          <table:table-cell office:value-type="string" calcext:value-type="string">
            <text:p>Cortador de calçados, a <text:s/>mão (exceto sola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8315" calcext:value-type="float">
            <text:p>768315</text:p>
          </table:table-cell>
          <table:table-cell office:value-type="string" calcext:value-type="string">
            <text:p>Costurador de artefatos de couro, a <text:s/>mão (exceto roupas e calçad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8320" calcext:value-type="float">
            <text:p>768320</text:p>
          </table:table-cell>
          <table:table-cell office:value-type="string" calcext:value-type="string">
            <text:p>Sapateiro (calçados sob medid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8325" calcext:value-type="float">
            <text:p>768325</text:p>
          </table:table-cell>
          <table:table-cell office:value-type="string" calcext:value-type="string">
            <text:p>Sel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8605" calcext:value-type="float">
            <text:p>768605</text:p>
          </table:table-cell>
          <table:table-cell office:value-type="string" calcext:value-type="string">
            <text:p>Tipógraf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8610" calcext:value-type="float">
            <text:p>768610</text:p>
          </table:table-cell>
          <table:table-cell office:value-type="string" calcext:value-type="string">
            <text:p>Linotip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8615" calcext:value-type="float">
            <text:p>768615</text:p>
          </table:table-cell>
          <table:table-cell office:value-type="string" calcext:value-type="string">
            <text:p>Monotip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8620" calcext:value-type="float">
            <text:p>768620</text:p>
          </table:table-cell>
          <table:table-cell office:value-type="string" calcext:value-type="string">
            <text:p>Paginad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8625" calcext:value-type="float">
            <text:p>768625</text:p>
          </table:table-cell>
          <table:table-cell office:value-type="string" calcext:value-type="string">
            <text:p>Pintor de letreir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8630" calcext:value-type="float">
            <text:p>768630</text:p>
          </table:table-cell>
          <table:table-cell office:value-type="string" calcext:value-type="string">
            <text:p>Confeccionador de carimbos de borrach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8705" calcext:value-type="float">
            <text:p>768705</text:p>
          </table:table-cell>
          <table:table-cell office:value-type="string" calcext:value-type="string">
            <text:p>Gravador, à mão (encadernaçã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8710" calcext:value-type="float">
            <text:p>768710</text:p>
          </table:table-cell>
          <table:table-cell office:value-type="string" calcext:value-type="string">
            <text:p>Restaurador de livr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0105" calcext:value-type="float">
            <text:p>770105</text:p>
          </table:table-cell>
          <table:table-cell office:value-type="string" calcext:value-type="string">
            <text:p>Mestre (indústria de madeira e mobiliári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0110" calcext:value-type="float">
            <text:p>770110</text:p>
          </table:table-cell>
          <table:table-cell office:value-type="string" calcext:value-type="string">
            <text:p>Mestre carpint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1105" calcext:value-type="float">
            <text:p>771105</text:p>
          </table:table-cell>
          <table:table-cell office:value-type="string" calcext:value-type="string">
            <text:p>Marcen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1110" calcext:value-type="float">
            <text:p>771110</text:p>
          </table:table-cell>
          <table:table-cell office:value-type="string" calcext:value-type="string">
            <text:p>Modelador de madei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1115" calcext:value-type="float">
            <text:p>771115</text:p>
          </table:table-cell>
          <table:table-cell office:value-type="string" calcext:value-type="string">
            <text:p>Maquetista na marcenar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1120" calcext:value-type="float">
            <text:p>771120</text:p>
          </table:table-cell>
          <table:table-cell office:value-type="string" calcext:value-type="string">
            <text:p>Tano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2105" calcext:value-type="float">
            <text:p>772105</text:p>
          </table:table-cell>
          <table:table-cell office:value-type="string" calcext:value-type="string">
            <text:p>Classificador de madei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2110" calcext:value-type="float">
            <text:p>772110</text:p>
          </table:table-cell>
          <table:table-cell office:value-type="string" calcext:value-type="string">
            <text:p>Impregnador de madei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2115" calcext:value-type="float">
            <text:p>772115</text:p>
          </table:table-cell>
          <table:table-cell office:value-type="string" calcext:value-type="string">
            <text:p>Secador de madei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3105" calcext:value-type="float">
            <text:p>773105</text:p>
          </table:table-cell>
          <table:table-cell office:value-type="string" calcext:value-type="string">
            <text:p>Cortador de laminados de madei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3110" calcext:value-type="float">
            <text:p>773110</text:p>
          </table:table-cell>
          <table:table-cell office:value-type="string" calcext:value-type="string">
            <text:p>Operador de serras no desdobramento de madei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3115" calcext:value-type="float">
            <text:p>773115</text:p>
          </table:table-cell>
          <table:table-cell office:value-type="string" calcext:value-type="string">
            <text:p>Serrador de bordas no desdobramento de madei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3120" calcext:value-type="float">
            <text:p>773120</text:p>
          </table:table-cell>
          <table:table-cell office:value-type="string" calcext:value-type="string">
            <text:p>Serrador de madei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3125" calcext:value-type="float">
            <text:p>773125</text:p>
          </table:table-cell>
          <table:table-cell office:value-type="string" calcext:value-type="string">
            <text:p>Serrador de madeira (serra circular múltipl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3130" calcext:value-type="float">
            <text:p>773130</text:p>
          </table:table-cell>
          <table:table-cell office:value-type="string" calcext:value-type="string">
            <text:p>Serrador de madeira (serra de fita múltipl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3205" calcext:value-type="float">
            <text:p>773205</text:p>
          </table:table-cell>
          <table:table-cell office:value-type="string" calcext:value-type="string">
            <text:p>Operador de máquina intercaladora e placas (compensad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3210" calcext:value-type="float">
            <text:p>773210</text:p>
          </table:table-cell>
          <table:table-cell office:value-type="string" calcext:value-type="string">
            <text:p>Prensista de aglomerad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3215" calcext:value-type="float">
            <text:p>773215</text:p>
          </table:table-cell>
          <table:table-cell office:value-type="string" calcext:value-type="string">
            <text:p>Prensista de compensad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3220" calcext:value-type="float">
            <text:p>773220</text:p>
          </table:table-cell>
          <table:table-cell office:value-type="string" calcext:value-type="string">
            <text:p>Preparador de aglomerant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3305" calcext:value-type="float">
            <text:p>773305</text:p>
          </table:table-cell>
          <table:table-cell office:value-type="string" calcext:value-type="string">
            <text:p>Operador de desempenadeira na usinagem convencional de madei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3310" calcext:value-type="float">
            <text:p>773310</text:p>
          </table:table-cell>
          <table:table-cell office:value-type="string" calcext:value-type="string">
            <text:p>Operador de entalhadeira (usinagem de madeir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3315" calcext:value-type="float">
            <text:p>773315</text:p>
          </table:table-cell>
          <table:table-cell office:value-type="string" calcext:value-type="string">
            <text:p>Operador de fresadora (usinagem de madeir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3320" calcext:value-type="float">
            <text:p>773320</text:p>
          </table:table-cell>
          <table:table-cell office:value-type="string" calcext:value-type="string">
            <text:p>Operador de lixadeira (usinagem de madeir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3325" calcext:value-type="float">
            <text:p>773325</text:p>
          </table:table-cell>
          <table:table-cell office:value-type="string" calcext:value-type="string">
            <text:p>Operador de máquina de usinagem madeira, em ger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3330" calcext:value-type="float">
            <text:p>773330</text:p>
          </table:table-cell>
          <table:table-cell office:value-type="string" calcext:value-type="string">
            <text:p>Operador de molduradora (usinagem de madeir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3335" calcext:value-type="float">
            <text:p>773335</text:p>
          </table:table-cell>
          <table:table-cell office:value-type="string" calcext:value-type="string">
            <text:p>Operador de plaina desengrossadei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3340" calcext:value-type="float">
            <text:p>773340</text:p>
          </table:table-cell>
          <table:table-cell office:value-type="string" calcext:value-type="string">
            <text:p>Operador de serras (usinagem de madeir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3345" calcext:value-type="float">
            <text:p>773345</text:p>
          </table:table-cell>
          <table:table-cell office:value-type="string" calcext:value-type="string">
            <text:p>Operador de torno automático (usinagem de madeir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3350" calcext:value-type="float">
            <text:p>773350</text:p>
          </table:table-cell>
          <table:table-cell office:value-type="string" calcext:value-type="string">
            <text:p>Operador de tupia (usinagem de madeir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3355" calcext:value-type="float">
            <text:p>773355</text:p>
          </table:table-cell>
          <table:table-cell office:value-type="string" calcext:value-type="string">
            <text:p>Torneiro na usinagem convencional de madei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3405" calcext:value-type="float">
            <text:p>773405</text:p>
          </table:table-cell>
          <table:table-cell office:value-type="string" calcext:value-type="string">
            <text:p>Operador de máquina bordatriz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3410" calcext:value-type="float">
            <text:p>773410</text:p>
          </table:table-cell>
          <table:table-cell office:value-type="string" calcext:value-type="string">
            <text:p>Operador de máquina de cortina d´água (produção de móvei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3415" calcext:value-type="float">
            <text:p>773415</text:p>
          </table:table-cell>
          <table:table-cell office:value-type="string" calcext:value-type="string">
            <text:p>Operador de máquina de usinagem de madeira (produção em série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3420" calcext:value-type="float">
            <text:p>773420</text:p>
          </table:table-cell>
          <table:table-cell office:value-type="string" calcext:value-type="string">
            <text:p>Operador de prensa de alta freqüência na usinagem de madei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3505" calcext:value-type="float">
            <text:p>773505</text:p>
          </table:table-cell>
          <table:table-cell office:value-type="string" calcext:value-type="string">
            <text:p>Operador de centro de usinagem de madeira (cnc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3510" calcext:value-type="float">
            <text:p>773510</text:p>
          </table:table-cell>
          <table:table-cell office:value-type="string" calcext:value-type="string">
            <text:p>Operador de máquinas de usinar madeira (cnc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4105" calcext:value-type="float">
            <text:p>774105</text:p>
          </table:table-cell>
          <table:table-cell office:value-type="string" calcext:value-type="string">
            <text:p>Montador de móveis e artefatos de madei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5105" calcext:value-type="float">
            <text:p>775105</text:p>
          </table:table-cell>
          <table:table-cell office:value-type="string" calcext:value-type="string">
            <text:p>Entalhador <text:s/>de madei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5110" calcext:value-type="float">
            <text:p>775110</text:p>
          </table:table-cell>
          <table:table-cell office:value-type="string" calcext:value-type="string">
            <text:p>Folheador de móveis de madei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5115" calcext:value-type="float">
            <text:p>775115</text:p>
          </table:table-cell>
          <table:table-cell office:value-type="string" calcext:value-type="string">
            <text:p>Lustrador de peças de madei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5120" calcext:value-type="float">
            <text:p>775120</text:p>
          </table:table-cell>
          <table:table-cell office:value-type="string" calcext:value-type="string">
            <text:p>Marchet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6405" calcext:value-type="float">
            <text:p>776405</text:p>
          </table:table-cell>
          <table:table-cell office:value-type="string" calcext:value-type="string">
            <text:p>Cest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6410" calcext:value-type="float">
            <text:p>776410</text:p>
          </table:table-cell>
          <table:table-cell office:value-type="string" calcext:value-type="string">
            <text:p>Confeccionador de escovas, pincéis e produtos similares (a mã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6415" calcext:value-type="float">
            <text:p>776415</text:p>
          </table:table-cell>
          <table:table-cell office:value-type="string" calcext:value-type="string">
            <text:p>Confeccionador de escovas, pincéis e produtos similares (a máquin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6420" calcext:value-type="float">
            <text:p>776420</text:p>
          </table:table-cell>
          <table:table-cell office:value-type="string" calcext:value-type="string">
            <text:p>Confeccionador de móveis de vime, junco e bambu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6425" calcext:value-type="float">
            <text:p>776425</text:p>
          </table:table-cell>
          <table:table-cell office:value-type="string" calcext:value-type="string">
            <text:p>Esteir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6430" calcext:value-type="float">
            <text:p>776430</text:p>
          </table:table-cell>
          <table:table-cell office:value-type="string" calcext:value-type="string">
            <text:p>Vassour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7105" calcext:value-type="float">
            <text:p>777105</text:p>
          </table:table-cell>
          <table:table-cell office:value-type="string" calcext:value-type="string">
            <text:p>Carpinteiro naval (construção de pequenas embarcaçõ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7110" calcext:value-type="float">
            <text:p>777110</text:p>
          </table:table-cell>
          <table:table-cell office:value-type="string" calcext:value-type="string">
            <text:p>Carpinteiro naval (embarcaçõ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7115" calcext:value-type="float">
            <text:p>777115</text:p>
          </table:table-cell>
          <table:table-cell office:value-type="string" calcext:value-type="string">
            <text:p>Carpinteiro naval (estaleir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7205" calcext:value-type="float">
            <text:p>777205</text:p>
          </table:table-cell>
          <table:table-cell office:value-type="string" calcext:value-type="string">
            <text:p>Carpinteiro de carret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7210" calcext:value-type="float">
            <text:p>777210</text:p>
          </table:table-cell>
          <table:table-cell office:value-type="string" calcext:value-type="string">
            <text:p>Carpinteiro de carroceri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0105" calcext:value-type="float">
            <text:p>780105</text:p>
          </table:table-cell>
          <table:table-cell office:value-type="string" calcext:value-type="string">
            <text:p>Supervisor de embalagem e etiquetage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1105" calcext:value-type="float">
            <text:p>781105</text:p>
          </table:table-cell>
          <table:table-cell office:value-type="string" calcext:value-type="string">
            <text:p>Condutor de processos robotizados de pintu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1110" calcext:value-type="float">
            <text:p>781110</text:p>
          </table:table-cell>
          <table:table-cell office:value-type="string" calcext:value-type="string">
            <text:p>Condutor de processos robotizados de soldage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1305" calcext:value-type="float">
            <text:p>781305</text:p>
          </table:table-cell>
          <table:table-cell office:value-type="string" calcext:value-type="string">
            <text:p>Operador de veículos subaquáticos controlados remotamen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1705" calcext:value-type="float">
            <text:p>781705</text:p>
          </table:table-cell>
          <table:table-cell office:value-type="string" calcext:value-type="string">
            <text:p>Mergulhador profissional (raso e profund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2105" calcext:value-type="float">
            <text:p>782105</text:p>
          </table:table-cell>
          <table:table-cell office:value-type="string" calcext:value-type="string">
            <text:p>Operador de drag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2110" calcext:value-type="float">
            <text:p>782110</text:p>
          </table:table-cell>
          <table:table-cell office:value-type="string" calcext:value-type="string">
            <text:p>Operador de guindaste (fix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2115" calcext:value-type="float">
            <text:p>782115</text:p>
          </table:table-cell>
          <table:table-cell office:value-type="string" calcext:value-type="string">
            <text:p>Operador de guindaste móve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2120" calcext:value-type="float">
            <text:p>782120</text:p>
          </table:table-cell>
          <table:table-cell office:value-type="string" calcext:value-type="string">
            <text:p>Operador de máquina rodoferroviár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2125" calcext:value-type="float">
            <text:p>782125</text:p>
          </table:table-cell>
          <table:table-cell office:value-type="string" calcext:value-type="string">
            <text:p>Operador de monta-cargas (construção civil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2130" calcext:value-type="float">
            <text:p>782130</text:p>
          </table:table-cell>
          <table:table-cell office:value-type="string" calcext:value-type="string">
            <text:p>Operador de ponte rolan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2135" calcext:value-type="float">
            <text:p>782135</text:p>
          </table:table-cell>
          <table:table-cell office:value-type="string" calcext:value-type="string">
            <text:p>Operador de pórtico rolan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2140" calcext:value-type="float">
            <text:p>782140</text:p>
          </table:table-cell>
          <table:table-cell office:value-type="string" calcext:value-type="string">
            <text:p>Operador de talha elétr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2145" calcext:value-type="float">
            <text:p>782145</text:p>
          </table:table-cell>
          <table:table-cell office:value-type="string" calcext:value-type="string">
            <text:p>Sinaleiro (ponte-rolante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2205" calcext:value-type="float">
            <text:p>782205</text:p>
          </table:table-cell>
          <table:table-cell office:value-type="string" calcext:value-type="string">
            <text:p>Guincheiro (construção civil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2210" calcext:value-type="float">
            <text:p>782210</text:p>
          </table:table-cell>
          <table:table-cell office:value-type="string" calcext:value-type="string">
            <text:p>Operador de docage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2220" calcext:value-type="float">
            <text:p>782220</text:p>
          </table:table-cell>
          <table:table-cell office:value-type="string" calcext:value-type="string">
            <text:p>Operador de empilhadei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2305" calcext:value-type="float">
            <text:p>782305</text:p>
          </table:table-cell>
          <table:table-cell office:value-type="string" calcext:value-type="string">
            <text:p>Motorista de carro de passe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2310" calcext:value-type="float">
            <text:p>782310</text:p>
          </table:table-cell>
          <table:table-cell office:value-type="string" calcext:value-type="string">
            <text:p>Motorista de furgão ou veículo simil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2315" calcext:value-type="float">
            <text:p>782315</text:p>
          </table:table-cell>
          <table:table-cell office:value-type="string" calcext:value-type="string">
            <text:p>Motorista de táxi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2320" calcext:value-type="float">
            <text:p>782320</text:p>
          </table:table-cell>
          <table:table-cell office:value-type="string" calcext:value-type="string">
            <text:p>Condutor de ambulânc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2405" calcext:value-type="float">
            <text:p>782405</text:p>
          </table:table-cell>
          <table:table-cell office:value-type="string" calcext:value-type="string">
            <text:p>Motorista de ônibus rodoviár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2410" calcext:value-type="float">
            <text:p>782410</text:p>
          </table:table-cell>
          <table:table-cell office:value-type="string" calcext:value-type="string">
            <text:p>Motorista de ônibus urba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2415" calcext:value-type="float">
            <text:p>782415</text:p>
          </table:table-cell>
          <table:table-cell office:value-type="string" calcext:value-type="string">
            <text:p>Motorista de trólebu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2505" calcext:value-type="float">
            <text:p>782505</text:p>
          </table:table-cell>
          <table:table-cell office:value-type="string" calcext:value-type="string">
            <text:p>Caminhoneiro autônomo (rotas regionais e internacionai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2510" calcext:value-type="float">
            <text:p>782510</text:p>
          </table:table-cell>
          <table:table-cell office:value-type="string" calcext:value-type="string">
            <text:p>Motorista de caminhão (rotas regionais e internacionai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2515" calcext:value-type="float">
            <text:p>782515</text:p>
          </table:table-cell>
          <table:table-cell office:value-type="string" calcext:value-type="string">
            <text:p>Motorista operacional de guinch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2605" calcext:value-type="float">
            <text:p>782605</text:p>
          </table:table-cell>
          <table:table-cell office:value-type="string" calcext:value-type="string">
            <text:p>Operador de trem de metrô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2610" calcext:value-type="float">
            <text:p>782610</text:p>
          </table:table-cell>
          <table:table-cell office:value-type="string" calcext:value-type="string">
            <text:p>Maquinista de tre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2615" calcext:value-type="float">
            <text:p>782615</text:p>
          </table:table-cell>
          <table:table-cell office:value-type="string" calcext:value-type="string">
            <text:p>Maquinista de trem metropolita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2620" calcext:value-type="float">
            <text:p>782620</text:p>
          </table:table-cell>
          <table:table-cell office:value-type="string" calcext:value-type="string">
            <text:p>Motorn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2625" calcext:value-type="float">
            <text:p>782625</text:p>
          </table:table-cell>
          <table:table-cell office:value-type="string" calcext:value-type="string">
            <text:p>Auxiliar de maquinista de tre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2630" calcext:value-type="float">
            <text:p>782630</text:p>
          </table:table-cell>
          <table:table-cell office:value-type="string" calcext:value-type="string">
            <text:p>Operador de teleférico (passageir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2705" calcext:value-type="float">
            <text:p>782705</text:p>
          </table:table-cell>
          <table:table-cell office:value-type="string" calcext:value-type="string">
            <text:p>Marinheiro de convés (marítimo e fluviári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2710" calcext:value-type="float">
            <text:p>782710</text:p>
          </table:table-cell>
          <table:table-cell office:value-type="string" calcext:value-type="string">
            <text:p>Marinheiro de máquin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2715" calcext:value-type="float">
            <text:p>782715</text:p>
          </table:table-cell>
          <table:table-cell office:value-type="string" calcext:value-type="string">
            <text:p>Moço de convés (marítimo e fluviári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2720" calcext:value-type="float">
            <text:p>782720</text:p>
          </table:table-cell>
          <table:table-cell office:value-type="string" calcext:value-type="string">
            <text:p>Moço de máquinas (marítimo e fluviári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2725" calcext:value-type="float">
            <text:p>782725</text:p>
          </table:table-cell>
          <table:table-cell office:value-type="string" calcext:value-type="string">
            <text:p>Marinheiro de esporte e recre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2730" calcext:value-type="float">
            <text:p>782730</text:p>
          </table:table-cell>
          <table:table-cell office:value-type="string" calcext:value-type="string">
            <text:p>Marinheiro auxiliar de convés (marítimo e aquaviari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2735" calcext:value-type="float">
            <text:p>782735</text:p>
          </table:table-cell>
          <table:table-cell office:value-type="string" calcext:value-type="string">
            <text:p>Marinheiro auxiliar de máquinas (marítimo e aquaviári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2805" calcext:value-type="float">
            <text:p>782805</text:p>
          </table:table-cell>
          <table:table-cell office:value-type="string" calcext:value-type="string">
            <text:p>Condutor de veículos de tração animal (ruas e estrada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2810" calcext:value-type="float">
            <text:p>782810</text:p>
          </table:table-cell>
          <table:table-cell office:value-type="string" calcext:value-type="string">
            <text:p>Trop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2815" calcext:value-type="float">
            <text:p>782815</text:p>
          </table:table-cell>
          <table:table-cell office:value-type="string" calcext:value-type="string">
            <text:p>Boiad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2820" calcext:value-type="float">
            <text:p>782820</text:p>
          </table:table-cell>
          <table:table-cell office:value-type="string" calcext:value-type="string">
            <text:p>Condutor de veículos a ped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3105" calcext:value-type="float">
            <text:p>783105</text:p>
          </table:table-cell>
          <table:table-cell office:value-type="string" calcext:value-type="string">
            <text:p>Agente de pát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3110" calcext:value-type="float">
            <text:p>783110</text:p>
          </table:table-cell>
          <table:table-cell office:value-type="string" calcext:value-type="string">
            <text:p>Manobrad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3205" calcext:value-type="float">
            <text:p>783205</text:p>
          </table:table-cell>
          <table:table-cell office:value-type="string" calcext:value-type="string">
            <text:p>Carregador (aeronav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3210" calcext:value-type="float">
            <text:p>783210</text:p>
          </table:table-cell>
          <table:table-cell office:value-type="string" calcext:value-type="string">
            <text:p>Carregador (armazém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3215" calcext:value-type="float">
            <text:p>783215</text:p>
          </table:table-cell>
          <table:table-cell office:value-type="string" calcext:value-type="string">
            <text:p>Carregador (veículos de transportes terrestr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3220" calcext:value-type="float">
            <text:p>783220</text:p>
          </table:table-cell>
          <table:table-cell office:value-type="string" calcext:value-type="string">
            <text:p>Estivad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3225" calcext:value-type="float">
            <text:p>783225</text:p>
          </table:table-cell>
          <table:table-cell office:value-type="string" calcext:value-type="string">
            <text:p>Ajudante de motor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3230" calcext:value-type="float">
            <text:p>783230</text:p>
          </table:table-cell>
          <table:table-cell office:value-type="string" calcext:value-type="string">
            <text:p>Bloqueiro (trabalhador portuári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3235" calcext:value-type="float">
            <text:p>783235</text:p>
          </table:table-cell>
          <table:table-cell office:value-type="string" calcext:value-type="string">
            <text:p>Trabalhador portuário de capataz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3240" calcext:value-type="float">
            <text:p>783240</text:p>
          </table:table-cell>
          <table:table-cell office:value-type="string" calcext:value-type="string">
            <text:p>Amarrador e desamarrado de embarcaçõ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4105" calcext:value-type="float">
            <text:p>784105</text:p>
          </table:table-cell>
          <table:table-cell office:value-type="string" calcext:value-type="string">
            <text:p>Embalador, a m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4110" calcext:value-type="float">
            <text:p>784110</text:p>
          </table:table-cell>
          <table:table-cell office:value-type="string" calcext:value-type="string">
            <text:p>Embalador, a máquin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4115" calcext:value-type="float">
            <text:p>784115</text:p>
          </table:table-cell>
          <table:table-cell office:value-type="string" calcext:value-type="string">
            <text:p>Operador de máquina de etiquet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4120" calcext:value-type="float">
            <text:p>784120</text:p>
          </table:table-cell>
          <table:table-cell office:value-type="string" calcext:value-type="string">
            <text:p>Operador de máquina de envasar líquid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4125" calcext:value-type="float">
            <text:p>784125</text:p>
          </table:table-cell>
          <table:table-cell office:value-type="string" calcext:value-type="string">
            <text:p>Operador de prensa de enfardament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4205" calcext:value-type="float">
            <text:p>784205</text:p>
          </table:table-cell>
          <table:table-cell office:value-type="string" calcext:value-type="string">
            <text:p>Alimentador de linha de produ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1105" calcext:value-type="float">
            <text:p>791105</text:p>
          </table:table-cell>
          <table:table-cell office:value-type="string" calcext:value-type="string">
            <text:p>Artesão bordad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1110" calcext:value-type="float">
            <text:p>791110</text:p>
          </table:table-cell>
          <table:table-cell office:value-type="string" calcext:value-type="string">
            <text:p>Artesão ceram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1115" calcext:value-type="float">
            <text:p>791115</text:p>
          </table:table-cell>
          <table:table-cell office:value-type="string" calcext:value-type="string">
            <text:p>Artesão com material recicláve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1120" calcext:value-type="float">
            <text:p>791120</text:p>
          </table:table-cell>
          <table:table-cell office:value-type="string" calcext:value-type="string">
            <text:p>Artesão confeccionador de biojóias e ecojói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1125" calcext:value-type="float">
            <text:p>791125</text:p>
          </table:table-cell>
          <table:table-cell office:value-type="string" calcext:value-type="string">
            <text:p>Artesão do cou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1130" calcext:value-type="float">
            <text:p>791130</text:p>
          </table:table-cell>
          <table:table-cell office:value-type="string" calcext:value-type="string">
            <text:p>Artesão escult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1135" calcext:value-type="float">
            <text:p>791135</text:p>
          </table:table-cell>
          <table:table-cell office:value-type="string" calcext:value-type="string">
            <text:p>Artesão moveleiro (exceto reciclad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1140" calcext:value-type="float">
            <text:p>791140</text:p>
          </table:table-cell>
          <table:table-cell office:value-type="string" calcext:value-type="string">
            <text:p>Artesão tecel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1145" calcext:value-type="float">
            <text:p>791145</text:p>
          </table:table-cell>
          <table:table-cell office:value-type="string" calcext:value-type="string">
            <text:p>Artesão trançad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1150" calcext:value-type="float">
            <text:p>791150</text:p>
          </table:table-cell>
          <table:table-cell office:value-type="string" calcext:value-type="string">
            <text:p>Artesão crochet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1155" calcext:value-type="float">
            <text:p>791155</text:p>
          </table:table-cell>
          <table:table-cell office:value-type="string" calcext:value-type="string">
            <text:p>Artesão tricot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1160" calcext:value-type="float">
            <text:p>791160</text:p>
          </table:table-cell>
          <table:table-cell office:value-type="string" calcext:value-type="string">
            <text:p>Artesão rend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0105" calcext:value-type="float">
            <text:p>810105</text:p>
          </table:table-cell>
          <table:table-cell office:value-type="string" calcext:value-type="string">
            <text:p>Mestre (indústria petroquímica e carboquímic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0110" calcext:value-type="float">
            <text:p>810110</text:p>
          </table:table-cell>
          <table:table-cell office:value-type="string" calcext:value-type="string">
            <text:p>Mestre de produção quím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0205" calcext:value-type="float">
            <text:p>810205</text:p>
          </table:table-cell>
          <table:table-cell office:value-type="string" calcext:value-type="string">
            <text:p>Mestre (indústria de borracha e plástic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0305" calcext:value-type="float">
            <text:p>810305</text:p>
          </table:table-cell>
          <table:table-cell office:value-type="string" calcext:value-type="string">
            <text:p>Mestre de produção farmacêut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1005" calcext:value-type="float">
            <text:p>811005</text:p>
          </table:table-cell>
          <table:table-cell office:value-type="string" calcext:value-type="string">
            <text:p>Operador de processos químicos e petroquímic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1010" calcext:value-type="float">
            <text:p>811010</text:p>
          </table:table-cell>
          <table:table-cell office:value-type="string" calcext:value-type="string">
            <text:p>Operador de sala de controle de instalações químicas, petroquímicas e afin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1105" calcext:value-type="float">
            <text:p>811105</text:p>
          </table:table-cell>
          <table:table-cell office:value-type="string" calcext:value-type="string">
            <text:p>Moleiro (tratamentos químicos e afin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1110" calcext:value-type="float">
            <text:p>811110</text:p>
          </table:table-cell>
          <table:table-cell office:value-type="string" calcext:value-type="string">
            <text:p>Operador de máquina misturadeira (tratamentos químicos e afin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1115" calcext:value-type="float">
            <text:p>811115</text:p>
          </table:table-cell>
          <table:table-cell office:value-type="string" calcext:value-type="string">
            <text:p>Operador de britadeira (tratamentos químicos e afin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1120" calcext:value-type="float">
            <text:p>811120</text:p>
          </table:table-cell>
          <table:table-cell office:value-type="string" calcext:value-type="string">
            <text:p>Operador de concentra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1125" calcext:value-type="float">
            <text:p>811125</text:p>
          </table:table-cell>
          <table:table-cell office:value-type="string" calcext:value-type="string">
            <text:p>Trabalhador da fabricação de resinas e verniz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1130" calcext:value-type="float">
            <text:p>811130</text:p>
          </table:table-cell>
          <table:table-cell office:value-type="string" calcext:value-type="string">
            <text:p>Trabalhador de fabricação de tint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1205" calcext:value-type="float">
            <text:p>811205</text:p>
          </table:table-cell>
          <table:table-cell office:value-type="string" calcext:value-type="string">
            <text:p>Operador de calcinação (tratamento químico e afin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1215" calcext:value-type="float">
            <text:p>811215</text:p>
          </table:table-cell>
          <table:table-cell office:value-type="string" calcext:value-type="string">
            <text:p>Operador de tratamento químico de materiais radioativ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1305" calcext:value-type="float">
            <text:p>811305</text:p>
          </table:table-cell>
          <table:table-cell office:value-type="string" calcext:value-type="string">
            <text:p>Operador de centrifugadora (tratamentos químicos e afin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1310" calcext:value-type="float">
            <text:p>811310</text:p>
          </table:table-cell>
          <table:table-cell office:value-type="string" calcext:value-type="string">
            <text:p>Operador de exploração de petróle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1315" calcext:value-type="float">
            <text:p>811315</text:p>
          </table:table-cell>
          <table:table-cell office:value-type="string" calcext:value-type="string">
            <text:p>Operador de filtro de secagem (mineraçã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1320" calcext:value-type="float">
            <text:p>811320</text:p>
          </table:table-cell>
          <table:table-cell office:value-type="string" calcext:value-type="string">
            <text:p>Operador de filtro de tambor rotativo (tratamentos químicos e afin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1325" calcext:value-type="float">
            <text:p>811325</text:p>
          </table:table-cell>
          <table:table-cell office:value-type="string" calcext:value-type="string">
            <text:p>Operador de filtro-esteira (mineraçã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1330" calcext:value-type="float">
            <text:p>811330</text:p>
          </table:table-cell>
          <table:table-cell office:value-type="string" calcext:value-type="string">
            <text:p>Operador de filtro-prensa (tratamentos químicos e afin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1335" calcext:value-type="float">
            <text:p>811335</text:p>
          </table:table-cell>
          <table:table-cell office:value-type="string" calcext:value-type="string">
            <text:p>Operador de filtros de parafina (tratamentos químicos e afin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1405" calcext:value-type="float">
            <text:p>811405</text:p>
          </table:table-cell>
          <table:table-cell office:value-type="string" calcext:value-type="string">
            <text:p>Destilador de madei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1410" calcext:value-type="float">
            <text:p>811410</text:p>
          </table:table-cell>
          <table:table-cell office:value-type="string" calcext:value-type="string">
            <text:p>Destilador de produtos químicos (exceto petróle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1415" calcext:value-type="float">
            <text:p>811415</text:p>
          </table:table-cell>
          <table:table-cell office:value-type="string" calcext:value-type="string">
            <text:p>Operador de alambique de funcionamento contínuo (produtos químicos, exceto petróle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1420" calcext:value-type="float">
            <text:p>811420</text:p>
          </table:table-cell>
          <table:table-cell office:value-type="string" calcext:value-type="string">
            <text:p>Operador de aparelho de reação e conversão (produtos químicos, exceto petróle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1425" calcext:value-type="float">
            <text:p>811425</text:p>
          </table:table-cell>
          <table:table-cell office:value-type="string" calcext:value-type="string">
            <text:p>Operador de equipamento de destilação de álcoo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1430" calcext:value-type="float">
            <text:p>811430</text:p>
          </table:table-cell>
          <table:table-cell office:value-type="string" calcext:value-type="string">
            <text:p>Operador de evaporador na destila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1505" calcext:value-type="float">
            <text:p>811505</text:p>
          </table:table-cell>
          <table:table-cell office:value-type="string" calcext:value-type="string">
            <text:p>Operador de painel de controle (refinação de petróle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1510" calcext:value-type="float">
            <text:p>811510</text:p>
          </table:table-cell>
          <table:table-cell office:value-type="string" calcext:value-type="string">
            <text:p>Operador de transferência e estocagem - na refinação do petróle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1605" calcext:value-type="float">
            <text:p>811605</text:p>
          </table:table-cell>
          <table:table-cell office:value-type="string" calcext:value-type="string">
            <text:p>Operador de britador de coqu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1610" calcext:value-type="float">
            <text:p>811610</text:p>
          </table:table-cell>
          <table:table-cell office:value-type="string" calcext:value-type="string">
            <text:p>Operador de carro de apagamento e coqu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1615" calcext:value-type="float">
            <text:p>811615</text:p>
          </table:table-cell>
          <table:table-cell office:value-type="string" calcext:value-type="string">
            <text:p>Operador de destilação e subprodutos de coqu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1620" calcext:value-type="float">
            <text:p>811620</text:p>
          </table:table-cell>
          <table:table-cell office:value-type="string" calcext:value-type="string">
            <text:p>Operador de enfornamento e desenfornamento de coqu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1625" calcext:value-type="float">
            <text:p>811625</text:p>
          </table:table-cell>
          <table:table-cell office:value-type="string" calcext:value-type="string">
            <text:p>Operador de exaustor (coqueri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1630" calcext:value-type="float">
            <text:p>811630</text:p>
          </table:table-cell>
          <table:table-cell office:value-type="string" calcext:value-type="string">
            <text:p>Operador de painel de contro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1635" calcext:value-type="float">
            <text:p>811635</text:p>
          </table:table-cell>
          <table:table-cell office:value-type="string" calcext:value-type="string">
            <text:p>Operador de preservação e controle térm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1640" calcext:value-type="float">
            <text:p>811640</text:p>
          </table:table-cell>
          <table:table-cell office:value-type="string" calcext:value-type="string">
            <text:p>Operador de reator de coque de petróle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1645" calcext:value-type="float">
            <text:p>811645</text:p>
          </table:table-cell>
          <table:table-cell office:value-type="string" calcext:value-type="string">
            <text:p>Operador de refrigeração (coqueri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1650" calcext:value-type="float">
            <text:p>811650</text:p>
          </table:table-cell>
          <table:table-cell office:value-type="string" calcext:value-type="string">
            <text:p>Operador de sistema de reversão (coqueri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1705" calcext:value-type="float">
            <text:p>811705</text:p>
          </table:table-cell>
          <table:table-cell office:value-type="string" calcext:value-type="string">
            <text:p>Bambur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1710" calcext:value-type="float">
            <text:p>811710</text:p>
          </table:table-cell>
          <table:table-cell office:value-type="string" calcext:value-type="string">
            <text:p>Calandrista de borrach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1715" calcext:value-type="float">
            <text:p>811715</text:p>
          </table:table-cell>
          <table:table-cell office:value-type="string" calcext:value-type="string">
            <text:p>Confeccionador de pneumátic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1725" calcext:value-type="float">
            <text:p>811725</text:p>
          </table:table-cell>
          <table:table-cell office:value-type="string" calcext:value-type="string">
            <text:p>Confeccionador de velas por imers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1735" calcext:value-type="float">
            <text:p>811735</text:p>
          </table:table-cell>
          <table:table-cell office:value-type="string" calcext:value-type="string">
            <text:p>Confeccionador de velas por moldage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1745" calcext:value-type="float">
            <text:p>811745</text:p>
          </table:table-cell>
          <table:table-cell office:value-type="string" calcext:value-type="string">
            <text:p>Laminador de plást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1750" calcext:value-type="float">
            <text:p>811750</text:p>
          </table:table-cell>
          <table:table-cell office:value-type="string" calcext:value-type="string">
            <text:p>Moldador de borracha por compress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1760" calcext:value-type="float">
            <text:p>811760</text:p>
          </table:table-cell>
          <table:table-cell office:value-type="string" calcext:value-type="string">
            <text:p>Moldador de plástico por compress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1770" calcext:value-type="float">
            <text:p>811770</text:p>
          </table:table-cell>
          <table:table-cell office:value-type="string" calcext:value-type="string">
            <text:p>Moldador de plástico por inje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1775" calcext:value-type="float">
            <text:p>811775</text:p>
          </table:table-cell>
          <table:table-cell office:value-type="string" calcext:value-type="string">
            <text:p>Trefilador de borrach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1805" calcext:value-type="float">
            <text:p>811805</text:p>
          </table:table-cell>
          <table:table-cell office:value-type="string" calcext:value-type="string">
            <text:p>Operador de máquina de produtos farmacêutic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1810" calcext:value-type="float">
            <text:p>811810</text:p>
          </table:table-cell>
          <table:table-cell office:value-type="string" calcext:value-type="string">
            <text:p>Drageador (medicament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1815" calcext:value-type="float">
            <text:p>811815</text:p>
          </table:table-cell>
          <table:table-cell office:value-type="string" calcext:value-type="string">
            <text:p>Operador de máquina de fabricação de cosmétic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1820" calcext:value-type="float">
            <text:p>811820</text:p>
          </table:table-cell>
          <table:table-cell office:value-type="string" calcext:value-type="string">
            <text:p>Operador de máquina de fabricação de produtos de higiene e limpeza (sabão, sabonete, detergente, absorvente, fraldas cotonetes e outr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2105" calcext:value-type="float">
            <text:p>812105</text:p>
          </table:table-cell>
          <table:table-cell office:value-type="string" calcext:value-type="string">
            <text:p>Pirotécn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2110" calcext:value-type="float">
            <text:p>812110</text:p>
          </table:table-cell>
          <table:table-cell office:value-type="string" calcext:value-type="string">
            <text:p>Trabalhador da fabricação de munição e explosiv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3105" calcext:value-type="float">
            <text:p>813105</text:p>
          </table:table-cell>
          <table:table-cell office:value-type="string" calcext:value-type="string">
            <text:p>Cilindrista (petroquímica e afin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3110" calcext:value-type="float">
            <text:p>813110</text:p>
          </table:table-cell>
          <table:table-cell office:value-type="string" calcext:value-type="string">
            <text:p>Operador de calandra (química, petroquímica e afin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3115" calcext:value-type="float">
            <text:p>813115</text:p>
          </table:table-cell>
          <table:table-cell office:value-type="string" calcext:value-type="string">
            <text:p>Operador de extrusora (química, petroquímica e afin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3120" calcext:value-type="float">
            <text:p>813120</text:p>
          </table:table-cell>
          <table:table-cell office:value-type="string" calcext:value-type="string">
            <text:p>Operador de processo (química, petroquímica e afin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3125" calcext:value-type="float">
            <text:p>813125</text:p>
          </table:table-cell>
          <table:table-cell office:value-type="string" calcext:value-type="string">
            <text:p>Operador de produção (química, petroquímica e afin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3130" calcext:value-type="float">
            <text:p>813130</text:p>
          </table:table-cell>
          <table:table-cell office:value-type="string" calcext:value-type="string">
            <text:p>Técnico de operação (química, petroquímica e afin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8105" calcext:value-type="float">
            <text:p>818105</text:p>
          </table:table-cell>
          <table:table-cell office:value-type="string" calcext:value-type="string">
            <text:p>Assistente de laboratório industri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8110" calcext:value-type="float">
            <text:p>818110</text:p>
          </table:table-cell>
          <table:table-cell office:value-type="string" calcext:value-type="string">
            <text:p>Auxiliar de laboratório de análises físico-químic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0105" calcext:value-type="float">
            <text:p>820105</text:p>
          </table:table-cell>
          <table:table-cell office:value-type="string" calcext:value-type="string">
            <text:p>Mestre de siderurg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0110" calcext:value-type="float">
            <text:p>820110</text:p>
          </table:table-cell>
          <table:table-cell office:value-type="string" calcext:value-type="string">
            <text:p>Mestre de aciar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0115" calcext:value-type="float">
            <text:p>820115</text:p>
          </table:table-cell>
          <table:table-cell office:value-type="string" calcext:value-type="string">
            <text:p>Mestre de alto-for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0120" calcext:value-type="float">
            <text:p>820120</text:p>
          </table:table-cell>
          <table:table-cell office:value-type="string" calcext:value-type="string">
            <text:p>Mestre de forno elétr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0125" calcext:value-type="float">
            <text:p>820125</text:p>
          </table:table-cell>
          <table:table-cell office:value-type="string" calcext:value-type="string">
            <text:p>Mestre de lamina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0205" calcext:value-type="float">
            <text:p>820205</text:p>
          </table:table-cell>
          <table:table-cell office:value-type="string" calcext:value-type="string">
            <text:p>Supervisor de fabricação de produtos cerâmicos, porcelanatos e afin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0210" calcext:value-type="float">
            <text:p>820210</text:p>
          </table:table-cell>
          <table:table-cell office:value-type="string" calcext:value-type="string">
            <text:p>Supervisor de fabricação de produtos de vid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1105" calcext:value-type="float">
            <text:p>821105</text:p>
          </table:table-cell>
          <table:table-cell office:value-type="string" calcext:value-type="string">
            <text:p>Operador de centro de contro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1110" calcext:value-type="float">
            <text:p>821110</text:p>
          </table:table-cell>
          <table:table-cell office:value-type="string" calcext:value-type="string">
            <text:p>Operador de máquina de sinteriz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1205" calcext:value-type="float">
            <text:p>821205</text:p>
          </table:table-cell>
          <table:table-cell office:value-type="string" calcext:value-type="string">
            <text:p>Forneiro e operador (alto-forn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1210" calcext:value-type="float">
            <text:p>821210</text:p>
          </table:table-cell>
          <table:table-cell office:value-type="string" calcext:value-type="string">
            <text:p>Forneiro e operador (conversor a oxigêni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1215" calcext:value-type="float">
            <text:p>821215</text:p>
          </table:table-cell>
          <table:table-cell office:value-type="string" calcext:value-type="string">
            <text:p>Forneiro e operador (forno elétric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1220" calcext:value-type="float">
            <text:p>821220</text:p>
          </table:table-cell>
          <table:table-cell office:value-type="string" calcext:value-type="string">
            <text:p>Forneiro e operador (refino de metais não-ferros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1225" calcext:value-type="float">
            <text:p>821225</text:p>
          </table:table-cell>
          <table:table-cell office:value-type="string" calcext:value-type="string">
            <text:p>Forneiro e operador de forno de redução dire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1230" calcext:value-type="float">
            <text:p>821230</text:p>
          </table:table-cell>
          <table:table-cell office:value-type="string" calcext:value-type="string">
            <text:p>Operador de aciaria (basculamento de convertedor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1235" calcext:value-type="float">
            <text:p>821235</text:p>
          </table:table-cell>
          <table:table-cell office:value-type="string" calcext:value-type="string">
            <text:p>Operador de aciaria (dessulfuração de gus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1240" calcext:value-type="float">
            <text:p>821240</text:p>
          </table:table-cell>
          <table:table-cell office:value-type="string" calcext:value-type="string">
            <text:p>Operador de aciaria (recebimento de gus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1245" calcext:value-type="float">
            <text:p>821245</text:p>
          </table:table-cell>
          <table:table-cell office:value-type="string" calcext:value-type="string">
            <text:p>Operador de área de corrid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1250" calcext:value-type="float">
            <text:p>821250</text:p>
          </table:table-cell>
          <table:table-cell office:value-type="string" calcext:value-type="string">
            <text:p>Operador de desgaseifica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1255" calcext:value-type="float">
            <text:p>821255</text:p>
          </table:table-cell>
          <table:table-cell office:value-type="string" calcext:value-type="string">
            <text:p>Soprador de converted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1305" calcext:value-type="float">
            <text:p>821305</text:p>
          </table:table-cell>
          <table:table-cell office:value-type="string" calcext:value-type="string">
            <text:p>Operador de laminad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1310" calcext:value-type="float">
            <text:p>821310</text:p>
          </table:table-cell>
          <table:table-cell office:value-type="string" calcext:value-type="string">
            <text:p>Operador de laminador de barras a fr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1315" calcext:value-type="float">
            <text:p>821315</text:p>
          </table:table-cell>
          <table:table-cell office:value-type="string" calcext:value-type="string">
            <text:p>Operador de laminador de barras a quen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1320" calcext:value-type="float">
            <text:p>821320</text:p>
          </table:table-cell>
          <table:table-cell office:value-type="string" calcext:value-type="string">
            <text:p>Operador de laminador de metais não-ferros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1325" calcext:value-type="float">
            <text:p>821325</text:p>
          </table:table-cell>
          <table:table-cell office:value-type="string" calcext:value-type="string">
            <text:p>Operador de laminador de tub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1330" calcext:value-type="float">
            <text:p>821330</text:p>
          </table:table-cell>
          <table:table-cell office:value-type="string" calcext:value-type="string">
            <text:p>Operador de montagem de cilindros e manc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1335" calcext:value-type="float">
            <text:p>821335</text:p>
          </table:table-cell>
          <table:table-cell office:value-type="string" calcext:value-type="string">
            <text:p>Recuperador de guias e cilindr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1405" calcext:value-type="float">
            <text:p>821405</text:p>
          </table:table-cell>
          <table:table-cell office:value-type="string" calcext:value-type="string">
            <text:p>Encarregado de acabamento de chapas e metais <text:s/>(têmper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1410" calcext:value-type="float">
            <text:p>821410</text:p>
          </table:table-cell>
          <table:table-cell office:value-type="string" calcext:value-type="string">
            <text:p>Escarfad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1415" calcext:value-type="float">
            <text:p>821415</text:p>
          </table:table-cell>
          <table:table-cell office:value-type="string" calcext:value-type="string">
            <text:p>Marcador de produtos (siderúrgico e metalúrgic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1420" calcext:value-type="float">
            <text:p>821420</text:p>
          </table:table-cell>
          <table:table-cell office:value-type="string" calcext:value-type="string">
            <text:p>Operador de bobinadeira de tiras a quente, no acabamento de chapas e met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1425" calcext:value-type="float">
            <text:p>821425</text:p>
          </table:table-cell>
          <table:table-cell office:value-type="string" calcext:value-type="string">
            <text:p>Operador de cabine de laminação (fio-máquin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1430" calcext:value-type="float">
            <text:p>821430</text:p>
          </table:table-cell>
          <table:table-cell office:value-type="string" calcext:value-type="string">
            <text:p>Operador de escória e suca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1435" calcext:value-type="float">
            <text:p>821435</text:p>
          </table:table-cell>
          <table:table-cell office:value-type="string" calcext:value-type="string">
            <text:p>Operador de jato abrasiv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1440" calcext:value-type="float">
            <text:p>821440</text:p>
          </table:table-cell>
          <table:table-cell office:value-type="string" calcext:value-type="string">
            <text:p>Operador de tesoura mecânica e máquina de corte, no acabamento de chapas e met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1445" calcext:value-type="float">
            <text:p>821445</text:p>
          </table:table-cell>
          <table:table-cell office:value-type="string" calcext:value-type="string">
            <text:p>Preparador de sucata e apar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1450" calcext:value-type="float">
            <text:p>821450</text:p>
          </table:table-cell>
          <table:table-cell office:value-type="string" calcext:value-type="string">
            <text:p>Rebarbador de me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2105" calcext:value-type="float">
            <text:p>822105</text:p>
          </table:table-cell>
          <table:table-cell office:value-type="string" calcext:value-type="string">
            <text:p>Forneiro de cubilô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2110" calcext:value-type="float">
            <text:p>822110</text:p>
          </table:table-cell>
          <table:table-cell office:value-type="string" calcext:value-type="string">
            <text:p>Forneiro de forno-poç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2115" calcext:value-type="float">
            <text:p>822115</text:p>
          </table:table-cell>
          <table:table-cell office:value-type="string" calcext:value-type="string">
            <text:p>Forneiro de fundição (forno de reduçã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2120" calcext:value-type="float">
            <text:p>822120</text:p>
          </table:table-cell>
          <table:table-cell office:value-type="string" calcext:value-type="string">
            <text:p>Forneiro de reaquecimento e tratamento térmico na metalurg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2125" calcext:value-type="float">
            <text:p>822125</text:p>
          </table:table-cell>
          <table:table-cell office:value-type="string" calcext:value-type="string">
            <text:p>Forneiro de revérbe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3105" calcext:value-type="float">
            <text:p>823105</text:p>
          </table:table-cell>
          <table:table-cell office:value-type="string" calcext:value-type="string">
            <text:p>Preparador de massa (fabricação de abrasiv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3110" calcext:value-type="float">
            <text:p>823110</text:p>
          </table:table-cell>
          <table:table-cell office:value-type="string" calcext:value-type="string">
            <text:p>Preparador de massa (fabricação de vidr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3115" calcext:value-type="float">
            <text:p>823115</text:p>
          </table:table-cell>
          <table:table-cell office:value-type="string" calcext:value-type="string">
            <text:p>Preparador de massa de argil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3120" calcext:value-type="float">
            <text:p>823120</text:p>
          </table:table-cell>
          <table:table-cell office:value-type="string" calcext:value-type="string">
            <text:p>Preparador de barbotin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3125" calcext:value-type="float">
            <text:p>823125</text:p>
          </table:table-cell>
          <table:table-cell office:value-type="string" calcext:value-type="string">
            <text:p>Preparador de esmaltes (cerâmic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3130" calcext:value-type="float">
            <text:p>823130</text:p>
          </table:table-cell>
          <table:table-cell office:value-type="string" calcext:value-type="string">
            <text:p>Preparador de aditiv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3135" calcext:value-type="float">
            <text:p>823135</text:p>
          </table:table-cell>
          <table:table-cell office:value-type="string" calcext:value-type="string">
            <text:p>Operador de atomizad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3210" calcext:value-type="float">
            <text:p>823210</text:p>
          </table:table-cell>
          <table:table-cell office:value-type="string" calcext:value-type="string">
            <text:p>Extrusor de fios ou fibras de vid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3215" calcext:value-type="float">
            <text:p>823215</text:p>
          </table:table-cell>
          <table:table-cell office:value-type="string" calcext:value-type="string">
            <text:p>Forneiro na fundição de vid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3220" calcext:value-type="float">
            <text:p>823220</text:p>
          </table:table-cell>
          <table:table-cell office:value-type="string" calcext:value-type="string">
            <text:p>Forneiro no recozimento de vid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3230" calcext:value-type="float">
            <text:p>823230</text:p>
          </table:table-cell>
          <table:table-cell office:value-type="string" calcext:value-type="string">
            <text:p>Moldador de abrasivos na fabricação de cerâmica, vidro e porcelan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3235" calcext:value-type="float">
            <text:p>823235</text:p>
          </table:table-cell>
          <table:table-cell office:value-type="string" calcext:value-type="string">
            <text:p>Operador de banho metálico de vidro por flutua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3240" calcext:value-type="float">
            <text:p>823240</text:p>
          </table:table-cell>
          <table:table-cell office:value-type="string" calcext:value-type="string">
            <text:p>Operador de máquina de soprar vid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3245" calcext:value-type="float">
            <text:p>823245</text:p>
          </table:table-cell>
          <table:table-cell office:value-type="string" calcext:value-type="string">
            <text:p>Operador de máquina extrusora de varetas e tubos de vid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3250" calcext:value-type="float">
            <text:p>823250</text:p>
          </table:table-cell>
          <table:table-cell office:value-type="string" calcext:value-type="string">
            <text:p>Operador de prensa de moldar vid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3255" calcext:value-type="float">
            <text:p>823255</text:p>
          </table:table-cell>
          <table:table-cell office:value-type="string" calcext:value-type="string">
            <text:p>Temperador de vid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3265" calcext:value-type="float">
            <text:p>823265</text:p>
          </table:table-cell>
          <table:table-cell office:value-type="string" calcext:value-type="string">
            <text:p>Trabalhador na fabricação de produtos abrasiv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3305" calcext:value-type="float">
            <text:p>823305</text:p>
          </table:table-cell>
          <table:table-cell office:value-type="string" calcext:value-type="string">
            <text:p>Classificador e empilhador de tijolos refratári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3315" calcext:value-type="float">
            <text:p>823315</text:p>
          </table:table-cell>
          <table:table-cell office:value-type="string" calcext:value-type="string">
            <text:p>Forneiro (materiais de construçã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3320" calcext:value-type="float">
            <text:p>823320</text:p>
          </table:table-cell>
          <table:table-cell office:value-type="string" calcext:value-type="string">
            <text:p>Trabalhador da elaboração de pré-fabricados (cimento amiant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3325" calcext:value-type="float">
            <text:p>823325</text:p>
          </table:table-cell>
          <table:table-cell office:value-type="string" calcext:value-type="string">
            <text:p>Trabalhador da elaboração de pré-fabricados (concreto armad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3330" calcext:value-type="float">
            <text:p>823330</text:p>
          </table:table-cell>
          <table:table-cell office:value-type="string" calcext:value-type="string">
            <text:p>Trabalhador da fabricação de pedras artifici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8105" calcext:value-type="float">
            <text:p>828105</text:p>
          </table:table-cell>
          <table:table-cell office:value-type="string" calcext:value-type="string">
            <text:p>Oleiro (fabricação de telha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8110" calcext:value-type="float">
            <text:p>828110</text:p>
          </table:table-cell>
          <table:table-cell office:value-type="string" calcext:value-type="string">
            <text:p>Oleiro (fabricação de tijol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30105" calcext:value-type="float">
            <text:p>830105</text:p>
          </table:table-cell>
          <table:table-cell office:value-type="string" calcext:value-type="string">
            <text:p>Mestre (indústria de celulose, papel e papelã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31105" calcext:value-type="float">
            <text:p>831105</text:p>
          </table:table-cell>
          <table:table-cell office:value-type="string" calcext:value-type="string">
            <text:p>Cilindreiro na preparação de pasta para fabricação de pape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31110" calcext:value-type="float">
            <text:p>831110</text:p>
          </table:table-cell>
          <table:table-cell office:value-type="string" calcext:value-type="string">
            <text:p>Operador de branqueador de pasta para fabricação de pape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31115" calcext:value-type="float">
            <text:p>831115</text:p>
          </table:table-cell>
          <table:table-cell office:value-type="string" calcext:value-type="string">
            <text:p>Operador de digestor de pasta para fabricação de pape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31120" calcext:value-type="float">
            <text:p>831120</text:p>
          </table:table-cell>
          <table:table-cell office:value-type="string" calcext:value-type="string">
            <text:p>Operador de lavagem e depuração de pasta para fabricação de pape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31125" calcext:value-type="float">
            <text:p>831125</text:p>
          </table:table-cell>
          <table:table-cell office:value-type="string" calcext:value-type="string">
            <text:p>Operador de máquina de secar celulo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32105" calcext:value-type="float">
            <text:p>832105</text:p>
          </table:table-cell>
          <table:table-cell office:value-type="string" calcext:value-type="string">
            <text:p>Calandrista de pape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32110" calcext:value-type="float">
            <text:p>832110</text:p>
          </table:table-cell>
          <table:table-cell office:value-type="string" calcext:value-type="string">
            <text:p>Operador de cortadeira de pape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32115" calcext:value-type="float">
            <text:p>832115</text:p>
          </table:table-cell>
          <table:table-cell office:value-type="string" calcext:value-type="string">
            <text:p>Operador de máquina de fabricar papel <text:s/>(fase úmid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32120" calcext:value-type="float">
            <text:p>832120</text:p>
          </table:table-cell>
          <table:table-cell office:value-type="string" calcext:value-type="string">
            <text:p>Operador de máquina de fabricar papel (fase sec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32125" calcext:value-type="float">
            <text:p>832125</text:p>
          </table:table-cell>
          <table:table-cell office:value-type="string" calcext:value-type="string">
            <text:p>Operador de máquina de fabricar papel e papel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32135" calcext:value-type="float">
            <text:p>832135</text:p>
          </table:table-cell>
          <table:table-cell office:value-type="string" calcext:value-type="string">
            <text:p>Operador de rebobinadeira na fabricação de papel e papel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33105" calcext:value-type="float">
            <text:p>833105</text:p>
          </table:table-cell>
          <table:table-cell office:value-type="string" calcext:value-type="string">
            <text:p>Cartonageiro, a máquin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33110" calcext:value-type="float">
            <text:p>833110</text:p>
          </table:table-cell>
          <table:table-cell office:value-type="string" calcext:value-type="string">
            <text:p>Confeccionador de bolsas, sacos e sacolas e papel, a máquin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33115" calcext:value-type="float">
            <text:p>833115</text:p>
          </table:table-cell>
          <table:table-cell office:value-type="string" calcext:value-type="string">
            <text:p>Confeccionador de sacos de celofane, a máquin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33120" calcext:value-type="float">
            <text:p>833120</text:p>
          </table:table-cell>
          <table:table-cell office:value-type="string" calcext:value-type="string">
            <text:p>Operador de máquina de cortar e dobrar papel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33125" calcext:value-type="float">
            <text:p>833125</text:p>
          </table:table-cell>
          <table:table-cell office:value-type="string" calcext:value-type="string">
            <text:p>Operador de prensa de embutir papel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33205" calcext:value-type="float">
            <text:p>833205</text:p>
          </table:table-cell>
          <table:table-cell office:value-type="string" calcext:value-type="string">
            <text:p>Cartonageiro, a mão (caixas de papelã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0105" calcext:value-type="float">
            <text:p>840105</text:p>
          </table:table-cell>
          <table:table-cell office:value-type="string" calcext:value-type="string">
            <text:p>Supervisor de produção da indústria alimentíc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0110" calcext:value-type="float">
            <text:p>840110</text:p>
          </table:table-cell>
          <table:table-cell office:value-type="string" calcext:value-type="string">
            <text:p>Supervisor da indústria de bebid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0115" calcext:value-type="float">
            <text:p>840115</text:p>
          </table:table-cell>
          <table:table-cell office:value-type="string" calcext:value-type="string">
            <text:p>Supervisor da indústria de fum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0120" calcext:value-type="float">
            <text:p>840120</text:p>
          </table:table-cell>
          <table:table-cell office:value-type="string" calcext:value-type="string">
            <text:p>Chefe de confeitar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1105" calcext:value-type="float">
            <text:p>841105</text:p>
          </table:table-cell>
          <table:table-cell office:value-type="string" calcext:value-type="string">
            <text:p>Moleiro de cereais (exceto arroz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1110" calcext:value-type="float">
            <text:p>841110</text:p>
          </table:table-cell>
          <table:table-cell office:value-type="string" calcext:value-type="string">
            <text:p>Moleiro de especiari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1115" calcext:value-type="float">
            <text:p>841115</text:p>
          </table:table-cell>
          <table:table-cell office:value-type="string" calcext:value-type="string">
            <text:p>Operador de processo de moage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1205" calcext:value-type="float">
            <text:p>841205</text:p>
          </table:table-cell>
          <table:table-cell office:value-type="string" calcext:value-type="string">
            <text:p>Moedor de s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1210" calcext:value-type="float">
            <text:p>841210</text:p>
          </table:table-cell>
          <table:table-cell office:value-type="string" calcext:value-type="string">
            <text:p>Refinador de s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1305" calcext:value-type="float">
            <text:p>841305</text:p>
          </table:table-cell>
          <table:table-cell office:value-type="string" calcext:value-type="string">
            <text:p>Operador de cristalização na refinação de açuc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1310" calcext:value-type="float">
            <text:p>841310</text:p>
          </table:table-cell>
          <table:table-cell office:value-type="string" calcext:value-type="string">
            <text:p>Operador de equipamentos de refinação de açúcar (processo contínu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1315" calcext:value-type="float">
            <text:p>841315</text:p>
          </table:table-cell>
          <table:table-cell office:value-type="string" calcext:value-type="string">
            <text:p>Operador de moenda na fabricação de açúc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1320" calcext:value-type="float">
            <text:p>841320</text:p>
          </table:table-cell>
          <table:table-cell office:value-type="string" calcext:value-type="string">
            <text:p>Operador de tratamento de calda na refinação de açúc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1408" calcext:value-type="float">
            <text:p>841408</text:p>
          </table:table-cell>
          <table:table-cell office:value-type="string" calcext:value-type="string">
            <text:p>Cozinhador (conservação de aliment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1416" calcext:value-type="float">
            <text:p>841416</text:p>
          </table:table-cell>
          <table:table-cell office:value-type="string" calcext:value-type="string">
            <text:p>Cozinhador de car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1420" calcext:value-type="float">
            <text:p>841420</text:p>
          </table:table-cell>
          <table:table-cell office:value-type="string" calcext:value-type="string">
            <text:p>Cozinhador de frutas e legum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1428" calcext:value-type="float">
            <text:p>841428</text:p>
          </table:table-cell>
          <table:table-cell office:value-type="string" calcext:value-type="string">
            <text:p>Cozinhador de pescad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1432" calcext:value-type="float">
            <text:p>841432</text:p>
          </table:table-cell>
          <table:table-cell office:value-type="string" calcext:value-type="string">
            <text:p>Desidratador de aliment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1440" calcext:value-type="float">
            <text:p>841440</text:p>
          </table:table-cell>
          <table:table-cell office:value-type="string" calcext:value-type="string">
            <text:p>Esterilizador de aliment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1444" calcext:value-type="float">
            <text:p>841444</text:p>
          </table:table-cell>
          <table:table-cell office:value-type="string" calcext:value-type="string">
            <text:p>Hidrogenador de óleos e gordur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1448" calcext:value-type="float">
            <text:p>841448</text:p>
          </table:table-cell>
          <table:table-cell office:value-type="string" calcext:value-type="string">
            <text:p>Lagar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1456" calcext:value-type="float">
            <text:p>841456</text:p>
          </table:table-cell>
          <table:table-cell office:value-type="string" calcext:value-type="string">
            <text:p>Operador de câmaras fri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1460" calcext:value-type="float">
            <text:p>841460</text:p>
          </table:table-cell>
          <table:table-cell office:value-type="string" calcext:value-type="string">
            <text:p>Operador de preparação de grãos vegetais (óleos e gordura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1464" calcext:value-type="float">
            <text:p>841464</text:p>
          </table:table-cell>
          <table:table-cell office:value-type="string" calcext:value-type="string">
            <text:p>Prensador de frutas (exceto oleaginosa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1468" calcext:value-type="float">
            <text:p>841468</text:p>
          </table:table-cell>
          <table:table-cell office:value-type="string" calcext:value-type="string">
            <text:p>Preparador de raçõ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1472" calcext:value-type="float">
            <text:p>841472</text:p>
          </table:table-cell>
          <table:table-cell office:value-type="string" calcext:value-type="string">
            <text:p>Refinador de óleo e gordu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1476" calcext:value-type="float">
            <text:p>841476</text:p>
          </table:table-cell>
          <table:table-cell office:value-type="string" calcext:value-type="string">
            <text:p>Trabalhador de fabricação de margarin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1484" calcext:value-type="float">
            <text:p>841484</text:p>
          </table:table-cell>
          <table:table-cell office:value-type="string" calcext:value-type="string">
            <text:p>Trabalhador de preparação de pescados (limpez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1505" calcext:value-type="float">
            <text:p>841505</text:p>
          </table:table-cell>
          <table:table-cell office:value-type="string" calcext:value-type="string">
            <text:p>Trabalhador de tratamento do leite e fabricação de laticínios e afin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1605" calcext:value-type="float">
            <text:p>841605</text:p>
          </table:table-cell>
          <table:table-cell office:value-type="string" calcext:value-type="string">
            <text:p>Misturador de café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1610" calcext:value-type="float">
            <text:p>841610</text:p>
          </table:table-cell>
          <table:table-cell office:value-type="string" calcext:value-type="string">
            <text:p>Torrador de café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1615" calcext:value-type="float">
            <text:p>841615</text:p>
          </table:table-cell>
          <table:table-cell office:value-type="string" calcext:value-type="string">
            <text:p>Moedor de café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1620" calcext:value-type="float">
            <text:p>841620</text:p>
          </table:table-cell>
          <table:table-cell office:value-type="string" calcext:value-type="string">
            <text:p>Operador de extração de café solúve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1625" calcext:value-type="float">
            <text:p>841625</text:p>
          </table:table-cell>
          <table:table-cell office:value-type="string" calcext:value-type="string">
            <text:p>Torrador de cacau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1630" calcext:value-type="float">
            <text:p>841630</text:p>
          </table:table-cell>
          <table:table-cell office:value-type="string" calcext:value-type="string">
            <text:p>Misturador de chá ou ma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1705" calcext:value-type="float">
            <text:p>841705</text:p>
          </table:table-cell>
          <table:table-cell office:value-type="string" calcext:value-type="string">
            <text:p>Alambiqu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1710" calcext:value-type="float">
            <text:p>841710</text:p>
          </table:table-cell>
          <table:table-cell office:value-type="string" calcext:value-type="string">
            <text:p>Filtrador de cervej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1715" calcext:value-type="float">
            <text:p>841715</text:p>
          </table:table-cell>
          <table:table-cell office:value-type="string" calcext:value-type="string">
            <text:p>Fermentad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1720" calcext:value-type="float">
            <text:p>841720</text:p>
          </table:table-cell>
          <table:table-cell office:value-type="string" calcext:value-type="string">
            <text:p>Trabalhador de fabricação de vinh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1725" calcext:value-type="float">
            <text:p>841725</text:p>
          </table:table-cell>
          <table:table-cell office:value-type="string" calcext:value-type="string">
            <text:p>Malteiro (germinaçã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1730" calcext:value-type="float">
            <text:p>841730</text:p>
          </table:table-cell>
          <table:table-cell office:value-type="string" calcext:value-type="string">
            <text:p>Cozinhador de mal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1735" calcext:value-type="float">
            <text:p>841735</text:p>
          </table:table-cell>
          <table:table-cell office:value-type="string" calcext:value-type="string">
            <text:p>Dessecador de mal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1740" calcext:value-type="float">
            <text:p>841740</text:p>
          </table:table-cell>
          <table:table-cell office:value-type="string" calcext:value-type="string">
            <text:p>Vinagr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1745" calcext:value-type="float">
            <text:p>841745</text:p>
          </table:table-cell>
          <table:table-cell office:value-type="string" calcext:value-type="string">
            <text:p>Xarop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1805" calcext:value-type="float">
            <text:p>841805</text:p>
          </table:table-cell>
          <table:table-cell office:value-type="string" calcext:value-type="string">
            <text:p>Operador de forno (fabricação de pães, biscoitos e similar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1810" calcext:value-type="float">
            <text:p>841810</text:p>
          </table:table-cell>
          <table:table-cell office:value-type="string" calcext:value-type="string">
            <text:p>Operador de máquinas de fabricação de doces, salgados e massas alimentíci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1815" calcext:value-type="float">
            <text:p>841815</text:p>
          </table:table-cell>
          <table:table-cell office:value-type="string" calcext:value-type="string">
            <text:p>Operador de máquinas de fabricação de chocolates e achocolatad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2105" calcext:value-type="float">
            <text:p>842105</text:p>
          </table:table-cell>
          <table:table-cell office:value-type="string" calcext:value-type="string">
            <text:p>Preparador de melado e essência de fum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2110" calcext:value-type="float">
            <text:p>842110</text:p>
          </table:table-cell>
          <table:table-cell office:value-type="string" calcext:value-type="string">
            <text:p>Processador de fum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2115" calcext:value-type="float">
            <text:p>842115</text:p>
          </table:table-cell>
          <table:table-cell office:value-type="string" calcext:value-type="string">
            <text:p>Classificador de fum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2120" calcext:value-type="float">
            <text:p>842120</text:p>
          </table:table-cell>
          <table:table-cell office:value-type="string" calcext:value-type="string">
            <text:p>Auxiliar de processamento de fum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2125" calcext:value-type="float">
            <text:p>842125</text:p>
          </table:table-cell>
          <table:table-cell office:value-type="string" calcext:value-type="string">
            <text:p>Operador de máquina (fabricação de cigarr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2135" calcext:value-type="float">
            <text:p>842135</text:p>
          </table:table-cell>
          <table:table-cell office:value-type="string" calcext:value-type="string">
            <text:p>Operador de máquina de preparação de matéria prima para produção de cigarr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2205" calcext:value-type="float">
            <text:p>842205</text:p>
          </table:table-cell>
          <table:table-cell office:value-type="string" calcext:value-type="string">
            <text:p>Preparador de fumo na fabricação de charut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2210" calcext:value-type="float">
            <text:p>842210</text:p>
          </table:table-cell>
          <table:table-cell office:value-type="string" calcext:value-type="string">
            <text:p>Operador de máquina de fabricar charutos e cigarrilh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2215" calcext:value-type="float">
            <text:p>842215</text:p>
          </table:table-cell>
          <table:table-cell office:value-type="string" calcext:value-type="string">
            <text:p>Classificador de charut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2220" calcext:value-type="float">
            <text:p>842220</text:p>
          </table:table-cell>
          <table:table-cell office:value-type="string" calcext:value-type="string">
            <text:p>Cortador de charut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2225" calcext:value-type="float">
            <text:p>842225</text:p>
          </table:table-cell>
          <table:table-cell office:value-type="string" calcext:value-type="string">
            <text:p>Celofanista na fabricação de charut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2230" calcext:value-type="float">
            <text:p>842230</text:p>
          </table:table-cell>
          <table:table-cell office:value-type="string" calcext:value-type="string">
            <text:p>Charuteiro a m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2235" calcext:value-type="float">
            <text:p>842235</text:p>
          </table:table-cell>
          <table:table-cell office:value-type="string" calcext:value-type="string">
            <text:p>Degustador de charut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8105" calcext:value-type="float">
            <text:p>848105</text:p>
          </table:table-cell>
          <table:table-cell office:value-type="string" calcext:value-type="string">
            <text:p>Defumador de carnes e pescad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8110" calcext:value-type="float">
            <text:p>848110</text:p>
          </table:table-cell>
          <table:table-cell office:value-type="string" calcext:value-type="string">
            <text:p>Salgador de aliment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8115" calcext:value-type="float">
            <text:p>848115</text:p>
          </table:table-cell>
          <table:table-cell office:value-type="string" calcext:value-type="string">
            <text:p>Salsicheiro (fabricação de lingüiça, salsicha e produtos similar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8205" calcext:value-type="float">
            <text:p>848205</text:p>
          </table:table-cell>
          <table:table-cell office:value-type="string" calcext:value-type="string">
            <text:p>Pasteurizad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8210" calcext:value-type="float">
            <text:p>848210</text:p>
          </table:table-cell>
          <table:table-cell office:value-type="string" calcext:value-type="string">
            <text:p>Queijeiro na fabricação de laticín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8215" calcext:value-type="float">
            <text:p>848215</text:p>
          </table:table-cell>
          <table:table-cell office:value-type="string" calcext:value-type="string">
            <text:p>Manteigueiro na fabricação de laticín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8305" calcext:value-type="float">
            <text:p>848305</text:p>
          </table:table-cell>
          <table:table-cell office:value-type="string" calcext:value-type="string">
            <text:p>Pad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8310" calcext:value-type="float">
            <text:p>848310</text:p>
          </table:table-cell>
          <table:table-cell office:value-type="string" calcext:value-type="string">
            <text:p>Confeit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8315" calcext:value-type="float">
            <text:p>848315</text:p>
          </table:table-cell>
          <table:table-cell office:value-type="string" calcext:value-type="string">
            <text:p>Masseiro (massas alimentícia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8325" calcext:value-type="float">
            <text:p>848325</text:p>
          </table:table-cell>
          <table:table-cell office:value-type="string" calcext:value-type="string">
            <text:p>Trabalhador de fabricação de sorve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8405" calcext:value-type="float">
            <text:p>848405</text:p>
          </table:table-cell>
          <table:table-cell office:value-type="string" calcext:value-type="string">
            <text:p>Degustador de café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8410" calcext:value-type="float">
            <text:p>848410</text:p>
          </table:table-cell>
          <table:table-cell office:value-type="string" calcext:value-type="string">
            <text:p>Degustador de chá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8415" calcext:value-type="float">
            <text:p>848415</text:p>
          </table:table-cell>
          <table:table-cell office:value-type="string" calcext:value-type="string">
            <text:p>Degustador de derivados de cacau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8420" calcext:value-type="float">
            <text:p>848420</text:p>
          </table:table-cell>
          <table:table-cell office:value-type="string" calcext:value-type="string">
            <text:p>Degustador de vinhos ou licor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8425" calcext:value-type="float">
            <text:p>848425</text:p>
          </table:table-cell>
          <table:table-cell office:value-type="string" calcext:value-type="string">
            <text:p>Classificador de grã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8505" calcext:value-type="float">
            <text:p>848505</text:p>
          </table:table-cell>
          <table:table-cell office:value-type="string" calcext:value-type="string">
            <text:p>Abated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8510" calcext:value-type="float">
            <text:p>848510</text:p>
          </table:table-cell>
          <table:table-cell office:value-type="string" calcext:value-type="string">
            <text:p>Açougu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8515" calcext:value-type="float">
            <text:p>848515</text:p>
          </table:table-cell>
          <table:table-cell office:value-type="string" calcext:value-type="string">
            <text:p>Desossad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8520" calcext:value-type="float">
            <text:p>848520</text:p>
          </table:table-cell>
          <table:table-cell office:value-type="string" calcext:value-type="string">
            <text:p>Magaref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8525" calcext:value-type="float">
            <text:p>848525</text:p>
          </table:table-cell>
          <table:table-cell office:value-type="string" calcext:value-type="string">
            <text:p>Retalhador de carn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8605" calcext:value-type="float">
            <text:p>848605</text:p>
          </table:table-cell>
          <table:table-cell office:value-type="string" calcext:value-type="string">
            <text:p>Trabalhador do beneficiamento de fum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60105" calcext:value-type="float">
            <text:p>860105</text:p>
          </table:table-cell>
          <table:table-cell office:value-type="string" calcext:value-type="string">
            <text:p>Supervisor de manutenção eletromecânica (utilidad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60110" calcext:value-type="float">
            <text:p>860110</text:p>
          </table:table-cell>
          <table:table-cell office:value-type="string" calcext:value-type="string">
            <text:p>Supervisor de operação de fluidos (distribuição, captação, tratamento de água, gases, vapor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60115" calcext:value-type="float">
            <text:p>860115</text:p>
          </table:table-cell>
          <table:table-cell office:value-type="string" calcext:value-type="string">
            <text:p>Supervisor de operação elétrica (geração, transmissão e distribuição de energia elétric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61105" calcext:value-type="float">
            <text:p>861105</text:p>
          </table:table-cell>
          <table:table-cell office:value-type="string" calcext:value-type="string">
            <text:p>Operador de central hidrelétr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61110" calcext:value-type="float">
            <text:p>861110</text:p>
          </table:table-cell>
          <table:table-cell office:value-type="string" calcext:value-type="string">
            <text:p>Operador de quadro de distribuição de energia elétr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61115" calcext:value-type="float">
            <text:p>861115</text:p>
          </table:table-cell>
          <table:table-cell office:value-type="string" calcext:value-type="string">
            <text:p>Operador de central termoelétr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61120" calcext:value-type="float">
            <text:p>861120</text:p>
          </table:table-cell>
          <table:table-cell office:value-type="string" calcext:value-type="string">
            <text:p>Operador de reator nucle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61205" calcext:value-type="float">
            <text:p>861205</text:p>
          </table:table-cell>
          <table:table-cell office:value-type="string" calcext:value-type="string">
            <text:p>Operador de subesta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62105" calcext:value-type="float">
            <text:p>862105</text:p>
          </table:table-cell>
          <table:table-cell office:value-type="string" calcext:value-type="string">
            <text:p>Foguista (locomotivas a vapor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62110" calcext:value-type="float">
            <text:p>862110</text:p>
          </table:table-cell>
          <table:table-cell office:value-type="string" calcext:value-type="string">
            <text:p>Maquinista de embarcaçõ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62115" calcext:value-type="float">
            <text:p>862115</text:p>
          </table:table-cell>
          <table:table-cell office:value-type="string" calcext:value-type="string">
            <text:p>Operador de bateria de gás de hulh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62120" calcext:value-type="float">
            <text:p>862120</text:p>
          </table:table-cell>
          <table:table-cell office:value-type="string" calcext:value-type="string">
            <text:p>Operador de caldei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62130" calcext:value-type="float">
            <text:p>862130</text:p>
          </table:table-cell>
          <table:table-cell office:value-type="string" calcext:value-type="string">
            <text:p>Operador de compressor de 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62140" calcext:value-type="float">
            <text:p>862140</text:p>
          </table:table-cell>
          <table:table-cell office:value-type="string" calcext:value-type="string">
            <text:p>Operador de estação de bombeament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62150" calcext:value-type="float">
            <text:p>862150</text:p>
          </table:table-cell>
          <table:table-cell office:value-type="string" calcext:value-type="string">
            <text:p>Operador de máquinas fixas, em ger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62155" calcext:value-type="float">
            <text:p>862155</text:p>
          </table:table-cell>
          <table:table-cell office:value-type="string" calcext:value-type="string">
            <text:p>Operador de utilidade (produção e distribuição de vapor, gás, óleo, combustível, energia, oxigêni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62160" calcext:value-type="float">
            <text:p>862160</text:p>
          </table:table-cell>
          <table:table-cell office:value-type="string" calcext:value-type="string">
            <text:p>Operador de abastecimento de combustível de aeronav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62205" calcext:value-type="float">
            <text:p>862205</text:p>
          </table:table-cell>
          <table:table-cell office:value-type="string" calcext:value-type="string">
            <text:p>Operador de estação de captação, tratamento e distribuição de águ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62305" calcext:value-type="float">
            <text:p>862305</text:p>
          </table:table-cell>
          <table:table-cell office:value-type="string" calcext:value-type="string">
            <text:p>Operador de estação de tratamento de água e efluent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62310" calcext:value-type="float">
            <text:p>862310</text:p>
          </table:table-cell>
          <table:table-cell office:value-type="string" calcext:value-type="string">
            <text:p>Operador de forno de incineração no tratamento de água, efluentes e resíduos industri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62405" calcext:value-type="float">
            <text:p>862405</text:p>
          </table:table-cell>
          <table:table-cell office:value-type="string" calcext:value-type="string">
            <text:p>Operador de instalação de extração, processamento, envasamento e distribuição de gas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62505" calcext:value-type="float">
            <text:p>862505</text:p>
          </table:table-cell>
          <table:table-cell office:value-type="string" calcext:value-type="string">
            <text:p>Operador de instalação de refrigera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62510" calcext:value-type="float">
            <text:p>862510</text:p>
          </table:table-cell>
          <table:table-cell office:value-type="string" calcext:value-type="string">
            <text:p>Operador de refrigeração com amôn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62515" calcext:value-type="float">
            <text:p>862515</text:p>
          </table:table-cell>
          <table:table-cell office:value-type="string" calcext:value-type="string">
            <text:p>Operador de instalação de ar-condicionad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10105" calcext:value-type="float">
            <text:p>910105</text:p>
          </table:table-cell>
          <table:table-cell office:value-type="string" calcext:value-type="string">
            <text:p>Encarregado de manutenção mecânica de sistemas operacion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10110" calcext:value-type="float">
            <text:p>910110</text:p>
          </table:table-cell>
          <table:table-cell office:value-type="string" calcext:value-type="string">
            <text:p>Supervisor de manutenção de aparelhos térmicos, de climatização e de refrigera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10115" calcext:value-type="float">
            <text:p>910115</text:p>
          </table:table-cell>
          <table:table-cell office:value-type="string" calcext:value-type="string">
            <text:p>Supervisor de manutenção de bombas, motores, compressores e equipamentos de transmiss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10120" calcext:value-type="float">
            <text:p>910120</text:p>
          </table:table-cell>
          <table:table-cell office:value-type="string" calcext:value-type="string">
            <text:p>Supervisor de manutenção de máquinas gráfic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10125" calcext:value-type="float">
            <text:p>910125</text:p>
          </table:table-cell>
          <table:table-cell office:value-type="string" calcext:value-type="string">
            <text:p>Supervisor de manutenção de máquinas industriais têxte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10130" calcext:value-type="float">
            <text:p>910130</text:p>
          </table:table-cell>
          <table:table-cell office:value-type="string" calcext:value-type="string">
            <text:p>Supervisor de manutenção de máquinas operatrizes e de usinage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10205" calcext:value-type="float">
            <text:p>910205</text:p>
          </table:table-cell>
          <table:table-cell office:value-type="string" calcext:value-type="string">
            <text:p>Supervisor da manutenção e reparação de veículos lev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10210" calcext:value-type="float">
            <text:p>910210</text:p>
          </table:table-cell>
          <table:table-cell office:value-type="string" calcext:value-type="string">
            <text:p>Supervisor da manutenção e reparação de veículos pesad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10905" calcext:value-type="float">
            <text:p>910905</text:p>
          </table:table-cell>
          <table:table-cell office:value-type="string" calcext:value-type="string">
            <text:p>Supervisor de reparos linhas férre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10910" calcext:value-type="float">
            <text:p>910910</text:p>
          </table:table-cell>
          <table:table-cell office:value-type="string" calcext:value-type="string">
            <text:p>Supervisor de manutenção de vias férre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11105" calcext:value-type="float">
            <text:p>911105</text:p>
          </table:table-cell>
          <table:table-cell office:value-type="string" calcext:value-type="string">
            <text:p>Mecânico de manutenção de bomba injetora (exceto de veículos automotor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11110" calcext:value-type="float">
            <text:p>911110</text:p>
          </table:table-cell>
          <table:table-cell office:value-type="string" calcext:value-type="string">
            <text:p>Mecânico de manutenção de bomb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11115" calcext:value-type="float">
            <text:p>911115</text:p>
          </table:table-cell>
          <table:table-cell office:value-type="string" calcext:value-type="string">
            <text:p>Mecânico de manutenção de compressores de 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11120" calcext:value-type="float">
            <text:p>911120</text:p>
          </table:table-cell>
          <table:table-cell office:value-type="string" calcext:value-type="string">
            <text:p>Mecânico de manutenção de motores diesel (exceto de veículos automotor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11125" calcext:value-type="float">
            <text:p>911125</text:p>
          </table:table-cell>
          <table:table-cell office:value-type="string" calcext:value-type="string">
            <text:p>Mecânico de manutenção de redutor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11130" calcext:value-type="float">
            <text:p>911130</text:p>
          </table:table-cell>
          <table:table-cell office:value-type="string" calcext:value-type="string">
            <text:p>Mecânico de manutenção de turbinas (exceto de aeronav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11135" calcext:value-type="float">
            <text:p>911135</text:p>
          </table:table-cell>
          <table:table-cell office:value-type="string" calcext:value-type="string">
            <text:p>Mecânico de manutenção de turbocompressor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11205" calcext:value-type="float">
            <text:p>911205</text:p>
          </table:table-cell>
          <table:table-cell office:value-type="string" calcext:value-type="string">
            <text:p>Mecânico de manutenção e instalação de aparelhos de climatização e <text:s/>refrigera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11305" calcext:value-type="float">
            <text:p>911305</text:p>
          </table:table-cell>
          <table:table-cell office:value-type="string" calcext:value-type="string">
            <text:p>Mecânico de manutenção de máquinas, em ger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11310" calcext:value-type="float">
            <text:p>911310</text:p>
          </table:table-cell>
          <table:table-cell office:value-type="string" calcext:value-type="string">
            <text:p>Mecânico de manutenção de máquinas gráfic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11315" calcext:value-type="float">
            <text:p>911315</text:p>
          </table:table-cell>
          <table:table-cell office:value-type="string" calcext:value-type="string">
            <text:p>Mecânico de manutenção de máquinas operatrizes (lavra de madeir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11320" calcext:value-type="float">
            <text:p>911320</text:p>
          </table:table-cell>
          <table:table-cell office:value-type="string" calcext:value-type="string">
            <text:p>Mecânico de manutenção de máquinas têxte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11325" calcext:value-type="float">
            <text:p>911325</text:p>
          </table:table-cell>
          <table:table-cell office:value-type="string" calcext:value-type="string">
            <text:p>Mecânico de manutenção de máquinas-ferramentas (usinagem de metai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13105" calcext:value-type="float">
            <text:p>913105</text:p>
          </table:table-cell>
          <table:table-cell office:value-type="string" calcext:value-type="string">
            <text:p>Mecânico de manutenção de aparelhos de levantament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13110" calcext:value-type="float">
            <text:p>913110</text:p>
          </table:table-cell>
          <table:table-cell office:value-type="string" calcext:value-type="string">
            <text:p>Mecânico de manutenção de equipamento de minera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13115" calcext:value-type="float">
            <text:p>913115</text:p>
          </table:table-cell>
          <table:table-cell office:value-type="string" calcext:value-type="string">
            <text:p>Mecânico de manutenção de máquinas agrícol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13120" calcext:value-type="float">
            <text:p>913120</text:p>
          </table:table-cell>
          <table:table-cell office:value-type="string" calcext:value-type="string">
            <text:p>Mecânico de manutenção de máquinas de construção e terraplenage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14105" calcext:value-type="float">
            <text:p>914105</text:p>
          </table:table-cell>
          <table:table-cell office:value-type="string" calcext:value-type="string">
            <text:p>Mecânico de manutenção de aeronaves, em ger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14110" calcext:value-type="float">
            <text:p>914110</text:p>
          </table:table-cell>
          <table:table-cell office:value-type="string" calcext:value-type="string">
            <text:p>Mecânico de manutenção de sistema hidráulico de aeronaves (serviços de pista e hangar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14205" calcext:value-type="float">
            <text:p>914205</text:p>
          </table:table-cell>
          <table:table-cell office:value-type="string" calcext:value-type="string">
            <text:p>Mecânico de manutenção de motores e equipamentos nav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14305" calcext:value-type="float">
            <text:p>914305</text:p>
          </table:table-cell>
          <table:table-cell office:value-type="string" calcext:value-type="string">
            <text:p>Mecânico de manutenção de veículos ferroviári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14405" calcext:value-type="float">
            <text:p>914405</text:p>
          </table:table-cell>
          <table:table-cell office:value-type="string" calcext:value-type="string">
            <text:p>Mecânico de manutenção de automóveis, motocicletas e veículos similar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14410" calcext:value-type="float">
            <text:p>914410</text:p>
          </table:table-cell>
          <table:table-cell office:value-type="string" calcext:value-type="string">
            <text:p>Mecânico de manutenção de empilhadeiras e outros veículos de cargas lev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14415" calcext:value-type="float">
            <text:p>914415</text:p>
          </table:table-cell>
          <table:table-cell office:value-type="string" calcext:value-type="string">
            <text:p>Mecânico de manutenção de motociclet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14420" calcext:value-type="float">
            <text:p>914420</text:p>
          </table:table-cell>
          <table:table-cell office:value-type="string" calcext:value-type="string">
            <text:p>Mecânico de manutenção de trator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14425" calcext:value-type="float">
            <text:p>914425</text:p>
          </table:table-cell>
          <table:table-cell office:value-type="string" calcext:value-type="string">
            <text:p>Mecânico de veículos automotores a diesel (exceto trator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15105" calcext:value-type="float">
            <text:p>915105</text:p>
          </table:table-cell>
          <table:table-cell office:value-type="string" calcext:value-type="string">
            <text:p>Técnico em manutenção de instrumentos de medição e precis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15110" calcext:value-type="float">
            <text:p>915110</text:p>
          </table:table-cell>
          <table:table-cell office:value-type="string" calcext:value-type="string">
            <text:p>Técnico em manutenção de hidrômetr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15115" calcext:value-type="float">
            <text:p>915115</text:p>
          </table:table-cell>
          <table:table-cell office:value-type="string" calcext:value-type="string">
            <text:p>Técnico em manutenção de balanç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15205" calcext:value-type="float">
            <text:p>915205</text:p>
          </table:table-cell>
          <table:table-cell office:value-type="string" calcext:value-type="string">
            <text:p>Restaurador de instrumentos musicais (exceto cordas arcada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15210" calcext:value-type="float">
            <text:p>915210</text:p>
          </table:table-cell>
          <table:table-cell office:value-type="string" calcext:value-type="string">
            <text:p>Reparador de instrumentos music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15215" calcext:value-type="float">
            <text:p>915215</text:p>
          </table:table-cell>
          <table:table-cell office:value-type="string" calcext:value-type="string">
            <text:p>Luthier (restauração de cordas arcada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15305" calcext:value-type="float">
            <text:p>915305</text:p>
          </table:table-cell>
          <table:table-cell office:value-type="string" calcext:value-type="string">
            <text:p>Técnico em manutenção de equipamentos e instrumentos médico-hospitalar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15405" calcext:value-type="float">
            <text:p>915405</text:p>
          </table:table-cell>
          <table:table-cell office:value-type="string" calcext:value-type="string">
            <text:p>Reparador de equipamentos fotográfic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19105" calcext:value-type="float">
            <text:p>919105</text:p>
          </table:table-cell>
          <table:table-cell office:value-type="string" calcext:value-type="string">
            <text:p>Lubrificador industri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19110" calcext:value-type="float">
            <text:p>919110</text:p>
          </table:table-cell>
          <table:table-cell office:value-type="string" calcext:value-type="string">
            <text:p>Lubrificador de veículos automotores (exceto embarcaçõ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19115" calcext:value-type="float">
            <text:p>919115</text:p>
          </table:table-cell>
          <table:table-cell office:value-type="string" calcext:value-type="string">
            <text:p>Lubrificador de embarcaçõ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19205" calcext:value-type="float">
            <text:p>919205</text:p>
          </table:table-cell>
          <table:table-cell office:value-type="string" calcext:value-type="string">
            <text:p>Mecânico de manutenção de máquinas cortadoras de grama, roçadeiras, motosserras e similar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19305" calcext:value-type="float">
            <text:p>919305</text:p>
          </table:table-cell>
          <table:table-cell office:value-type="string" calcext:value-type="string">
            <text:p>Mecânico de manutenção de aparelhos esportivos e de ginást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19310" calcext:value-type="float">
            <text:p>919310</text:p>
          </table:table-cell>
          <table:table-cell office:value-type="string" calcext:value-type="string">
            <text:p>Mecânico de manutenção de bicicletas e veículos similar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19315" calcext:value-type="float">
            <text:p>919315</text:p>
          </table:table-cell>
          <table:table-cell office:value-type="string" calcext:value-type="string">
            <text:p>Montador de biciclet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50105" calcext:value-type="float">
            <text:p>950105</text:p>
          </table:table-cell>
          <table:table-cell office:value-type="string" calcext:value-type="string">
            <text:p>Supervisor de manutenção elétrica de alta tensão industri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50110" calcext:value-type="float">
            <text:p>950110</text:p>
          </table:table-cell>
          <table:table-cell office:value-type="string" calcext:value-type="string">
            <text:p>Supervisor de manutenção eletromecânica industrial, comercial e predi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50205" calcext:value-type="float">
            <text:p>950205</text:p>
          </table:table-cell>
          <table:table-cell office:value-type="string" calcext:value-type="string">
            <text:p>Encarregado de manutenção elétrica de veícul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50305" calcext:value-type="float">
            <text:p>950305</text:p>
          </table:table-cell>
          <table:table-cell office:value-type="string" calcext:value-type="string">
            <text:p>Supervisor de manutenção eletromecân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51105" calcext:value-type="float">
            <text:p>951105</text:p>
          </table:table-cell>
          <table:table-cell office:value-type="string" calcext:value-type="string">
            <text:p>Eletricista de manutenção eletroeletrôn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51305" calcext:value-type="float">
            <text:p>951305</text:p>
          </table:table-cell>
          <table:table-cell office:value-type="string" calcext:value-type="string">
            <text:p>Instalador de sistemas eletroeletrônicos de seguranç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51310" calcext:value-type="float">
            <text:p>951310</text:p>
          </table:table-cell>
          <table:table-cell office:value-type="string" calcext:value-type="string">
            <text:p>Mantenedor de sistemas eletroeletrônicos de seguranç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51315" calcext:value-type="float">
            <text:p>951315</text:p>
          </table:table-cell>
          <table:table-cell office:value-type="string" calcext:value-type="string">
            <text:p>Monitor de sistemas eletrônicos de segurança inter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51320" calcext:value-type="float">
            <text:p>951320</text:p>
          </table:table-cell>
          <table:table-cell office:value-type="string" calcext:value-type="string">
            <text:p>Monitor de sistemas eletrônicos de segurança exter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53105" calcext:value-type="float">
            <text:p>953105</text:p>
          </table:table-cell>
          <table:table-cell office:value-type="string" calcext:value-type="string">
            <text:p>Eletricista de instalações (aeronav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53110" calcext:value-type="float">
            <text:p>953110</text:p>
          </table:table-cell>
          <table:table-cell office:value-type="string" calcext:value-type="string">
            <text:p>Eletricista de instalações (embarcaçõ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53115" calcext:value-type="float">
            <text:p>953115</text:p>
          </table:table-cell>
          <table:table-cell office:value-type="string" calcext:value-type="string">
            <text:p>Eletricista de instalações (veículos automotores e máquinas operatrizes, exceto aeronaves e embarcaçõ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54105" calcext:value-type="float">
            <text:p>954105</text:p>
          </table:table-cell>
          <table:table-cell office:value-type="string" calcext:value-type="string">
            <text:p>Eletromecânico de manutenção de elevador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54110" calcext:value-type="float">
            <text:p>954110</text:p>
          </table:table-cell>
          <table:table-cell office:value-type="string" calcext:value-type="string">
            <text:p>Eletromecânico de manutenção de escadas rolant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54115" calcext:value-type="float">
            <text:p>954115</text:p>
          </table:table-cell>
          <table:table-cell office:value-type="string" calcext:value-type="string">
            <text:p>Eletromecânico de manutenção de portas automátic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54120" calcext:value-type="float">
            <text:p>954120</text:p>
          </table:table-cell>
          <table:table-cell office:value-type="string" calcext:value-type="string">
            <text:p>Mecânico de manutenção de instalações mecânicas de edifíci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54125" calcext:value-type="float">
            <text:p>954125</text:p>
          </table:table-cell>
          <table:table-cell office:value-type="string" calcext:value-type="string">
            <text:p>Operador eletromecân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54205" calcext:value-type="float">
            <text:p>954205</text:p>
          </table:table-cell>
          <table:table-cell office:value-type="string" calcext:value-type="string">
            <text:p>Reparador de aparelhos eletrodomésticos (exceto imagem e som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54210" calcext:value-type="float">
            <text:p>954210</text:p>
          </table:table-cell>
          <table:table-cell office:value-type="string" calcext:value-type="string">
            <text:p>Reparador de rádio, tv e so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54305" calcext:value-type="float">
            <text:p>954305</text:p>
          </table:table-cell>
          <table:table-cell office:value-type="string" calcext:value-type="string">
            <text:p>Reparador de equipamentos de escritór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91105" calcext:value-type="float">
            <text:p>991105</text:p>
          </table:table-cell>
          <table:table-cell office:value-type="string" calcext:value-type="string">
            <text:p>Conservador de via permanente (trilh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91110" calcext:value-type="float">
            <text:p>991110</text:p>
          </table:table-cell>
          <table:table-cell office:value-type="string" calcext:value-type="string">
            <text:p>Inspetor de via permanente (trilh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91115" calcext:value-type="float">
            <text:p>991115</text:p>
          </table:table-cell>
          <table:table-cell office:value-type="string" calcext:value-type="string">
            <text:p>Operador de máquinas especiais em conservação de via permanente (trilh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91120" calcext:value-type="float">
            <text:p>991120</text:p>
          </table:table-cell>
          <table:table-cell office:value-type="string" calcext:value-type="string">
            <text:p>Soldador aluminotérmico em conservação de trilh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91205" calcext:value-type="float">
            <text:p>991205</text:p>
          </table:table-cell>
          <table:table-cell office:value-type="string" calcext:value-type="string">
            <text:p>Mantenedor de equipamentos de parques de diversões e similar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91305" calcext:value-type="float">
            <text:p>991305</text:p>
          </table:table-cell>
          <table:table-cell office:value-type="string" calcext:value-type="string">
            <text:p>Funileiro de veículos (reparaçã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91310" calcext:value-type="float">
            <text:p>991310</text:p>
          </table:table-cell>
          <table:table-cell office:value-type="string" calcext:value-type="string">
            <text:p>Montador de veículos (reparaçã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91315" calcext:value-type="float">
            <text:p>991315</text:p>
          </table:table-cell>
          <table:table-cell office:value-type="string" calcext:value-type="string">
            <text:p>Pintor de veículos (reparaçã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92105" calcext:value-type="float">
            <text:p>992105</text:p>
          </table:table-cell>
          <table:table-cell office:value-type="string" calcext:value-type="string">
            <text:p>Alinhador de pneu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92110" calcext:value-type="float">
            <text:p>992110</text:p>
          </table:table-cell>
          <table:table-cell office:value-type="string" calcext:value-type="string">
            <text:p>Balancead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92115" calcext:value-type="float">
            <text:p>992115</text:p>
          </table:table-cell>
          <table:table-cell office:value-type="string" calcext:value-type="string">
            <text:p>Borrach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92120" calcext:value-type="float">
            <text:p>992120</text:p>
          </table:table-cell>
          <table:table-cell office:value-type="string" calcext:value-type="string">
            <text:p>Lavador de peç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92205" calcext:value-type="float">
            <text:p>992205</text:p>
          </table:table-cell>
          <table:table-cell office:value-type="string" calcext:value-type="string">
            <text:p>Encarregado geral de operações de conservação de vias permanentes (exceto trilh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92210" calcext:value-type="float">
            <text:p>992210</text:p>
          </table:table-cell>
          <table:table-cell office:value-type="string" calcext:value-type="string">
            <text:p>Encarregado de equipe de conservação de vias permanentes (exceto trilh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92215" calcext:value-type="float">
            <text:p>992215</text:p>
          </table:table-cell>
          <table:table-cell office:value-type="string" calcext:value-type="string">
            <text:p>Operador de ceifadeira na conservação de vias permanent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92220" calcext:value-type="float">
            <text:p>992220</text:p>
          </table:table-cell>
          <table:table-cell office:value-type="string" calcext:value-type="string">
            <text:p>Pedreiro de conservação de vias permanentes (exceto trilh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92225" calcext:value-type="float">
            <text:p>992225</text:p>
          </table:table-cell>
          <table:table-cell office:value-type="string" calcext:value-type="string">
            <text:p>Auxiliar geral de conservação de vias permanentes (exceto trilhos)</text:p>
          </table:table-cell>
          <table:table-cell office:value-type="string" calcext:value-type="string">
            <text:p>Y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0">00/00/0000</text:date>, <text:time style:data-style-name="N2" text:time-value="21:14:07.39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0.3$Windows_X86_64 LibreOffice_project/8061b3e9204bef6b321a21033174034a5e2ea88e</meta:generator>
    <dc:date>2020-08-20T21:14:27.241000000</dc:date>
    <dc:creator>Hércules S. S. José</dc:creator>
    <meta:editing-duration>PT20S</meta:editing-duration>
    <meta:editing-cycles>1</meta:editing-cycles>
    <meta:document-statistic meta:table-count="1" meta:cell-count="7941" meta:object-count="0"/>
  </office:meta>
</office:document-meta>
</file>